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華康楷書體W5" svg:font-family="華康楷書體W5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.4166in" text:min-label-width="0.3333in"/>
      </text:list-level-style-number>
      <text:list-level-style-number text:level="2" style:num-suffix="、" style:num-format="甲, 乙, 丙, ...">
        <style:list-level-properties text:space-before="0.75in" text:min-label-width="0.3333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1">
        <style:list-level-properties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prefix="(" style:num-suffix=")" style:num-format="1">
        <style:list-level-properties text:space-before="0.1562in" text:min-label-width="0.25in"/>
      </text:list-level-style-number>
      <text:list-level-style-number text:level="2" style:num-suffix="、" style:num-format="甲, 乙, 丙, ...">
        <style:list-level-properties text:space-before="0.4895in" text:min-label-width="0.3333in"/>
      </text:list-level-style-number>
      <text:list-level-style-number text:level="3" style:num-suffix="." style:num-format="i">
        <style:list-level-properties fo:text-align="end" text:space-before="0.8229in" text:min-label-width="0.3333in"/>
      </text:list-level-style-number>
      <text:list-level-style-number text:level="4" style:num-suffix="." style:num-format="1">
        <style:list-level-properties text:space-before="1.1562in" text:min-label-width="0.3333in"/>
      </text:list-level-style-number>
      <text:list-level-style-number text:level="5" style:num-suffix="、" style:num-format="甲, 乙, 丙, ...">
        <style:list-level-properties text:space-before="1.4895in" text:min-label-width="0.3333in"/>
      </text:list-level-style-number>
      <text:list-level-style-number text:level="6" style:num-suffix="." style:num-format="i">
        <style:list-level-properties fo:text-align="end" text:space-before="1.8229in" text:min-label-width="0.3333in"/>
      </text:list-level-style-number>
      <text:list-level-style-number text:level="7" style:num-suffix="." style:num-format="1">
        <style:list-level-properties text:space-before="2.1562in" text:min-label-width="0.3333in"/>
      </text:list-level-style-number>
      <text:list-level-style-number text:level="8" style:num-suffix="、" style:num-format="甲, 乙, 丙, ...">
        <style:list-level-properties text:space-before="2.4895in" text:min-label-width="0.3333in"/>
      </text:list-level-style-number>
      <text:list-level-style-number text:level="9" style:num-suffix="." style:num-format="i">
        <style:list-level-properties fo:text-align="end" text:space-before="2.8229in" text:min-label-width="0.3333in"/>
      </text:list-level-style-number>
    </text:list-style>
    <text:list-style style:name="LFO8">
      <text:list-level-style-bullet text:level="1" text:style-name="WW_CharLFO8LVL1" text:bullet-char="□">
        <style:list-level-properties text:space-before="1.2187in" text:min-label-width="0.25in"/>
        <style:text-properties style:font-name="標楷體"/>
      </text:list-level-style-bullet>
      <text:list-level-style-bullet text:level="2" text:style-name="WW_CharLFO8LVL2" text:bullet-char="">
        <style:list-level-properties text:space-before="1.552in" text:min-label-width="0.3333in"/>
        <style:text-properties style:font-name="Wingdings"/>
      </text:list-level-style-bullet>
      <text:list-level-style-bullet text:level="3" text:style-name="WW_CharLFO8LVL3" text:bullet-char="">
        <style:list-level-properties text:space-before="1.8854in" text:min-label-width="0.3333in"/>
        <style:text-properties style:font-name="Wingdings"/>
      </text:list-level-style-bullet>
      <text:list-level-style-bullet text:level="4" text:style-name="WW_CharLFO8LVL4" text:bullet-char="">
        <style:list-level-properties text:space-before="2.2187in" text:min-label-width="0.3333in"/>
        <style:text-properties style:font-name="Wingdings"/>
      </text:list-level-style-bullet>
      <text:list-level-style-bullet text:level="5" text:style-name="WW_CharLFO8LVL5" text:bullet-char="">
        <style:list-level-properties text:space-before="2.552in" text:min-label-width="0.3333in"/>
        <style:text-properties style:font-name="Wingdings"/>
      </text:list-level-style-bullet>
      <text:list-level-style-bullet text:level="6" text:style-name="WW_CharLFO8LVL6" text:bullet-char="">
        <style:list-level-properties text:space-before="2.8854in" text:min-label-width="0.3333in"/>
        <style:text-properties style:font-name="Wingdings"/>
      </text:list-level-style-bullet>
      <text:list-level-style-bullet text:level="7" text:style-name="WW_CharLFO8LVL7" text:bullet-char="">
        <style:list-level-properties text:space-before="3.2187in" text:min-label-width="0.3333in"/>
        <style:text-properties style:font-name="Wingdings"/>
      </text:list-level-style-bullet>
      <text:list-level-style-bullet text:level="8" text:style-name="WW_CharLFO8LVL8" text:bullet-char="">
        <style:list-level-properties text:space-before="3.552in" text:min-label-width="0.3333in"/>
        <style:text-properties style:font-name="Wingdings"/>
      </text:list-level-style-bullet>
      <text:list-level-style-bullet text:level="9" text:style-name="WW_CharLFO8LVL9" text:bullet-char="">
        <style:list-level-properties text:space-before="3.8854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/>
    </style:style>
    <style:style style:name="T2" style:parent-style-name="預設段落字型" style:family="text">
      <style:text-properties style:font-name="標楷體"/>
    </style:style>
    <style:style style:name="T3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4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5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6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7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8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0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1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2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3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4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5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6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7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P18" style:parent-style-name="內文" style:family="paragraph">
      <style:text-properties style:font-name="標楷體" fo:font-weight="bold" style:font-weight-asian="bold"/>
    </style:style>
    <style:style style:name="P19" style:parent-style-name="內文" style:family="paragraph">
      <style:paragraph-properties fo:text-align="justify"/>
    </style:style>
    <style:style style:name="TableColumn21" style:family="table-column">
      <style:table-column-properties style:column-width="1.3555in" style:use-optimal-column-width="false"/>
    </style:style>
    <style:style style:name="TableColumn22" style:family="table-column">
      <style:table-column-properties style:column-width="2.6451in" style:use-optimal-column-width="false"/>
    </style:style>
    <style:style style:name="TableColumn23" style:family="table-column">
      <style:table-column-properties style:column-width="0.5659in" style:use-optimal-column-width="false"/>
    </style:style>
    <style:style style:name="TableColumn24" style:family="table-column">
      <style:table-column-properties style:column-width="1.0423in" style:use-optimal-column-width="false"/>
    </style:style>
    <style:style style:name="TableColumn25" style:family="table-column">
      <style:table-column-properties style:column-width="2.002in" style:use-optimal-column-width="false"/>
    </style:style>
    <style:style style:name="TableColumn26" style:family="table-column">
      <style:table-column-properties style:column-width="0.7319in" style:use-optimal-column-width="false"/>
    </style:style>
    <style:style style:name="TableColumn27" style:family="table-column">
      <style:table-column-properties style:column-width="1.3333in" style:use-optimal-column-width="false"/>
    </style:style>
    <style:style style:name="TableColumn28" style:family="table-column">
      <style:table-column-properties style:column-width="1.0736in" style:use-optimal-column-width="false"/>
    </style:style>
    <style:style style:name="Table20" style:family="table">
      <style:table-properties style:width="10.75in" fo:margin-left="0.075in" table:align="left"/>
    </style:style>
    <style:style style:name="TableRow29" style:family="table-row">
      <style:table-row-properties style:min-row-height="0.3659in" style:use-optimal-row-height="false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start"/>
    </style:style>
    <style:style style:name="T32" style:parent-style-name="預設段落字型" style:family="text">
      <style:text-properties style:font-name="標楷體" style:font-name-complex="標楷體" fo:language="zh" fo:country="TW"/>
    </style:style>
    <style:style style:name="T33" style:parent-style-name="預設段落字型" style:family="text">
      <style:text-properties style:font-name="標楷體" style:font-name-complex="標楷體" fo:language="zh" fo:country="TW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內文" style:family="paragraph">
      <style:paragraph-properties fo:text-align="justify"/>
      <style:text-properties fo:font-size="15pt" style:font-size-asian="15pt" style:font-size-complex="15pt"/>
    </style:style>
    <style:style style:name="TableCell36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start">
        <style:tab-stops>
          <style:tab-stop style:type="center" style:position="0.725in"/>
        </style:tab-stops>
      </style:paragraph-properties>
    </style:style>
    <style:style style:name="T38" style:parent-style-name="預設段落字型" style:family="text">
      <style:text-properties fo:letter-spacing="0.0833in" style:letter-kerning="false"/>
    </style:style>
    <style:style style:name="T39" style:parent-style-name="預設段落字型" style:family="text">
      <style:text-properties style:letter-kerning="false"/>
    </style:style>
    <style:style style:name="TableCell40" style:family="table-cell">
      <style:table-cell-properties fo:border="0.0034in solid #000000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>
        <style:tab-stops>
          <style:tab-stop style:type="left" style:position="0.725in"/>
        </style:tab-stops>
      </style:paragraph-properties>
    </style:style>
    <style:style style:name="P42" style:parent-style-name="內文" style:family="paragraph">
      <style:paragraph-properties fo:text-align="center">
        <style:tab-stops>
          <style:tab-stop style:type="left" style:position="0.725in"/>
        </style:tab-stops>
      </style:paragraph-properties>
    </style:style>
    <style:style style:name="TableRow43" style:family="table-row">
      <style:table-row-properties style:min-row-height="0.3618in" style:use-optimal-row-height="false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內文" style:family="paragraph">
      <style:paragraph-properties fo:text-align="center"/>
    </style:style>
    <style:style style:name="T46" style:parent-style-name="預設段落字型" style:family="text">
      <style:text-properties fo:letter-spacing="0.1666in" style:letter-kerning="false"/>
    </style:style>
    <style:style style:name="T47" style:parent-style-name="預設段落字型" style:family="text">
      <style:text-properties style:letter-kerning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內文" style:family="paragraph">
      <style:paragraph-properties fo:text-align="justify"/>
      <style:text-properties fo:font-size="15pt" style:font-size-asian="15pt" style:font-size-complex="15pt"/>
    </style:style>
    <style:style style:name="P50" style:parent-style-name="內文" style:family="paragraph">
      <style:paragraph-properties fo:text-align="justify"/>
    </style:style>
    <style:style style:name="P51" style:parent-style-name="內文" style:family="paragraph">
      <style:paragraph-properties fo:text-align="justify"/>
    </style:style>
    <style:style style:name="TableRow52" style:family="table-row">
      <style:table-row-properties style:min-row-height="0.377in" style:use-optimal-row-height="false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text-align="center"/>
    </style:style>
    <style:style style:name="T55" style:parent-style-name="預設段落字型" style:family="text">
      <style:text-properties fo:letter-spacing="0.1666in" style:letter-kerning="false"/>
    </style:style>
    <style:style style:name="T56" style:parent-style-name="預設段落字型" style:family="text">
      <style:text-properties style:letter-kerning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內文" style:family="paragraph">
      <style:paragraph-properties fo:text-align="justify"/>
    </style:style>
    <style:style style:name="TableCell59" style:family="table-cell">
      <style:table-cell-properties fo:border-top="0.0069in solid #000000" fo:border-left="0.0069in solid #000000" fo:border-bottom="0.0069in solid #000000" fo:border-right="0.0034in solid #000000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start">
        <style:tab-stops>
          <style:tab-stop style:type="left" style:position="0.725in"/>
        </style:tab-stops>
      </style:paragraph-properties>
    </style:style>
    <style:style style:name="TableCell61" style:family="table-cell">
      <style:table-cell-properties fo:border="0.0034in solid #000000" fo:padding-top="0in" fo:padding-left="0.075in" fo:padding-bottom="0in" fo:padding-right="0.075in"/>
    </style:style>
    <style:style style:name="P62" style:parent-style-name="內文" style:family="paragraph">
      <style:paragraph-properties>
        <style:tab-stops>
          <style:tab-stop style:type="left" style:position="0.725in"/>
        </style:tab-stops>
      </style:paragraph-properties>
    </style:style>
    <style:style style:name="TableCell63" style:family="table-cell">
      <style:table-cell-properties fo:border="0.0034in solid #000000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start">
        <style:tab-stops>
          <style:tab-stop style:type="left" style:position="0.725in"/>
        </style:tab-stops>
      </style:paragraph-properties>
    </style:style>
    <style:style style:name="TableCell65" style:family="table-cell">
      <style:table-cell-properties fo:border="0.0034in solid #000000" fo:padding-top="0in" fo:padding-left="0.075in" fo:padding-bottom="0in" fo:padding-right="0.075in"/>
    </style:style>
    <style:style style:name="P66" style:parent-style-name="內文" style:family="paragraph">
      <style:paragraph-properties>
        <style:tab-stops>
          <style:tab-stop style:type="left" style:position="0.725in"/>
        </style:tab-stops>
      </style:paragraph-properties>
    </style:style>
    <style:style style:name="TableRow67" style:family="table-row">
      <style:table-row-properties style:min-row-height="0.3631in" style:use-optimal-row-height="false"/>
    </style:style>
    <style:style style:name="TableCell68" style:family="table-cell">
      <style:table-cell-properties fo:border-top="0.0069in solid #000000" fo:border-left="0.0069in solid #000000" fo:border-bottom="0.0104in solid #000000" fo:border-right="0.0069in solid #000000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>
        <style:tab-stops>
          <style:tab-stop style:type="left" style:position="0.725in"/>
        </style:tab-stops>
      </style:paragraph-properties>
    </style:style>
    <style:style style:name="TableCell70" style:family="table-cell">
      <style:table-cell-properties fo:border-top="0.0069in solid #000000" fo:border-left="0.0069in solid #000000" fo:border-bottom="0.0104in solid #000000" fo:border-right="0.0034in solid #000000" fo:padding-top="0in" fo:padding-left="0.075in" fo:padding-bottom="0in" fo:padding-right="0.075in"/>
    </style:style>
    <style:style style:name="P71" style:parent-style-name="內文" style:family="paragraph">
      <style:paragraph-properties style:text-autospace="none" fo:line-height="0.1666in">
        <style:tab-stops>
          <style:tab-stop style:type="left" style:position="0.725in"/>
        </style:tab-stops>
      </style:paragraph-properties>
    </style:style>
    <style:style style:name="TableCell72" style:family="table-cell">
      <style:table-cell-properties fo:border-top="0.0034in solid #000000" fo:border-left="0.0034in solid #000000" fo:border-bottom="none" fo:border-right="0.0034in solid #000000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center">
        <style:tab-stops>
          <style:tab-stop style:type="left" style:position="0.725in"/>
        </style:tab-stops>
      </style:paragraph-properties>
    </style:style>
    <style:style style:name="TableCell74" style:family="table-cell">
      <style:table-cell-properties fo:border-top="0.0034in solid #000000" fo:border-left="0.0034in solid #000000" fo:border-bottom="none" fo:border-right="0.0034in solid #000000" fo:padding-top="0in" fo:padding-left="0.075in" fo:padding-bottom="0in" fo:padding-right="0.075in"/>
    </style:style>
    <style:style style:name="P75" style:parent-style-name="內文" style:family="paragraph">
      <style:paragraph-properties fo:line-height="0.1666in">
        <style:tab-stops>
          <style:tab-stop style:type="left" style:position="0.725in"/>
        </style:tab-stops>
      </style:paragraph-properties>
    </style:style>
    <style:style style:name="P76" style:parent-style-name="內文" style:family="paragraph">
      <style:text-properties text:display="none"/>
    </style:style>
    <style:style style:name="TableColumn78" style:family="table-column">
      <style:table-column-properties style:column-width="0.5833in" style:use-optimal-column-width="false"/>
    </style:style>
    <style:style style:name="TableColumn79" style:family="table-column">
      <style:table-column-properties style:column-width="3.9833in" style:use-optimal-column-width="false"/>
    </style:style>
    <style:style style:name="TableColumn80" style:family="table-column">
      <style:table-column-properties style:column-width="1.0423in" style:use-optimal-column-width="false"/>
    </style:style>
    <style:style style:name="TableColumn81" style:family="table-column">
      <style:table-column-properties style:column-width="0.6409in" style:use-optimal-column-width="false"/>
    </style:style>
    <style:style style:name="TableColumn82" style:family="table-column">
      <style:table-column-properties style:column-width="3.4263in" style:use-optimal-column-width="false"/>
    </style:style>
    <style:style style:name="TableColumn83" style:family="table-column">
      <style:table-column-properties style:column-width="1.0736in" style:use-optimal-column-width="false"/>
    </style:style>
    <style:style style:name="Table77" style:family="table">
      <style:table-properties style:width="10.75in" fo:margin-left="0.0194in" table:align="left"/>
    </style:style>
    <style:style style:name="TableRow84" style:family="table-row">
      <style:table-row-properties style:min-row-height="0.118in" style:use-optimal-row-height="false"/>
    </style:style>
    <style:style style:name="TableCell85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86" style:parent-style-name="內文" style:family="paragraph">
      <style:paragraph-properties style:text-autospace="none" fo:text-align="justify"/>
    </style:style>
    <style:style style:name="T87" style:parent-style-name="預設段落字型" style:family="text">
      <style:text-properties style:font-name-asian="新細明體"/>
    </style:style>
    <style:style style:name="P88" style:parent-style-name="內文" style:family="paragraph">
      <style:paragraph-properties fo:line-height="0.1805in"/>
    </style:style>
    <style:style style:name="T89" style:parent-style-name="預設段落字型" style:family="text">
      <style:text-properties style:font-name="標楷體" fo:font-weight="bold" style:font-weight-asian="bold" style:font-weight-complex="bold"/>
    </style:style>
    <style:style style:name="T90" style:parent-style-name="預設段落字型" style:family="text">
      <style:text-properties style:font-name="標楷體" fo:font-weight="bold" style:font-weight-asian="bold"/>
    </style:style>
    <style:style style:name="T91" style:parent-style-name="預設段落字型" style:family="text">
      <style:text-properties style:font-name-asian="新細明體"/>
    </style:style>
    <style:style style:name="T92" style:parent-style-name="預設段落字型" style:family="text">
      <style:text-properties style:font-name="標楷體" fo:font-weight="bold" style:font-weight-asian="bold" fo:font-size="11pt" style:font-size-asian="11pt" style:font-size-complex="11pt"/>
    </style:style>
    <style:style style:name="TableCell93" style:family="table-cell">
      <style:table-cell-properties fo:border-top="0.0312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94" style:parent-style-name="內文" style:family="paragraph">
      <style:paragraph-properties style:text-autospace="none" fo:text-align="justify"/>
      <style:text-properties style:font-name="標楷體" style:font-name-complex="標楷體" fo:font-size="11pt" style:font-size-asian="11pt" style:font-size-complex="11pt" fo:language="zh" fo:country="TW"/>
    </style:style>
    <style:style style:name="TableCell95" style:family="table-cell">
      <style:table-cell-properties fo:border-top="0.0312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96" style:parent-style-name="內文" style:family="paragraph">
      <style:paragraph-properties style:text-autospace="none" fo:text-align="justify"/>
    </style:style>
    <style:style style:name="TableCell97" style:family="table-cell">
      <style:table-cell-properties fo:border-top="0.0034in solid #000000" fo:border-left="0.0312in solid #000000" fo:border-bottom="none" fo:border-right="0.0104in solid #000000" fo:padding-top="0in" fo:padding-left="0.0194in" fo:padding-bottom="0in" fo:padding-right="0.0194in"/>
    </style:style>
    <style:style style:name="P98" style:parent-style-name="內文" style:family="paragraph">
      <style:paragraph-properties style:text-autospace="none" fo:text-align="justify"/>
    </style:style>
    <style:style style:name="TableCell9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0" style:parent-style-name="內文" style:family="paragraph">
      <style:paragraph-properties style:text-autospace="none" fo:text-align="justify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10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2" style:parent-style-name="內文" style:family="paragraph">
      <style:paragraph-properties style:text-autospace="none" fo:text-align="justify"/>
    </style:style>
    <style:style style:name="TableRow103" style:family="table-row">
      <style:table-row-properties style:min-row-height="0.118in" style:use-optimal-row-height="false"/>
    </style:style>
    <style:style style:name="TableCell104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05" style:parent-style-name="內文" style:family="paragraph">
      <style:paragraph-properties style:text-autospace="none" fo:text-align="justify"/>
    </style:style>
    <style:style style:name="TableCell106" style:family="table-cell">
      <style:table-cell-properties fo:border-top="0.0104in solid #000000" fo:border-left="0.0312in solid #000000" fo:border-bottom="0.0104in solid #000000" fo:border-right="none" fo:padding-top="0in" fo:padding-left="0.0194in" fo:padding-bottom="0in" fo:padding-right="0.0194in"/>
    </style:style>
    <style:style style:name="P107" style:parent-style-name="內文" style:family="paragraph">
      <style:paragraph-properties style:text-autospace="none" fo:text-align="justify"/>
      <style:text-properties style:font-name="標楷體" style:font-name-complex="標楷體" fo:font-size="11pt" style:font-size-asian="11pt" style:font-size-complex="11pt" fo:language="zh" fo:country="TW"/>
    </style:style>
    <style:style style:name="TableCell108" style:family="table-cell">
      <style:table-cell-properties fo:border-top="0.0104in solid #000000" fo:border-left="none" fo:border-bottom="0.0104in solid #000000" fo:border-right="0.0312in solid #000000" fo:padding-top="0in" fo:padding-left="0.0194in" fo:padding-bottom="0in" fo:padding-right="0.0194in"/>
    </style:style>
    <style:style style:name="P109" style:parent-style-name="內文" style:family="paragraph">
      <style:paragraph-properties style:text-autospace="none" fo:text-align="justify"/>
    </style:style>
    <style:style style:name="TableCell110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11" style:parent-style-name="內文" style:family="paragraph">
      <style:paragraph-properties style:text-autospace="none" fo:text-align="justify"/>
    </style:style>
    <style:style style:name="TableCell11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13" style:parent-style-name="內文" style:family="paragraph">
      <style:paragraph-properties style:text-autospace="none" fo:text-align="justify" fo:text-indent="0.1527in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1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15" style:parent-style-name="內文" style:family="paragraph">
      <style:paragraph-properties style:text-autospace="none" fo:text-align="justify"/>
    </style:style>
    <style:style style:name="TableRow116" style:family="table-row">
      <style:table-row-properties style:min-row-height="0.118in" style:use-optimal-row-height="false"/>
    </style:style>
    <style:style style:name="TableCell117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18" style:parent-style-name="內文" style:family="paragraph">
      <style:paragraph-properties style:text-autospace="none" fo:text-align="justify"/>
    </style:style>
    <style:style style:name="TableCell119" style:family="table-cell">
      <style:table-cell-properties fo:border-top="0.0104in solid #000000" fo:border-left="0.0312in solid #000000" fo:border-bottom="none" fo:border-right="0.0104in solid #000000" fo:padding-top="0in" fo:padding-left="0.0194in" fo:padding-bottom="0in" fo:padding-right="0.0194in"/>
    </style:style>
    <style:style style:name="P120" style:parent-style-name="內文" style:family="paragraph">
      <style:paragraph-properties style:text-autospace="none" fo:margin-left="0.0833in">
        <style:tab-stops/>
      </style:paragraph-properties>
    </style:style>
    <style:style style:name="T12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5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2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29" style:family="table-cell">
      <style:table-cell-properties fo:border-top="0.0104in solid #000000" fo:border-left="0.0104in solid #000000" fo:border-bottom="none" fo:border-right="0.0312in solid #000000" fo:padding-top="0in" fo:padding-left="0.0194in" fo:padding-bottom="0in" fo:padding-right="0.0194in"/>
    </style:style>
    <style:style style:name="P130" style:parent-style-name="內文" style:family="paragraph">
      <style:paragraph-properties style:text-autospace="none" fo:text-align="justify"/>
    </style:style>
    <style:style style:name="TableCell131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32" style:parent-style-name="內文" style:family="paragraph">
      <style:paragraph-properties style:text-autospace="none" fo:text-align="justify"/>
    </style:style>
    <style:style style:name="T133" style:parent-style-name="預設段落字型" style:family="text">
      <style:text-properties style:font-name-asian="新細明體"/>
    </style:style>
    <style:style style:name="T13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3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3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3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38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3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4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4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4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ableCell14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4" style:parent-style-name="內文" style:family="paragraph">
      <style:paragraph-properties style:text-autospace="none" fo:text-align="justify" fo:text-indent="0.1527in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14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6" style:parent-style-name="內文" style:family="paragraph">
      <style:paragraph-properties style:text-autospace="none" fo:text-align="justify"/>
    </style:style>
    <style:style style:name="TableRow147" style:family="table-row">
      <style:table-row-properties style:min-row-height="0.2in" style:use-optimal-row-height="false"/>
    </style:style>
    <style:style style:name="TableCell148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49" style:parent-style-name="內文" style:family="paragraph">
      <style:paragraph-properties style:text-autospace="none" fo:text-align="justify"/>
    </style:style>
    <style:style style:name="TableCell150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51" style:parent-style-name="內文" style:family="paragraph">
      <style:paragraph-properties style:text-autospace="none" fo:margin-left="0.0833in" fo:text-indent="0.1527in">
        <style:tab-stops/>
      </style:paragraph-properties>
    </style:style>
    <style:style style:name="T15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5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54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55" style:parent-style-name="內文" style:family="paragraph">
      <style:paragraph-properties style:text-autospace="none" fo:text-align="justify"/>
    </style:style>
    <style:style style:name="TableCell156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57" style:parent-style-name="內文" style:family="paragraph">
      <style:paragraph-properties style:text-autospace="none" fo:text-align="justify"/>
    </style:style>
    <style:style style:name="TableCell15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59" style:parent-style-name="內文" style:family="paragraph">
      <style:paragraph-properties style:text-autospace="none" fo:text-align="justify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16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1" style:parent-style-name="內文" style:family="paragraph">
      <style:paragraph-properties style:text-autospace="none" fo:text-align="justify"/>
    </style:style>
    <style:style style:name="TableRow162" style:family="table-row">
      <style:table-row-properties style:min-row-height="0.118in" style:use-optimal-row-height="false"/>
    </style:style>
    <style:style style:name="TableCell163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64" style:parent-style-name="內文" style:family="paragraph">
      <style:paragraph-properties style:text-autospace="none" fo:text-align="justify"/>
    </style:style>
    <style:style style:name="TableCell165" style:family="table-cell">
      <style:table-cell-properties fo:border-top="none" fo:border-left="0.0312in solid #000000" fo:border-bottom="0.0312in solid #000000" fo:border-right="0.0104in solid #000000" fo:padding-top="0in" fo:padding-left="0.0194in" fo:padding-bottom="0in" fo:padding-right="0.0194in"/>
    </style:style>
    <style:style style:name="P166" style:parent-style-name="內文" style:family="paragraph">
      <style:paragraph-properties style:text-autospace="none" fo:margin-left="0.0833in" fo:text-indent="0.1527in">
        <style:tab-stops/>
      </style:paragraph-properties>
    </style:style>
    <style:style style:name="T16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16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69" style:family="table-cell">
      <style:table-cell-properties fo:border-top="none" fo:border-left="0.0104in solid #000000" fo:border-bottom="0.0312in solid #000000" fo:border-right="0.0312in solid #000000" fo:padding-top="0in" fo:padding-left="0.0194in" fo:padding-bottom="0in" fo:padding-right="0.0194in"/>
    </style:style>
    <style:style style:name="P170" style:parent-style-name="內文" style:family="paragraph">
      <style:paragraph-properties style:text-autospace="none" fo:text-align="justify"/>
    </style:style>
    <style:style style:name="TableCell171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72" style:parent-style-name="內文" style:family="paragraph">
      <style:paragraph-properties style:text-autospace="none" fo:text-align="justify"/>
    </style:style>
    <style:style style:name="TableCell17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4" style:parent-style-name="內文" style:family="paragraph">
      <style:paragraph-properties style:text-autospace="none" fo:text-align="justify" fo:text-indent="0.1527in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17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6" style:parent-style-name="內文" style:family="paragraph">
      <style:paragraph-properties style:text-autospace="none" fo:text-align="justify"/>
    </style:style>
    <style:style style:name="TableRow177" style:family="table-row">
      <style:table-row-properties style:min-row-height="0.118in" style:use-optimal-row-height="false"/>
    </style:style>
    <style:style style:name="TableCell17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9" style:parent-style-name="內文" style:family="paragraph">
      <style:paragraph-properties style:text-autospace="none" fo:text-align="justify"/>
    </style:style>
    <style:style style:name="TableCell180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81" style:parent-style-name="內文" style:family="paragraph">
      <style:paragraph-properties style:text-autospace="none" fo:margin-left="0.0833in">
        <style:tab-stops/>
      </style:paragraph-properties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82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83" style:parent-style-name="內文" style:family="paragraph">
      <style:paragraph-properties style:text-autospace="none" fo:text-align="justify"/>
    </style:style>
    <style:style style:name="TableCell18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85" style:parent-style-name="內文" style:family="paragraph">
      <style:paragraph-properties style:text-autospace="none" fo:text-align="justify"/>
    </style:style>
    <style:style style:name="TableCell186" style:family="table-cell">
      <style:table-cell-properties fo:border="0.0104in solid #000000" fo:padding-top="0in" fo:padding-left="0.0194in" fo:padding-bottom="0in" fo:padding-right="0.0194in"/>
    </style:style>
    <style:style style:name="P187" style:parent-style-name="內文" style:family="paragraph">
      <style:paragraph-properties style:text-autospace="none" fo:text-align="justify"/>
    </style:style>
    <style:style style:name="T188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18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1" style:family="table-cell">
      <style:table-cell-properties fo:border="0.0104in solid #000000" fo:padding-top="0in" fo:padding-left="0.0194in" fo:padding-bottom="0in" fo:padding-right="0.0194in"/>
    </style:style>
    <style:style style:name="P192" style:parent-style-name="內文" style:family="paragraph">
      <style:paragraph-properties style:text-autospace="none" fo:text-align="justify"/>
    </style:style>
    <style:style style:name="TableRow193" style:family="table-row">
      <style:table-row-properties style:min-row-height="0.118in" style:use-optimal-row-height="false"/>
    </style:style>
    <style:style style:name="TableCell1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5" style:parent-style-name="內文" style:family="paragraph">
      <style:paragraph-properties style:text-autospace="none" fo:text-align="justify"/>
    </style:style>
    <style:style style:name="TableCell196" style:family="table-cell">
      <style:table-cell-properties fo:border="0.0104in solid #000000" fo:padding-top="0in" fo:padding-left="0.0194in" fo:padding-bottom="0in" fo:padding-right="0.0194in"/>
    </style:style>
    <style:style style:name="P197" style:parent-style-name="內文" style:family="paragraph">
      <style:paragraph-properties style:text-autospace="none" fo:margin-left="0.0833in">
        <style:tab-stops/>
      </style:paragraph-properties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98" style:family="table-cell">
      <style:table-cell-properties fo:border="0.0104in solid #000000" fo:padding-top="0in" fo:padding-left="0.0194in" fo:padding-bottom="0in" fo:padding-right="0.0194in"/>
    </style:style>
    <style:style style:name="P199" style:parent-style-name="內文" style:family="paragraph">
      <style:paragraph-properties style:text-autospace="none" fo:text-align="justify"/>
    </style:style>
    <style:style style:name="TableCell20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1" style:parent-style-name="內文" style:family="paragraph">
      <style:paragraph-properties style:text-autospace="none" fo:text-align="justify"/>
    </style:style>
    <style:style style:name="TableCell20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03" style:parent-style-name="內文" style:family="paragraph">
      <style:paragraph-properties style:text-autospace="none" fo:text-align="justify"/>
    </style:style>
    <style:style style:name="T20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05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0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20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0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10" style:parent-style-name="內文" style:family="paragraph">
      <style:paragraph-properties style:text-autospace="none" fo:text-align="justify"/>
    </style:style>
    <style:style style:name="TableRow211" style:family="table-row">
      <style:table-row-properties style:min-row-height="0.118in" style:use-optimal-row-height="false"/>
    </style:style>
    <style:style style:name="TableCell21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3" style:parent-style-name="內文" style:family="paragraph">
      <style:paragraph-properties style:text-autospace="none" fo:text-align="justify"/>
    </style:style>
    <style:style style:name="TableCell214" style:family="table-cell">
      <style:table-cell-properties fo:border="0.0104in solid #000000" fo:padding-top="0in" fo:padding-left="0.0194in" fo:padding-bottom="0in" fo:padding-right="0.0194in"/>
    </style:style>
    <style:style style:name="P215" style:parent-style-name="內文" style:family="paragraph">
      <style:paragraph-properties style:text-autospace="none" fo:margin-left="0.0833in">
        <style:tab-stops/>
      </style:paragraph-properties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16" style:family="table-cell">
      <style:table-cell-properties fo:border="0.0104in solid #000000" fo:padding-top="0in" fo:padding-left="0.0194in" fo:padding-bottom="0in" fo:padding-right="0.0194in"/>
    </style:style>
    <style:style style:name="P217" style:parent-style-name="內文" style:family="paragraph">
      <style:paragraph-properties style:text-autospace="none" fo:text-align="justify"/>
    </style:style>
    <style:style style:name="TableCell2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9" style:parent-style-name="內文" style:family="paragraph">
      <style:paragraph-properties style:text-autospace="none" fo:text-align="justify"/>
    </style:style>
    <style:style style:name="TableCell22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1" style:parent-style-name="內文" style:family="paragraph">
      <style:paragraph-properties style:text-autospace="none" fo:text-align="justify" fo:text-indent="0.1527in"/>
    </style:style>
    <style:style style:name="T22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2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2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2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2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9" style:parent-style-name="內文" style:family="paragraph">
      <style:paragraph-properties style:text-autospace="none" fo:text-align="justify"/>
    </style:style>
    <style:style style:name="TableRow230" style:family="table-row">
      <style:table-row-properties style:min-row-height="0.118in" style:use-optimal-row-height="false"/>
    </style:style>
    <style:style style:name="TableCell23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32" style:parent-style-name="內文" style:family="paragraph">
      <style:paragraph-properties style:text-autospace="none" fo:text-align="justify"/>
    </style:style>
    <style:style style:name="TableCell233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234" style:parent-style-name="內文" style:family="paragraph">
      <style:paragraph-properties style:text-autospace="none" fo:margin-left="0.1527in" fo:text-indent="-0.1527in">
        <style:tab-stops/>
      </style:paragraph-properties>
      <style:text-properties style:font-name="標楷體" style:font-name-complex="標楷體" fo:font-size="11pt" style:font-size-asian="11pt" style:font-size-complex="11pt" fo:language="zh" fo:country="TW"/>
    </style:style>
    <style:style style:name="TableCell235" style:family="table-cell">
      <style:table-cell-properties fo:border-top="0.0104in solid #000000" fo:border-left="0.0104in solid #000000" fo:border-bottom="0.0312in solid #000000" fo:border-right="0.0104in solid #000000" fo:padding-top="0in" fo:padding-left="0.0194in" fo:padding-bottom="0in" fo:padding-right="0.0194in"/>
    </style:style>
    <style:style style:name="P236" style:parent-style-name="內文" style:family="paragraph">
      <style:paragraph-properties style:text-autospace="none" fo:line-height="0.2222in"/>
      <style:text-properties fo:font-size="8pt" style:font-size-asian="8pt" style:font-size-complex="8pt"/>
    </style:style>
    <style:style style:name="TableCell23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8" style:parent-style-name="內文" style:family="paragraph">
      <style:paragraph-properties style:text-autospace="none" fo:text-align="justify"/>
    </style:style>
    <style:style style:name="TableCell23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0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2" style:parent-style-name="內文" style:family="paragraph">
      <style:paragraph-properties style:text-autospace="none" fo:text-align="justify"/>
    </style:style>
    <style:style style:name="TableRow243" style:family="table-row">
      <style:table-row-properties style:min-row-height="0.118in" style:use-optimal-row-height="false"/>
    </style:style>
    <style:style style:name="TableCell244" style:family="table-cell">
      <style:table-cell-properties fo:border-top="0.0104in solid #000000" fo:border-left="0.0104in solid #000000" fo:border-bottom="none" fo:border-right="0.0312in solid #000000" fo:padding-top="0in" fo:padding-left="0.0194in" fo:padding-bottom="0in" fo:padding-right="0.0194in"/>
    </style:style>
    <style:style style:name="P245" style:parent-style-name="內文" style:family="paragraph">
      <style:paragraph-properties style:text-autospace="none" fo:text-align="justify"/>
    </style:style>
    <style:style style:name="P246" style:parent-style-name="內文" style:family="paragraph">
      <style:paragraph-properties fo:line-height="0.1666in"/>
      <style:text-properties style:font-name="標楷體" fo:font-weight="bold" style:font-weight-asian="bold" fo:font-size="11pt" style:font-size-asian="11pt" style:font-size-complex="11pt"/>
    </style:style>
    <style:style style:name="P247" style:parent-style-name="內文" style:family="paragraph">
      <style:paragraph-properties fo:line-height="0.1666in" fo:text-indent="0.3055in"/>
      <style:text-properties style:font-name="標楷體" fo:font-weight="bold" style:font-weight-asian="bold" fo:font-size="11pt" style:font-size-asian="11pt" style:font-size-complex="11pt"/>
    </style:style>
    <style:style style:name="TableCell248" style:family="table-cell">
      <style:table-cell-properties fo:border-top="0.0312in solid #000000" fo:border-left="0.0312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49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250" style:family="table-cell">
      <style:table-cell-properties fo:border-top="0.0312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251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252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253" style:parent-style-name="內文" style:family="paragraph">
      <style:paragraph-properties style:text-autospace="none" fo:text-align="justify"/>
    </style:style>
    <style:style style:name="TableCell25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55" style:parent-style-name="內文" style:family="paragraph">
      <style:paragraph-properties style:text-autospace="none" fo:text-align="justify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256" style:family="table-cell">
      <style:table-cell-properties fo:border="0.0104in solid #000000" fo:padding-top="0in" fo:padding-left="0.0194in" fo:padding-bottom="0in" fo:padding-right="0.0194in"/>
    </style:style>
    <style:style style:name="P257" style:parent-style-name="內文" style:family="paragraph">
      <style:paragraph-properties style:text-autospace="none" fo:text-align="justify"/>
    </style:style>
    <style:style style:name="TableRow258" style:family="table-row">
      <style:table-row-properties style:min-row-height="0.118in" style:use-optimal-row-height="false"/>
    </style:style>
    <style:style style:name="TableCell259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260" style:parent-style-name="內文" style:family="paragraph">
      <style:paragraph-properties style:text-autospace="none" fo:line-height="0.2222in" fo:margin-left="0.0784in">
        <style:tab-stops/>
      </style:paragraph-properties>
    </style:style>
    <style:style style:name="T261" style:parent-style-name="預設段落字型" style:family="text">
      <style:text-properties style:font-name="標楷體" style:font-name-complex="標楷體" fo:font-weight="bold" style:font-weight-asian="bold" style:font-weight-complex="bold" fo:font-size="11pt" style:font-size-asian="11pt" style:font-size-complex="11pt" fo:language="zh" fo:country="TW"/>
    </style:style>
    <style:style style:name="TableCell262" style:family="table-cell">
      <style:table-cell-properties fo:border-top="0.0104in solid #000000" fo:border-left="0.0312in solid #000000" fo:border-bottom="0.0312in solid #000000" fo:border-right="0.0104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264" style:family="table-cell">
      <style:table-cell-properties fo:border-top="0.0104in solid #000000" fo:border-left="0.0104in solid #000000" fo:border-bottom="0.0312in solid #000000" fo:border-right="0.0312in solid #000000" fo:padding-top="0in" fo:padding-left="0.0194in" fo:padding-bottom="0in" fo:padding-right="0.0194in"/>
    </style:style>
    <style:style style:name="P265" style:parent-style-name="內文" style:family="paragraph">
      <style:paragraph-properties style:text-autospace="none" fo:text-align="justify"/>
    </style:style>
    <style:style style:name="TableCell266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267" style:parent-style-name="內文" style:family="paragraph">
      <style:paragraph-properties style:text-autospace="none" fo:text-align="justify"/>
    </style:style>
    <style:style style:name="TableCell26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69" style:parent-style-name="內文" style:family="paragraph">
      <style:paragraph-properties style:text-autospace="none" fo:text-align="justify"/>
    </style:style>
    <style:style style:name="T27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7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7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74" style:parent-style-name="內文" style:family="paragraph">
      <style:paragraph-properties style:text-autospace="none" fo:text-align="justify"/>
    </style:style>
    <style:style style:name="TableRow275" style:family="table-row">
      <style:table-row-properties style:min-row-height="0.118in" style:use-optimal-row-height="false"/>
    </style:style>
    <style:style style:name="TableCell27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7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278" style:family="table-cell">
      <style:table-cell-properties fo:border-top="0.0312in solid #000000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280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81" style:parent-style-name="內文" style:family="paragraph">
      <style:paragraph-properties style:text-autospace="none" fo:text-align="justify"/>
    </style:style>
    <style:style style:name="TableCell28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83" style:parent-style-name="內文" style:family="paragraph">
      <style:paragraph-properties style:text-autospace="none" fo:text-align="justify"/>
    </style:style>
    <style:style style:name="TableCell28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85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8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87" style:parent-style-name="內文" style:family="paragraph">
      <style:paragraph-properties style:text-autospace="none" fo:text-align="justify"/>
    </style:style>
    <style:style style:name="TableRow288" style:family="table-row">
      <style:table-row-properties style:min-row-height="0.118in" style:use-optimal-row-height="false"/>
    </style:style>
    <style:style style:name="TableCell28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90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291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92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293" style:family="table-cell">
      <style:table-cell-properties fo:border="0.0104in solid #000000" fo:padding-top="0in" fo:padding-left="0.0194in" fo:padding-bottom="0in" fo:padding-right="0.0194in"/>
    </style:style>
    <style:style style:name="P294" style:parent-style-name="內文" style:family="paragraph">
      <style:paragraph-properties style:text-autospace="none" fo:text-align="justify"/>
    </style:style>
    <style:style style:name="TableCell29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96" style:parent-style-name="內文" style:family="paragraph">
      <style:paragraph-properties style:text-autospace="none" fo:text-align="justify"/>
    </style:style>
    <style:style style:name="TableCell29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98" style:parent-style-name="內文" style:family="paragraph">
      <style:paragraph-properties style:text-autospace="none" fo:line-height="0.2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9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00" style:parent-style-name="內文" style:family="paragraph">
      <style:paragraph-properties style:text-autospace="none" fo:text-align="justify"/>
    </style:style>
    <style:style style:name="TableRow301" style:family="table-row">
      <style:table-row-properties style:min-row-height="0.118in" style:use-optimal-row-height="false"/>
    </style:style>
    <style:style style:name="TableCell30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03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304" style:family="table-cell">
      <style:table-cell-properties fo:border-top="0.0104in solid #000000" fo:border-left="0.0104in solid #000000" fo:border-bottom="none" fo:border-right="0.0104in solid #000000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style:text-autospace="none"/>
    </style:style>
    <style:style style:name="T306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307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30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30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31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31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31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13" style:parent-style-name="內文" style:family="paragraph">
      <style:paragraph-properties style:text-autospace="none" fo:text-align="justify"/>
    </style:style>
    <style:style style:name="TableCell3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15" style:parent-style-name="內文" style:family="paragraph">
      <style:paragraph-properties style:text-autospace="none" fo:text-align="justify"/>
    </style:style>
    <style:style style:name="TableCell31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17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3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19" style:parent-style-name="內文" style:family="paragraph">
      <style:paragraph-properties style:text-autospace="none" fo:text-align="justify"/>
    </style:style>
    <style:style style:name="TableRow320" style:family="table-row">
      <style:table-row-properties style:min-row-height="0.118in" style:use-optimal-row-height="false"/>
    </style:style>
    <style:style style:name="TableCell32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22" style:parent-style-name="內文" style:family="paragraph">
      <style:paragraph-properties style:text-autospace="none" fo:line-height="0.2222in"/>
    </style:style>
    <style:style style:name="T323" style:parent-style-name="預設段落字型" style:family="text">
      <style:text-properties style:font-name-asian="新細明體"/>
    </style:style>
    <style:style style:name="T324" style:parent-style-name="預設段落字型" style:family="text">
      <style:text-properties style:font-name="標楷體" fo:font-weight="bold" style:font-weight-asian="bold" fo:font-size="11pt" style:font-size-asian="11pt" style:font-size-complex="11pt"/>
    </style:style>
    <style:style style:name="T325" style:parent-style-name="預設段落字型" style:family="text">
      <style:text-properties style:font-name="標楷體" fo:font-weight="bold" style:font-weight-asian="bold" fo:font-size="11pt" style:font-size-asian="11pt" style:font-size-complex="11pt"/>
    </style:style>
    <style:style style:name="TableCell326" style:family="table-cell">
      <style:table-cell-properties fo:border-top="none" fo:border-left="0.0104in solid #000000" fo:border-bottom="0.0104in solid #000000" fo:border-right="0.0104in solid #000000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style:text-autospace="none" fo:text-indent="0.1527in"/>
    </style:style>
    <style:style style:name="T32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32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33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31" style:parent-style-name="內文" style:family="paragraph">
      <style:paragraph-properties style:text-autospace="none" fo:text-align="justify"/>
    </style:style>
    <style:style style:name="TableCell33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33" style:parent-style-name="內文" style:family="paragraph">
      <style:paragraph-properties style:text-autospace="none" fo:text-align="justify"/>
    </style:style>
    <style:style style:name="TableCell33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35" style:parent-style-name="內文" style:family="paragraph">
      <style:paragraph-properties style:text-autospace="none" fo:text-align="justify" fo:text-indent="0.0763in"/>
    </style:style>
    <style:style style:name="T336" style:parent-style-name="預設段落字型" style:family="text">
      <style:text-properties style:font-name="標楷體" style:font-name-complex="標楷體" style:letter-kerning="false" fo:font-size="11pt" style:font-size-asian="11pt" style:font-size-complex="11pt"/>
    </style:style>
    <style:style style:name="T33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338" style:parent-style-name="預設段落字型" style:family="text">
      <style:text-properties style:font-name="標楷體" style:font-name-complex="標楷體" style:letter-kerning="false" fo:font-size="11pt" style:font-size-asian="11pt" style:font-size-complex="11pt"/>
    </style:style>
    <style:style style:name="T33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340" style:parent-style-name="預設段落字型" style:family="text">
      <style:text-properties style:font-name="標楷體" style:font-name-complex="標楷體" style:letter-kerning="false" fo:font-size="11pt" style:font-size-asian="11pt" style:font-size-complex="11pt"/>
    </style:style>
    <style:style style:name="T34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34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43" style:parent-style-name="內文" style:family="paragraph">
      <style:paragraph-properties style:text-autospace="none" fo:text-align="justify"/>
    </style:style>
    <style:style style:name="TableRow344" style:family="table-row">
      <style:table-row-properties style:min-row-height="0.118in" style:use-optimal-row-height="false"/>
    </style:style>
    <style:style style:name="TableCell34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46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/>
    </style:style>
    <style:style style:name="TableCell347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349" style:family="table-cell">
      <style:table-cell-properties fo:border="0.0104in solid #000000" fo:padding-top="0in" fo:padding-left="0.0194in" fo:padding-bottom="0in" fo:padding-right="0.0194in"/>
    </style:style>
    <style:style style:name="P350" style:parent-style-name="內文" style:family="paragraph">
      <style:paragraph-properties style:text-autospace="none" fo:text-align="justify"/>
    </style:style>
    <style:style style:name="TableCell35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52" style:parent-style-name="內文" style:family="paragraph">
      <style:paragraph-properties style:text-autospace="none" fo:text-align="justify"/>
    </style:style>
    <style:style style:name="TableCell35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54" style:parent-style-name="內文" style:family="paragraph">
      <style:paragraph-properties style:text-autospace="none" fo:text-align="justify"/>
    </style:style>
    <style:style style:name="T35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35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35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58" style:parent-style-name="內文" style:family="paragraph">
      <style:paragraph-properties style:text-autospace="none" fo:text-align="justify"/>
    </style:style>
    <style:style style:name="TableRow359" style:family="table-row">
      <style:table-row-properties style:min-row-height="0.118in" style:use-optimal-row-height="false"/>
    </style:style>
    <style:style style:name="TableCell36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61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362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style:text-autospace="none"/>
    </style:style>
    <style:style style:name="T36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365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366" style:family="table-cell">
      <style:table-cell-properties fo:border="0.0104in solid #000000" fo:padding-top="0in" fo:padding-left="0.0194in" fo:padding-bottom="0in" fo:padding-right="0.0194in"/>
    </style:style>
    <style:style style:name="P367" style:parent-style-name="內文" style:family="paragraph">
      <style:paragraph-properties style:text-autospace="none" fo:text-align="justify"/>
    </style:style>
    <style:style style:name="TableCell36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69" style:parent-style-name="內文" style:family="paragraph">
      <style:paragraph-properties style:text-autospace="none" fo:text-align="justify"/>
    </style:style>
    <style:style style:name="TableCell37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71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37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373" style:parent-style-name="內文" style:family="paragraph">
      <style:paragraph-properties style:text-autospace="none" fo:text-align="justify"/>
    </style:style>
    <style:style style:name="TableRow374" style:family="table-row">
      <style:table-row-properties style:min-row-height="0.118in" style:use-optimal-row-height="false"/>
    </style:style>
    <style:style style:name="TableCell37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76" style:parent-style-name="內文" style:family="paragraph">
      <style:paragraph-properties style:text-autospace="none" fo:text-align="justify"/>
    </style:style>
    <style:style style:name="TableCell37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78" style:parent-style-name="內文" style:family="paragraph">
      <style:paragraph-properties style:text-autospace="none" fo:margin-left="0.1527in" fo:text-indent="-0.1527in">
        <style:tab-stops/>
      </style:paragraph-properties>
    </style:style>
    <style:style style:name="T379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380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38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82" style:parent-style-name="內文" style:family="paragraph">
      <style:paragraph-properties style:text-autospace="none" fo:text-align="justify"/>
    </style:style>
    <style:style style:name="TableCell38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384" style:parent-style-name="內文" style:family="paragraph">
      <style:paragraph-properties style:text-autospace="none" fo:text-align="justify"/>
    </style:style>
    <style:style style:name="T385" style:parent-style-name="預設段落字型" style:family="text">
      <style:text-properties style:font-name-asian="新細明體"/>
    </style:style>
    <style:style style:name="T38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38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388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38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39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39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ableCell392" style:family="table-cell">
      <style:table-cell-properties fo:border="0.0104in solid #000000" fo:padding-top="0in" fo:padding-left="0.0194in" fo:padding-bottom="0in" fo:padding-right="0.0194in"/>
    </style:style>
    <style:style style:name="P393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394" style:family="table-cell">
      <style:table-cell-properties fo:border="0.0104in solid #000000" fo:padding-top="0in" fo:padding-left="0.0194in" fo:padding-bottom="0in" fo:padding-right="0.0194in"/>
    </style:style>
    <style:style style:name="P395" style:parent-style-name="內文" style:family="paragraph">
      <style:paragraph-properties style:text-autospace="none" fo:text-align="justify"/>
    </style:style>
    <style:style style:name="TableRow396" style:family="table-row">
      <style:table-row-properties style:min-row-height="0.118in" style:use-optimal-row-height="false"/>
    </style:style>
    <style:style style:name="TableCell39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398" style:parent-style-name="內文" style:family="paragraph">
      <style:paragraph-properties style:text-autospace="none" fo:text-align="justify"/>
    </style:style>
    <style:style style:name="TableCell39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400" style:parent-style-name="內文" style:family="paragraph">
      <style:paragraph-properties style:text-autospace="none" fo:text-align="justify" fo:text-indent="0.1527in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40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402" style:parent-style-name="內文" style:family="paragraph">
      <style:paragraph-properties style:text-autospace="none" fo:text-align="justify"/>
    </style:style>
    <style:style style:name="TableCell40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04" style:parent-style-name="內文" style:family="paragraph">
      <style:paragraph-properties style:text-autospace="none" fo:text-align="justify"/>
    </style:style>
    <style:style style:name="TableCell405" style:family="table-cell">
      <style:table-cell-properties fo:border="0.0104in solid #000000" fo:padding-top="0in" fo:padding-left="0.0194in" fo:padding-bottom="0in" fo:padding-right="0.0194in"/>
    </style:style>
    <style:style style:name="P406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07" style:family="table-cell">
      <style:table-cell-properties fo:border="0.0104in solid #000000" fo:padding-top="0in" fo:padding-left="0.0194in" fo:padding-bottom="0in" fo:padding-right="0.0194in"/>
    </style:style>
    <style:style style:name="P408" style:parent-style-name="內文" style:family="paragraph">
      <style:paragraph-properties style:text-autospace="none" fo:text-align="justify"/>
    </style:style>
    <style:style style:name="TableRow409" style:family="table-row">
      <style:table-row-properties style:min-row-height="0.118in" style:use-optimal-row-height="false"/>
    </style:style>
    <style:style style:name="TableCell41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11" style:parent-style-name="內文" style:family="paragraph">
      <style:paragraph-properties style:text-autospace="none" fo:text-align="justify"/>
    </style:style>
    <style:style style:name="TableCell412" style:family="table-cell">
      <style:table-cell-properties fo:border="0.0104in solid #000000" fo:padding-top="0in" fo:padding-left="0.0194in" fo:padding-bottom="0in" fo:padding-right="0.0194in"/>
    </style:style>
    <style:style style:name="P413" style:parent-style-name="內文" style:family="paragraph">
      <style:paragraph-properties style:text-autospace="none" fo:text-align="justify"/>
    </style:style>
    <style:style style:name="T414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415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416" style:family="table-cell">
      <style:table-cell-properties fo:border="0.0104in solid #000000" fo:padding-top="0in" fo:padding-left="0.0194in" fo:padding-bottom="0in" fo:padding-right="0.0194in"/>
    </style:style>
    <style:style style:name="P417" style:parent-style-name="內文" style:family="paragraph">
      <style:paragraph-properties style:text-autospace="none" fo:text-align="justify"/>
    </style:style>
    <style:style style:name="TableCell4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19" style:parent-style-name="內文" style:family="paragraph">
      <style:paragraph-properties style:text-autospace="none" fo:text-align="justify"/>
    </style:style>
    <style:style style:name="TableCell42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21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2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23" style:parent-style-name="內文" style:family="paragraph">
      <style:paragraph-properties style:text-autospace="none" fo:text-align="justify"/>
    </style:style>
    <style:style style:name="TableRow424" style:family="table-row">
      <style:table-row-properties style:min-row-height="0.118in" style:use-optimal-row-height="false"/>
    </style:style>
    <style:style style:name="TableCell42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26" style:parent-style-name="內文" style:family="paragraph">
      <style:paragraph-properties style:text-autospace="none" fo:text-align="justify"/>
    </style:style>
    <style:style style:name="TableCell42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28" style:parent-style-name="內文" style:family="paragraph">
      <style:paragraph-properties style:text-autospace="none" fo:text-align="justify"/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42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430" style:parent-style-name="內文" style:family="paragraph">
      <style:paragraph-properties style:text-autospace="none" fo:text-align="justify"/>
    </style:style>
    <style:style style:name="TableCell43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32" style:parent-style-name="內文" style:family="paragraph">
      <style:paragraph-properties style:text-autospace="none" fo:text-align="justify"/>
    </style:style>
    <style:style style:name="TableCell43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434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3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436" style:parent-style-name="內文" style:family="paragraph">
      <style:paragraph-properties style:text-autospace="none" fo:text-align="justify"/>
    </style:style>
    <style:style style:name="TableRow437" style:family="table-row">
      <style:table-row-properties style:min-row-height="0.118in" style:use-optimal-row-height="false"/>
    </style:style>
    <style:style style:name="TableCell43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39" style:parent-style-name="內文" style:family="paragraph">
      <style:paragraph-properties style:text-autospace="none" fo:text-align="justify"/>
    </style:style>
    <style:style style:name="TableCell44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41" style:parent-style-name="內文" style:family="paragraph">
      <style:paragraph-properties style:text-autospace="none" fo:text-align="justify" fo:text-indent="0.0763in"/>
    </style:style>
    <style:style style:name="T44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5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4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45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51" style:parent-style-name="內文" style:family="paragraph">
      <style:paragraph-properties style:text-autospace="none" fo:text-align="justify"/>
    </style:style>
    <style:style style:name="TableCell45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53" style:parent-style-name="內文" style:family="paragraph">
      <style:paragraph-properties style:text-autospace="none" fo:text-align="justify"/>
    </style:style>
    <style:style style:name="TableCell454" style:family="table-cell">
      <style:table-cell-properties fo:border="0.0104in solid #000000" fo:padding-top="0in" fo:padding-left="0.0194in" fo:padding-bottom="0in" fo:padding-right="0.0194in"/>
    </style:style>
    <style:style style:name="P455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56" style:family="table-cell">
      <style:table-cell-properties fo:border="0.0104in solid #000000" fo:padding-top="0in" fo:padding-left="0.0194in" fo:padding-bottom="0in" fo:padding-right="0.0194in"/>
    </style:style>
    <style:style style:name="P457" style:parent-style-name="內文" style:family="paragraph">
      <style:paragraph-properties style:text-autospace="none" fo:text-align="justify"/>
    </style:style>
    <style:style style:name="TableRow458" style:family="table-row">
      <style:table-row-properties style:min-row-height="0.118in" style:use-optimal-row-height="false"/>
    </style:style>
    <style:style style:name="TableCell45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60" style:parent-style-name="內文" style:family="paragraph">
      <style:paragraph-properties style:text-autospace="none" fo:text-align="justify"/>
    </style:style>
    <style:style style:name="TableCell46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62" style:parent-style-name="內文" style:family="paragraph">
      <style:paragraph-properties style:text-autospace="none" fo:text-align="justify" fo:text-indent="0.2291in"/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46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64" style:parent-style-name="內文" style:family="paragraph">
      <style:paragraph-properties style:text-autospace="none" fo:text-align="justify"/>
    </style:style>
    <style:style style:name="TableCell46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66" style:parent-style-name="內文" style:family="paragraph">
      <style:paragraph-properties style:text-autospace="none" fo:text-align="justify"/>
    </style:style>
    <style:style style:name="TableCell467" style:family="table-cell">
      <style:table-cell-properties fo:border="0.0104in solid #000000" fo:padding-top="0in" fo:padding-left="0.0194in" fo:padding-bottom="0in" fo:padding-right="0.0194in"/>
    </style:style>
    <style:style style:name="P468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69" style:family="table-cell">
      <style:table-cell-properties fo:border="0.0104in solid #000000" fo:padding-top="0in" fo:padding-left="0.0194in" fo:padding-bottom="0in" fo:padding-right="0.0194in"/>
    </style:style>
    <style:style style:name="P470" style:parent-style-name="內文" style:family="paragraph">
      <style:paragraph-properties style:text-autospace="none" fo:text-align="justify"/>
    </style:style>
    <style:style style:name="TableRow471" style:family="table-row">
      <style:table-row-properties style:min-row-height="0.118in" style:use-optimal-row-height="false"/>
    </style:style>
    <style:style style:name="TableCell47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73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47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75" style:parent-style-name="內文" style:family="paragraph">
      <style:paragraph-properties style:text-autospace="none" fo:text-indent="0.2291in"/>
    </style:style>
    <style:style style:name="T47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7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7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7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8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8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8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8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8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48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86" style:parent-style-name="內文" style:family="paragraph">
      <style:paragraph-properties style:text-autospace="none" fo:text-align="justify"/>
    </style:style>
    <style:style style:name="TableCell48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88" style:parent-style-name="內文" style:family="paragraph">
      <style:paragraph-properties style:text-autospace="none" fo:text-align="justify"/>
    </style:style>
    <style:style style:name="TableCell489" style:family="table-cell">
      <style:table-cell-properties fo:border="0.0104in solid #000000" fo:padding-top="0in" fo:padding-left="0.0194in" fo:padding-bottom="0in" fo:padding-right="0.0194in"/>
    </style:style>
    <style:style style:name="P490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491" style:family="table-cell">
      <style:table-cell-properties fo:border="0.0104in solid #000000" fo:padding-top="0in" fo:padding-left="0.0194in" fo:padding-bottom="0in" fo:padding-right="0.0194in"/>
    </style:style>
    <style:style style:name="P492" style:parent-style-name="內文" style:family="paragraph">
      <style:paragraph-properties style:text-autospace="none" fo:text-align="justify"/>
    </style:style>
    <style:style style:name="TableRow493" style:family="table-row">
      <style:table-row-properties style:min-row-height="0.118in" style:use-optimal-row-height="false"/>
    </style:style>
    <style:style style:name="TableCell4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95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49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497" style:parent-style-name="內文" style:family="paragraph">
      <style:paragraph-properties style:text-autospace="none" fo:margin-left="0.1534in" fo:text-indent="0.0763in">
        <style:tab-stops/>
      </style:paragraph-properties>
    </style:style>
    <style:style style:name="T49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49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0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0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0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0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0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50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06" style:parent-style-name="內文" style:family="paragraph">
      <style:paragraph-properties style:text-autospace="none" fo:text-align="justify"/>
    </style:style>
    <style:style style:name="TableCell50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08" style:parent-style-name="內文" style:family="paragraph">
      <style:paragraph-properties style:text-autospace="none" fo:text-align="justify"/>
    </style:style>
    <style:style style:name="TableCell509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510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11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512" style:parent-style-name="內文" style:family="paragraph">
      <style:paragraph-properties style:text-autospace="none" fo:text-align="justify"/>
    </style:style>
    <style:style style:name="TableRow513" style:family="table-row">
      <style:table-row-properties style:min-row-height="0.118in" style:use-optimal-row-height="false"/>
    </style:style>
    <style:style style:name="TableCell5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15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1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17" style:parent-style-name="內文" style:family="paragraph">
      <style:paragraph-properties style:text-autospace="none" fo:text-indent="0.2291in"/>
    </style:style>
    <style:style style:name="T51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1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2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52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22" style:parent-style-name="內文" style:family="paragraph">
      <style:paragraph-properties style:text-autospace="none" fo:text-align="justify"/>
    </style:style>
    <style:style style:name="TableCell52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24" style:parent-style-name="內文" style:family="paragraph">
      <style:paragraph-properties style:text-autospace="none" fo:text-align="justify"/>
    </style:style>
    <style:style style:name="TableCell52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26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2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28" style:parent-style-name="內文" style:family="paragraph">
      <style:paragraph-properties style:text-autospace="none" fo:text-align="justify"/>
    </style:style>
    <style:style style:name="TableRow529" style:family="table-row">
      <style:table-row-properties style:min-row-height="0.118in" style:use-optimal-row-height="false"/>
    </style:style>
    <style:style style:name="TableCell53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31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3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33" style:parent-style-name="內文" style:family="paragraph">
      <style:paragraph-properties style:text-autospace="none" fo:text-indent="0.2291in"/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53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35" style:parent-style-name="內文" style:family="paragraph">
      <style:paragraph-properties style:text-autospace="none" fo:text-align="justify"/>
    </style:style>
    <style:style style:name="TableCell53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37" style:parent-style-name="內文" style:family="paragraph">
      <style:paragraph-properties style:text-autospace="none" fo:text-align="justify"/>
    </style:style>
    <style:style style:name="TableCell53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39" style:parent-style-name="內文" style:family="paragraph">
      <style:paragraph-properties style:text-autospace="none" fo:text-align="justify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4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41" style:parent-style-name="內文" style:family="paragraph">
      <style:paragraph-properties style:text-autospace="none" fo:text-align="justify"/>
    </style:style>
    <style:style style:name="TableRow542" style:family="table-row">
      <style:table-row-properties style:min-row-height="0.118in" style:use-optimal-row-height="false"/>
    </style:style>
    <style:style style:name="TableCell54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44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45" style:family="table-cell">
      <style:table-cell-properties fo:border="0.0104in solid #000000" fo:padding-top="0in" fo:padding-left="0.0194in" fo:padding-bottom="0in" fo:padding-right="0.0194in"/>
    </style:style>
    <style:style style:name="P546" style:parent-style-name="內文" style:family="paragraph">
      <style:paragraph-properties style:text-autospace="none"/>
    </style:style>
    <style:style style:name="T54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48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549" style:family="table-cell">
      <style:table-cell-properties fo:border="0.0104in solid #000000" fo:padding-top="0in" fo:padding-left="0.0194in" fo:padding-bottom="0in" fo:padding-right="0.0194in"/>
    </style:style>
    <style:style style:name="P550" style:parent-style-name="內文" style:family="paragraph">
      <style:paragraph-properties style:text-autospace="none" fo:text-align="justify"/>
    </style:style>
    <style:style style:name="TableCell55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552" style:parent-style-name="內文" style:family="paragraph">
      <style:paragraph-properties style:text-autospace="none" fo:text-align="justify"/>
    </style:style>
    <style:style style:name="TableCell553" style:family="table-cell">
      <style:table-cell-properties fo:border="0.0104in solid #000000" fo:padding-top="0in" fo:padding-left="0.0194in" fo:padding-bottom="0in" fo:padding-right="0.0194in"/>
    </style:style>
    <style:style style:name="P554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55" style:family="table-cell">
      <style:table-cell-properties fo:border="0.0104in solid #000000" fo:padding-top="0in" fo:padding-left="0.0194in" fo:padding-bottom="0in" fo:padding-right="0.0194in"/>
    </style:style>
    <style:style style:name="P556" style:parent-style-name="內文" style:family="paragraph">
      <style:paragraph-properties style:text-autospace="none" fo:text-align="justify"/>
    </style:style>
    <style:style style:name="TableRow557" style:family="table-row">
      <style:table-row-properties style:min-row-height="0.118in" style:use-optimal-row-height="false"/>
    </style:style>
    <style:style style:name="TableCell55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59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6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61" style:parent-style-name="內文" style:family="paragraph">
      <style:paragraph-properties style:text-autospace="none"/>
    </style:style>
    <style:style style:name="T56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56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56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56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566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56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6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69" style:parent-style-name="內文" style:family="paragraph">
      <style:paragraph-properties style:text-autospace="none" fo:text-align="justify"/>
    </style:style>
    <style:style style:name="TableCell57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71" style:parent-style-name="內文" style:family="paragraph">
      <style:paragraph-properties style:text-autospace="none" fo:text-align="justify"/>
    </style:style>
    <style:style style:name="P572" style:parent-style-name="內文" style:family="paragraph">
      <style:paragraph-properties fo:line-height="0.1527in"/>
    </style:style>
    <style:style style:name="T573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P574" style:parent-style-name="內文" style:family="paragraph">
      <style:paragraph-properties fo:line-height="0.1527in"/>
      <style:text-properties style:font-name="標楷體" style:font-name-complex="新細明體" fo:font-weight="bold" style:font-weight-asian="bold" style:letter-kerning="false" fo:font-size="11pt" style:font-size-asian="11pt" style:font-size-complex="11pt"/>
    </style:style>
    <style:style style:name="TableCell57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76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57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578" style:parent-style-name="內文" style:family="paragraph">
      <style:paragraph-properties style:text-autospace="none" fo:text-align="justify"/>
    </style:style>
    <style:style style:name="TableRow579" style:family="table-row">
      <style:table-row-properties style:min-row-height="0.118in" style:use-optimal-row-height="false"/>
    </style:style>
    <style:style style:name="TableCell58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81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8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83" style:parent-style-name="內文" style:family="paragraph">
      <style:paragraph-properties style:text-autospace="none" fo:text-indent="0.1527in"/>
    </style:style>
    <style:style style:name="T58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58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86" style:parent-style-name="內文" style:family="paragraph">
      <style:paragraph-properties style:text-autospace="none" fo:text-align="justify"/>
    </style:style>
    <style:style style:name="TableCell58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88" style:parent-style-name="內文" style:family="paragraph">
      <style:paragraph-properties style:text-autospace="none" fo:text-align="justify"/>
    </style:style>
    <style:style style:name="TableCell58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90" style:parent-style-name="內文" style:family="paragraph">
      <style:paragraph-properties style:text-autospace="none" fo:text-align="justify"/>
    </style:style>
    <style:style style:name="T59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92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59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5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95" style:parent-style-name="內文" style:family="paragraph">
      <style:paragraph-properties style:text-autospace="none" fo:text-align="justify"/>
    </style:style>
    <style:style style:name="TableRow596" style:family="table-row">
      <style:table-row-properties style:min-row-height="0.118in" style:use-optimal-row-height="false"/>
    </style:style>
    <style:style style:name="TableCell59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598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59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00" style:parent-style-name="內文" style:family="paragraph">
      <style:paragraph-properties style:text-autospace="none" fo:text-indent="0.0763in"/>
    </style:style>
    <style:style style:name="T60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0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03" style:parent-style-name="內文" style:family="paragraph">
      <style:paragraph-properties style:text-autospace="none" fo:text-align="justify"/>
    </style:style>
    <style:style style:name="TableCell60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05" style:parent-style-name="內文" style:family="paragraph">
      <style:paragraph-properties style:text-autospace="none" fo:text-align="justify"/>
    </style:style>
    <style:style style:name="TableCell60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07" style:parent-style-name="內文" style:family="paragraph">
      <style:paragraph-properties style:text-autospace="none" fo:text-align="justify"/>
    </style:style>
    <style:style style:name="T60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60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61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61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12" style:parent-style-name="內文" style:family="paragraph">
      <style:paragraph-properties style:text-autospace="none" fo:text-align="justify"/>
    </style:style>
    <style:style style:name="TableRow613" style:family="table-row">
      <style:table-row-properties style:min-row-height="0.118in" style:use-optimal-row-height="false"/>
    </style:style>
    <style:style style:name="TableCell6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15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61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17" style:parent-style-name="內文" style:family="paragraph">
      <style:paragraph-properties style:text-autospace="none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1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19" style:parent-style-name="內文" style:family="paragraph">
      <style:paragraph-properties style:text-autospace="none" fo:text-align="justify"/>
    </style:style>
    <style:style style:name="TableCell62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21" style:parent-style-name="內文" style:family="paragraph">
      <style:paragraph-properties style:text-autospace="none" fo:text-align="justify"/>
    </style:style>
    <style:style style:name="TableCell622" style:family="table-cell">
      <style:table-cell-properties fo:border="0.0104in solid #000000" fo:padding-top="0in" fo:padding-left="0.0194in" fo:padding-bottom="0in" fo:padding-right="0.0194in"/>
    </style:style>
    <style:style style:name="P623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624" style:family="table-cell">
      <style:table-cell-properties fo:border="0.0104in solid #000000" fo:padding-top="0in" fo:padding-left="0.0194in" fo:padding-bottom="0in" fo:padding-right="0.0194in"/>
    </style:style>
    <style:style style:name="P625" style:parent-style-name="內文" style:family="paragraph">
      <style:paragraph-properties style:text-autospace="none" fo:text-align="justify"/>
    </style:style>
    <style:style style:name="TableRow626" style:family="table-row">
      <style:table-row-properties style:min-row-height="0.118in" style:use-optimal-row-height="false"/>
    </style:style>
    <style:style style:name="TableCell62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28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62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30" style:parent-style-name="內文" style:family="paragraph">
      <style:paragraph-properties style:text-autospace="none"/>
    </style:style>
    <style:style style:name="T63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63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3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34" style:parent-style-name="內文" style:family="paragraph">
      <style:paragraph-properties style:text-autospace="none" fo:text-align="justify"/>
    </style:style>
    <style:style style:name="TableCell63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36" style:parent-style-name="內文" style:family="paragraph">
      <style:paragraph-properties style:text-autospace="none" fo:text-align="justify"/>
    </style:style>
    <style:style style:name="T637" style:parent-style-name="預設段落字型" style:family="text">
      <style:text-properties style:font-name-asian="新細明體"/>
    </style:style>
    <style:style style:name="P638" style:parent-style-name="內文" style:family="paragraph">
      <style:paragraph-properties fo:line-height="0.125in"/>
    </style:style>
    <style:style style:name="T63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640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641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642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643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644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P645" style:parent-style-name="內文" style:family="paragraph">
      <style:paragraph-properties fo:line-height="0.125in" fo:text-indent="0.459in"/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ableCell646" style:family="table-cell">
      <style:table-cell-properties fo:border="0.0104in solid #000000" fo:padding-top="0in" fo:padding-left="0.0194in" fo:padding-bottom="0in" fo:padding-right="0.0194in"/>
    </style:style>
    <style:style style:name="P647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648" style:family="table-cell">
      <style:table-cell-properties fo:border="0.0104in solid #000000" fo:padding-top="0in" fo:padding-left="0.0194in" fo:padding-bottom="0in" fo:padding-right="0.0194in"/>
    </style:style>
    <style:style style:name="P649" style:parent-style-name="內文" style:family="paragraph">
      <style:paragraph-properties style:text-autospace="none" fo:text-align="justify"/>
    </style:style>
    <style:style style:name="TableRow650" style:family="table-row">
      <style:table-row-properties style:min-row-height="0.118in" style:use-optimal-row-height="false"/>
    </style:style>
    <style:style style:name="TableCell65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52" style:parent-style-name="內文" style:family="paragraph">
      <style:paragraph-properties style:text-autospace="none" fo:text-align="justify"/>
    </style:style>
    <style:style style:name="TableCell65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54" style:parent-style-name="內文" style:family="paragraph">
      <style:paragraph-properties style:text-autospace="none" fo:margin-left="0.1527in" fo:text-indent="-0.1527in">
        <style:tab-stops/>
      </style:paragraph-properties>
    </style:style>
    <style:style style:name="T65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65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5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58" style:parent-style-name="內文" style:family="paragraph">
      <style:paragraph-properties style:text-autospace="none" fo:text-align="justify"/>
    </style:style>
    <style:style style:name="TableCell65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60" style:parent-style-name="內文" style:family="paragraph">
      <style:paragraph-properties style:text-autospace="none" fo:text-align="justify"/>
    </style:style>
    <style:style style:name="TableCell66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62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66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64" style:parent-style-name="內文" style:family="paragraph">
      <style:paragraph-properties style:text-autospace="none" fo:text-align="justify"/>
    </style:style>
    <style:style style:name="TableRow665" style:family="table-row">
      <style:table-row-properties style:min-row-height="0.118in" style:use-optimal-row-height="false"/>
    </style:style>
    <style:style style:name="TableCell66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67" style:parent-style-name="內文" style:family="paragraph">
      <style:paragraph-properties style:text-autospace="none" fo:text-align="justify"/>
    </style:style>
    <style:style style:name="TableCell66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69" style:parent-style-name="內文" style:family="paragraph">
      <style:paragraph-properties style:text-autospace="none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7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71" style:parent-style-name="內文" style:family="paragraph">
      <style:paragraph-properties style:text-autospace="none" fo:line-height="0.2222in" fo:text-indent="0.1111in"/>
      <style:text-properties fo:font-size="8pt" style:font-size-asian="8pt" style:font-size-complex="8pt"/>
    </style:style>
    <style:style style:name="TableCell67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73" style:parent-style-name="內文" style:family="paragraph">
      <style:paragraph-properties style:text-autospace="none" fo:text-align="justify"/>
    </style:style>
    <style:style style:name="TableCell67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75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67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77" style:parent-style-name="內文" style:family="paragraph">
      <style:paragraph-properties style:text-autospace="none" fo:text-align="justify"/>
    </style:style>
    <style:style style:name="TableRow678" style:family="table-row">
      <style:table-row-properties style:min-row-height="0.1388in" style:use-optimal-row-height="false"/>
    </style:style>
    <style:style style:name="TableCell67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80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P681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68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83" style:parent-style-name="內文" style:family="paragraph">
      <style:paragraph-properties style:text-autospace="none"/>
    </style:style>
    <style:style style:name="T68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68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68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68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68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689" style:parent-style-name="內文" style:family="paragraph">
      <style:paragraph-properties style:text-autospace="none" fo:text-align="justify"/>
    </style:style>
    <style:style style:name="TableCell69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91" style:parent-style-name="內文" style:family="paragraph">
      <style:paragraph-properties style:text-autospace="none" fo:text-align="justify"/>
    </style:style>
    <style:style style:name="TableCell69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93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6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695" style:parent-style-name="內文" style:family="paragraph">
      <style:paragraph-properties style:text-autospace="none" fo:text-align="justify"/>
    </style:style>
    <style:style style:name="TableRow696" style:family="table-row">
      <style:table-row-properties style:min-row-height="0.118in" style:use-optimal-row-height="false"/>
    </style:style>
    <style:style style:name="P697" style:parent-style-name="內文" style:family="paragraph">
      <style:paragraph-properties style:text-autospace="none" fo:line-height="0.2222in"/>
      <style:text-properties style:font-name="標楷體" style:font-name-complex="標楷體" fo:font-weight="bold" style:font-weight-asian="bold" style:font-weight-complex="bold" fo:font-size="8pt" style:font-size-asian="8pt" style:font-size-complex="8pt" fo:language="zh" fo:country="TW"/>
    </style:style>
    <style:style style:name="TableCell69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699" style:parent-style-name="內文" style:family="paragraph">
      <style:paragraph-properties style:text-autospace="none" fo:text-indent="0.1527in"/>
    </style:style>
    <style:style style:name="T70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0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02" style:parent-style-name="內文" style:family="paragraph">
      <style:paragraph-properties style:text-autospace="none" fo:text-align="justify"/>
    </style:style>
    <style:style style:name="TableCell70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04" style:parent-style-name="內文" style:family="paragraph">
      <style:paragraph-properties style:text-autospace="none" fo:text-align="justify"/>
    </style:style>
    <style:style style:name="TableCell70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06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0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08" style:parent-style-name="內文" style:family="paragraph">
      <style:paragraph-properties style:text-autospace="none" fo:text-align="justify"/>
    </style:style>
    <style:style style:name="TableRow709" style:family="table-row">
      <style:table-row-properties style:min-row-height="0.118in" style:use-optimal-row-height="false"/>
    </style:style>
    <style:style style:name="P710" style:parent-style-name="內文" style:family="paragraph">
      <style:paragraph-properties style:text-autospace="none" fo:text-align="justify"/>
    </style:style>
    <style:style style:name="TableCell711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712" style:parent-style-name="內文" style:family="paragraph">
      <style:paragraph-properties style:text-autospace="none" fo:margin-left="0.1527in" fo:text-indent="-0.1527in">
        <style:tab-stops/>
      </style:paragraph-properties>
    </style:style>
    <style:style style:name="T71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71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15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716" style:parent-style-name="內文" style:family="paragraph">
      <style:paragraph-properties style:text-autospace="none" fo:text-align="justify"/>
    </style:style>
    <style:style style:name="TableCell71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18" style:parent-style-name="內文" style:family="paragraph">
      <style:paragraph-properties style:text-autospace="none" fo:text-align="justify"/>
    </style:style>
    <style:style style:name="TableCell71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20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2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22" style:parent-style-name="內文" style:family="paragraph">
      <style:paragraph-properties style:text-autospace="none" fo:text-align="justify"/>
    </style:style>
    <style:style style:name="TableRow723" style:family="table-row">
      <style:table-row-properties style:min-row-height="0.118in" style:use-optimal-row-height="false"/>
    </style:style>
    <style:style style:name="TableCell72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25" style:parent-style-name="內文" style:family="paragraph">
      <style:paragraph-properties style:text-autospace="none" fo:text-align="justify"/>
    </style:style>
    <style:style style:name="TableCell726" style:family="table-cell">
      <style:table-cell-properties fo:border="0.0104in solid #000000" fo:padding-top="0in" fo:padding-left="0.0194in" fo:padding-bottom="0in" fo:padding-right="0.0194in"/>
    </style:style>
    <style:style style:name="P727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28" style:family="table-cell">
      <style:table-cell-properties fo:border="0.0104in solid #000000" fo:padding-top="0in" fo:padding-left="0.0194in" fo:padding-bottom="0in" fo:padding-right="0.0194in"/>
    </style:style>
    <style:style style:name="P729" style:parent-style-name="內文" style:family="paragraph">
      <style:paragraph-properties style:text-autospace="none" fo:text-align="justify"/>
    </style:style>
    <style:style style:name="TableCell73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31" style:parent-style-name="內文" style:family="paragraph">
      <style:paragraph-properties style:text-autospace="none" fo:text-align="justify"/>
    </style:style>
    <style:style style:name="TableCell73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33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3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35" style:parent-style-name="內文" style:family="paragraph">
      <style:paragraph-properties style:text-autospace="none" fo:text-align="justify"/>
    </style:style>
    <style:style style:name="TableRow736" style:family="table-row">
      <style:table-row-properties style:min-row-height="0.118in" style:use-optimal-row-height="false"/>
    </style:style>
    <style:style style:name="TableCell73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38" style:parent-style-name="內文" style:family="paragraph">
      <style:paragraph-properties style:text-autospace="none" fo:text-align="justify"/>
    </style:style>
    <style:style style:name="TableCell739" style:family="table-cell">
      <style:table-cell-properties fo:border="0.0104in solid #000000" fo:padding-top="0in" fo:padding-left="0.0194in" fo:padding-bottom="0in" fo:padding-right="0.0194in"/>
    </style:style>
    <style:style style:name="P740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41" style:family="table-cell">
      <style:table-cell-properties fo:border="0.0104in solid #000000" fo:padding-top="0in" fo:padding-left="0.0194in" fo:padding-bottom="0in" fo:padding-right="0.0194in"/>
    </style:style>
    <style:style style:name="P742" style:parent-style-name="內文" style:family="paragraph">
      <style:paragraph-properties style:text-autospace="none" fo:text-align="justify"/>
    </style:style>
    <style:style style:name="TableCell74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44" style:parent-style-name="內文" style:family="paragraph">
      <style:paragraph-properties style:text-autospace="none" fo:text-align="justify"/>
    </style:style>
    <style:style style:name="TableCell74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46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4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48" style:parent-style-name="內文" style:family="paragraph">
      <style:paragraph-properties style:text-autospace="none" fo:text-align="justify"/>
    </style:style>
    <style:style style:name="TableRow749" style:family="table-row">
      <style:table-row-properties style:min-row-height="0.118in" style:use-optimal-row-height="false"/>
    </style:style>
    <style:style style:name="TableCell75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51" style:parent-style-name="內文" style:family="paragraph">
      <style:paragraph-properties style:text-autospace="none" fo:text-align="justify"/>
    </style:style>
    <style:style style:name="TableCell752" style:family="table-cell">
      <style:table-cell-properties fo:border="0.0104in solid #000000" fo:padding-top="0in" fo:padding-left="0.0194in" fo:padding-bottom="0in" fo:padding-right="0.0194in"/>
    </style:style>
    <style:style style:name="P753" style:parent-style-name="內文" style:family="paragraph">
      <style:paragraph-properties style:text-autospace="none" fo:text-indent="0.0763in"/>
    </style:style>
    <style:style style:name="T75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75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56" style:family="table-cell">
      <style:table-cell-properties fo:border="0.0104in solid #000000" fo:padding-top="0in" fo:padding-left="0.0194in" fo:padding-bottom="0in" fo:padding-right="0.0194in"/>
    </style:style>
    <style:style style:name="P757" style:parent-style-name="內文" style:family="paragraph">
      <style:paragraph-properties style:text-autospace="none" fo:text-align="justify"/>
    </style:style>
    <style:style style:name="TableCell75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59" style:parent-style-name="內文" style:family="paragraph">
      <style:paragraph-properties style:text-autospace="none" fo:text-align="justify"/>
    </style:style>
    <style:style style:name="TableCell76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61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6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63" style:parent-style-name="內文" style:family="paragraph">
      <style:paragraph-properties style:text-autospace="none" fo:text-align="justify"/>
    </style:style>
    <style:style style:name="TableRow764" style:family="table-row">
      <style:table-row-properties style:min-row-height="0.118in" style:use-optimal-row-height="false"/>
    </style:style>
    <style:style style:name="TableCell76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66" style:parent-style-name="內文" style:family="paragraph">
      <style:paragraph-properties style:text-autospace="none" fo:text-align="justify"/>
    </style:style>
    <style:style style:name="TableCell767" style:family="table-cell">
      <style:table-cell-properties fo:border="0.0104in solid #000000" fo:padding-top="0in" fo:padding-left="0.0194in" fo:padding-bottom="0in" fo:padding-right="0.0194in"/>
    </style:style>
    <style:style style:name="P768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69" style:family="table-cell">
      <style:table-cell-properties fo:border="0.0104in solid #000000" fo:padding-top="0in" fo:padding-left="0.0194in" fo:padding-bottom="0in" fo:padding-right="0.0194in"/>
    </style:style>
    <style:style style:name="P770" style:parent-style-name="內文" style:family="paragraph">
      <style:paragraph-properties style:text-autospace="none" fo:text-align="justify"/>
    </style:style>
    <style:style style:name="TableCell77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72" style:parent-style-name="內文" style:family="paragraph">
      <style:paragraph-properties style:text-autospace="none" fo:text-align="justify"/>
    </style:style>
    <style:style style:name="TableCell77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74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7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76" style:parent-style-name="內文" style:family="paragraph">
      <style:paragraph-properties style:text-autospace="none" fo:text-align="justify"/>
    </style:style>
    <style:style style:name="TableRow777" style:family="table-row">
      <style:table-row-properties style:min-row-height="0.118in" style:use-optimal-row-height="false"/>
    </style:style>
    <style:style style:name="TableCell77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79" style:parent-style-name="內文" style:family="paragraph">
      <style:paragraph-properties style:text-autospace="none" fo:text-align="justify"/>
    </style:style>
    <style:style style:name="TableCell780" style:family="table-cell">
      <style:table-cell-properties fo:border="0.0104in solid #000000" fo:padding-top="0in" fo:padding-left="0.0194in" fo:padding-bottom="0in" fo:padding-right="0.0194in"/>
    </style:style>
    <style:style style:name="P781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82" style:family="table-cell">
      <style:table-cell-properties fo:border="0.0104in solid #000000" fo:padding-top="0in" fo:padding-left="0.0194in" fo:padding-bottom="0in" fo:padding-right="0.0194in"/>
    </style:style>
    <style:style style:name="P783" style:parent-style-name="內文" style:family="paragraph">
      <style:paragraph-properties style:text-autospace="none" fo:text-align="justify"/>
    </style:style>
    <style:style style:name="TableCell78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85" style:parent-style-name="內文" style:family="paragraph">
      <style:paragraph-properties style:text-autospace="none" fo:text-align="justify"/>
    </style:style>
    <style:style style:name="TableCell78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87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78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789" style:parent-style-name="內文" style:family="paragraph">
      <style:paragraph-properties style:text-autospace="none" fo:text-align="justify"/>
    </style:style>
    <style:style style:name="TableRow790" style:family="table-row">
      <style:table-row-properties style:min-row-height="0.118in" style:use-optimal-row-height="false"/>
    </style:style>
    <style:style style:name="TableCell79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792" style:parent-style-name="內文" style:family="paragraph">
      <style:paragraph-properties style:text-autospace="none" fo:text-align="justify"/>
    </style:style>
    <style:style style:name="TableCell79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94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79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96" style:parent-style-name="內文" style:family="paragraph">
      <style:paragraph-properties style:text-autospace="none" fo:text-align="justify"/>
    </style:style>
    <style:style style:name="TableCell79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798" style:parent-style-name="內文" style:family="paragraph">
      <style:paragraph-properties style:text-autospace="none" fo:text-align="justify"/>
    </style:style>
    <style:style style:name="T799" style:parent-style-name="預設段落字型" style:family="text">
      <style:text-properties style:font-name-asian="新細明體"/>
    </style:style>
    <style:style style:name="P800" style:parent-style-name="內文" style:family="paragraph">
      <style:paragraph-properties fo:line-height="0.125in" fo:margin-left="0.459in" fo:text-indent="-0.459in">
        <style:tab-stops/>
      </style:paragraph-properties>
    </style:style>
    <style:style style:name="T80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802" style:parent-style-name="預設段落字型" style:family="text">
      <style:text-properties style:font-name="新細明體" style:font-name-complex="新細明體" fo:font-weight="bold" style:font-weight-asian="bold" style:letter-kerning="false" fo:font-size="10pt" style:font-size-asian="10pt" style:font-size-complex="10pt"/>
    </style:style>
    <style:style style:name="T803" style:parent-style-name="預設段落字型" style:family="text">
      <style:text-properties style:font-name="新細明體" style:font-name-complex="新細明體" fo:font-weight="bold" style:font-weight-asian="bold" style:letter-kerning="false" fo:font-size="10pt" style:font-size-asian="10pt" style:font-size-complex="10pt"/>
    </style:style>
    <style:style style:name="T804" style:parent-style-name="預設段落字型" style:family="text">
      <style:text-properties style:font-name="新細明體" style:font-name-complex="新細明體" fo:font-weight="bold" style:font-weight-asian="bold" style:letter-kerning="false" fo:font-size="10pt" style:font-size-asian="10pt" style:font-size-complex="10pt"/>
    </style:style>
    <style:style style:name="T805" style:parent-style-name="預設段落字型" style:family="text">
      <style:text-properties style:font-name="新細明體" style:font-name-complex="新細明體" fo:font-weight="bold" style:font-weight-asian="bold" style:letter-kerning="false" fo:font-size="10pt" style:font-size-asian="10pt" style:font-size-complex="10pt"/>
    </style:style>
    <style:style style:name="P806" style:parent-style-name="內文" style:family="paragraph">
      <style:paragraph-properties fo:line-height="0.125in" fo:margin-left="0.418in">
        <style:tab-stops/>
      </style:paragraph-properties>
    </style:style>
    <style:style style:name="T807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808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P809" style:parent-style-name="內文" style:family="paragraph">
      <style:paragraph-properties fo:line-height="0.125in"/>
      <style:text-properties style:font-name="新細明體" style:font-name-complex="新細明體" fo:font-weight="bold" style:font-weight-asian="bold" style:letter-kerning="false" fo:font-size="10pt" style:font-size-asian="10pt" style:font-size-complex="10pt"/>
    </style:style>
    <style:style style:name="TableCell810" style:family="table-cell">
      <style:table-cell-properties fo:border="0.0104in solid #000000" fo:padding-top="0in" fo:padding-left="0.0194in" fo:padding-bottom="0in" fo:padding-right="0.0194in"/>
    </style:style>
    <style:style style:name="P811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12" style:parent-style-name="預設段落字型" style:family="text">
      <style:text-properties style:font-name="標楷體" style:font-name-complex="標楷體" fo:font-weight="bold" style:font-weight-asian="bold" style:font-weight-complex="bold" style:letter-kerning="false" fo:font-size="11pt" style:font-size-asian="11pt" style:font-size-complex="11pt" fo:language="zh" fo:country="TW"/>
    </style:style>
    <style:style style:name="T813" style:parent-style-name="預設段落字型" style:family="text">
      <style:text-properties style:font-name="標楷體" style:font-name-complex="標楷體" style:font-weight-complex="bold" style:letter-kerning="false" fo:font-size="11pt" style:font-size-asian="11pt" style:font-size-complex="11pt" fo:language="zh" fo:country="TW"/>
    </style:style>
    <style:style style:name="T814" style:parent-style-name="預設段落字型" style:family="text">
      <style:text-properties style:font-name="標楷體" style:font-name-complex="標楷體" style:font-weight-complex="bold" style:letter-kerning="false" fo:font-size="11pt" style:font-size-asian="11pt" style:font-size-complex="11pt" fo:language="zh" fo:country="TW"/>
    </style:style>
    <style:style style:name="TableCell815" style:family="table-cell">
      <style:table-cell-properties fo:border="0.0104in solid #000000" fo:padding-top="0in" fo:padding-left="0.0194in" fo:padding-bottom="0in" fo:padding-right="0.0194in"/>
    </style:style>
    <style:style style:name="P816" style:parent-style-name="內文" style:family="paragraph">
      <style:paragraph-properties style:text-autospace="none" fo:text-align="justify"/>
    </style:style>
    <style:style style:name="TableRow817" style:family="table-row">
      <style:table-row-properties style:min-row-height="0.118in" style:use-optimal-row-height="false"/>
    </style:style>
    <style:style style:name="TableCell8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19" style:parent-style-name="內文" style:family="paragraph">
      <style:paragraph-properties style:text-autospace="none" fo:text-align="justify"/>
    </style:style>
    <style:style style:name="TableCell82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21" style:parent-style-name="內文" style:family="paragraph">
      <style:paragraph-properties style:text-autospace="none" fo:text-indent="0.3055in"/>
    </style:style>
    <style:style style:name="T82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82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82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2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26" style:parent-style-name="內文" style:family="paragraph">
      <style:paragraph-properties style:text-autospace="none" fo:text-align="justify"/>
    </style:style>
    <style:style style:name="TableCell82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28" style:parent-style-name="內文" style:family="paragraph">
      <style:paragraph-properties style:text-autospace="none" fo:text-align="justify"/>
    </style:style>
    <style:style style:name="TableCell82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30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83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32" style:parent-style-name="內文" style:family="paragraph">
      <style:paragraph-properties style:text-autospace="none" fo:text-align="justify"/>
    </style:style>
    <style:style style:name="TableRow833" style:family="table-row">
      <style:table-row-properties style:min-row-height="0.118in" style:use-optimal-row-height="false"/>
    </style:style>
    <style:style style:name="TableCell83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35" style:parent-style-name="內文" style:family="paragraph">
      <style:paragraph-properties style:text-autospace="none" fo:text-align="justify"/>
    </style:style>
    <style:style style:name="TableCell836" style:family="table-cell">
      <style:table-cell-properties fo:border="0.0104in solid #000000" fo:padding-top="0in" fo:padding-left="0.0194in" fo:padding-bottom="0in" fo:padding-right="0.0194in"/>
    </style:style>
    <style:style style:name="P837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38" style:family="table-cell">
      <style:table-cell-properties fo:border="0.0104in solid #000000" fo:padding-top="0in" fo:padding-left="0.0194in" fo:padding-bottom="0in" fo:padding-right="0.0194in"/>
    </style:style>
    <style:style style:name="P839" style:parent-style-name="內文" style:family="paragraph">
      <style:paragraph-properties style:text-autospace="none" fo:text-align="justify"/>
    </style:style>
    <style:style style:name="TableCell84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41" style:parent-style-name="內文" style:family="paragraph">
      <style:paragraph-properties style:text-autospace="none" fo:text-align="justify" fo:text-indent="0.0833in"/>
    </style:style>
    <style:style style:name="TableCell84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43" style:parent-style-name="內文" style:family="paragraph">
      <style:paragraph-properties style:text-autospace="none" fo:text-indent="0.1527in"/>
    </style:style>
    <style:style style:name="T844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84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46" style:parent-style-name="內文" style:family="paragraph">
      <style:paragraph-properties style:text-autospace="none" fo:text-align="justify"/>
    </style:style>
    <style:style style:name="TableRow847" style:family="table-row">
      <style:table-row-properties style:min-row-height="0.118in" style:use-optimal-row-height="false"/>
    </style:style>
    <style:style style:name="TableCell84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49" style:parent-style-name="內文" style:family="paragraph">
      <style:paragraph-properties style:text-autospace="none" fo:text-align="justify"/>
    </style:style>
    <style:style style:name="TableCell850" style:family="table-cell">
      <style:table-cell-properties fo:border="0.0104in solid #000000" fo:padding-top="0in" fo:padding-left="0.0194in" fo:padding-bottom="0in" fo:padding-right="0.0194in"/>
    </style:style>
    <style:style style:name="P851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52" style:family="table-cell">
      <style:table-cell-properties fo:border="0.0104in solid #000000" fo:padding-top="0in" fo:padding-left="0.0194in" fo:padding-bottom="0in" fo:padding-right="0.0194in"/>
    </style:style>
    <style:style style:name="P853" style:parent-style-name="內文" style:family="paragraph">
      <style:paragraph-properties style:text-autospace="none" fo:text-align="justify"/>
    </style:style>
    <style:style style:name="TableCell85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55" style:parent-style-name="內文" style:family="paragraph">
      <style:paragraph-properties style:text-autospace="none" fo:text-align="justify"/>
    </style:style>
    <style:style style:name="TableCell85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57" style:parent-style-name="內文" style:family="paragraph">
      <style:paragraph-properties style:text-autospace="none" fo:text-align="justify" fo:text-indent="0.1527in"/>
    </style:style>
    <style:style style:name="T858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85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60" style:parent-style-name="內文" style:family="paragraph">
      <style:paragraph-properties style:text-autospace="none" fo:text-align="justify"/>
    </style:style>
    <style:style style:name="TableRow861" style:family="table-row">
      <style:table-row-properties style:min-row-height="0.118in" style:use-optimal-row-height="false"/>
    </style:style>
    <style:style style:name="TableCell86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63" style:parent-style-name="內文" style:family="paragraph">
      <style:paragraph-properties style:text-autospace="none" fo:text-align="justify"/>
    </style:style>
    <style:style style:name="TableCell86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65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6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67" style:parent-style-name="內文" style:family="paragraph">
      <style:paragraph-properties style:text-autospace="none" fo:text-align="justify"/>
    </style:style>
    <style:style style:name="TableCell86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69" style:parent-style-name="內文" style:family="paragraph">
      <style:paragraph-properties style:text-autospace="none" fo:text-align="justify"/>
    </style:style>
    <style:style style:name="TableCell87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71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87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73" style:parent-style-name="內文" style:family="paragraph">
      <style:paragraph-properties style:text-autospace="none" fo:text-align="justify"/>
    </style:style>
    <style:style style:name="TableRow874" style:family="table-row">
      <style:table-row-properties style:min-row-height="0.118in" style:use-optimal-row-height="false"/>
    </style:style>
    <style:style style:name="TableCell87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76" style:parent-style-name="內文" style:family="paragraph">
      <style:paragraph-properties style:text-autospace="none" fo:text-align="justify"/>
    </style:style>
    <style:style style:name="TableCell87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78" style:parent-style-name="內文" style:family="paragraph">
      <style:paragraph-properties style:text-autospace="none" fo:text-align="justify" fo:text-indent="0.3055in"/>
    </style:style>
    <style:style style:name="T87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8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81" style:parent-style-name="內文" style:family="paragraph">
      <style:paragraph-properties style:text-autospace="none" fo:text-align="justify"/>
    </style:style>
    <style:style style:name="TableCell88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83" style:parent-style-name="內文" style:family="paragraph">
      <style:paragraph-properties style:text-autospace="none" fo:text-align="justify"/>
    </style:style>
    <style:style style:name="TableCell88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85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88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887" style:parent-style-name="內文" style:family="paragraph">
      <style:paragraph-properties style:text-autospace="none" fo:text-align="justify"/>
    </style:style>
    <style:style style:name="TableRow888" style:family="table-row">
      <style:table-row-properties style:min-row-height="0.118in" style:use-optimal-row-height="false"/>
    </style:style>
    <style:style style:name="TableCell88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90" style:parent-style-name="內文" style:family="paragraph">
      <style:paragraph-properties style:text-autospace="none" fo:text-align="justify"/>
    </style:style>
    <style:style style:name="TableCell89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92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89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94" style:parent-style-name="內文" style:family="paragraph">
      <style:paragraph-properties style:text-autospace="none" fo:text-align="justify"/>
    </style:style>
    <style:style style:name="TableCell89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896" style:parent-style-name="內文" style:family="paragraph">
      <style:paragraph-properties style:text-autospace="none" fo:text-align="justify"/>
    </style:style>
    <style:style style:name="TableCell89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898" style:parent-style-name="內文" style:family="paragraph">
      <style:paragraph-properties style:text-autospace="none"/>
    </style:style>
    <style:style style:name="T899" style:parent-style-name="預設段落字型" style:family="text">
      <style:text-properties style:font-name="標楷體" style:font-name-complex="標楷體" fo:font-weight="bold" style:font-weight-asian="bold" style:font-weight-complex="bold" style:letter-kerning="false" fo:font-size="11pt" style:font-size-asian="11pt" style:font-size-complex="11pt" fo:language="zh" fo:country="TW"/>
    </style:style>
    <style:style style:name="T90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90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902" style:parent-style-name="內文" style:family="paragraph">
      <style:paragraph-properties style:text-autospace="none" fo:text-align="justify"/>
    </style:style>
    <style:style style:name="TableRow903" style:family="table-row">
      <style:table-row-properties style:min-row-height="0.118in" style:use-optimal-row-height="false"/>
    </style:style>
    <style:style style:name="TableCell90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05" style:parent-style-name="內文" style:family="paragraph">
      <style:paragraph-properties style:text-autospace="none" fo:text-align="justify"/>
    </style:style>
    <style:style style:name="TableCell90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07" style:parent-style-name="內文" style:family="paragraph">
      <style:paragraph-properties style:text-autospace="none" fo:text-align="justify" fo:text-indent="0.3819in"/>
    </style:style>
    <style:style style:name="T90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90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10" style:parent-style-name="內文" style:family="paragraph">
      <style:paragraph-properties style:text-autospace="none" fo:text-align="justify"/>
    </style:style>
    <style:style style:name="TableCell91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12" style:parent-style-name="內文" style:family="paragraph">
      <style:paragraph-properties style:text-autospace="none" fo:text-align="justify"/>
    </style:style>
    <style:style style:name="TableCell91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14" style:parent-style-name="內文" style:family="paragraph">
      <style:paragraph-properties style:text-autospace="none" fo:text-align="justify" fo:text-indent="0.1527in"/>
    </style:style>
    <style:style style:name="T91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91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917" style:parent-style-name="內文" style:family="paragraph">
      <style:paragraph-properties style:text-autospace="none" fo:text-align="justify"/>
    </style:style>
    <style:style style:name="P918" style:parent-style-name="內文" style:family="paragraph">
      <style:paragraph-properties style:text-autospace="none" fo:text-align="justify"/>
    </style:style>
    <style:style style:name="T919" style:parent-style-name="預設段落字型" style:family="text">
      <style:text-properties style:font-name="標楷體" style:font-name-complex="標楷體"/>
    </style:style>
    <style:style style:name="T92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92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P928" style:parent-style-name="內文" style:family="paragraph">
      <style:paragraph-properties style:text-autospace="none" fo:text-align="justify"/>
    </style:style>
    <style:style style:name="P929" style:parent-style-name="內文" style:family="paragraph">
      <style:paragraph-properties style:text-autospace="none" fo:text-align="justify"/>
    </style:style>
    <style:style style:name="P930" style:parent-style-name="內文" style:family="paragraph">
      <style:paragraph-properties style:text-autospace="none" fo:text-align="justify"/>
    </style:style>
    <style:style style:name="T931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2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3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4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5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6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7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8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39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0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1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2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3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4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945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P946" style:parent-style-name="內文" style:family="paragraph">
      <style:paragraph-properties style:text-autospace="none" fo:text-align="justify"/>
    </style:style>
    <style:style style:name="P947" style:parent-style-name="內文" style:family="paragraph">
      <style:text-properties style:font-name="標楷體" fo:font-weight="bold" style:font-weight-asian="bold"/>
    </style:style>
    <style:style style:name="P948" style:parent-style-name="內文" style:family="paragraph">
      <style:paragraph-properties style:text-autospace="none" fo:text-align="justify"/>
    </style:style>
    <style:style style:name="TableColumn950" style:family="table-column">
      <style:table-column-properties style:column-width="0.5833in" style:use-optimal-column-width="false"/>
    </style:style>
    <style:style style:name="TableColumn951" style:family="table-column">
      <style:table-column-properties style:column-width="3.9833in" style:use-optimal-column-width="false"/>
    </style:style>
    <style:style style:name="TableColumn952" style:family="table-column">
      <style:table-column-properties style:column-width="1.0423in" style:use-optimal-column-width="false"/>
    </style:style>
    <style:style style:name="TableColumn953" style:family="table-column">
      <style:table-column-properties style:column-width="0.6409in" style:use-optimal-column-width="false"/>
    </style:style>
    <style:style style:name="TableColumn954" style:family="table-column">
      <style:table-column-properties style:column-width="0.6666in" style:use-optimal-column-width="false"/>
    </style:style>
    <style:style style:name="TableColumn955" style:family="table-column">
      <style:table-column-properties style:column-width="2.7597in" style:use-optimal-column-width="false"/>
    </style:style>
    <style:style style:name="TableColumn956" style:family="table-column">
      <style:table-column-properties style:column-width="1.0736in" style:use-optimal-column-width="false"/>
    </style:style>
    <style:style style:name="TableColumn957" style:family="table-column">
      <style:table-column-properties style:column-width="1.0736in" style:use-optimal-column-width="false"/>
    </style:style>
    <style:style style:name="TableColumn958" style:family="table-column">
      <style:table-column-properties style:column-width="1.0736in" style:use-optimal-column-width="false"/>
    </style:style>
    <style:style style:name="TableColumn959" style:family="table-column">
      <style:table-column-properties style:column-width="0.6125in" style:use-optimal-column-width="false"/>
    </style:style>
    <style:style style:name="Table949" style:family="table">
      <style:table-properties style:width="13.5097in" fo:margin-left="0.0194in" table:align="left"/>
    </style:style>
    <style:style style:name="TableRow960" style:family="table-row">
      <style:table-row-properties style:min-row-height="0.3631in" style:use-optimal-row-height="false"/>
    </style:style>
    <style:style style:name="TableCell961" style:family="table-cell">
      <style:table-cell-properties fo:border="0.0104in solid #000000" fo:padding-top="0in" fo:padding-left="0.0194in" fo:padding-bottom="0in" fo:padding-right="0.0194in"/>
    </style:style>
    <style:style style:name="P962" style:parent-style-name="內文" style:family="paragraph">
      <style:paragraph-properties style:text-autospace="none" fo:text-align="center">
        <style:tab-stops>
          <style:tab-stop style:type="left" style:position="0.725in"/>
        </style:tab-stops>
      </style:paragraph-properties>
    </style:style>
    <style:style style:name="T963" style:parent-style-name="預設段落字型" style:family="text">
      <style:text-properties style:font-name="標楷體" style:font-name-complex="標楷體" fo:language="zh" fo:country="TW"/>
    </style:style>
    <style:style style:name="T964" style:parent-style-name="預設段落字型" style:family="text">
      <style:text-properties style:font-name="標楷體" style:font-name-complex="標楷體" fo:language="zh" fo:country="TW"/>
    </style:style>
    <style:style style:name="TableCell965" style:family="table-cell">
      <style:table-cell-properties fo:border="0.0104in solid #000000" fo:padding-top="0in" fo:padding-left="0.0194in" fo:padding-bottom="0in" fo:padding-right="0.0194in"/>
    </style:style>
    <style:style style:name="P966" style:parent-style-name="內文" style:family="paragraph">
      <style:paragraph-properties style:text-autospace="none" fo:line-height="0.1666in">
        <style:tab-stops>
          <style:tab-stop style:type="left" style:position="0.725in"/>
        </style:tab-stops>
      </style:paragraph-properties>
    </style:style>
    <style:style style:name="TableCell967" style:family="table-cell">
      <style:table-cell-properties fo:border="0.0104in solid #000000" fo:padding-top="0in" fo:padding-left="0.0194in" fo:padding-bottom="0in" fo:padding-right="0.0194in"/>
    </style:style>
    <style:style style:name="P968" style:parent-style-name="內文" style:family="paragraph">
      <style:paragraph-properties style:text-autospace="none" fo:text-align="center">
        <style:tab-stops>
          <style:tab-stop style:type="left" style:position="0.725in"/>
        </style:tab-stops>
      </style:paragraph-properties>
    </style:style>
    <style:style style:name="T969" style:parent-style-name="預設段落字型" style:family="text">
      <style:text-properties style:font-name="標楷體" style:font-name-complex="標楷體" fo:language="zh" fo:country="TW"/>
    </style:style>
    <style:style style:name="T970" style:parent-style-name="預設段落字型" style:family="text">
      <style:text-properties style:font-name="標楷體" style:font-name-complex="標楷體" fo:language="zh" fo:country="TW"/>
    </style:style>
    <style:style style:name="TableCell971" style:family="table-cell">
      <style:table-cell-properties fo:border="0.0104in solid #000000" fo:padding-top="0in" fo:padding-left="0.0194in" fo:padding-bottom="0in" fo:padding-right="0.0194in"/>
    </style:style>
    <style:style style:name="P972" style:parent-style-name="內文" style:family="paragraph">
      <style:paragraph-properties style:text-autospace="none" fo:line-height="0.1666in">
        <style:tab-stops>
          <style:tab-stop style:type="left" style:position="0.725in"/>
        </style:tab-stops>
      </style:paragraph-properties>
    </style:style>
    <style:style style:name="TableRow973" style:family="table-row">
      <style:table-row-properties style:min-row-height="0.118in" style:use-optimal-row-height="false"/>
    </style:style>
    <style:style style:name="TableCell97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975" style:parent-style-name="內文" style:family="paragraph">
      <style:paragraph-properties style:text-autospace="none" fo:text-align="justify"/>
    </style:style>
    <style:style style:name="T97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977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978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979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980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ableCell981" style:family="table-cell">
      <style:table-cell-properties fo:border="0.0104in solid #000000" fo:padding-top="0in" fo:padding-left="0.0194in" fo:padding-bottom="0in" fo:padding-right="0.0194in"/>
    </style:style>
    <style:style style:name="P982" style:parent-style-name="內文" style:family="paragraph">
      <style:paragraph-properties style:text-autospace="none" fo:text-align="justify"/>
    </style:style>
    <style:style style:name="T983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 style:font-size-complex="11pt" fo:language="zh" fo:country="TW"/>
    </style:style>
    <style:style style:name="T984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 style:font-size-complex="11pt" fo:language="zh" fo:country="TW"/>
    </style:style>
    <style:style style:name="T985" style:parent-style-name="預設段落字型" style:family="text">
      <style:text-properties style:font-name="標楷體" style:font-name-complex="標楷體" fo:color="#000000" style:letter-kerning="false" fo:font-size="11pt" style:font-size-asian="11pt" style:font-size-complex="11pt" fo:language="zh" fo:country="TW"/>
    </style:style>
    <style:style style:name="TableCell986" style:family="table-cell">
      <style:table-cell-properties fo:border="0.0104in solid #000000" fo:padding-top="0in" fo:padding-left="0.0194in" fo:padding-bottom="0in" fo:padding-right="0.0194in"/>
    </style:style>
    <style:style style:name="P987" style:parent-style-name="內文" style:family="paragraph">
      <style:paragraph-properties style:text-autospace="none" fo:text-align="justify"/>
      <style:text-properties style:font-name-asian="新細明體"/>
    </style:style>
    <style:style style:name="TableCell98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989" style:parent-style-name="內文" style:family="paragraph">
      <style:paragraph-properties style:text-autospace="none" fo:text-align="justify"/>
    </style:style>
    <style:style style:name="T99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991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992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993" style:parent-style-name="預設段落字型" style:family="text">
      <style:text-properties style:font-name="標楷體" style:font-name-complex="新細明體" fo:font-weight="bold" style:font-weight-asian="bold" fo:color="#000000" style:letter-kerning="false" fo:font-size="11pt" style:font-size-asian="11pt" style:font-size-complex="11pt"/>
    </style:style>
    <style:style style:name="TableCell994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995" style:parent-style-name="內文" style:family="paragraph">
      <style:paragraph-properties style:text-autospace="none" fo:text-align="justify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996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997" style:parent-style-name="內文" style:family="paragraph">
      <style:paragraph-properties style:text-autospace="none" fo:text-align="justify"/>
    </style:style>
    <style:style style:name="TableRow998" style:family="table-row">
      <style:table-row-properties style:min-row-height="0.118in" style:use-optimal-row-height="false"/>
    </style:style>
    <style:style style:name="TableCell99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00" style:parent-style-name="內文" style:family="paragraph">
      <style:paragraph-properties style:text-autospace="none" fo:text-align="justify"/>
    </style:style>
    <style:style style:name="TableCell1001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1002" style:parent-style-name="內文" style:family="paragraph">
      <style:paragraph-properties style:text-autospace="none" fo:text-align="justify"/>
      <style:text-properties style:font-name="標楷體" style:font-name-complex="標楷體" fo:language="zh" fo:country="TW"/>
    </style:style>
    <style:style style:name="TableCell1003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1004" style:parent-style-name="內文" style:family="paragraph">
      <style:paragraph-properties style:text-autospace="none" fo:text-align="justify"/>
    </style:style>
    <style:style style:name="TableCell100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06" style:parent-style-name="內文" style:family="paragraph">
      <style:paragraph-properties style:text-autospace="none" fo:text-align="justify"/>
    </style:style>
    <style:style style:name="TableCell1007" style:family="table-cell">
      <style:table-cell-properties fo:border="0.0104in solid #000000" fo:padding-top="0in" fo:padding-left="0.0194in" fo:padding-bottom="0in" fo:padding-right="0.0194in"/>
    </style:style>
    <style:style style:name="P1008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font-size="11pt" style:font-size-asian="11pt" style:font-size-complex="11pt" fo:language="zh" fo:country="TW"/>
    </style:style>
    <style:style style:name="TableCell1009" style:family="table-cell">
      <style:table-cell-properties fo:border="0.0104in solid #000000" fo:padding-top="0in" fo:padding-left="0.0194in" fo:padding-bottom="0in" fo:padding-right="0.0194in"/>
    </style:style>
    <style:style style:name="P1010" style:parent-style-name="內文" style:family="paragraph">
      <style:paragraph-properties style:text-autospace="none" fo:text-align="justify"/>
    </style:style>
    <style:style style:name="TableRow1011" style:family="table-row">
      <style:table-row-properties style:min-row-height="0.118in" style:use-optimal-row-height="false"/>
    </style:style>
    <style:style style:name="TableCell101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13" style:parent-style-name="內文" style:family="paragraph">
      <style:paragraph-properties style:text-autospace="none" fo:text-align="justify"/>
    </style:style>
    <style:style style:name="TableCell1014" style:family="table-cell">
      <style:table-cell-properties fo:border="0.0104in solid #000000" fo:padding-top="0in" fo:padding-left="0.0194in" fo:padding-bottom="0in" fo:padding-right="0.0194in"/>
    </style:style>
    <style:style style:name="P1015" style:parent-style-name="內文" style:family="paragraph">
      <style:paragraph-properties style:text-autospace="none" fo:text-align="justify" fo:text-indent="0.0833in"/>
      <style:text-properties style:font-name="標楷體" style:font-name-complex="標楷體" fo:language="zh" fo:country="TW"/>
    </style:style>
    <style:style style:name="TableCell1016" style:family="table-cell">
      <style:table-cell-properties fo:border="0.0104in solid #000000" fo:padding-top="0in" fo:padding-left="0.0194in" fo:padding-bottom="0in" fo:padding-right="0.0194in"/>
    </style:style>
    <style:style style:name="P1017" style:parent-style-name="內文" style:family="paragraph">
      <style:paragraph-properties style:text-autospace="none" fo:text-align="justify"/>
    </style:style>
    <style:style style:name="TableCell10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19" style:parent-style-name="內文" style:family="paragraph">
      <style:paragraph-properties style:text-autospace="none" fo:text-align="justify"/>
    </style:style>
    <style:style style:name="TableCell1020" style:family="table-cell">
      <style:table-cell-properties fo:border="0.0104in solid #000000" fo:padding-top="0in" fo:padding-left="0.0194in" fo:padding-bottom="0in" fo:padding-right="0.0194in"/>
    </style:style>
    <style:style style:name="P1021" style:parent-style-name="內文" style:family="paragraph">
      <style:paragraph-properties style:text-autospace="none" fo:text-align="justify" fo:text-indent="0.1527in"/>
      <style:text-properties style:font-name="標楷體" style:font-name-complex="標楷體" fo:font-size="11pt" style:font-size-asian="11pt" style:font-size-complex="11pt" fo:language="zh" fo:country="TW"/>
    </style:style>
    <style:style style:name="TableCell1022" style:family="table-cell">
      <style:table-cell-properties fo:border="0.0104in solid #000000" fo:padding-top="0in" fo:padding-left="0.0194in" fo:padding-bottom="0in" fo:padding-right="0.0194in"/>
    </style:style>
    <style:style style:name="P1023" style:parent-style-name="內文" style:family="paragraph">
      <style:paragraph-properties style:text-autospace="none" fo:text-align="justify"/>
    </style:style>
    <style:style style:name="TableRow1024" style:family="table-row">
      <style:table-row-properties style:min-row-height="0.118in" style:use-optimal-row-height="false"/>
    </style:style>
    <style:style style:name="TableCell102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26" style:parent-style-name="內文" style:family="paragraph">
      <style:paragraph-properties style:text-autospace="none" fo:text-align="justify"/>
    </style:style>
    <style:style style:name="TableCell102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28" style:parent-style-name="內文" style:family="paragraph">
      <style:paragraph-properties style:text-autospace="none" fo:text-align="justify" fo:text-indent="0.0833in"/>
      <style:text-properties style:font-name="標楷體" style:font-name-complex="標楷體" fo:language="zh" fo:country="TW"/>
    </style:style>
    <style:style style:name="TableCell102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30" style:parent-style-name="內文" style:family="paragraph">
      <style:paragraph-properties style:text-autospace="none" fo:text-align="justify"/>
    </style:style>
    <style:style style:name="TableCell103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32" style:parent-style-name="內文" style:family="paragraph">
      <style:paragraph-properties style:text-autospace="none" fo:text-align="justify"/>
    </style:style>
    <style:style style:name="TableCell103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34" style:parent-style-name="內文" style:family="paragraph">
      <style:paragraph-properties style:text-autospace="none" fo:text-align="justify" fo:text-indent="0.1527in"/>
      <style:text-properties style:font-name="標楷體" style:font-name-complex="標楷體" fo:font-size="11pt" style:font-size-asian="11pt" style:font-size-complex="11pt" fo:language="zh" fo:country="TW"/>
    </style:style>
    <style:style style:name="TableCell103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36" style:parent-style-name="內文" style:family="paragraph">
      <style:paragraph-properties style:text-autospace="none" fo:text-align="justify"/>
    </style:style>
    <style:style style:name="TableRow1037" style:family="table-row">
      <style:table-row-properties style:min-row-height="0.118in" style:use-optimal-row-height="false"/>
    </style:style>
    <style:style style:name="TableCell103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39" style:parent-style-name="內文" style:family="paragraph">
      <style:paragraph-properties style:text-autospace="none" fo:text-align="justify"/>
    </style:style>
    <style:style style:name="TableCell104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41" style:parent-style-name="內文" style:family="paragraph">
      <style:paragraph-properties style:text-autospace="none" fo:text-align="justify" fo:text-indent="0.4166in"/>
      <style:text-properties style:font-name="標楷體" style:font-name-complex="標楷體" fo:language="zh" fo:country="TW"/>
    </style:style>
    <style:style style:name="TableCell104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43" style:parent-style-name="內文" style:family="paragraph">
      <style:paragraph-properties style:text-autospace="none" fo:text-align="justify"/>
    </style:style>
    <style:style style:name="TableCell104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45" style:parent-style-name="內文" style:family="paragraph">
      <style:paragraph-properties style:text-autospace="none" fo:text-align="justify"/>
    </style:style>
    <style:style style:name="TableCell104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47" style:parent-style-name="內文" style:family="paragraph">
      <style:paragraph-properties style:text-autospace="none" fo:text-align="justify" fo:margin-left="0.1534in" fo:text-indent="0.4583in">
        <style:tab-stops/>
      </style:paragraph-properties>
      <style:text-properties style:font-name="標楷體" style:font-name-complex="標楷體" fo:font-size="11pt" style:font-size-asian="11pt" style:font-size-complex="11pt" fo:language="zh" fo:country="TW"/>
    </style:style>
    <style:style style:name="TableCell104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49" style:parent-style-name="內文" style:family="paragraph">
      <style:paragraph-properties style:text-autospace="none" fo:text-align="justify"/>
    </style:style>
    <style:style style:name="TableRow1050" style:family="table-row">
      <style:table-row-properties style:min-row-height="0.118in" style:use-optimal-row-height="false"/>
    </style:style>
    <style:style style:name="TableCell105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52" style:parent-style-name="內文" style:family="paragraph">
      <style:paragraph-properties style:text-autospace="none" fo:text-align="justify"/>
      <style:text-properties style:font-name="標楷體" style:font-name-complex="標楷體" fo:language="zh" fo:country="TW"/>
    </style:style>
    <style:style style:name="TableCell1053" style:family="table-cell">
      <style:table-cell-properties fo:border="0.0104in solid #000000" fo:padding-top="0in" fo:padding-left="0.0194in" fo:padding-bottom="0in" fo:padding-right="0.0194in"/>
    </style:style>
    <style:style style:name="P1054" style:parent-style-name="內文" style:family="paragraph">
      <style:paragraph-properties style:text-autospace="none" fo:text-align="justify" fo:text-indent="0.0833in"/>
      <style:text-properties style:font-name="標楷體" style:font-name-complex="標楷體" fo:language="zh" fo:country="TW"/>
    </style:style>
    <style:style style:name="TableCell1055" style:family="table-cell">
      <style:table-cell-properties fo:border="0.0104in solid #000000" fo:padding-top="0in" fo:padding-left="0.0194in" fo:padding-bottom="0in" fo:padding-right="0.0194in"/>
    </style:style>
    <style:style style:name="P1056" style:parent-style-name="內文" style:family="paragraph">
      <style:paragraph-properties style:text-autospace="none" fo:text-align="justify"/>
    </style:style>
    <style:style style:name="TableCell105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58" style:parent-style-name="內文" style:family="paragraph">
      <style:paragraph-properties style:text-autospace="none" fo:text-align="justify"/>
    </style:style>
    <style:style style:name="TableCell105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60" style:parent-style-name="內文" style:family="paragraph">
      <style:paragraph-properties style:text-autospace="none" fo:text-align="justify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106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62" style:parent-style-name="內文" style:family="paragraph">
      <style:paragraph-properties style:text-autospace="none" fo:text-align="justify"/>
    </style:style>
    <style:style style:name="TableRow1063" style:family="table-row">
      <style:table-row-properties style:min-row-height="0.118in" style:use-optimal-row-height="false"/>
    </style:style>
    <style:style style:name="TableCell106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65" style:parent-style-name="內文" style:family="paragraph">
      <style:paragraph-properties style:text-autospace="none" fo:text-align="justify"/>
    </style:style>
    <style:style style:name="TableCell106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67" style:parent-style-name="內文" style:family="paragraph">
      <style:paragraph-properties style:text-autospace="none" fo:text-align="justify"/>
    </style:style>
    <style:style style:name="T1068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069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07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071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72" style:parent-style-name="內文" style:family="paragraph">
      <style:paragraph-properties style:text-autospace="none" fo:text-align="justify"/>
    </style:style>
    <style:style style:name="TableCell107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74" style:parent-style-name="內文" style:family="paragraph">
      <style:paragraph-properties style:text-autospace="none" fo:text-align="justify"/>
    </style:style>
    <style:style style:name="TableCell107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76" style:parent-style-name="內文" style:family="paragraph">
      <style:paragraph-properties style:text-autospace="none" fo:text-align="justify" fo:margin-left="0.1534in" fo:text-indent="0.2291in">
        <style:tab-stops/>
      </style:paragraph-properties>
      <style:text-properties style:font-name="標楷體" style:font-name-complex="標楷體" fo:font-size="11pt" style:font-size-asian="11pt" style:font-size-complex="11pt" fo:language="zh" fo:country="TW"/>
    </style:style>
    <style:style style:name="TableCell107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78" style:parent-style-name="內文" style:family="paragraph">
      <style:paragraph-properties style:text-autospace="none" fo:text-align="justify"/>
    </style:style>
    <style:style style:name="TableRow1079" style:family="table-row">
      <style:table-row-properties style:min-row-height="0.118in" style:use-optimal-row-height="false"/>
    </style:style>
    <style:style style:name="TableCell108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081" style:parent-style-name="內文" style:family="paragraph">
      <style:paragraph-properties style:text-autospace="none" fo:text-align="justify"/>
    </style:style>
    <style:style style:name="TableCell1082" style:family="table-cell">
      <style:table-cell-properties fo:border-top="none" fo:border-left="0.0104in solid #000000" fo:border-bottom="0.0312in solid #000000" fo:border-right="0.0104in solid #000000" fo:padding-top="0in" fo:padding-left="0.0194in" fo:padding-bottom="0in" fo:padding-right="0.0194in"/>
    </style:style>
    <style:style style:name="P1083" style:parent-style-name="內文" style:family="paragraph">
      <style:paragraph-properties style:text-autospace="none" fo:text-align="justify" fo:text-indent="0.1527in"/>
    </style:style>
    <style:style style:name="T108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085" style:family="table-cell">
      <style:table-cell-properties fo:border-top="none" fo:border-left="0.0104in solid #000000" fo:border-bottom="0.0312in solid #000000" fo:border-right="0.0104in solid #000000" fo:padding-top="0in" fo:padding-left="0.0194in" fo:padding-bottom="0in" fo:padding-right="0.0194in"/>
    </style:style>
    <style:style style:name="P1086" style:parent-style-name="內文" style:family="paragraph">
      <style:paragraph-properties style:text-autospace="none" fo:text-align="justify"/>
    </style:style>
    <style:style style:name="TableCell108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088" style:parent-style-name="內文" style:family="paragraph">
      <style:paragraph-properties style:text-autospace="none" fo:text-align="justify"/>
    </style:style>
    <style:style style:name="TableCell108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90" style:parent-style-name="內文" style:family="paragraph">
      <style:paragraph-properties style:text-autospace="none" fo:text-indent="0.0763in"/>
    </style:style>
    <style:style style:name="T109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109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109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09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095" style:parent-style-name="內文" style:family="paragraph">
      <style:paragraph-properties style:text-autospace="none" fo:text-align="justify"/>
    </style:style>
    <style:style style:name="TableRow1096" style:family="table-row">
      <style:table-row-properties style:min-row-height="0.118in" style:use-optimal-row-height="false"/>
    </style:style>
    <style:style style:name="TableCell1097" style:family="table-cell">
      <style:table-cell-properties fo:border-top="0.0104in solid #000000" fo:border-left="0.0104in solid #000000" fo:border-bottom="none" fo:border-right="0.0312in solid #000000" fo:padding-top="0in" fo:padding-left="0.0194in" fo:padding-bottom="0in" fo:padding-right="0.0194in"/>
    </style:style>
    <style:style style:name="P1098" style:parent-style-name="內文" style:family="paragraph">
      <style:paragraph-properties style:text-autospace="none" fo:text-align="justify"/>
    </style:style>
    <style:style style:name="TableCell1099" style:family="table-cell">
      <style:table-cell-properties fo:border-top="0.0312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100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01" style:family="table-cell">
      <style:table-cell-properties fo:border-top="0.0312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02" style:parent-style-name="內文" style:family="paragraph">
      <style:paragraph-properties style:text-autospace="none" fo:text-align="justify"/>
    </style:style>
    <style:style style:name="TableCell1103" style:family="table-cell">
      <style:table-cell-properties fo:border-top="none" fo:border-left="0.0312in solid #000000" fo:border-bottom="0.0104in solid #000000" fo:border-right="0.0104in solid #000000" fo:padding-top="0in" fo:padding-left="0.0194in" fo:padding-bottom="0in" fo:padding-right="0.0194in"/>
    </style:style>
    <style:style style:name="P1104" style:parent-style-name="內文" style:family="paragraph">
      <style:paragraph-properties style:text-autospace="none" fo:text-align="justify"/>
    </style:style>
    <style:style style:name="TableCell1105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106" style:parent-style-name="內文" style:family="paragraph">
      <style:paragraph-properties style:text-autospace="none" fo:text-indent="0.3819in"/>
    </style:style>
    <style:style style:name="T110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0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0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1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111" style:parent-style-name="內文" style:family="paragraph">
      <style:paragraph-properties style:text-autospace="none" fo:text-align="justify"/>
    </style:style>
    <style:style style:name="TableRow1112" style:family="table-row">
      <style:table-row-properties style:min-row-height="0.118in" style:use-optimal-row-height="false"/>
    </style:style>
    <style:style style:name="TableCell1113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114" style:parent-style-name="內文" style:family="paragraph">
      <style:paragraph-properties style:text-autospace="none" fo:text-align="justify"/>
    </style:style>
    <style:style style:name="TableCell1115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116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11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1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1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120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21" style:parent-style-name="內文" style:family="paragraph">
      <style:paragraph-properties style:text-autospace="none" fo:text-align="justify"/>
    </style:style>
    <style:style style:name="TableCell1122" style:family="table-cell">
      <style:table-cell-properties fo:border-top="0.0104in solid #000000" fo:border-left="0.0312in solid #000000" fo:border-bottom="none" fo:border-right="0.0104in solid #000000" fo:padding-top="0in" fo:padding-left="0.0194in" fo:padding-bottom="0in" fo:padding-right="0.0194in"/>
    </style:style>
    <style:style style:name="P1123" style:parent-style-name="內文" style:family="paragraph">
      <style:paragraph-properties style:text-autospace="none" fo:text-align="justify"/>
    </style:style>
    <style:style style:name="P1124" style:parent-style-name="內文" style:family="paragraph">
      <style:paragraph-properties fo:line-height="0.125in"/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P1125" style:parent-style-name="內文" style:family="paragraph">
      <style:paragraph-properties fo:line-height="0.125in"/>
    </style:style>
    <style:style style:name="T1126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1127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1128" style:parent-style-name="預設段落字型" style:family="text">
      <style:text-properties style:font-name="標楷體" style:font-name-complex="新細明體" fo:font-weight="bold" style:font-weight-asian="bold" style:letter-kerning="false" fo:font-size="11pt" style:font-size-asian="11pt" style:font-size-complex="11pt"/>
    </style:style>
    <style:style style:name="P1129" style:parent-style-name="內文" style:family="paragraph">
      <style:text-properties style:font-size-complex="10pt"/>
    </style:style>
    <style:style style:name="TableCell1130" style:family="table-cell">
      <style:table-cell-properties fo:border="0.0104in solid #000000" fo:padding-top="0in" fo:padding-left="0.0194in" fo:padding-bottom="0in" fo:padding-right="0.0194in"/>
    </style:style>
    <style:style style:name="P1131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32" style:family="table-cell">
      <style:table-cell-properties fo:border="0.0104in solid #000000" fo:padding-top="0in" fo:padding-left="0.0194in" fo:padding-bottom="0in" fo:padding-right="0.0194in"/>
    </style:style>
    <style:style style:name="P1133" style:parent-style-name="內文" style:family="paragraph">
      <style:paragraph-properties style:text-autospace="none" fo:text-align="justify"/>
    </style:style>
    <style:style style:name="TableRow1134" style:family="table-row">
      <style:table-row-properties style:min-row-height="0.118in" style:use-optimal-row-height="false"/>
    </style:style>
    <style:style style:name="TableCell1135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136" style:parent-style-name="內文" style:family="paragraph">
      <style:paragraph-properties style:text-autospace="none" fo:text-align="justify"/>
    </style:style>
    <style:style style:name="TableCell1137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138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39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40" style:parent-style-name="內文" style:family="paragraph">
      <style:paragraph-properties style:text-autospace="none" fo:text-align="justify"/>
    </style:style>
    <style:style style:name="TableCell1141" style:family="table-cell">
      <style:table-cell-properties fo:border-top="none" fo:border-left="0.0312in solid #000000" fo:border-bottom="none" fo:border-right="0.0104in solid #000000" fo:padding-top="0in" fo:padding-left="0.0194in" fo:padding-bottom="0in" fo:padding-right="0.0194in"/>
    </style:style>
    <style:style style:name="P1142" style:parent-style-name="內文" style:family="paragraph">
      <style:paragraph-properties style:text-autospace="none" fo:text-align="justify"/>
    </style:style>
    <style:style style:name="TableCell1143" style:family="table-cell">
      <style:table-cell-properties fo:border="0.0104in solid #000000" fo:padding-top="0in" fo:padding-left="0.0194in" fo:padding-bottom="0in" fo:padding-right="0.0194in"/>
    </style:style>
    <style:style style:name="P1144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0.72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4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4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4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14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50" style:family="table-cell">
      <style:table-cell-properties fo:border="0.0104in solid #000000" fo:padding-top="0in" fo:padding-left="0.0194in" fo:padding-bottom="0in" fo:padding-right="0.0194in"/>
    </style:style>
    <style:style style:name="P1151" style:parent-style-name="內文" style:family="paragraph">
      <style:paragraph-properties style:text-autospace="none" fo:text-align="justify"/>
    </style:style>
    <style:style style:name="TableRow1152" style:family="table-row">
      <style:table-row-properties style:min-row-height="0.118in" style:use-optimal-row-height="false"/>
    </style:style>
    <style:style style:name="TableCell1153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154" style:parent-style-name="內文" style:family="paragraph">
      <style:paragraph-properties style:text-autospace="none" fo:text-align="justify"/>
    </style:style>
    <style:style style:name="T115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56" style:parent-style-name="預設段落字型" style:family="text">
      <style:text-properties style:font-name="標楷體" style:font-name-complex="新細明體" fo:font-weight="bold" style:font-weight-asian="bold" style:letter-kerning="false" fo:font-size="11pt" style:font-size-asian="11pt" style:font-size-complex="11pt"/>
    </style:style>
    <style:style style:name="T1157" style:parent-style-name="預設段落字型" style:family="text">
      <style:text-properties style:font-name="標楷體" style:font-name-complex="新細明體" fo:font-weight="bold" style:font-weight-asian="bold" style:letter-kerning="false" fo:font-size="11pt" style:font-size-asian="11pt" style:font-size-complex="11pt"/>
    </style:style>
    <style:style style:name="T1158" style:parent-style-name="預設段落字型" style:family="text">
      <style:text-properties style:font-name="標楷體" style:font-name-complex="新細明體" fo:font-weight="bold" style:font-weight-asian="bold" style:letter-kerning="false" fo:font-size="11pt" style:font-size-asian="11pt" style:font-size-complex="11pt"/>
    </style:style>
    <style:style style:name="T115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16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ableCell1166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167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68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69" style:parent-style-name="內文" style:family="paragraph">
      <style:paragraph-properties style:text-autospace="none" fo:text-align="justify"/>
    </style:style>
    <style:style style:name="TableCell1170" style:family="table-cell">
      <style:table-cell-properties fo:border-top="none" fo:border-left="0.0312in solid #000000" fo:border-bottom="0.0104in solid #000000" fo:border-right="0.0104in solid #000000" fo:padding-top="0in" fo:padding-left="0.0194in" fo:padding-bottom="0in" fo:padding-right="0.0194in"/>
    </style:style>
    <style:style style:name="P1171" style:parent-style-name="內文" style:family="paragraph">
      <style:paragraph-properties style:text-autospace="none" fo:text-align="justify"/>
    </style:style>
    <style:style style:name="TableCell117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173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7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175" style:parent-style-name="內文" style:family="paragraph">
      <style:paragraph-properties style:text-autospace="none" fo:text-align="justify"/>
    </style:style>
    <style:style style:name="TableRow1176" style:family="table-row">
      <style:table-row-properties style:min-row-height="0.118in" style:use-optimal-row-height="false"/>
    </style:style>
    <style:style style:name="TableCell1177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178" style:parent-style-name="內文" style:family="paragraph">
      <style:paragraph-properties style:text-autospace="none" fo:text-align="justify"/>
    </style:style>
    <style:style style:name="TableCell1179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180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181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182" style:parent-style-name="內文" style:family="paragraph">
      <style:paragraph-properties style:text-autospace="none" fo:text-align="justify"/>
    </style:style>
    <style:style style:name="TableCell1183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184" style:parent-style-name="內文" style:family="paragraph">
      <style:paragraph-properties style:text-autospace="none" fo:text-align="justify"/>
    </style:style>
    <style:style style:name="P1185" style:parent-style-name="內文" style:family="paragraph">
      <style:paragraph-properties fo:line-height="0.1805in"/>
    </style:style>
    <style:style style:name="T1186" style:parent-style-name="預設段落字型" style:family="text">
      <style:text-properties style:font-name="標楷體" style:font-name-complex="新細明體" fo:font-weight="bold" style:font-weight-asian="bold" style:font-weight-complex="bold" fo:color="#000000" style:letter-kerning="false" fo:font-size="11pt" style:font-size-asian="11pt" style:font-size-complex="11pt"/>
    </style:style>
    <style:style style:name="T1187" style:parent-style-name="預設段落字型" style:family="text">
      <style:text-properties fo:font-weight="bold" style:font-weight-asian="bold" style:font-weight-complex="bold" fo:font-size="11pt" style:font-size-asian="11pt" style:font-size-complex="11pt"/>
    </style:style>
    <style:style style:name="T1188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89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90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91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92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93" style:parent-style-name="預設段落字型" style:family="text">
      <style:text-properties style:font-name="標楷體" fo:font-weight="bold" style:font-weight-asian="bold" style:font-weight-complex="bold" fo:font-size="11pt" style:font-size-asian="11pt" style:font-size-complex="11pt"/>
    </style:style>
    <style:style style:name="T1194" style:parent-style-name="預設段落字型" style:family="text">
      <style:text-properties fo:font-weight="bold" style:font-weight-asian="bold" style:font-weight-complex="bold" fo:font-size="11pt" style:font-size-asian="11pt" style:font-size-complex="11pt"/>
    </style:style>
    <style:style style:name="T1195" style:parent-style-name="預設段落字型" style:family="text">
      <style:text-properties fo:font-weight="bold" style:font-weight-asian="bold" fo:font-size="11pt" style:font-size-asian="11pt" style:font-size-complex="11pt"/>
    </style:style>
    <style:style style:name="TableCell1196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197" style:parent-style-name="內文" style:family="paragraph">
      <style:paragraph-properties style:text-autospace="none" fo:text-align="justify"/>
    </style:style>
    <style:style style:name="TableCell1198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199" style:parent-style-name="內文" style:family="paragraph">
      <style:paragraph-properties style:text-autospace="none" fo:text-align="justify"/>
    </style:style>
    <style:style style:name="T1200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1201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ableCell1202" style:family="table-cell">
      <style:table-cell-properties fo:border-top="none" fo:border-left="none" fo:border-bottom="0.0104in solid #000000" fo:border-right="0.0104in solid #000000" fo:padding-top="0in" fo:padding-left="0.0194in" fo:padding-bottom="0in" fo:padding-right="0.0194in"/>
    </style:style>
    <style:style style:name="P1203" style:parent-style-name="內文" style:family="paragraph">
      <style:paragraph-properties style:text-autospace="none" fo:text-align="justify"/>
    </style:style>
    <style:style style:name="TableRow1204" style:family="table-row">
      <style:table-row-properties style:min-row-height="0.118in" style:use-optimal-row-height="false"/>
    </style:style>
    <style:style style:name="TableCell1205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206" style:parent-style-name="內文" style:family="paragraph">
      <style:paragraph-properties style:text-autospace="none" fo:text-align="justify"/>
    </style:style>
    <style:style style:name="TableCell1207" style:family="table-cell">
      <style:table-cell-properties fo:border-top="0.0104in solid #000000" fo:border-left="0.0312in solid #000000" fo:border-bottom="0.0104in solid #000000" fo:border-right="0.0104in solid #000000" fo:padding-top="0in" fo:padding-left="0.0194in" fo:padding-bottom="0in" fo:padding-right="0.0194in"/>
    </style:style>
    <style:style style:name="P1208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209" style:family="table-cell">
      <style:table-cell-properties fo:border-top="0.0104in solid #000000" fo:border-left="0.0104in solid #000000" fo:border-bottom="0.0104in solid #000000" fo:border-right="0.0312in solid #000000" fo:padding-top="0in" fo:padding-left="0.0194in" fo:padding-bottom="0in" fo:padding-right="0.0194in"/>
    </style:style>
    <style:style style:name="P1210" style:parent-style-name="內文" style:family="paragraph">
      <style:paragraph-properties style:text-autospace="none" fo:text-align="justify"/>
    </style:style>
    <style:style style:name="TableCell1211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212" style:parent-style-name="內文" style:family="paragraph">
      <style:paragraph-properties style:text-autospace="none" fo:text-align="justify"/>
    </style:style>
    <style:style style:name="TableCell1213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214" style:parent-style-name="內文" style:family="paragraph">
      <style:paragraph-properties style:text-autospace="none" fo:text-align="justify"/>
    </style:style>
    <style:style style:name="TableCell1215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1216" style:parent-style-name="內文" style:family="paragraph">
      <style:paragraph-properties style:text-autospace="none" fo:text-align="justify"/>
    </style:style>
    <style:style style:name="T1217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1218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ableCell1219" style:family="table-cell">
      <style:table-cell-properties fo:border="0.0104in solid #000000" fo:padding-top="0in" fo:padding-left="0.0194in" fo:padding-bottom="0in" fo:padding-right="0.0194in"/>
    </style:style>
    <style:style style:name="P1220" style:parent-style-name="內文" style:family="paragraph">
      <style:paragraph-properties style:text-autospace="none" fo:text-align="justify"/>
    </style:style>
    <style:style style:name="TableRow1221" style:family="table-row">
      <style:table-row-properties style:min-row-height="0.118in" style:use-optimal-row-height="false"/>
    </style:style>
    <style:style style:name="TableCell1222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223" style:parent-style-name="內文" style:family="paragraph">
      <style:paragraph-properties style:text-autospace="none" fo:text-align="justify"/>
    </style:style>
    <style:style style:name="TableCell1224" style:family="table-cell">
      <style:table-cell-properties fo:border-top="0.0104in solid #000000" fo:border-left="0.0312in solid #000000" fo:border-bottom="none" fo:border-right="0.0104in solid #000000" fo:padding-top="0in" fo:padding-left="0.0194in" fo:padding-bottom="0in" fo:padding-right="0.0194in"/>
    </style:style>
    <style:style style:name="P1225" style:parent-style-name="內文" style:family="paragraph">
      <style:paragraph-properties style:text-autospace="none" fo:text-align="justify" fo:text-indent="0.0763in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226" style:family="table-cell">
      <style:table-cell-properties fo:border-top="0.0104in solid #000000" fo:border-left="0.0104in solid #000000" fo:border-bottom="none" fo:border-right="0.0312in solid #000000" fo:padding-top="0in" fo:padding-left="0.0194in" fo:padding-bottom="0in" fo:padding-right="0.0194in"/>
    </style:style>
    <style:style style:name="P1227" style:parent-style-name="內文" style:family="paragraph">
      <style:paragraph-properties style:text-autospace="none" fo:text-align="justify"/>
    </style:style>
    <style:style style:name="TableCell1228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229" style:parent-style-name="內文" style:family="paragraph">
      <style:paragraph-properties style:text-autospace="none" fo:text-align="justify"/>
    </style:style>
    <style:style style:name="TableCell1230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231" style:parent-style-name="內文" style:family="paragraph">
      <style:paragraph-properties style:text-autospace="none" fo:text-align="justify"/>
    </style:style>
    <style:style style:name="TableCell1232" style:family="table-cell">
      <style:table-cell-properties fo:border="0.0104in solid #000000" fo:padding-top="0in" fo:padding-left="0.0194in" fo:padding-bottom="0in" fo:padding-right="0.0194in"/>
    </style:style>
    <style:style style:name="P1233" style:parent-style-name="內文" style:family="paragraph">
      <style:paragraph-properties style:text-autospace="none"/>
    </style:style>
    <style:style style:name="T1234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1235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ableCell1236" style:family="table-cell">
      <style:table-cell-properties fo:border="0.0104in solid #000000" fo:padding-top="0in" fo:padding-left="0.0194in" fo:padding-bottom="0in" fo:padding-right="0.0194in"/>
    </style:style>
    <style:style style:name="P1237" style:parent-style-name="內文" style:family="paragraph">
      <style:paragraph-properties style:text-autospace="none" fo:text-align="justify"/>
    </style:style>
    <style:style style:name="TableRow1238" style:family="table-row">
      <style:table-row-properties style:min-row-height="0.118in" style:use-optimal-row-height="false"/>
    </style:style>
    <style:style style:name="TableCell1239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240" style:parent-style-name="內文" style:family="paragraph">
      <style:paragraph-properties style:text-autospace="none" fo:text-align="justify"/>
    </style:style>
    <style:style style:name="TableCell1241" style:family="table-cell">
      <style:table-cell-properties fo:border-top="none" fo:border-left="0.0312in solid #000000" fo:border-bottom="0.0104in solid #000000" fo:border-right="0.0104in solid #000000" fo:padding-top="0in" fo:padding-left="0.0194in" fo:padding-bottom="0in" fo:padding-right="0.0194in"/>
    </style:style>
    <style:style style:name="P1242" style:parent-style-name="內文" style:family="paragraph">
      <style:paragraph-properties style:text-autospace="none" fo:text-align="justify" fo:text-indent="0.3055in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243" style:family="table-cell">
      <style:table-cell-properties fo:border-top="none" fo:border-left="0.0104in solid #000000" fo:border-bottom="0.0104in solid #000000" fo:border-right="0.0312in solid #000000" fo:padding-top="0in" fo:padding-left="0.0194in" fo:padding-bottom="0in" fo:padding-right="0.0194in"/>
    </style:style>
    <style:style style:name="P1244" style:parent-style-name="內文" style:family="paragraph">
      <style:paragraph-properties style:text-autospace="none" fo:text-align="justify"/>
    </style:style>
    <style:style style:name="TableCell1245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246" style:parent-style-name="內文" style:family="paragraph">
      <style:paragraph-properties style:text-autospace="none" fo:text-align="justify"/>
    </style:style>
    <style:style style:name="TableCell1247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248" style:parent-style-name="內文" style:family="paragraph">
      <style:paragraph-properties style:text-autospace="none"/>
      <style:text-properties style:font-name="新細明體" style:font-name-asian="新細明體" style:font-name-complex="新細明體" fo:font-weight="bold" style:font-weight-asian="bold" style:font-weight-complex="bold" style:letter-kerning="false" fo:language="zh" fo:country="TW"/>
    </style:style>
    <style:style style:name="TableCell1249" style:family="table-cell">
      <style:table-cell-properties fo:border="0.0104in solid #000000" fo:padding-top="0in" fo:padding-left="0.0194in" fo:padding-bottom="0in" fo:padding-right="0.0194in"/>
    </style:style>
    <style:style style:name="P1250" style:parent-style-name="內文" style:family="paragraph">
      <style:paragraph-properties style:text-autospace="none"/>
    </style:style>
    <style:style style:name="T1251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P1252" style:parent-style-name="內文" style:family="paragraph">
      <style:paragraph-properties style:text-autospace="none"/>
    </style:style>
    <style:style style:name="T1253" style:parent-style-name="預設段落字型" style:family="text">
      <style:text-properties style:font-name="新細明體" style:font-name-asian="新細明體" style:font-name-complex="新細明體" style:letter-kerning="false" fo:language="zh" fo:country="TW"/>
    </style:style>
    <style:style style:name="T1254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1255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1256" style:parent-style-name="預設段落字型" style:family="text">
      <style:text-properties style:font-name="標楷體" style:font-name-complex="標楷體" fo:font-weight="bold" style:font-weight-asian="bold" style:font-weight-complex="bold" style:letter-kerning="false" fo:language="zh" fo:country="TW"/>
    </style:style>
    <style:style style:name="TableCell1257" style:family="table-cell">
      <style:table-cell-properties fo:border="0.0104in solid #000000" fo:padding-top="0in" fo:padding-left="0.0194in" fo:padding-bottom="0in" fo:padding-right="0.0194in"/>
    </style:style>
    <style:style style:name="P1258" style:parent-style-name="內文" style:family="paragraph">
      <style:paragraph-properties style:text-autospace="none" fo:text-align="justify"/>
    </style:style>
    <style:style style:name="P1259" style:parent-style-name="內文" style:family="paragraph">
      <style:paragraph-properties style:text-autospace="none" fo:text-align="justify"/>
    </style:style>
    <style:style style:name="TableRow1260" style:family="table-row">
      <style:table-row-properties style:min-row-height="0.118in" style:use-optimal-row-height="false"/>
    </style:style>
    <style:style style:name="TableCell1261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262" style:parent-style-name="內文" style:family="paragraph">
      <style:paragraph-properties style:text-autospace="none" fo:text-align="justify"/>
    </style:style>
    <style:style style:name="TableCell1263" style:family="table-cell">
      <style:table-cell-properties fo:border-top="0.0104in solid #000000" fo:border-left="0.0312in solid #000000" fo:border-bottom="none" fo:border-right="0.0104in solid #000000" fo:padding-top="0in" fo:padding-left="0.0194in" fo:padding-bottom="0in" fo:padding-right="0.0194in"/>
    </style:style>
    <style:style style:name="P1264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26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26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26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268" style:family="table-cell">
      <style:table-cell-properties fo:border-top="0.0104in solid #000000" fo:border-left="0.0104in solid #000000" fo:border-bottom="none" fo:border-right="0.0312in solid #000000" fo:padding-top="0in" fo:padding-left="0.0194in" fo:padding-bottom="0in" fo:padding-right="0.0194in"/>
    </style:style>
    <style:style style:name="P1269" style:parent-style-name="內文" style:family="paragraph">
      <style:paragraph-properties style:text-autospace="none" fo:text-align="justify"/>
    </style:style>
    <style:style style:name="TableCell1270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271" style:parent-style-name="內文" style:family="paragraph">
      <style:paragraph-properties style:text-autospace="none" fo:text-align="justify"/>
    </style:style>
    <style:style style:name="TableCell1272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273" style:parent-style-name="內文" style:family="paragraph">
      <style:paragraph-properties style:text-autospace="none"/>
      <style:text-properties style:font-name="新細明體" style:font-name-asian="新細明體" style:font-name-complex="新細明體" style:letter-kerning="false" fo:language="zh" fo:country="TW"/>
    </style:style>
    <style:style style:name="P1274" style:parent-style-name="內文" style:family="paragraph">
      <style:paragraph-properties style:text-autospace="none"/>
      <style:text-properties style:font-name="標楷體" style:font-name-complex="標楷體" style:letter-kerning="false" fo:language="zh" fo:country="TW"/>
    </style:style>
    <style:style style:name="P1275" style:parent-style-name="內文" style:family="paragraph">
      <style:paragraph-properties style:text-autospace="none" fo:text-align="justify"/>
    </style:style>
    <style:style style:name="TableRow1276" style:family="table-row">
      <style:table-row-properties style:min-row-height="0.118in" style:use-optimal-row-height="false"/>
    </style:style>
    <style:style style:name="TableCell1277" style:family="table-cell">
      <style:table-cell-properties fo:border-top="none" fo:border-left="0.0104in solid #000000" fo:border-bottom="none" fo:border-right="0.0312in solid #000000" fo:padding-top="0in" fo:padding-left="0.0194in" fo:padding-bottom="0in" fo:padding-right="0.0194in"/>
    </style:style>
    <style:style style:name="P1278" style:parent-style-name="內文" style:family="paragraph">
      <style:paragraph-properties style:text-autospace="none" fo:text-align="justify"/>
    </style:style>
    <style:style style:name="TableCell1279" style:family="table-cell">
      <style:table-cell-properties fo:border-top="none" fo:border-left="0.0312in solid #000000" fo:border-bottom="0.0312in solid #000000" fo:border-right="0.0104in solid #000000" fo:padding-top="0in" fo:padding-left="0.0194in" fo:padding-bottom="0in" fo:padding-right="0.0194in"/>
    </style:style>
    <style:style style:name="P1280" style:parent-style-name="內文" style:family="paragraph">
      <style:paragraph-properties style:text-autospace="none" fo:text-align="justify" fo:text-indent="0.1527in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281" style:family="table-cell">
      <style:table-cell-properties fo:border-top="none" fo:border-left="0.0104in solid #000000" fo:border-bottom="0.0312in solid #000000" fo:border-right="0.0312in solid #000000" fo:padding-top="0in" fo:padding-left="0.0194in" fo:padding-bottom="0in" fo:padding-right="0.0194in"/>
    </style:style>
    <style:style style:name="P1282" style:parent-style-name="內文" style:family="paragraph">
      <style:paragraph-properties style:text-autospace="none" fo:text-align="justify"/>
    </style:style>
    <style:style style:name="TableCell1283" style:family="table-cell">
      <style:table-cell-properties fo:border-top="none" fo:border-left="0.0312in solid #000000" fo:border-bottom="none" fo:border-right="none" fo:padding-top="0in" fo:padding-left="0.0194in" fo:padding-bottom="0in" fo:padding-right="0.0194in"/>
    </style:style>
    <style:style style:name="P1284" style:parent-style-name="內文" style:family="paragraph">
      <style:paragraph-properties style:text-autospace="none" fo:text-align="justify"/>
    </style:style>
    <style:style style:name="TableCell1285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286" style:parent-style-name="內文" style:family="paragraph">
      <style:paragraph-properties style:text-autospace="none"/>
      <style:text-properties style:font-name="標楷體" style:font-name-complex="標楷體" style:letter-kerning="false" fo:language="zh" fo:country="TW"/>
    </style:style>
    <style:style style:name="TableCell1287" style:family="table-cell">
      <style:table-cell-properties fo:border="0.0104in solid #000000" fo:padding-top="0in" fo:padding-left="0.0194in" fo:padding-bottom="0in" fo:padding-right="0.0194in"/>
    </style:style>
    <style:style style:name="P1288" style:parent-style-name="內文" style:family="paragraph">
      <style:paragraph-properties style:text-autospace="none" fo:margin-right="0.3333in"/>
    </style:style>
    <style:style style:name="T1289" style:parent-style-name="預設段落字型" style:family="text">
      <style:text-properties style:font-name="標楷體" style:font-name-complex="標楷體" fo:font-weight="bold" style:font-weight-asian="bold" style:font-weight-complex="bold" fo:color="#000000" style:letter-kerning="false" fo:language="zh" fo:country="TW"/>
    </style:style>
    <style:style style:name="T1290" style:parent-style-name="預設段落字型" style:family="text">
      <style:text-properties style:font-name="標楷體" style:font-name-complex="標楷體" fo:font-weight="bold" style:font-weight-asian="bold" style:font-weight-complex="bold" style:letter-kerning="false" fo:font-size="11pt" style:font-size-asian="11pt" style:font-size-complex="11pt" fo:language="zh" fo:country="TW"/>
    </style:style>
    <style:style style:name="TableCell1291" style:family="table-cell">
      <style:table-cell-properties fo:border="0.0104in solid #000000" fo:padding-top="0in" fo:padding-left="0.0194in" fo:padding-bottom="0in" fo:padding-right="0.0194in"/>
    </style:style>
    <style:style style:name="P1292" style:parent-style-name="內文" style:family="paragraph">
      <style:paragraph-properties style:text-autospace="none" fo:text-align="justify"/>
      <style:text-properties style:font-name-asian="新細明體"/>
    </style:style>
    <style:style style:name="TableRow1293" style:family="table-row">
      <style:table-row-properties style:min-row-height="0.118in" style:use-optimal-row-height="false"/>
    </style:style>
    <style:style style:name="TableCell12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295" style:parent-style-name="內文" style:family="paragraph">
      <style:paragraph-properties style:text-autospace="none" fo:text-align="justify"/>
      <style:text-properties style:font-name-asian="新細明體"/>
    </style:style>
    <style:style style:name="TableCell1296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297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29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29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0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301" style:family="table-cell">
      <style:table-cell-properties fo:border-top="0.0312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302" style:parent-style-name="內文" style:family="paragraph">
      <style:paragraph-properties style:text-autospace="none" fo:text-align="justify"/>
    </style:style>
    <style:style style:name="TableCell1303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304" style:parent-style-name="內文" style:family="paragraph">
      <style:paragraph-properties style:text-autospace="none" fo:text-align="justify"/>
    </style:style>
    <style:style style:name="TableCell1305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306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  <style:text-properties style:font-name="新細明體" style:font-name-asian="新細明體" style:font-name-complex="新細明體" style:letter-kerning="false" fo:language="zh" fo:country="TW"/>
    </style:style>
    <style:style style:name="TableCell130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08" style:parent-style-name="內文" style:family="paragraph">
      <style:paragraph-properties style:text-autospace="none" fo:margin-right="0.3333in"/>
    </style:style>
    <style:style style:name="T1309" style:parent-style-name="預設段落字型" style:family="text">
      <style:text-properties style:font-name="標楷體" style:font-name-complex="標楷體" fo:font-weight="bold" style:font-weight-asian="bold" style:font-weight-complex="bold" fo:color="#000000" style:letter-kerning="false" fo:language="zh" fo:country="TW"/>
    </style:style>
    <style:style style:name="T1310" style:parent-style-name="預設段落字型" style:family="text">
      <style:text-properties style:font-name="標楷體" style:font-name-complex="標楷體" fo:font-weight="bold" style:font-weight-asian="bold" style:font-weight-complex="bold" style:letter-kerning="false" fo:font-size="11pt" style:font-size-asian="11pt" style:font-size-complex="11pt" fo:language="zh" fo:country="TW"/>
    </style:style>
    <style:style style:name="T1311" style:parent-style-name="預設段落字型" style:family="text">
      <style:text-properties style:font-name="標楷體" style:font-name-complex="標楷體" fo:font-weight="bold" style:font-weight-asian="bold" fo:font-size="11pt" style:font-size-asian="11pt" style:font-size-complex="11pt" fo:language="zh" fo:country="TW"/>
    </style:style>
    <style:style style:name="TableCell131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13" style:parent-style-name="內文" style:family="paragraph">
      <style:paragraph-properties style:text-autospace="none" fo:text-align="justify"/>
      <style:text-properties style:font-name-asian="新細明體"/>
    </style:style>
    <style:style style:name="TableRow1314" style:family="table-row">
      <style:table-row-properties style:min-row-height="0.118in" style:use-optimal-row-height="false"/>
    </style:style>
    <style:style style:name="TableCell131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16" style:parent-style-name="內文" style:family="paragraph">
      <style:paragraph-properties style:text-autospace="none" fo:text-align="justify"/>
      <style:text-properties style:font-name-asian="新細明體"/>
    </style:style>
    <style:style style:name="TableCell1317" style:family="table-cell">
      <style:table-cell-properties fo:border="0.0104in solid #000000" fo:padding-top="0in" fo:padding-left="0.0194in" fo:padding-bottom="0in" fo:padding-right="0.0194in"/>
    </style:style>
    <style:style style:name="P1318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31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2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2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322" style:family="table-cell">
      <style:table-cell-properties fo:border="0.0104in solid #000000" fo:padding-top="0in" fo:padding-left="0.0194in" fo:padding-bottom="0in" fo:padding-right="0.0194in"/>
    </style:style>
    <style:style style:name="P1323" style:parent-style-name="內文" style:family="paragraph">
      <style:paragraph-properties style:text-autospace="none" fo:text-align="justify"/>
    </style:style>
    <style:style style:name="TableCell1324" style:family="table-cell">
      <style:table-cell-properties fo:border-top="none" fo:border-left="0.0104in solid #000000" fo:border-bottom="0.0104in solid #000000" fo:border-right="none" fo:padding-top="0in" fo:padding-left="0.0194in" fo:padding-bottom="0in" fo:padding-right="0.0194in"/>
    </style:style>
    <style:style style:name="P1325" style:parent-style-name="內文" style:family="paragraph">
      <style:paragraph-properties style:text-autospace="none" fo:text-align="justify"/>
    </style:style>
    <style:style style:name="TableCell1326" style:family="table-cell">
      <style:table-cell-properties fo:border-top="none" fo:border-left="none" fo:border-bottom="0.0104in solid #000000" fo:border-right="0.0104in solid #000000" fo:padding-top="0in" fo:padding-left="0.0194in" fo:padding-bottom="0in" fo:padding-right="0.0194in"/>
    </style:style>
    <style:style style:name="P1327" style:parent-style-name="內文" style:family="paragraph">
      <style:paragraph-properties style:text-autospace="none" fo:margin-right="0.3333in"/>
    </style:style>
    <style:style style:name="TableCell132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329" style:parent-style-name="內文" style:family="paragraph">
      <style:paragraph-properties style:text-autospace="none" fo:text-indent="0.0763in"/>
    </style:style>
    <style:style style:name="T1330" style:parent-style-name="預設段落字型" style:family="text">
      <style:text-properties style:font-name="標楷體" style:font-name-complex="標楷體" fo:font-weight="bold" style:font-weight-asian="bold" style:font-weight-complex="bold" style:letter-kerning="false" fo:font-size="11pt" style:font-size-asian="11pt" style:font-size-complex="11pt" fo:language="zh" fo:country="TW"/>
    </style:style>
    <style:style style:name="TableCell133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332" style:parent-style-name="內文" style:family="paragraph">
      <style:paragraph-properties style:text-autospace="none" fo:text-align="justify"/>
    </style:style>
    <style:style style:name="TableRow1333" style:family="table-row">
      <style:table-row-properties style:min-row-height="0.118in" style:use-optimal-row-height="false"/>
    </style:style>
    <style:style style:name="TableCell133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35" style:parent-style-name="內文" style:family="paragraph">
      <style:paragraph-properties style:text-autospace="none" fo:text-align="justify"/>
    </style:style>
    <style:style style:name="TableCell133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37" style:parent-style-name="內文" style:family="paragraph">
      <style:paragraph-properties style:text-autospace="none" fo:text-align="justify"/>
    </style:style>
    <style:style style:name="T133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3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4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34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47" style:parent-style-name="內文" style:family="paragraph">
      <style:paragraph-properties style:text-autospace="none" fo:text-align="justify"/>
    </style:style>
    <style:style style:name="TableCell1348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.0194in" fo:padding-bottom="0in" fo:padding-right="0.0194in"/>
    </style:style>
    <style:style style:name="P1349" style:parent-style-name="內文" style:family="paragraph">
      <style:paragraph-properties style:text-autospace="none" fo:text-align="justify"/>
    </style:style>
    <style:style style:name="T1350" style:parent-style-name="預設段落字型" style:family="text">
      <style:text-properties style:font-name="標楷體" style:font-name-complex="標楷體" fo:font-weight="bold" style:font-weight-asian="bold" fo:font-size="16pt" style:font-size-asian="16pt" style:font-size-complex="16pt" fo:language="zh" fo:country="TW"/>
    </style:style>
    <style:style style:name="T1351" style:parent-style-name="預設段落字型" style:family="text">
      <style:text-properties style:font-name="標楷體" style:font-name-complex="標楷體" fo:font-weight="bold" style:font-weight-asian="bold" fo:font-size="16pt" style:font-size-asian="16pt" style:font-size-complex="16pt" fo:language="zh" fo:country="TW"/>
    </style:style>
    <style:style style:name="T135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ableRow1353" style:family="table-row">
      <style:table-row-properties style:min-row-height="0.118in" style:use-optimal-row-height="false"/>
    </style:style>
    <style:style style:name="TableCell135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55" style:parent-style-name="內文" style:family="paragraph">
      <style:paragraph-properties style:text-autospace="none" fo:text-align="justify"/>
    </style:style>
    <style:style style:name="TableCell135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357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358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1359" style:parent-style-name="內文" style:family="paragraph">
      <style:paragraph-properties style:text-autospace="none" fo:text-align="justify"/>
    </style:style>
    <style:style style:name="P1360" style:parent-style-name="內文" style:family="paragraph">
      <style:paragraph-properties style:text-autospace="none" fo:text-align="justify"/>
      <style:text-properties style:font-name-asian="新細明體"/>
    </style:style>
    <style:style style:name="TableCell1361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362" style:parent-style-name="內文" style:family="paragraph">
      <style:paragraph-properties style:text-autospace="none"/>
    </style:style>
    <style:style style:name="TableRow1363" style:family="table-row">
      <style:table-row-properties style:min-row-height="0.118in" style:use-optimal-row-height="false"/>
    </style:style>
    <style:style style:name="TableCell136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65" style:parent-style-name="內文" style:family="paragraph">
      <style:paragraph-properties style:text-autospace="none" fo:text-align="justify"/>
    </style:style>
    <style:style style:name="TableCell1366" style:family="table-cell">
      <style:table-cell-properties fo:border-top="0.0104in solid #000000" fo:border-left="0.0104in solid #000000" fo:border-bottom="none" fo:border-right="none" fo:padding-top="0in" fo:padding-left="0.0194in" fo:padding-bottom="0in" fo:padding-right="0.0194in"/>
    </style:style>
    <style:style style:name="P1367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368" style:family="table-cell">
      <style:table-cell-properties fo:border-top="0.0104in solid #000000" fo:border-left="none" fo:border-bottom="none" fo:border-right="0.0104in solid #000000" fo:padding-top="0in" fo:padding-left="0.0194in" fo:padding-bottom="0in" fo:padding-right="0.0194in"/>
    </style:style>
    <style:style style:name="P1369" style:parent-style-name="內文" style:family="paragraph">
      <style:paragraph-properties style:text-autospace="none" fo:text-align="justify"/>
    </style:style>
    <style:style style:name="TableCell137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71" style:parent-style-name="內文" style:family="paragraph">
      <style:paragraph-properties style:text-autospace="none" fo:text-align="justify"/>
    </style:style>
    <style:style style:name="P1372" style:parent-style-name="內文" style:family="paragraph">
      <style:paragraph-properties fo:line-height="0.1944in"/>
    </style:style>
    <style:style style:name="T1373" style:parent-style-name="預設段落字型" style:family="text">
      <style:text-properties fo:font-weight="bold" style:font-weight-asian="bold" fo:font-size="16pt" style:font-size-asian="16pt"/>
    </style:style>
    <style:style style:name="TableRow1374" style:family="table-row">
      <style:table-row-properties style:min-row-height="0.118in" style:use-optimal-row-height="false"/>
    </style:style>
    <style:style style:name="TableCell137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76" style:parent-style-name="內文" style:family="paragraph">
      <style:paragraph-properties style:text-autospace="none" fo:text-align="justify"/>
    </style:style>
    <style:style style:name="TableCell1377" style:family="table-cell">
      <style:table-cell-properties fo:border-top="none" fo:border-left="0.0104in solid #000000" fo:border-bottom="0.0104in solid #000000" fo:border-right="none" fo:padding-top="0in" fo:padding-left="0.0194in" fo:padding-bottom="0in" fo:padding-right="0.0194in"/>
    </style:style>
    <style:style style:name="P1378" style:parent-style-name="內文" style:family="paragraph">
      <style:paragraph-properties style:text-autospace="none" fo:text-align="justify"/>
    </style:style>
    <style:style style:name="T137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80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38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82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38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384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38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386" style:family="table-cell">
      <style:table-cell-properties fo:border-top="none" fo:border-left="none" fo:border-bottom="0.0104in solid #000000" fo:border-right="0.0104in solid #000000" fo:padding-top="0in" fo:padding-left="0.0194in" fo:padding-bottom="0in" fo:padding-right="0.0194in"/>
    </style:style>
    <style:style style:name="P1387" style:parent-style-name="內文" style:family="paragraph">
      <style:paragraph-properties style:text-autospace="none" fo:text-align="justify"/>
    </style:style>
    <style:style style:name="P1388" style:parent-style-name="內文" style:family="paragraph">
      <style:paragraph-properties style:text-autospace="none" fo:text-align="justify"/>
      <style:text-properties style:font-name-asian="新細明體"/>
    </style:style>
    <style:style style:name="TableRow1389" style:family="table-row">
      <style:table-row-properties style:min-row-height="0.118in" style:use-optimal-row-height="false"/>
    </style:style>
    <style:style style:name="TableCell139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91" style:parent-style-name="內文" style:family="paragraph">
      <style:paragraph-properties style:text-autospace="none" fo:text-align="justify"/>
    </style:style>
    <style:style style:name="TableCell139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93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4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39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39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397" style:parent-style-name="內文" style:family="paragraph">
      <style:paragraph-properties style:text-autospace="none" fo:text-align="justify"/>
      <style:text-properties style:font-name-asian="新細明體"/>
    </style:style>
    <style:style style:name="TableCell139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399" style:parent-style-name="內文" style:family="paragraph">
      <style:paragraph-properties style:text-autospace="none" fo:text-align="justify"/>
      <style:text-properties style:font-name-asian="新細明體"/>
    </style:style>
    <style:style style:name="TableCell1400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01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402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03" style:parent-style-name="內文" style:family="paragraph">
      <style:paragraph-properties style:text-autospace="none" fo:text-align="justify"/>
      <style:text-properties style:font-name-asian="新細明體"/>
    </style:style>
    <style:style style:name="TableRow1404" style:family="table-row">
      <style:table-row-properties style:min-row-height="0.118in" style:use-optimal-row-height="false"/>
    </style:style>
    <style:style style:name="TableCell140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06" style:parent-style-name="內文" style:family="paragraph">
      <style:paragraph-properties style:text-autospace="none" fo:text-align="justify"/>
    </style:style>
    <style:style style:name="TableCell140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08" style:parent-style-name="內文" style:family="paragraph">
      <style:paragraph-properties style:text-autospace="none" fo:text-indent="0.1527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410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41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12" style:parent-style-name="內文" style:family="paragraph">
      <style:paragraph-properties style:text-autospace="none" fo:text-align="justify"/>
      <style:text-properties style:font-name-asian="新細明體"/>
    </style:style>
    <style:style style:name="TableCell141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14" style:parent-style-name="內文" style:family="paragraph">
      <style:paragraph-properties style:text-autospace="none" fo:text-align="justify"/>
    </style:style>
    <style:style style:name="TableCell1415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16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417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18" style:parent-style-name="內文" style:family="paragraph">
      <style:paragraph-properties style:text-autospace="none" fo:text-align="justify"/>
      <style:text-properties style:font-name-asian="新細明體"/>
    </style:style>
    <style:style style:name="TableRow1419" style:family="table-row">
      <style:table-row-properties style:min-row-height="0.118in" style:use-optimal-row-height="false"/>
    </style:style>
    <style:style style:name="TableCell142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21" style:parent-style-name="內文" style:family="paragraph">
      <style:paragraph-properties style:text-autospace="none" fo:text-align="justify"/>
      <style:text-properties style:font-name-asian="新細明體"/>
    </style:style>
    <style:style style:name="TableCell1422" style:family="table-cell">
      <style:table-cell-properties fo:border="0.0104in solid #000000" fo:padding-top="0in" fo:padding-left="0.0194in" fo:padding-bottom="0in" fo:padding-right="0.0194in"/>
    </style:style>
    <style:style style:name="P1423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24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42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426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42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428" style:family="table-cell">
      <style:table-cell-properties fo:border="0.0104in solid #000000" fo:padding-top="0in" fo:padding-left="0.0194in" fo:padding-bottom="0in" fo:padding-right="0.0194in"/>
    </style:style>
    <style:style style:name="P1429" style:parent-style-name="內文" style:family="paragraph">
      <style:paragraph-properties style:text-autospace="none" fo:text-align="justify"/>
      <style:text-properties style:font-name-asian="新細明體"/>
    </style:style>
    <style:style style:name="TableCell1430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31" style:parent-style-name="內文" style:family="paragraph">
      <style:paragraph-properties style:text-autospace="none" fo:text-align="justify"/>
    </style:style>
    <style:style style:name="TableCell1432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33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434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35" style:parent-style-name="內文" style:family="paragraph">
      <style:paragraph-properties style:text-autospace="none" fo:text-align="justify"/>
      <style:text-properties style:font-name-asian="新細明體"/>
    </style:style>
    <style:style style:name="TableRow1436" style:family="table-row">
      <style:table-row-properties style:min-row-height="0.118in" style:use-optimal-row-height="false"/>
    </style:style>
    <style:style style:name="TableCell143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38" style:parent-style-name="內文" style:family="paragraph">
      <style:paragraph-properties style:text-autospace="none" fo:text-align="justify"/>
      <style:text-properties style:font-name-asian="新細明體"/>
    </style:style>
    <style:style style:name="TableCell1439" style:family="table-cell">
      <style:table-cell-properties fo:border="0.0104in solid #000000" fo:padding-top="0in" fo:padding-left="0.0194in" fo:padding-bottom="0in" fo:padding-right="0.0194in"/>
    </style:style>
    <style:style style:name="P1440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1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44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443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44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445" style:family="table-cell">
      <style:table-cell-properties fo:border="0.0104in solid #000000" fo:padding-top="0in" fo:padding-left="0.0194in" fo:padding-bottom="0in" fo:padding-right="0.0194in"/>
    </style:style>
    <style:style style:name="P1446" style:parent-style-name="內文" style:family="paragraph">
      <style:paragraph-properties style:text-autospace="none" fo:text-align="justify"/>
      <style:text-properties style:font-name-asian="新細明體"/>
    </style:style>
    <style:style style:name="TableCell144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48" style:parent-style-name="內文" style:family="paragraph">
      <style:paragraph-properties style:text-autospace="none" fo:text-align="justify"/>
    </style:style>
    <style:style style:name="TableCell1449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50" style:parent-style-name="內文" style:family="paragraph">
      <style:paragraph-properties style:text-autospace="none"/>
    </style:style>
    <style:style style:name="TableCell1451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52" style:parent-style-name="內文" style:family="paragraph">
      <style:paragraph-properties style:text-autospace="none"/>
    </style:style>
    <style:style style:name="TableRow1453" style:family="table-row">
      <style:table-row-properties style:min-row-height="0.118in" style:use-optimal-row-height="false"/>
    </style:style>
    <style:style style:name="TableCell145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55" style:parent-style-name="內文" style:family="paragraph">
      <style:paragraph-properties style:text-autospace="none" fo:text-align="justify"/>
      <style:text-properties style:font-name-asian="新細明體"/>
    </style:style>
    <style:style style:name="TableCell145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457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45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459" style:parent-style-name="內文" style:family="paragraph">
      <style:paragraph-properties style:text-autospace="none" fo:text-align="justify"/>
    </style:style>
    <style:style style:name="TableCell1460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61" style:parent-style-name="內文" style:family="paragraph">
      <style:paragraph-properties style:text-autospace="none" fo:text-align="justify"/>
    </style:style>
    <style:style style:name="TableCell1462" style:family="table-cell">
      <style:table-cell-properties fo:border="none" fo:padding-top="0in" fo:padding-left="0.0194in" fo:padding-bottom="0in" fo:padding-right="0.0194in"/>
    </style:style>
    <style:style style:name="P1463" style:parent-style-name="內文" style:family="paragraph">
      <style:text-properties style:font-name="新細明體" style:font-name-asian="新細明體" style:font-name-complex="新細明體" style:letter-kerning="false" fo:font-size="11pt" style:font-size-asian="11pt" style:font-size-complex="11pt"/>
    </style:style>
    <style:style style:name="TableCell1464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65" style:parent-style-name="內文" style:family="paragraph">
      <style:paragraph-properties style:text-autospace="none" fo:text-align="justify"/>
      <style:text-properties style:font-name-asian="新細明體"/>
    </style:style>
    <style:style style:name="TableRow1466" style:family="table-row">
      <style:table-row-properties style:min-row-height="0.118in" style:use-optimal-row-height="false"/>
    </style:style>
    <style:style style:name="TableCell146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68" style:parent-style-name="內文" style:family="paragraph">
      <style:paragraph-properties style:text-autospace="none" fo:text-align="justify"/>
      <style:text-properties style:font-name-asian="新細明體"/>
    </style:style>
    <style:style style:name="TableCell146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70" style:parent-style-name="內文" style:family="paragraph">
      <style:paragraph-properties style:text-autospace="none" fo:text-align="justify" fo:text-indent="0.2291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47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72" style:parent-style-name="內文" style:family="paragraph">
      <style:paragraph-properties style:text-autospace="none" fo:text-align="justify"/>
    </style:style>
    <style:style style:name="TableCell147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74" style:parent-style-name="內文" style:family="paragraph">
      <style:paragraph-properties style:text-autospace="none" fo:text-align="justify"/>
    </style:style>
    <style:style style:name="TableCell1475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76" style:parent-style-name="內文" style:family="paragraph">
      <style:paragraph-properties style:text-autospace="none"/>
    </style:style>
    <style:style style:name="TableCell1477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78" style:parent-style-name="內文" style:family="paragraph">
      <style:paragraph-properties style:text-autospace="none"/>
    </style:style>
    <style:style style:name="TableRow1479" style:family="table-row">
      <style:table-row-properties style:min-row-height="0.25in" style:use-optimal-row-height="false"/>
    </style:style>
    <style:style style:name="TableCell148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481" style:parent-style-name="內文" style:family="paragraph">
      <style:paragraph-properties style:text-autospace="none" fo:text-align="justify"/>
      <style:text-properties style:font-name-asian="新細明體"/>
    </style:style>
    <style:style style:name="TableCell1482" style:family="table-cell">
      <style:table-cell-properties fo:border="0.0104in solid #000000" fo:padding-top="0in" fo:padding-left="0.0194in" fo:padding-bottom="0in" fo:padding-right="0.0194in"/>
    </style:style>
    <style:style style:name="P1483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484" style:family="table-cell">
      <style:table-cell-properties fo:border="0.0104in solid #000000" fo:padding-top="0in" fo:padding-left="0.0194in" fo:padding-bottom="0in" fo:padding-right="0.0194in"/>
    </style:style>
    <style:style style:name="P1485" style:parent-style-name="內文" style:family="paragraph">
      <style:paragraph-properties style:text-autospace="none" fo:text-align="justify"/>
    </style:style>
    <style:style style:name="TableCell148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487" style:parent-style-name="內文" style:family="paragraph">
      <style:paragraph-properties style:text-autospace="none" fo:text-align="justify"/>
    </style:style>
    <style:style style:name="P1488" style:parent-style-name="內文" style:family="paragraph">
      <style:paragraph-properties style:text-autospace="none" fo:text-align="justify"/>
    </style:style>
    <style:style style:name="TableCell1489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490" style:parent-style-name="內文" style:family="paragraph">
      <style:paragraph-properties style:text-autospace="none"/>
    </style:style>
    <style:style style:name="P1491" style:parent-style-name="內文" style:family="paragraph">
      <style:paragraph-properties style:text-autospace="none"/>
    </style:style>
    <style:style style:name="TableCell1492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493" style:parent-style-name="內文" style:family="paragraph">
      <style:paragraph-properties style:text-autospace="none"/>
    </style:style>
    <style:style style:name="TableRow1494" style:family="table-row">
      <style:table-row-properties style:min-row-height="0.25in" style:use-optimal-row-height="false"/>
    </style:style>
    <style:style style:name="P1495" style:parent-style-name="內文" style:family="paragraph">
      <style:paragraph-properties style:text-autospace="none" fo:text-align="justify"/>
      <style:text-properties style:font-name-asian="新細明體"/>
    </style:style>
    <style:style style:name="TableCell1496" style:family="table-cell">
      <style:table-cell-properties fo:border="0.0104in solid #000000" fo:padding-top="0in" fo:padding-left="0.0194in" fo:padding-bottom="0in" fo:padding-right="0.0194in"/>
    </style:style>
    <style:style style:name="P1497" style:parent-style-name="內文" style:family="paragraph">
      <style:paragraph-properties style:text-autospace="none" fo:text-align="justify"/>
    </style:style>
    <style:style style:name="T1498" style:parent-style-name="預設段落字型" style:family="text">
      <style:text-properties style:font-name="標楷體" style:font-name-complex="標楷體" style:letter-kerning="false" fo:font-size="11pt" style:font-size-asian="11pt" style:font-size-complex="11pt"/>
    </style:style>
    <style:style style:name="T149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0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0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0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03" style:family="table-cell">
      <style:table-cell-properties fo:border="0.0104in solid #000000" fo:padding-top="0in" fo:padding-left="0.0194in" fo:padding-bottom="0in" fo:padding-right="0.0194in"/>
    </style:style>
    <style:style style:name="P1504" style:parent-style-name="內文" style:family="paragraph">
      <style:paragraph-properties style:text-autospace="none" fo:text-align="justify"/>
    </style:style>
    <style:style style:name="P1505" style:parent-style-name="內文" style:family="paragraph">
      <style:paragraph-properties style:text-autospace="none" fo:text-align="justify"/>
    </style:style>
    <style:style style:name="P1506" style:parent-style-name="內文" style:family="paragraph">
      <style:paragraph-properties style:text-autospace="none"/>
    </style:style>
    <style:style style:name="P1507" style:parent-style-name="內文" style:family="paragraph">
      <style:paragraph-properties style:text-autospace="none"/>
    </style:style>
    <style:style style:name="TableRow1508" style:family="table-row">
      <style:table-row-properties style:min-row-height="0.118in" style:use-optimal-row-height="false"/>
    </style:style>
    <style:style style:name="TableCell150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510" style:parent-style-name="內文" style:family="paragraph">
      <style:paragraph-properties style:text-autospace="none" fo:text-align="justify"/>
      <style:text-properties style:font-name-asian="新細明體"/>
    </style:style>
    <style:style style:name="TableCell1511" style:family="table-cell">
      <style:table-cell-properties fo:border="0.0104in solid #000000" fo:padding-top="0in" fo:padding-left="0.0194in" fo:padding-bottom="0in" fo:padding-right="0.0194in"/>
    </style:style>
    <style:style style:name="P1512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13" style:family="table-cell">
      <style:table-cell-properties fo:border="0.0104in solid #000000" fo:padding-top="0in" fo:padding-left="0.0194in" fo:padding-bottom="0in" fo:padding-right="0.0194in"/>
    </style:style>
    <style:style style:name="P1514" style:parent-style-name="內文" style:family="paragraph">
      <style:paragraph-properties style:text-autospace="none" fo:text-align="justify"/>
    </style:style>
    <style:style style:name="P1515" style:parent-style-name="內文" style:family="paragraph">
      <style:paragraph-properties style:text-autospace="none" fo:text-align="justify"/>
    </style:style>
    <style:style style:name="TableCell1516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17" style:parent-style-name="內文" style:family="paragraph">
      <style:paragraph-properties style:text-autospace="none"/>
    </style:style>
    <style:style style:name="TableCell1518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19" style:parent-style-name="內文" style:family="paragraph">
      <style:paragraph-properties style:text-autospace="none"/>
    </style:style>
    <style:style style:name="TableRow1520" style:family="table-row">
      <style:table-row-properties style:min-row-height="0.118in" style:use-optimal-row-height="false"/>
    </style:style>
    <style:style style:name="TableCell152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22" style:parent-style-name="內文" style:family="paragraph">
      <style:paragraph-properties style:text-autospace="none" fo:text-align="justify"/>
    </style:style>
    <style:style style:name="TableCell1523" style:family="table-cell">
      <style:table-cell-properties fo:border="0.0104in solid #000000" fo:padding-top="0in" fo:padding-left="0.0194in" fo:padding-bottom="0in" fo:padding-right="0.0194in"/>
    </style:style>
    <style:style style:name="P1524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25" style:family="table-cell">
      <style:table-cell-properties fo:border="0.0104in solid #000000" fo:padding-top="0in" fo:padding-left="0.0194in" fo:padding-bottom="0in" fo:padding-right="0.0194in"/>
    </style:style>
    <style:style style:name="P1526" style:parent-style-name="內文" style:family="paragraph">
      <style:paragraph-properties style:text-autospace="none" fo:text-align="justify"/>
    </style:style>
    <style:style style:name="TableCell1527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28" style:parent-style-name="內文" style:family="paragraph">
      <style:paragraph-properties style:text-autospace="none" fo:text-align="justify"/>
    </style:style>
    <style:style style:name="TableCell1529" style:family="table-cell">
      <style:table-cell-properties fo:border="none" fo:padding-top="0in" fo:padding-left="0.0194in" fo:padding-bottom="0in" fo:padding-right="0.0194in"/>
    </style:style>
    <style:style style:name="P1530" style:parent-style-name="內文" style:family="paragraph">
      <style:paragraph-properties style:text-autospace="none" fo:text-indent="0.0833in"/>
    </style:style>
    <style:style style:name="TableCell1531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32" style:parent-style-name="內文" style:family="paragraph">
      <style:paragraph-properties style:text-autospace="none" fo:text-align="justify"/>
    </style:style>
    <style:style style:name="TableRow1533" style:family="table-row">
      <style:table-row-properties style:min-row-height="0.118in" style:use-optimal-row-height="false"/>
    </style:style>
    <style:style style:name="TableCell153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35" style:parent-style-name="內文" style:family="paragraph">
      <style:paragraph-properties style:text-autospace="none" fo:text-align="justify"/>
      <style:text-properties style:font-name-asian="新細明體"/>
    </style:style>
    <style:style style:name="TableCell1536" style:family="table-cell">
      <style:table-cell-properties fo:border="0.0104in solid #000000" fo:padding-top="0in" fo:padding-left="0.0194in" fo:padding-bottom="0in" fo:padding-right="0.0194in"/>
    </style:style>
    <style:style style:name="P1537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38" style:family="table-cell">
      <style:table-cell-properties fo:border="0.0104in solid #000000" fo:padding-top="0in" fo:padding-left="0.0194in" fo:padding-bottom="0in" fo:padding-right="0.0194in"/>
    </style:style>
    <style:style style:name="P1539" style:parent-style-name="內文" style:family="paragraph">
      <style:paragraph-properties style:text-autospace="none" fo:text-align="justify"/>
    </style:style>
    <style:style style:name="TableCell1540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41" style:parent-style-name="內文" style:family="paragraph">
      <style:paragraph-properties style:text-autospace="none" fo:text-align="justify"/>
    </style:style>
    <style:style style:name="TableCell1542" style:family="table-cell">
      <style:table-cell-properties fo:border="none" fo:padding-top="0in" fo:padding-left="0.0194in" fo:padding-bottom="0in" fo:padding-right="0.0194in"/>
    </style:style>
    <style:style style:name="P1543" style:parent-style-name="內文" style:family="paragraph">
      <style:paragraph-properties style:text-autospace="none"/>
      <style:text-properties style:font-name="標楷體" style:font-name-complex="標楷體" fo:font-size="11pt" style:font-size-asian="11pt" style:font-size-complex="11pt" fo:language="zh" fo:country="TW"/>
    </style:style>
    <style:style style:name="TableCell1544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45" style:parent-style-name="內文" style:family="paragraph">
      <style:paragraph-properties style:text-autospace="none" fo:text-align="justify"/>
    </style:style>
    <style:style style:name="TableRow1546" style:family="table-row">
      <style:table-row-properties style:min-row-height="0.118in" style:use-optimal-row-height="false"/>
    </style:style>
    <style:style style:name="TableCell154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48" style:parent-style-name="內文" style:family="paragraph">
      <style:paragraph-properties style:text-autospace="none" fo:text-align="justify"/>
      <style:text-properties style:font-name-asian="新細明體"/>
    </style:style>
    <style:style style:name="TableCell1549" style:family="table-cell">
      <style:table-cell-properties fo:border="0.0104in solid #000000" fo:padding-top="0in" fo:padding-left="0.0194in" fo:padding-bottom="0in" fo:padding-right="0.0194in"/>
    </style:style>
    <style:style style:name="P1550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51" style:family="table-cell">
      <style:table-cell-properties fo:border="0.0104in solid #000000" fo:padding-top="0in" fo:padding-left="0.0194in" fo:padding-bottom="0in" fo:padding-right="0.0194in"/>
    </style:style>
    <style:style style:name="P1552" style:parent-style-name="內文" style:family="paragraph">
      <style:paragraph-properties style:text-autospace="none" fo:text-align="justify"/>
    </style:style>
    <style:style style:name="TableCell1553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54" style:parent-style-name="內文" style:family="paragraph">
      <style:paragraph-properties style:text-autospace="none" fo:text-align="justify"/>
    </style:style>
    <style:style style:name="TableCell1555" style:family="table-cell">
      <style:table-cell-properties fo:border="none" fo:padding-top="0in" fo:padding-left="0.0194in" fo:padding-bottom="0in" fo:padding-right="0.0194in"/>
    </style:style>
    <style:style style:name="P1556" style:parent-style-name="內文" style:family="paragraph">
      <style:paragraph-properties style:text-autospace="none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標楷體" style:font-name-complex="標楷體" fo:font-size="11pt" style:font-size-asian="11pt" style:font-size-complex="11pt" fo:language="zh" fo:country="TW"/>
    </style:style>
    <style:style style:name="TableCell1557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58" style:parent-style-name="內文" style:family="paragraph">
      <style:paragraph-properties style:text-autospace="none" fo:text-align="justify"/>
    </style:style>
    <style:style style:name="TableRow1559" style:family="table-row">
      <style:table-row-properties style:min-row-height="0.118in" style:use-optimal-row-height="false"/>
    </style:style>
    <style:style style:name="TableCell156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61" style:parent-style-name="內文" style:family="paragraph">
      <style:paragraph-properties style:text-autospace="none" fo:text-align="justify"/>
    </style:style>
    <style:style style:name="T156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563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564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565" style:parent-style-name="預設段落字型" style:family="text">
      <style:text-properties style:font-name="標楷體" style:font-name-complex="新細明體" fo:font-weight="bold" style:font-weight-asian="bold" fo:color="#000000" style:letter-kerning="false" fo:font-size="11pt" style:font-size-asian="11pt" style:font-size-complex="11pt"/>
    </style:style>
    <style:style style:name="TableCell156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567" style:parent-style-name="內文" style:family="paragraph">
      <style:paragraph-properties style:text-autospace="none" fo:text-align="justify"/>
    </style:style>
    <style:style style:name="T156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6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7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571" style:parent-style-name="預設段落字型" style:family="text">
      <style:text-properties style:letter-kerning="false" fo:font-size="11pt" style:font-size-asian="11pt" style:font-size-complex="11pt"/>
    </style:style>
    <style:style style:name="T157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7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574" style:parent-style-name="內文" style:family="paragraph">
      <style:paragraph-properties style:text-autospace="none" fo:text-align="justify"/>
    </style:style>
    <style:style style:name="TableCell1575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76" style:parent-style-name="內文" style:family="paragraph">
      <style:paragraph-properties style:text-autospace="none" fo:text-align="justify"/>
    </style:style>
    <style:style style:name="TableCell1577" style:family="table-cell">
      <style:table-cell-properties fo:border="none" fo:padding-top="0in" fo:padding-left="0.0194in" fo:padding-bottom="0in" fo:padding-right="0.0194in"/>
    </style:style>
    <style:style style:name="P1578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79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80" style:parent-style-name="內文" style:family="paragraph">
      <style:paragraph-properties style:text-autospace="none" fo:text-align="justify"/>
    </style:style>
    <style:style style:name="TableRow1581" style:family="table-row">
      <style:table-row-properties style:min-row-height="0.118in" style:use-optimal-row-height="false"/>
    </style:style>
    <style:style style:name="TableCell158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83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8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585" style:parent-style-name="內文" style:family="paragraph">
      <style:paragraph-properties style:text-autospace="none" fo:text-align="justify" fo:text-indent="0.0763in"/>
    </style:style>
    <style:style style:name="T1586" style:parent-style-name="預設段落字型" style:family="text">
      <style:text-properties style:letter-kerning="false" fo:font-size="11pt" style:font-size-asian="11pt" style:font-size-complex="11pt"/>
    </style:style>
    <style:style style:name="T158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8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589" style:parent-style-name="內文" style:family="paragraph">
      <style:paragraph-properties style:text-autospace="none" fo:text-align="justify"/>
    </style:style>
    <style:style style:name="TableCell1590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591" style:parent-style-name="內文" style:family="paragraph">
      <style:paragraph-properties style:text-autospace="none" fo:text-align="justify"/>
    </style:style>
    <style:style style:name="TableCell1592" style:family="table-cell">
      <style:table-cell-properties fo:border="none" fo:padding-top="0in" fo:padding-left="0.0194in" fo:padding-bottom="0in" fo:padding-right="0.0194in"/>
    </style:style>
    <style:style style:name="P1593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94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595" style:parent-style-name="內文" style:family="paragraph">
      <style:paragraph-properties style:text-autospace="none" fo:text-align="justify"/>
    </style:style>
    <style:style style:name="TableRow1596" style:family="table-row">
      <style:table-row-properties style:min-row-height="0.118in" style:use-optimal-row-height="false"/>
    </style:style>
    <style:style style:name="TableCell159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598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599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00" style:parent-style-name="內文" style:family="paragraph">
      <style:paragraph-properties style:text-autospace="none" fo:text-align="justify"/>
    </style:style>
    <style:style style:name="T160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0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0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160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1605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160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07" style:parent-style-name="內文" style:family="paragraph">
      <style:paragraph-properties style:text-autospace="none" fo:text-align="justify"/>
    </style:style>
    <style:style style:name="TableCell1608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09" style:parent-style-name="內文" style:family="paragraph">
      <style:paragraph-properties style:text-autospace="none" fo:text-align="justify"/>
    </style:style>
    <style:style style:name="TableCell1610" style:family="table-cell">
      <style:table-cell-properties fo:border="none" fo:padding-top="0in" fo:padding-left="0.0194in" fo:padding-bottom="0in" fo:padding-right="0.0194in"/>
    </style:style>
    <style:style style:name="P1611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12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13" style:parent-style-name="內文" style:family="paragraph">
      <style:paragraph-properties style:text-autospace="none" fo:text-align="justify"/>
      <style:text-properties style:font-name-asian="新細明體"/>
    </style:style>
    <style:style style:name="TableRow1614" style:family="table-row">
      <style:table-row-properties style:min-row-height="0.118in" style:use-optimal-row-height="false"/>
    </style:style>
    <style:style style:name="TableCell161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16" style:parent-style-name="內文" style:family="paragraph">
      <style:paragraph-properties style:text-autospace="none" fo:text-align="justify"/>
    </style:style>
    <style:style style:name="TableCell1617" style:family="table-cell">
      <style:table-cell-properties fo:border="0.0104in solid #000000" fo:padding-top="0in" fo:padding-left="0.0194in" fo:padding-bottom="0in" fo:padding-right="0.0194in"/>
    </style:style>
    <style:style style:name="P1618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619" style:family="table-cell">
      <style:table-cell-properties fo:border="0.0104in solid #000000" fo:padding-top="0in" fo:padding-left="0.0194in" fo:padding-bottom="0in" fo:padding-right="0.0194in"/>
    </style:style>
    <style:style style:name="P1620" style:parent-style-name="內文" style:family="paragraph">
      <style:paragraph-properties style:text-autospace="none" fo:text-align="justify"/>
    </style:style>
    <style:style style:name="TableCell1621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22" style:parent-style-name="內文" style:family="paragraph">
      <style:paragraph-properties style:text-autospace="none" fo:text-align="justify"/>
    </style:style>
    <style:style style:name="TableCell1623" style:family="table-cell">
      <style:table-cell-properties fo:border="none" fo:padding-top="0in" fo:padding-left="0.0194in" fo:padding-bottom="0in" fo:padding-right="0.0194in"/>
    </style:style>
    <style:style style:name="P1624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25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26" style:parent-style-name="內文" style:family="paragraph">
      <style:paragraph-properties style:text-autospace="none" fo:text-align="justify"/>
      <style:text-properties style:font-name-asian="新細明體"/>
    </style:style>
    <style:style style:name="TableRow1627" style:family="table-row">
      <style:table-row-properties style:min-row-height="0.118in" style:use-optimal-row-height="false"/>
    </style:style>
    <style:style style:name="TableCell162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29" style:parent-style-name="內文" style:family="paragraph">
      <style:paragraph-properties style:text-autospace="none" fo:text-align="justify"/>
    </style:style>
    <style:style style:name="TableCell163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31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63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3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3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3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36" style:parent-style-name="預設段落字型" style:family="text">
      <style:text-properties style:font-name="標楷體" style:font-name-complex="標楷體" fo:font-weight="bold" style:font-weight-asian="bold" style:font-weight-complex="bold" fo:color="#FF0000" style:letter-kerning="false" fo:font-size="11pt" style:font-size-asian="11pt" style:font-size-complex="11pt" fo:language="zh" fo:country="TW"/>
    </style:style>
    <style:style style:name="TableCell163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38" style:parent-style-name="內文" style:family="paragraph">
      <style:paragraph-properties style:text-autospace="none" fo:text-align="justify"/>
    </style:style>
    <style:style style:name="TableCell1639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40" style:parent-style-name="內文" style:family="paragraph">
      <style:paragraph-properties style:text-autospace="none" fo:text-align="justify"/>
    </style:style>
    <style:style style:name="TableCell1641" style:family="table-cell">
      <style:table-cell-properties fo:border="none" fo:padding-top="0in" fo:padding-left="0.0194in" fo:padding-bottom="0in" fo:padding-right="0.0194in"/>
    </style:style>
    <style:style style:name="P1642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43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44" style:parent-style-name="內文" style:family="paragraph">
      <style:paragraph-properties style:text-autospace="none" fo:text-align="justify"/>
      <style:text-properties style:font-name-asian="新細明體"/>
    </style:style>
    <style:style style:name="TableRow1645" style:family="table-row">
      <style:table-row-properties style:min-row-height="0.118in" style:use-optimal-row-height="false"/>
    </style:style>
    <style:style style:name="TableCell164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47" style:parent-style-name="內文" style:family="paragraph">
      <style:paragraph-properties style:text-autospace="none" fo:text-align="justify"/>
    </style:style>
    <style:style style:name="TableCell164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649" style:parent-style-name="內文" style:family="paragraph">
      <style:paragraph-properties style:text-autospace="none" fo:text-align="justify" fo:text-indent="0.1527in">
        <style:tab-stops>
          <style:tab-stop style:type="left" style:position="0.725in"/>
        </style:tab-stops>
      </style:paragraph-properties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650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651" style:parent-style-name="內文" style:family="paragraph">
      <style:paragraph-properties style:text-autospace="none" fo:text-align="justify"/>
    </style:style>
    <style:style style:name="TableCell1652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53" style:parent-style-name="內文" style:family="paragraph">
      <style:paragraph-properties style:text-autospace="none" fo:text-align="justify"/>
    </style:style>
    <style:style style:name="TableCell1654" style:family="table-cell">
      <style:table-cell-properties fo:border="none" fo:padding-top="0in" fo:padding-left="0.0194in" fo:padding-bottom="0in" fo:padding-right="0.0194in"/>
    </style:style>
    <style:style style:name="P1655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56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57" style:parent-style-name="內文" style:family="paragraph">
      <style:paragraph-properties style:text-autospace="none" fo:text-align="justify"/>
      <style:text-properties style:font-name-asian="新細明體"/>
    </style:style>
    <style:style style:name="TableRow1658" style:family="table-row">
      <style:table-row-properties style:min-row-height="0.118in" style:use-optimal-row-height="false"/>
    </style:style>
    <style:style style:name="TableCell165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60" style:parent-style-name="內文" style:family="paragraph">
      <style:paragraph-properties style:text-autospace="none" fo:text-align="justify"/>
    </style:style>
    <style:style style:name="TableCell1661" style:family="table-cell">
      <style:table-cell-properties fo:border="0.0104in solid #000000" fo:padding-top="0in" fo:padding-left="0.0194in" fo:padding-bottom="0in" fo:padding-right="0.0194in"/>
    </style:style>
    <style:style style:name="P1662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66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6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65" style:parent-style-name="預設段落字型" style:family="text">
      <style:text-properties style:letter-kerning="false" fo:font-size="11pt" style:font-size-asian="11pt" style:font-size-complex="11pt"/>
    </style:style>
    <style:style style:name="T1666" style:parent-style-name="預設段落字型" style:family="text">
      <style:text-properties style:letter-kerning="false" fo:font-size="11pt" style:font-size-asian="11pt" style:font-size-complex="11pt"/>
    </style:style>
    <style:style style:name="T166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6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669" style:family="table-cell">
      <style:table-cell-properties fo:border="0.0104in solid #000000" fo:padding-top="0in" fo:padding-left="0.0194in" fo:padding-bottom="0in" fo:padding-right="0.0194in"/>
    </style:style>
    <style:style style:name="P1670" style:parent-style-name="內文" style:family="paragraph">
      <style:paragraph-properties style:text-autospace="none" fo:text-align="justify"/>
    </style:style>
    <style:style style:name="TableCell1671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72" style:parent-style-name="內文" style:family="paragraph">
      <style:paragraph-properties style:text-autospace="none" fo:text-align="justify"/>
    </style:style>
    <style:style style:name="TableCell1673" style:family="table-cell">
      <style:table-cell-properties fo:border="none" fo:padding-top="0in" fo:padding-left="0.0194in" fo:padding-bottom="0in" fo:padding-right="0.0194in"/>
    </style:style>
    <style:style style:name="P1674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75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76" style:parent-style-name="內文" style:family="paragraph">
      <style:paragraph-properties style:text-autospace="none" fo:text-align="justify"/>
      <style:text-properties style:font-name-asian="新細明體"/>
    </style:style>
    <style:style style:name="TableRow1677" style:family="table-row">
      <style:table-row-properties style:min-row-height="0.118in" style:use-optimal-row-height="false"/>
    </style:style>
    <style:style style:name="TableCell167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79" style:parent-style-name="內文" style:family="paragraph">
      <style:paragraph-properties style:text-autospace="none" fo:text-align="justify"/>
      <style:text-properties style:font-name-asian="新細明體"/>
    </style:style>
    <style:style style:name="TableCell1680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1681" style:parent-style-name="內文" style:family="paragraph">
      <style:paragraph-properties style:text-autospace="none" fo:text-align="justify"/>
    </style:style>
    <style:style style:name="T168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8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68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1685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1686" style:parent-style-name="內文" style:family="paragraph">
      <style:paragraph-properties style:text-autospace="none" fo:text-align="justify"/>
    </style:style>
    <style:style style:name="TableCell1687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688" style:parent-style-name="內文" style:family="paragraph">
      <style:paragraph-properties style:text-autospace="none" fo:text-align="justify"/>
    </style:style>
    <style:style style:name="TableCell1689" style:family="table-cell">
      <style:table-cell-properties fo:border="none" fo:padding-top="0in" fo:padding-left="0.0194in" fo:padding-bottom="0in" fo:padding-right="0.0194in"/>
    </style:style>
    <style:style style:name="P1690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691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692" style:parent-style-name="內文" style:family="paragraph">
      <style:paragraph-properties style:text-autospace="none" fo:text-align="justify"/>
      <style:text-properties style:font-name-asian="新細明體"/>
    </style:style>
    <style:style style:name="TableRow1693" style:family="table-row">
      <style:table-row-properties style:min-row-height="0.118in" style:use-optimal-row-height="false"/>
    </style:style>
    <style:style style:name="TableCell169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695" style:parent-style-name="內文" style:family="paragraph">
      <style:paragraph-properties style:text-autospace="none" fo:text-align="justify"/>
      <style:text-properties style:font-name-asian="新細明體"/>
    </style:style>
    <style:style style:name="TableCell169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697" style:parent-style-name="內文" style:family="paragraph">
      <style:paragraph-properties style:text-autospace="none" fo:text-align="justify" fo:text-indent="0.0763in"/>
    </style:style>
    <style:style style:name="T1698" style:parent-style-name="預設段落字型" style:family="text">
      <style:text-properties style:font-name-asian="新細明體" style:letter-kerning="false" fo:font-size="11pt" style:font-size-asian="11pt" style:font-size-complex="11pt"/>
    </style:style>
    <style:style style:name="T169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70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701" style:parent-style-name="內文" style:family="paragraph">
      <style:paragraph-properties style:text-autospace="none" fo:text-align="justify"/>
    </style:style>
    <style:style style:name="TableCell1702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03" style:parent-style-name="內文" style:family="paragraph">
      <style:paragraph-properties style:text-autospace="none" fo:text-align="justify"/>
    </style:style>
    <style:style style:name="TableColumn1705" style:family="table-column">
      <style:table-column-properties style:column-width="10.75in" style:use-optimal-column-width="false"/>
    </style:style>
    <style:style style:name="Table1704" style:family="table">
      <style:table-properties style:width="10.75in" fo:margin-left="0.075in" table:align="left"/>
    </style:style>
    <style:style style:name="TableRow1706" style:family="table-row">
      <style:table-row-properties style:min-row-height="0.118in" style:use-optimal-row-height="false"/>
    </style:style>
    <style:style style:name="TableCell1707" style:family="table-cell">
      <style:table-cell-properties fo:border="none" fo:padding-top="0in" fo:padding-left="0.075in" fo:padding-bottom="0in" fo:padding-right="0.075in"/>
    </style:style>
    <style:style style:name="P1708" style:parent-style-name="內文" style:family="paragraph">
      <style:paragraph-properties fo:text-align="justify"/>
      <style:text-properties fo:font-weight="bold" style:font-weight-asian="bold"/>
    </style:style>
    <style:style style:name="TableRow1709" style:family="table-row">
      <style:table-row-properties style:min-row-height="0.25in" style:use-optimal-row-height="false"/>
    </style:style>
    <style:style style:name="TableCell1710" style:family="table-cell">
      <style:table-cell-properties fo:border="none" fo:padding-top="0in" fo:padding-left="0.075in" fo:padding-bottom="0in" fo:padding-right="0.075in"/>
    </style:style>
    <style:style style:name="P1711" style:parent-style-name="內文" style:family="paragraph">
      <style:paragraph-properties fo:text-align="justify"/>
    </style:style>
    <style:style style:name="T1712" style:parent-style-name="預設段落字型" style:family="text">
      <style:text-properties fo:font-weight="bold" style:font-weight-asian="bold" fo:font-size="16pt" style:font-size-asian="16pt"/>
    </style:style>
    <style:style style:name="T1713" style:parent-style-name="預設段落字型" style:family="text">
      <style:text-properties fo:font-weight="bold" style:font-weight-asian="bold" fo:font-size="16pt" style:font-size-asian="16pt"/>
    </style:style>
    <style:style style:name="TableRow1714" style:family="table-row">
      <style:table-row-properties style:min-row-height="0.25in" style:use-optimal-row-height="false"/>
    </style:style>
    <style:style style:name="P1715" style:parent-style-name="內文" style:family="paragraph">
      <style:paragraph-properties fo:text-align="justify"/>
    </style:style>
    <style:style style:name="TableCell1716" style:family="table-cell">
      <style:table-cell-properties fo:border="none" fo:padding-top="0in" fo:padding-left="0.0194in" fo:padding-bottom="0in" fo:padding-right="0.0194in"/>
    </style:style>
    <style:style style:name="P1717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18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19" style:parent-style-name="內文" style:family="paragraph">
      <style:paragraph-properties style:text-autospace="none" fo:text-align="justify"/>
      <style:text-properties style:font-name-asian="新細明體"/>
    </style:style>
    <style:style style:name="TableRow1720" style:family="table-row">
      <style:table-row-properties style:min-row-height="0.118in" style:use-optimal-row-height="false"/>
    </style:style>
    <style:style style:name="TableCell172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22" style:parent-style-name="內文" style:family="paragraph">
      <style:paragraph-properties style:text-autospace="none" fo:text-align="justify"/>
      <style:text-properties style:font-name-asian="新細明體"/>
    </style:style>
    <style:style style:name="TableCell172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24" style:parent-style-name="內文" style:family="paragraph">
      <style:paragraph-properties style:text-autospace="none" fo:text-align="justify" fo:text-indent="0.3819in">
        <style:tab-stops>
          <style:tab-stop style:type="left" style:position="0.725in"/>
        </style:tab-stops>
      </style:paragraph-properties>
    </style:style>
    <style:style style:name="T172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72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27" style:parent-style-name="內文" style:family="paragraph">
      <style:paragraph-properties style:text-autospace="none" fo:text-align="justify"/>
    </style:style>
    <style:style style:name="TableCell1728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29" style:parent-style-name="內文" style:family="paragraph">
      <style:paragraph-properties style:text-autospace="none" fo:text-align="justify"/>
    </style:style>
    <style:style style:name="TableCell1730" style:family="table-cell">
      <style:table-cell-properties fo:border="none" fo:padding-top="0in" fo:padding-left="0.0194in" fo:padding-bottom="0in" fo:padding-right="0.0194in"/>
    </style:style>
    <style:style style:name="P1731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32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33" style:parent-style-name="內文" style:family="paragraph">
      <style:paragraph-properties style:text-autospace="none" fo:text-align="justify"/>
      <style:text-properties style:font-name-asian="新細明體"/>
    </style:style>
    <style:style style:name="TableRow1734" style:family="table-row">
      <style:table-row-properties style:min-row-height="0.118in" style:use-optimal-row-height="false"/>
    </style:style>
    <style:style style:name="TableCell173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36" style:parent-style-name="內文" style:family="paragraph">
      <style:paragraph-properties style:text-autospace="none" fo:text-align="justify"/>
      <style:text-properties style:font-name-asian="新細明體"/>
    </style:style>
    <style:style style:name="TableCell173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738" style:parent-style-name="內文" style:family="paragraph">
      <style:paragraph-properties style:text-autospace="none" fo:text-align="justify">
        <style:tab-stops>
          <style:tab-stop style:type="left" style:position="0.725in"/>
        </style:tab-stops>
      </style:paragraph-properties>
    </style:style>
    <style:style style:name="T173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74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741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42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43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44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ableCell174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746" style:parent-style-name="內文" style:family="paragraph">
      <style:paragraph-properties style:text-autospace="none" fo:text-align="justify"/>
    </style:style>
    <style:style style:name="TableCell1747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48" style:parent-style-name="內文" style:family="paragraph">
      <style:paragraph-properties style:text-autospace="none" fo:text-align="justify"/>
    </style:style>
    <style:style style:name="TableCell1749" style:family="table-cell">
      <style:table-cell-properties fo:border="none" fo:padding-top="0in" fo:padding-left="0.0194in" fo:padding-bottom="0in" fo:padding-right="0.0194in"/>
    </style:style>
    <style:style style:name="P1750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51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52" style:parent-style-name="內文" style:family="paragraph">
      <style:paragraph-properties style:text-autospace="none" fo:text-align="justify"/>
      <style:text-properties style:font-name-asian="新細明體"/>
    </style:style>
    <style:style style:name="TableRow1753" style:family="table-row">
      <style:table-row-properties style:min-row-height="0.118in" style:use-optimal-row-height="false"/>
    </style:style>
    <style:style style:name="TableCell175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55" style:parent-style-name="內文" style:family="paragraph">
      <style:paragraph-properties style:text-autospace="none" fo:text-align="justify"/>
      <style:text-properties style:font-name-asian="新細明體"/>
    </style:style>
    <style:style style:name="TableCell175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57" style:parent-style-name="內文" style:family="paragraph">
      <style:paragraph-properties style:text-autospace="none" fo:text-align="justify" fo:text-indent="0.3826in"/>
    </style:style>
    <style:style style:name="T1758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ableCell175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760" style:parent-style-name="內文" style:family="paragraph">
      <style:paragraph-properties style:text-autospace="none" fo:text-align="justify"/>
    </style:style>
    <style:style style:name="TableCell1761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62" style:parent-style-name="內文" style:family="paragraph">
      <style:paragraph-properties style:text-autospace="none" fo:text-align="justify"/>
    </style:style>
    <style:style style:name="TableCell1763" style:family="table-cell">
      <style:table-cell-properties fo:border="none" fo:padding-top="0in" fo:padding-left="0.0194in" fo:padding-bottom="0in" fo:padding-right="0.0194in"/>
    </style:style>
    <style:style style:name="P1764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65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66" style:parent-style-name="內文" style:family="paragraph">
      <style:paragraph-properties style:text-autospace="none" fo:text-align="justify"/>
      <style:text-properties style:font-name-asian="新細明體"/>
    </style:style>
    <style:style style:name="TableRow1767" style:family="table-row">
      <style:table-row-properties style:min-row-height="0.118in" style:use-optimal-row-height="false"/>
    </style:style>
    <style:style style:name="TableCell176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69" style:parent-style-name="內文" style:family="paragraph">
      <style:paragraph-properties style:text-autospace="none" fo:text-align="justify"/>
      <style:text-properties style:font-name-asian="新細明體"/>
    </style:style>
    <style:style style:name="TableCell1770" style:family="table-cell">
      <style:table-cell-properties fo:border="0.0104in solid #000000" fo:padding-top="0in" fo:padding-left="0.0194in" fo:padding-bottom="0in" fo:padding-right="0.0194in"/>
    </style:style>
    <style:style style:name="P1771" style:parent-style-name="內文" style:family="paragraph">
      <style:paragraph-properties style:text-autospace="none" fo:text-align="justify" fo:text-indent="0.0763in"/>
    </style:style>
    <style:style style:name="T177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773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74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75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1776" style:parent-style-name="預設段落字型" style:family="text">
      <style:text-properties style:font-name="標楷體" style:font-name-complex="標楷體" style:font-weight-complex="bold" fo:font-size="11pt" style:font-size-asian="11pt" style:font-size-complex="11pt" fo:language="zh" fo:country="TW"/>
    </style:style>
    <style:style style:name="TableCell1777" style:family="table-cell">
      <style:table-cell-properties fo:border="0.0104in solid #000000" fo:padding-top="0in" fo:padding-left="0.0194in" fo:padding-bottom="0in" fo:padding-right="0.0194in"/>
    </style:style>
    <style:style style:name="P1778" style:parent-style-name="內文" style:family="paragraph">
      <style:paragraph-properties style:text-autospace="none" fo:text-align="justify"/>
    </style:style>
    <style:style style:name="TableCell1779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80" style:parent-style-name="內文" style:family="paragraph">
      <style:paragraph-properties style:text-autospace="none" fo:text-align="justify"/>
    </style:style>
    <style:style style:name="TableCell1781" style:family="table-cell">
      <style:table-cell-properties fo:border="none" fo:padding-top="0in" fo:padding-left="0.0194in" fo:padding-bottom="0in" fo:padding-right="0.0194in"/>
    </style:style>
    <style:style style:name="P1782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83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84" style:parent-style-name="內文" style:family="paragraph">
      <style:paragraph-properties style:text-autospace="none" fo:text-align="justify"/>
      <style:text-properties style:font-name-asian="新細明體"/>
    </style:style>
    <style:style style:name="TableRow1785" style:family="table-row">
      <style:table-row-properties style:min-row-height="0.118in" style:use-optimal-row-height="false"/>
    </style:style>
    <style:style style:name="TableCell178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787" style:parent-style-name="內文" style:family="paragraph">
      <style:paragraph-properties style:text-autospace="none" fo:text-align="justify"/>
      <style:text-properties style:font-name-asian="新細明體"/>
    </style:style>
    <style:style style:name="TableCell178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789" style:parent-style-name="內文" style:family="paragraph">
      <style:paragraph-properties style:text-autospace="none" fo:text-align="justify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179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791" style:parent-style-name="內文" style:family="paragraph">
      <style:paragraph-properties style:text-autospace="none" fo:text-align="justify"/>
    </style:style>
    <style:style style:name="TableCell1792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793" style:parent-style-name="內文" style:family="paragraph">
      <style:paragraph-properties style:text-autospace="none" fo:text-align="justify"/>
    </style:style>
    <style:style style:name="TableCell1794" style:family="table-cell">
      <style:table-cell-properties fo:border="none" fo:padding-top="0in" fo:padding-left="0.0194in" fo:padding-bottom="0in" fo:padding-right="0.0194in"/>
    </style:style>
    <style:style style:name="P1795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796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797" style:parent-style-name="內文" style:family="paragraph">
      <style:paragraph-properties style:text-autospace="none" fo:text-align="justify"/>
      <style:text-properties style:font-name-asian="新細明體"/>
    </style:style>
    <style:style style:name="TableRow1798" style:family="table-row">
      <style:table-row-properties style:min-row-height="0.118in" style:use-optimal-row-height="false"/>
    </style:style>
    <style:style style:name="TableCell179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800" style:parent-style-name="內文" style:family="paragraph">
      <style:paragraph-properties style:text-autospace="none" fo:text-align="justify"/>
      <style:text-properties style:font-name-asian="新細明體"/>
    </style:style>
    <style:style style:name="TableCell1801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02" style:parent-style-name="內文" style:family="paragraph">
      <style:paragraph-properties style:text-autospace="none" fo:text-align="justify" fo:text-indent="0.3819in"/>
      <style:text-properties style:font-name="標楷體" style:font-name-complex="標楷體" fo:font-size="11pt" style:font-size-asian="11pt" style:font-size-complex="11pt" fo:language="zh" fo:country="TW"/>
    </style:style>
    <style:style style:name="TableCell180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04" style:parent-style-name="內文" style:family="paragraph">
      <style:paragraph-properties style:text-autospace="none" fo:text-align="justify"/>
    </style:style>
    <style:style style:name="TableCell1805" style:family="table-cell">
      <style:table-cell-properties fo:border-top="none" fo:border-left="0.0104in solid #000000" fo:border-bottom="none" fo:border-right="none" fo:padding-top="0in" fo:padding-left="0.0194in" fo:padding-bottom="0in" fo:padding-right="0.0194in"/>
    </style:style>
    <style:style style:name="P1806" style:parent-style-name="內文" style:family="paragraph">
      <style:paragraph-properties style:text-autospace="none" fo:text-align="justify"/>
    </style:style>
    <style:style style:name="TableCell1807" style:family="table-cell">
      <style:table-cell-properties fo:border="none" fo:padding-top="0in" fo:padding-left="0.0194in" fo:padding-bottom="0in" fo:padding-right="0.0194in"/>
    </style:style>
    <style:style style:name="P1808" style:parent-style-name="內文" style:family="paragraph">
      <style:paragraph-properties style:text-autospace="none" fo:text-align="justify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1809" style:family="table-cell">
      <style:table-cell-properties fo:border-top="none" fo:border-left="none" fo:border-bottom="none" fo:border-right="0.0104in solid #000000" fo:padding-top="0in" fo:padding-left="0.0194in" fo:padding-bottom="0in" fo:padding-right="0.0194in"/>
    </style:style>
    <style:style style:name="P1810" style:parent-style-name="內文" style:family="paragraph">
      <style:paragraph-properties style:text-autospace="none" fo:text-align="justify"/>
      <style:text-properties style:font-name-asian="新細明體"/>
    </style:style>
    <style:style style:name="TableRow1811" style:family="table-row">
      <style:table-row-properties style:min-row-height="0.118in" style:use-optimal-row-height="false"/>
    </style:style>
    <style:style style:name="TableCell181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13" style:parent-style-name="內文" style:family="paragraph">
      <style:paragraph-properties style:text-autospace="none" fo:text-align="justify"/>
      <style:text-properties style:font-name-asian="新細明體"/>
    </style:style>
    <style:style style:name="TableCell181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15" style:parent-style-name="內文" style:family="paragraph">
      <style:paragraph-properties style:text-autospace="none" fo:text-align="justify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181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17" style:parent-style-name="內文" style:family="paragraph">
      <style:paragraph-properties style:text-autospace="none" fo:text-align="justify"/>
    </style:style>
    <style:style style:name="TableCell181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1819" style:parent-style-name="內文" style:family="paragraph">
      <style:paragraph-properties style:text-autospace="none" fo:text-align="justify"/>
    </style:style>
    <style:style style:name="P1820" style:parent-style-name="內文" style:family="paragraph">
      <style:paragraph-properties style:text-autospace="none" fo:text-align="justify"/>
    </style:style>
    <style:style style:name="T182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8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1829" style:parent-style-name="預設段落字型" style:family="text">
      <style:text-properties style:font-name="標楷體" style:font-name-complex="標楷體" fo:language="zh" fo:country="TW"/>
    </style:style>
    <style:style style:name="P1830" style:parent-style-name="內文" style:family="paragraph">
      <style:paragraph-properties style:text-autospace="none" fo:text-align="justify"/>
    </style:style>
    <style:style style:name="T1831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2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3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4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5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6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7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8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39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40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41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42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43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T1844" style:parent-style-name="預設段落字型" style:family="text">
      <style:text-properties style:font-name="標楷體" style:font-name-complex="標楷體" fo:font-size="10pt" style:font-size-asian="10pt" style:font-size-complex="10pt" fo:language="zh" fo:country="TW"/>
    </style:style>
    <style:style style:name="P1845" style:parent-style-name="內文" style:family="paragraph">
      <style:paragraph-properties style:text-autospace="none" fo:text-align="justify" fo:margin-left="0.2777in" fo:text-indent="-0.2777in">
        <style:tab-stops/>
      </style:paragraph-properties>
      <style:text-properties style:font-name="標楷體" style:font-name-complex="標楷體" fo:font-size="10pt" style:font-size-asian="10pt" style:font-size-complex="10pt" fo:language="zh" fo:country="TW"/>
    </style:style>
    <style:style style:name="P1846" style:parent-style-name="內文" style:family="paragraph">
      <style:paragraph-properties style:text-autospace="none" fo:text-align="justify" fo:margin-left="0.2777in" fo:text-indent="-0.2777in">
        <style:tab-stops/>
      </style:paragraph-properties>
      <style:text-properties style:font-name="標楷體" style:font-name-complex="標楷體" fo:font-size="10pt" style:font-size-asian="10pt" style:font-size-complex="10pt" fo:language="zh" fo:country="TW"/>
    </style:style>
    <style:style style:name="P1847" style:parent-style-name="內文" style:family="paragraph">
      <style:paragraph-properties style:text-autospace="none" fo:text-align="justify" fo:margin-left="0.2777in" fo:text-indent="-0.2777in">
        <style:tab-stops/>
      </style:paragraph-properties>
    </style:style>
    <style:style style:name="P1848" style:parent-style-name="內文" style:family="paragraph">
      <style:paragraph-properties style:text-autospace="none" fo:text-align="justify"/>
    </style:style>
    <style:style style:name="P1849" style:parent-style-name="內文" style:family="paragraph">
      <style:text-properties style:font-name="標楷體" fo:font-weight="bold" style:font-weight-asian="bold"/>
    </style:style>
    <style:style style:name="P1850" style:parent-style-name="內文" style:family="paragraph">
      <style:paragraph-properties fo:margin-left="0.125in" fo:text-indent="-0.125in">
        <style:tab-stops/>
      </style:paragraph-properties>
    </style:style>
    <style:style style:name="T1851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2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3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4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5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6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7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8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59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T1860" style:parent-style-name="預設段落字型" style:family="text">
      <style:text-properties fo:font-weight="bold" style:font-weight-asian="bold" style:font-weight-complex="bold" fo:font-size="18pt" style:font-size-asian="18pt"/>
    </style:style>
    <style:style style:name="P1861" style:parent-style-name="內文" style:family="paragraph">
      <style:paragraph-properties style:text-autospace="none" fo:text-align="justify"/>
    </style:style>
    <style:style style:name="TableColumn1863" style:family="table-column">
      <style:table-column-properties style:column-width="0.5in" style:use-optimal-column-width="false"/>
    </style:style>
    <style:style style:name="TableColumn1864" style:family="table-column">
      <style:table-column-properties style:column-width="4.0666in" style:use-optimal-column-width="false"/>
    </style:style>
    <style:style style:name="TableColumn1865" style:family="table-column">
      <style:table-column-properties style:column-width="1.0423in" style:use-optimal-column-width="false"/>
    </style:style>
    <style:style style:name="TableColumn1866" style:family="table-column">
      <style:table-column-properties style:column-width="0.6409in" style:use-optimal-column-width="false"/>
    </style:style>
    <style:style style:name="TableColumn1867" style:family="table-column">
      <style:table-column-properties style:column-width="3.4263in" style:use-optimal-column-width="false"/>
    </style:style>
    <style:style style:name="TableColumn1868" style:family="table-column">
      <style:table-column-properties style:column-width="1.0736in" style:use-optimal-column-width="false"/>
    </style:style>
    <style:style style:name="Table1862" style:family="table">
      <style:table-properties style:width="10.75in" fo:margin-left="0.0194in" table:align="left"/>
    </style:style>
    <style:style style:name="TableRow1869" style:family="table-row">
      <style:table-row-properties style:min-row-height="0.3631in" style:use-optimal-row-height="false"/>
    </style:style>
    <style:style style:name="TableCell1870" style:family="table-cell">
      <style:table-cell-properties fo:border="0.0104in solid #000000" fo:padding-top="0in" fo:padding-left="0.0194in" fo:padding-bottom="0in" fo:padding-right="0.0194in"/>
    </style:style>
    <style:style style:name="P1871" style:parent-style-name="內文" style:family="paragraph">
      <style:paragraph-properties style:text-autospace="none" fo:text-align="center">
        <style:tab-stops>
          <style:tab-stop style:type="left" style:position="0.725in"/>
        </style:tab-stops>
      </style:paragraph-properties>
    </style:style>
    <style:style style:name="T1872" style:parent-style-name="預設段落字型" style:family="text">
      <style:text-properties style:font-name="標楷體" style:font-name-complex="標楷體" fo:language="zh" fo:country="TW"/>
    </style:style>
    <style:style style:name="T1873" style:parent-style-name="預設段落字型" style:family="text">
      <style:text-properties style:font-name="標楷體" style:font-name-complex="標楷體" fo:language="zh" fo:country="TW"/>
    </style:style>
    <style:style style:name="TableCell1874" style:family="table-cell">
      <style:table-cell-properties fo:border="0.0104in solid #000000" fo:padding-top="0in" fo:padding-left="0.0194in" fo:padding-bottom="0in" fo:padding-right="0.0194in"/>
    </style:style>
    <style:style style:name="P1875" style:parent-style-name="內文" style:family="paragraph">
      <style:paragraph-properties style:text-autospace="none" fo:line-height="0.1666in">
        <style:tab-stops>
          <style:tab-stop style:type="left" style:position="0.725in"/>
        </style:tab-stops>
      </style:paragraph-properties>
    </style:style>
    <style:style style:name="TableCell1876" style:family="table-cell">
      <style:table-cell-properties fo:border="0.0104in solid #000000" fo:padding-top="0in" fo:padding-left="0.0194in" fo:padding-bottom="0in" fo:padding-right="0.0194in"/>
    </style:style>
    <style:style style:name="P1877" style:parent-style-name="內文" style:family="paragraph">
      <style:paragraph-properties style:text-autospace="none" fo:text-align="center">
        <style:tab-stops>
          <style:tab-stop style:type="left" style:position="0.725in"/>
        </style:tab-stops>
      </style:paragraph-properties>
    </style:style>
    <style:style style:name="T1878" style:parent-style-name="預設段落字型" style:family="text">
      <style:text-properties style:font-name="標楷體" style:font-name-complex="標楷體" fo:language="zh" fo:country="TW"/>
    </style:style>
    <style:style style:name="T1879" style:parent-style-name="預設段落字型" style:family="text">
      <style:text-properties style:font-name="標楷體" style:font-name-complex="標楷體" fo:language="zh" fo:country="TW"/>
    </style:style>
    <style:style style:name="TableCell1880" style:family="table-cell">
      <style:table-cell-properties fo:border="0.0104in solid #000000" fo:padding-top="0in" fo:padding-left="0.0194in" fo:padding-bottom="0in" fo:padding-right="0.0194in"/>
    </style:style>
    <style:style style:name="P1881" style:parent-style-name="內文" style:family="paragraph">
      <style:paragraph-properties style:text-autospace="none" fo:line-height="0.1666in">
        <style:tab-stops>
          <style:tab-stop style:type="left" style:position="0.725in"/>
        </style:tab-stops>
      </style:paragraph-properties>
    </style:style>
    <style:style style:name="TableRow1882" style:family="table-row">
      <style:table-row-properties style:min-row-height="0.118in" style:use-optimal-row-height="false"/>
    </style:style>
    <style:style style:name="TableCell1883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1884" style:parent-style-name="內文" style:family="paragraph">
      <style:paragraph-properties style:text-autospace="none" fo:text-align="justify"/>
    </style:style>
    <style:style style:name="TableCell1885" style:family="table-cell">
      <style:table-cell-properties fo:border="0.0104in solid #000000" fo:padding-top="0in" fo:padding-left="0.0194in" fo:padding-bottom="0in" fo:padding-right="0.0194in"/>
    </style:style>
    <style:style style:name="P1886" style:parent-style-name="內文" style:family="paragraph">
      <style:paragraph-properties style:text-autospace="none"/>
    </style:style>
    <style:style style:name="T188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88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88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890" style:family="table-cell">
      <style:table-cell-properties fo:border="0.0104in solid #000000" fo:padding-top="0in" fo:padding-left="0.0194in" fo:padding-bottom="0in" fo:padding-right="0.0194in"/>
    </style:style>
    <style:style style:name="P1891" style:parent-style-name="內文" style:family="paragraph">
      <style:paragraph-properties style:text-autospace="none" fo:text-align="justify"/>
    </style:style>
    <style:style style:name="TableCell189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893" style:parent-style-name="內文" style:family="paragraph">
      <style:paragraph-properties style:text-autospace="none" fo:text-align="justify"/>
    </style:style>
    <style:style style:name="P1894" style:parent-style-name="內文" style:family="paragraph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1895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1896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1897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ableCell1898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899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00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0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02" style:parent-style-name="內文" style:family="paragraph">
      <style:paragraph-properties style:text-autospace="none" fo:text-align="justify"/>
    </style:style>
    <style:style style:name="TableRow1903" style:family="table-row">
      <style:table-row-properties style:min-row-height="0.118in" style:use-optimal-row-height="false"/>
    </style:style>
    <style:style style:name="TableCell190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05" style:parent-style-name="內文" style:family="paragraph">
      <style:paragraph-properties style:text-autospace="none" fo:text-align="justify"/>
    </style:style>
    <style:style style:name="TableCell1906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07" style:parent-style-name="內文" style:family="paragraph">
      <style:paragraph-properties style:text-autospace="none"/>
    </style:style>
    <style:style style:name="T190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0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10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91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12" style:parent-style-name="內文" style:family="paragraph">
      <style:paragraph-properties style:text-autospace="none" fo:text-align="justify"/>
    </style:style>
    <style:style style:name="TableCell191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14" style:parent-style-name="內文" style:family="paragraph">
      <style:paragraph-properties style:text-autospace="none" fo:text-align="justify"/>
    </style:style>
    <style:style style:name="P1915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16" style:parent-style-name="內文" style:family="paragraph">
      <style:paragraph-properties style:text-autospace="none" fo:text-align="justify"/>
    </style:style>
    <style:style style:name="TableRow1917" style:family="table-row">
      <style:table-row-properties style:min-row-height="0.118in" style:use-optimal-row-height="false"/>
    </style:style>
    <style:style style:name="TableCell19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19" style:parent-style-name="內文" style:family="paragraph">
      <style:paragraph-properties style:text-autospace="none" fo:text-align="justify"/>
    </style:style>
    <style:style style:name="TableCell1920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921" style:parent-style-name="內文" style:family="paragraph">
      <style:paragraph-properties style:text-autospace="none" fo:text-align="justify"/>
    </style:style>
    <style:style style:name="T192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2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2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25" style:parent-style-name="內文" style:family="paragraph">
      <style:paragraph-properties style:text-autospace="none" fo:text-align="justify"/>
    </style:style>
    <style:style style:name="TableCell1926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927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28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929" style:parent-style-name="內文" style:family="paragraph">
      <style:paragraph-properties style:text-autospace="none" fo:text-align="justify"/>
    </style:style>
    <style:style style:name="TableRow1930" style:family="table-row">
      <style:table-row-properties style:min-row-height="0.118in" style:use-optimal-row-height="false"/>
    </style:style>
    <style:style style:name="TableCell193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32" style:parent-style-name="內文" style:family="paragraph">
      <style:paragraph-properties style:text-autospace="none" fo:text-align="justify"/>
    </style:style>
    <style:style style:name="TableCell1933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34" style:parent-style-name="內文" style:family="paragraph">
      <style:paragraph-properties style:text-autospace="none" fo:text-indent="0.0763in"/>
    </style:style>
    <style:style style:name="T193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3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37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938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39" style:parent-style-name="內文" style:family="paragraph">
      <style:paragraph-properties style:text-autospace="none" fo:text-align="justify"/>
    </style:style>
    <style:style style:name="TableCell194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41" style:parent-style-name="內文" style:family="paragraph">
      <style:paragraph-properties style:text-autospace="none" fo:text-align="justify"/>
    </style:style>
    <style:style style:name="TableCell1942" style:family="table-cell">
      <style:table-cell-properties fo:border="0.0104in solid #000000" fo:padding-top="0in" fo:padding-left="0.0194in" fo:padding-bottom="0in" fo:padding-right="0.0194in"/>
    </style:style>
    <style:style style:name="P1943" style:parent-style-name="內文" style:family="paragraph">
      <style:paragraph-properties style:text-autospace="none"/>
    </style:style>
    <style:style style:name="T194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45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946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947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194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49" style:family="table-cell">
      <style:table-cell-properties fo:border="0.0104in solid #000000" fo:padding-top="0in" fo:padding-left="0.0194in" fo:padding-bottom="0in" fo:padding-right="0.0194in"/>
    </style:style>
    <style:style style:name="P1950" style:parent-style-name="內文" style:family="paragraph">
      <style:paragraph-properties style:text-autospace="none" fo:text-align="justify"/>
    </style:style>
    <style:style style:name="TableRow1951" style:family="table-row">
      <style:table-row-properties style:min-row-height="0.118in" style:use-optimal-row-height="false"/>
    </style:style>
    <style:style style:name="TableCell195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53" style:parent-style-name="內文" style:family="paragraph">
      <style:paragraph-properties style:text-autospace="none" fo:text-align="justify"/>
    </style:style>
    <style:style style:name="TableCell1954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955" style:parent-style-name="內文" style:family="paragraph">
      <style:paragraph-properties style:text-autospace="none" fo:text-indent="0.0763in"/>
    </style:style>
    <style:style style:name="T195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5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5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95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1960" style:parent-style-name="內文" style:family="paragraph">
      <style:paragraph-properties style:text-autospace="none" fo:text-align="justify"/>
    </style:style>
    <style:style style:name="TableCell196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62" style:parent-style-name="內文" style:family="paragraph">
      <style:paragraph-properties style:text-autospace="none" fo:text-align="justify"/>
    </style:style>
    <style:style style:name="TableCell1963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64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65" style:parent-style-name="內文" style:family="paragraph">
      <style:paragraph-properties style:text-autospace="none" fo:text-align="justify"/>
    </style:style>
    <style:style style:name="T196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6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6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6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70" style:parent-style-name="內文" style:family="paragraph">
      <style:paragraph-properties style:text-autospace="none" fo:text-align="justify"/>
    </style:style>
    <style:style style:name="T197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72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73" style:parent-style-name="內文" style:family="paragraph">
      <style:paragraph-properties style:text-autospace="none" fo:text-align="justify"/>
    </style:style>
    <style:style style:name="TableRow1974" style:family="table-row">
      <style:table-row-properties style:min-row-height="0.118in" style:use-optimal-row-height="false"/>
    </style:style>
    <style:style style:name="TableCell197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76" style:parent-style-name="內文" style:family="paragraph">
      <style:paragraph-properties style:text-autospace="none" fo:text-align="justify"/>
    </style:style>
    <style:style style:name="TableCell1977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1978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1979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1980" style:parent-style-name="內文" style:family="paragraph">
      <style:paragraph-properties style:text-autospace="none" fo:text-align="justify"/>
    </style:style>
    <style:style style:name="P1981" style:parent-style-name="內文" style:family="paragraph">
      <style:paragraph-properties style:text-autospace="none" fo:text-align="justify"/>
    </style:style>
    <style:style style:name="P1982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83" style:parent-style-name="內文" style:family="paragraph">
      <style:paragraph-properties style:text-autospace="none" fo:text-align="justify"/>
      <style:text-properties style:font-name-asian="新細明體"/>
    </style:style>
    <style:style style:name="TableRow1984" style:family="table-row">
      <style:table-row-properties style:min-row-height="0.2319in" style:use-optimal-row-height="false"/>
    </style:style>
    <style:style style:name="TableCell198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86" style:parent-style-name="內文" style:family="paragraph">
      <style:paragraph-properties style:text-autospace="none" fo:text-align="justify"/>
    </style:style>
    <style:style style:name="T1987" style:parent-style-name="預設段落字型" style:family="text">
      <style:text-properties style:font-name="標楷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1988" style:parent-style-name="預設段落字型" style:family="text">
      <style:text-properties style:font-name="新細明體" style:font-name-complex="新細明體" fo:font-weight="bold" style:font-weight-asian="bold" style:letter-kerning="false"/>
    </style:style>
    <style:style style:name="TableCell198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90" style:parent-style-name="內文" style:family="paragraph">
      <style:paragraph-properties style:text-autospace="none" fo:text-indent="0.0763in"/>
    </style:style>
    <style:style style:name="T199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9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199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1994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1995" style:parent-style-name="內文" style:family="paragraph">
      <style:paragraph-properties style:text-autospace="none" fo:text-align="justify"/>
    </style:style>
    <style:style style:name="TableCell199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1997" style:parent-style-name="內文" style:family="paragraph">
      <style:paragraph-properties style:text-autospace="none" fo:text-align="justify"/>
    </style:style>
    <style:style style:name="P1998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1999" style:parent-style-name="內文" style:family="paragraph">
      <style:paragraph-properties style:text-autospace="none" fo:text-align="justify"/>
    </style:style>
    <style:style style:name="TableRow2000" style:family="table-row">
      <style:table-row-properties style:min-row-height="0.0097in" style:use-optimal-row-height="false"/>
    </style:style>
    <style:style style:name="P2001" style:parent-style-name="內文" style:family="paragraph">
      <style:paragraph-properties style:text-autospace="none" fo:text-align="justify"/>
      <style:text-properties style:font-name-asian="新細明體"/>
    </style:style>
    <style:style style:name="TableCell2002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03" style:parent-style-name="內文" style:family="paragraph">
      <style:paragraph-properties style:text-autospace="none" fo:text-indent="0.0763in"/>
    </style:style>
    <style:style style:name="T200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0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0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007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08" style:parent-style-name="內文" style:family="paragraph">
      <style:paragraph-properties style:text-autospace="none" fo:text-align="justify"/>
    </style:style>
    <style:style style:name="P2009" style:parent-style-name="內文" style:family="paragraph">
      <style:paragraph-properties style:text-autospace="none" fo:text-align="justify"/>
    </style:style>
    <style:style style:name="TableCell2010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11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012" style:parent-style-name="內文" style:family="paragraph">
      <style:paragraph-properties style:text-autospace="none" fo:text-align="justify" fo:text-indent="0.1527in"/>
    </style:style>
    <style:style style:name="T201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1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015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16" style:parent-style-name="內文" style:family="paragraph">
      <style:paragraph-properties style:text-autospace="none" fo:text-align="justify"/>
    </style:style>
    <style:style style:name="TableRow2017" style:family="table-row">
      <style:table-row-properties style:min-row-height="0.118in" style:use-optimal-row-height="false"/>
    </style:style>
    <style:style style:name="TableCell201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19" style:parent-style-name="內文" style:family="paragraph">
      <style:paragraph-properties style:text-autospace="none" fo:text-align="justify"/>
    </style:style>
    <style:style style:name="TableCell2020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021" style:parent-style-name="內文" style:family="paragraph">
      <style:paragraph-properties style:text-autospace="none" fo:text-indent="0.0763in"/>
    </style:style>
    <style:style style:name="T202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2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24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025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026" style:parent-style-name="內文" style:family="paragraph">
      <style:paragraph-properties style:text-autospace="none" fo:text-align="justify"/>
    </style:style>
    <style:style style:name="TableCell202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28" style:parent-style-name="內文" style:family="paragraph">
      <style:paragraph-properties style:text-autospace="none" fo:text-align="justify"/>
    </style:style>
    <style:style style:name="P2029" style:parent-style-name="內文" style:family="paragraph">
      <style:paragraph-properties style:text-autospace="none" fo:text-align="justify" fo:text-indent="0.1527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030" style:parent-style-name="內文" style:family="paragraph">
      <style:paragraph-properties style:text-autospace="none" fo:text-align="justify"/>
    </style:style>
    <style:style style:name="TableRow2031" style:family="table-row">
      <style:table-row-properties style:min-row-height="0.118in" style:use-optimal-row-height="false"/>
    </style:style>
    <style:style style:name="TableCell203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33" style:parent-style-name="內文" style:family="paragraph">
      <style:paragraph-properties style:text-autospace="none" fo:text-align="justify"/>
    </style:style>
    <style:style style:name="TableCell2034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35" style:parent-style-name="內文" style:family="paragraph">
      <style:paragraph-properties style:text-autospace="none" fo:text-indent="0.0763in"/>
    </style:style>
    <style:style style:name="T203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3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38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03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40" style:parent-style-name="內文" style:family="paragraph">
      <style:paragraph-properties style:text-autospace="none" fo:text-align="justify"/>
    </style:style>
    <style:style style:name="TableCell204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42" style:parent-style-name="內文" style:family="paragraph">
      <style:paragraph-properties style:text-autospace="none" fo:text-align="justify"/>
    </style:style>
    <style:style style:name="TableCell2043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044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4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4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4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4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050" style:parent-style-name="內文" style:family="paragraph">
      <style:paragraph-properties style:text-autospace="none"/>
    </style:style>
    <style:style style:name="T205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5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053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054" style:parent-style-name="內文" style:family="paragraph">
      <style:paragraph-properties style:text-autospace="none" fo:text-align="justify"/>
    </style:style>
    <style:style style:name="TableRow2055" style:family="table-row">
      <style:table-row-properties style:min-row-height="0.118in" style:use-optimal-row-height="false"/>
    </style:style>
    <style:style style:name="TableCell205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57" style:parent-style-name="內文" style:family="paragraph">
      <style:paragraph-properties style:text-autospace="none" fo:text-align="justify"/>
    </style:style>
    <style:style style:name="TableCell2058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059" style:parent-style-name="內文" style:family="paragraph">
      <style:paragraph-properties style:text-autospace="none" fo:text-align="justify"/>
    </style:style>
    <style:style style:name="T206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6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062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063" style:parent-style-name="內文" style:family="paragraph">
      <style:paragraph-properties style:text-autospace="none" fo:text-align="justify"/>
    </style:style>
    <style:style style:name="P2064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065" style:parent-style-name="內文" style:family="paragraph">
      <style:paragraph-properties style:text-autospace="none" fo:text-align="justify"/>
      <style:text-properties style:font-name-asian="新細明體"/>
    </style:style>
    <style:style style:name="TableRow2066" style:family="table-row">
      <style:table-row-properties style:min-row-height="0.118in" style:use-optimal-row-height="false"/>
    </style:style>
    <style:style style:name="TableCell206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68" style:parent-style-name="內文" style:family="paragraph">
      <style:paragraph-properties style:text-autospace="none" fo:text-align="justify"/>
      <style:text-properties style:font-name-asian="新細明體"/>
    </style:style>
    <style:style style:name="TableCell206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70" style:parent-style-name="內文" style:family="paragraph">
      <style:paragraph-properties style:text-autospace="none" fo:text-indent="0.0763in"/>
    </style:style>
    <style:style style:name="T207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7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7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074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75" style:parent-style-name="內文" style:family="paragraph">
      <style:paragraph-properties style:text-autospace="none" fo:text-align="justify"/>
    </style:style>
    <style:style style:name="TableCell2076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077" style:parent-style-name="內文" style:family="paragraph">
      <style:paragraph-properties style:text-autospace="none" fo:text-align="justify"/>
    </style:style>
    <style:style style:name="T2078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079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080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081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ableCell208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083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08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085" style:parent-style-name="內文" style:family="paragraph">
      <style:paragraph-properties style:text-autospace="none" fo:text-align="justify"/>
      <style:text-properties style:font-name-asian="新細明體"/>
    </style:style>
    <style:style style:name="TableRow2086" style:family="table-row">
      <style:table-row-properties style:min-row-height="0.118in" style:use-optimal-row-height="false"/>
    </style:style>
    <style:style style:name="TableCell208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88" style:parent-style-name="內文" style:family="paragraph">
      <style:paragraph-properties style:text-autospace="none" fo:text-align="justify"/>
      <style:text-properties style:font-name-asian="新細明體"/>
    </style:style>
    <style:style style:name="TableCell2089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90" style:parent-style-name="內文" style:family="paragraph">
      <style:paragraph-properties style:text-autospace="none" fo:text-indent="0.0833in"/>
    </style:style>
    <style:style style:name="T209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9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093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094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095" style:parent-style-name="內文" style:family="paragraph">
      <style:paragraph-properties style:text-autospace="none" fo:text-align="justify"/>
    </style:style>
    <style:style style:name="TableCell209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097" style:parent-style-name="內文" style:family="paragraph">
      <style:paragraph-properties style:text-autospace="none" fo:text-align="justify"/>
    </style:style>
    <style:style style:name="TableCell209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099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100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101" style:parent-style-name="內文" style:family="paragraph">
      <style:paragraph-properties style:text-autospace="none" fo:text-align="justify"/>
      <style:text-properties style:font-name-asian="新細明體"/>
    </style:style>
    <style:style style:name="TableRow2102" style:family="table-row">
      <style:table-row-properties style:min-row-height="0.118in" style:use-optimal-row-height="false"/>
    </style:style>
    <style:style style:name="TableCell210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04" style:parent-style-name="內文" style:family="paragraph">
      <style:paragraph-properties style:text-autospace="none" fo:text-align="justify"/>
      <style:text-properties style:font-name-asian="新細明體"/>
    </style:style>
    <style:style style:name="TableCell2105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106" style:parent-style-name="內文" style:family="paragraph">
      <style:paragraph-properties style:text-autospace="none" fo:text-align="justify" fo:text-indent="0.0833in"/>
    </style:style>
    <style:style style:name="T210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10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09" style:parent-style-name="預設段落字型" style:family="text">
      <style:text-properties fo:font-size="11pt" style:font-size-asian="11pt" style:font-size-complex="11pt"/>
    </style:style>
    <style:style style:name="T211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111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112" style:parent-style-name="內文" style:family="paragraph">
      <style:paragraph-properties style:text-autospace="none" fo:text-align="justify"/>
    </style:style>
    <style:style style:name="TableCell211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14" style:parent-style-name="內文" style:family="paragraph">
      <style:paragraph-properties style:text-autospace="none" fo:text-align="justify"/>
    </style:style>
    <style:style style:name="TableCell2115" style:family="table-cell">
      <style:table-cell-properties fo:border="0.0104in solid #000000" fo:padding-top="0in" fo:padding-left="0.0194in" fo:padding-bottom="0in" fo:padding-right="0.0194in"/>
    </style:style>
    <style:style style:name="P2116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P2117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TableCell2118" style:family="table-cell">
      <style:table-cell-properties fo:border="0.0104in solid #000000" fo:padding-top="0in" fo:padding-left="0.0194in" fo:padding-bottom="0in" fo:padding-right="0.0194in"/>
    </style:style>
    <style:style style:name="P2119" style:parent-style-name="內文" style:family="paragraph">
      <style:paragraph-properties style:text-autospace="none" fo:text-align="justify"/>
      <style:text-properties style:font-name-asian="新細明體"/>
    </style:style>
    <style:style style:name="TableRow2120" style:family="table-row">
      <style:table-row-properties style:min-row-height="0.118in" style:use-optimal-row-height="false"/>
    </style:style>
    <style:style style:name="P2121" style:parent-style-name="內文" style:family="paragraph">
      <style:paragraph-properties style:text-autospace="none" fo:text-align="justify"/>
      <style:text-properties style:font-name-asian="新細明體"/>
    </style:style>
    <style:style style:name="TableCell2122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2123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124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2125" style:parent-style-name="內文" style:family="paragraph">
      <style:paragraph-properties style:text-autospace="none" fo:text-align="justify"/>
    </style:style>
    <style:style style:name="TableCell2126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127" style:parent-style-name="內文" style:family="paragraph">
      <style:paragraph-properties style:text-autospace="none" fo:text-align="justify"/>
    </style:style>
    <style:style style:name="P2128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P2129" style:parent-style-name="內文" style:family="paragraph">
      <style:paragraph-properties style:text-autospace="none" fo:text-align="justify"/>
      <style:text-properties style:font-name-asian="新細明體"/>
    </style:style>
    <style:style style:name="TableRow2130" style:family="table-row">
      <style:table-row-properties style:min-row-height="0.118in" style:use-optimal-row-height="false"/>
    </style:style>
    <style:style style:name="P2131" style:parent-style-name="內文" style:family="paragraph">
      <style:paragraph-properties style:text-autospace="none" fo:text-align="justify"/>
      <style:text-properties style:font-name-asian="新細明體"/>
    </style:style>
    <style:style style:name="TableCell2132" style:family="table-cell">
      <style:table-cell-properties fo:border="0.0104in solid #000000" fo:padding-top="0in" fo:padding-left="0.0194in" fo:padding-bottom="0in" fo:padding-right="0.0194in"/>
    </style:style>
    <style:style style:name="P2133" style:parent-style-name="內文" style:family="paragraph">
      <style:paragraph-properties style:text-autospace="none" fo:text-indent="0.0763in"/>
    </style:style>
    <style:style style:name="T213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13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136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137" style:family="table-cell">
      <style:table-cell-properties fo:border="0.0104in solid #000000" fo:padding-top="0in" fo:padding-left="0.0194in" fo:padding-bottom="0in" fo:padding-right="0.0194in"/>
    </style:style>
    <style:style style:name="P2138" style:parent-style-name="內文" style:family="paragraph">
      <style:paragraph-properties style:text-autospace="none" fo:text-align="justify"/>
    </style:style>
    <style:style style:name="P2139" style:parent-style-name="內文" style:family="paragraph">
      <style:paragraph-properties style:text-autospace="none" fo:text-align="justify"/>
    </style:style>
    <style:style style:name="TableCell2140" style:family="table-cell">
      <style:table-cell-properties fo:border="0.0104in solid #000000" fo:padding-top="0in" fo:padding-left="0.0194in" fo:padding-bottom="0in" fo:padding-right="0.0194in"/>
    </style:style>
    <style:style style:name="P2141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P2142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TableCell2143" style:family="table-cell">
      <style:table-cell-properties fo:border="0.0104in solid #000000" fo:padding-top="0in" fo:padding-left="0.0194in" fo:padding-bottom="0in" fo:padding-right="0.0194in"/>
    </style:style>
    <style:style style:name="P2144" style:parent-style-name="內文" style:family="paragraph">
      <style:paragraph-properties style:text-autospace="none" fo:text-align="justify"/>
      <style:text-properties style:font-name-asian="新細明體"/>
    </style:style>
    <style:style style:name="TableRow2145" style:family="table-row">
      <style:table-row-properties style:min-row-height="0.118in" style:use-optimal-row-height="false"/>
    </style:style>
    <style:style style:name="TableCell214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47" style:parent-style-name="內文" style:family="paragraph">
      <style:paragraph-properties style:text-autospace="none" fo:text-align="justify"/>
      <style:text-properties style:font-name-asian="新細明體"/>
    </style:style>
    <style:style style:name="TableCell2148" style:family="table-cell">
      <style:table-cell-properties fo:border="0.0104in solid #000000" fo:padding-top="0in" fo:padding-left="0.0194in" fo:padding-bottom="0in" fo:padding-right="0.0194in"/>
    </style:style>
    <style:style style:name="P2149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150" style:parent-style-name="內文" style:family="paragraph">
      <style:paragraph-properties style:text-autospace="none" fo:text-indent="0.3055in"/>
    </style:style>
    <style:style style:name="T2151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152" style:family="table-cell">
      <style:table-cell-properties fo:border="0.0104in solid #000000" fo:padding-top="0in" fo:padding-left="0.0194in" fo:padding-bottom="0in" fo:padding-right="0.0194in"/>
    </style:style>
    <style:style style:name="P2153" style:parent-style-name="內文" style:family="paragraph">
      <style:paragraph-properties style:text-autospace="none" fo:text-align="justify"/>
    </style:style>
    <style:style style:name="P2154" style:parent-style-name="內文" style:family="paragraph">
      <style:paragraph-properties style:text-autospace="none" fo:text-align="justify"/>
    </style:style>
    <style:style style:name="P2155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P2156" style:parent-style-name="內文" style:family="paragraph">
      <style:paragraph-properties style:text-autospace="none" fo:text-align="justify"/>
      <style:text-properties style:font-name-asian="新細明體"/>
    </style:style>
    <style:style style:name="TableRow2157" style:family="table-row">
      <style:table-row-properties style:min-row-height="0.118in" style:use-optimal-row-height="false"/>
    </style:style>
    <style:style style:name="TableCell215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59" style:parent-style-name="內文" style:family="paragraph">
      <style:paragraph-properties style:text-autospace="none" fo:text-align="justify"/>
      <style:text-properties style:font-name-asian="新細明體"/>
    </style:style>
    <style:style style:name="P2160" style:parent-style-name="內文" style:family="paragraph">
      <style:paragraph-properties style:text-autospace="none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161" style:parent-style-name="內文" style:family="paragraph">
      <style:paragraph-properties style:text-autospace="none" fo:text-align="justify"/>
    </style:style>
    <style:style style:name="TableCell2162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163" style:parent-style-name="內文" style:family="paragraph">
      <style:paragraph-properties style:text-autospace="none" fo:text-align="justify"/>
    </style:style>
    <style:style style:name="TableCell2164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165" style:parent-style-name="內文" style:family="paragraph">
      <style:paragraph-properties style:text-autospace="none" fo:text-align="justify"/>
    </style:style>
    <style:style style:name="T2166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67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168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169" style:parent-style-name="內文" style:family="paragraph">
      <style:paragraph-properties style:text-autospace="none" fo:text-align="justify"/>
      <style:text-properties style:font-name-asian="新細明體"/>
    </style:style>
    <style:style style:name="TableRow2170" style:family="table-row">
      <style:table-row-properties style:min-row-height="0.118in" style:use-optimal-row-height="false"/>
    </style:style>
    <style:style style:name="TableCell217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72" style:parent-style-name="內文" style:family="paragraph">
      <style:paragraph-properties style:text-autospace="none" fo:text-align="justify"/>
      <style:text-properties style:font-name-asian="新細明體"/>
    </style:style>
    <style:style style:name="TableCell2173" style:family="table-cell">
      <style:table-cell-properties fo:border="0.0104in solid #000000" fo:padding-top="0in" fo:padding-left="0.0194in" fo:padding-bottom="0in" fo:padding-right="0.0194in"/>
    </style:style>
    <style:style style:name="P2174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175" style:family="table-cell">
      <style:table-cell-properties fo:border="0.0104in solid #000000" fo:padding-top="0in" fo:padding-left="0.0194in" fo:padding-bottom="0in" fo:padding-right="0.0194in"/>
    </style:style>
    <style:style style:name="P2176" style:parent-style-name="內文" style:family="paragraph">
      <style:paragraph-properties style:text-autospace="none" fo:text-align="justify"/>
    </style:style>
    <style:style style:name="TableCell217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78" style:parent-style-name="內文" style:family="paragraph">
      <style:paragraph-properties style:text-autospace="none" fo:text-align="justify"/>
    </style:style>
    <style:style style:name="TableCell217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180" style:parent-style-name="內文" style:family="paragraph">
      <style:paragraph-properties style:text-autospace="none" fo:text-align="justify" fo:text-indent="0.0763in"/>
    </style:style>
    <style:style style:name="T218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185" style:parent-style-name="內文" style:family="paragraph">
      <style:paragraph-properties style:text-autospace="none" fo:text-align="justify" fo:text-indent="0.1527in"/>
    </style:style>
    <style:style style:name="T2186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7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18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190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191" style:parent-style-name="內文" style:family="paragraph">
      <style:paragraph-properties style:text-autospace="none" fo:text-align="justify"/>
      <style:text-properties style:font-name-asian="新細明體"/>
    </style:style>
    <style:style style:name="TableRow2192" style:family="table-row">
      <style:table-row-properties style:min-row-height="0.118in" style:use-optimal-row-height="false"/>
    </style:style>
    <style:style style:name="TableCell219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194" style:parent-style-name="內文" style:family="paragraph">
      <style:paragraph-properties style:text-autospace="none" fo:text-align="justify"/>
      <style:text-properties style:font-name-asian="新細明體"/>
    </style:style>
    <style:style style:name="TableCell2195" style:family="table-cell">
      <style:table-cell-properties fo:border="0.0104in solid #000000" fo:padding-top="0in" fo:padding-left="0.0194in" fo:padding-bottom="0in" fo:padding-right="0.0194in"/>
    </style:style>
    <style:style style:name="P2196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197" style:parent-style-name="內文" style:family="paragraph">
      <style:paragraph-properties style:text-autospace="none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198" style:parent-style-name="內文" style:family="paragraph">
      <style:paragraph-properties style:text-autospace="none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199" style:family="table-cell">
      <style:table-cell-properties fo:border="0.0104in solid #000000" fo:padding-top="0in" fo:padding-left="0.0194in" fo:padding-bottom="0in" fo:padding-right="0.0194in"/>
    </style:style>
    <style:style style:name="P2200" style:parent-style-name="內文" style:family="paragraph">
      <style:paragraph-properties style:text-autospace="none" fo:text-align="justify"/>
    </style:style>
    <style:style style:name="TableCell220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02" style:parent-style-name="內文" style:family="paragraph">
      <style:paragraph-properties style:text-autospace="none" fo:text-align="justify"/>
    </style:style>
    <style:style style:name="P2203" style:parent-style-name="內文" style:family="paragraph">
      <style:paragraph-properties fo:line-height="0.1666in" fo:margin-left="-0.0833in" fo:text-indent="0.3055in">
        <style:tab-stops/>
      </style:paragraph-properties>
    </style:style>
    <style:style style:name="T2204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205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206" style:parent-style-name="預設段落字型" style:family="text">
      <style:text-properties style:font-name="標楷體" style:font-name-complex="標楷體" fo:font-weight="bold" style:font-weight-asian="bold" fo:font-size="11pt" style:font-size-asian="11pt" style:font-size-complex="11pt" fo:language="zh" fo:country="TW"/>
    </style:style>
    <style:style style:name="P2207" style:parent-style-name="內文" style:family="paragraph">
      <style:paragraph-properties fo:line-height="0.1666in" fo:margin-left="-0.0833in" fo:text-indent="0.459in">
        <style:tab-stops/>
      </style:paragraph-properties>
    </style:style>
    <style:style style:name="T2208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P2209" style:parent-style-name="內文" style:family="paragraph">
      <style:paragraph-properties style:text-autospace="none" fo:text-align="justify" fo:text-indent="0.1527in"/>
      <style:text-properties style:font-name="標楷體" style:font-name-complex="標楷體" fo:font-size="11pt" style:font-size-asian="11pt" style:font-size-complex="11pt" fo:language="zh" fo:country="TW"/>
    </style:style>
    <style:style style:name="P2210" style:parent-style-name="內文" style:family="paragraph">
      <style:paragraph-properties style:text-autospace="none" fo:text-align="justify"/>
      <style:text-properties style:font-name-asian="新細明體"/>
    </style:style>
    <style:style style:name="TableRow2211" style:family="table-row">
      <style:table-row-properties style:min-row-height="0.118in" style:use-optimal-row-height="false"/>
    </style:style>
    <style:style style:name="TableCell221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13" style:parent-style-name="內文" style:family="paragraph">
      <style:paragraph-properties style:text-autospace="none" fo:text-align="justify"/>
      <style:text-properties style:font-name-asian="新細明體"/>
    </style:style>
    <style:style style:name="P2214" style:parent-style-name="內文" style:family="paragraph">
      <style:paragraph-properties style:text-autospace="none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215" style:parent-style-name="內文" style:family="paragraph">
      <style:paragraph-properties style:text-autospace="none" fo:text-align="justify"/>
    </style:style>
    <style:style style:name="TableCell221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17" style:parent-style-name="內文" style:family="paragraph">
      <style:paragraph-properties style:text-autospace="none" fo:text-align="justify"/>
    </style:style>
    <style:style style:name="TableCell2218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219" style:parent-style-name="內文" style:family="paragraph">
      <style:paragraph-properties style:text-autospace="none" fo:text-align="justify" fo:text-indent="0.0763in"/>
    </style:style>
    <style:style style:name="T222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2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222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223" style:parent-style-name="內文" style:family="paragraph">
      <style:paragraph-properties style:text-autospace="none" fo:text-align="justify"/>
      <style:text-properties style:font-name-asian="新細明體"/>
    </style:style>
    <style:style style:name="TableRow2224" style:family="table-row">
      <style:table-row-properties style:min-row-height="0.118in" style:use-optimal-row-height="false"/>
    </style:style>
    <style:style style:name="TableCell222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26" style:parent-style-name="內文" style:family="paragraph">
      <style:paragraph-properties style:text-autospace="none" fo:text-align="justify"/>
      <style:text-properties style:font-name-asian="新細明體"/>
    </style:style>
    <style:style style:name="P2227" style:parent-style-name="內文" style:family="paragraph">
      <style:paragraph-properties style:text-autospace="none" fo:text-indent="0.3055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P2228" style:parent-style-name="內文" style:family="paragraph">
      <style:paragraph-properties style:text-autospace="none" fo:text-align="justify"/>
    </style:style>
    <style:style style:name="TableCell222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30" style:parent-style-name="內文" style:family="paragraph">
      <style:paragraph-properties style:text-autospace="none" fo:text-align="justify"/>
    </style:style>
    <style:style style:name="TableCell2231" style:family="table-cell">
      <style:table-cell-properties fo:border="0.0104in solid #000000" fo:padding-top="0in" fo:padding-left="0.0194in" fo:padding-bottom="0in" fo:padding-right="0.0194in"/>
    </style:style>
    <style:style style:name="P2232" style:parent-style-name="內文" style:family="paragraph">
      <style:paragraph-properties style:text-autospace="none" fo:text-align="justify" fo:text-indent="0.0763in"/>
    </style:style>
    <style:style style:name="T223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34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235" style:parent-style-name="預設段落字型" style:family="text">
      <style:text-properties style:font-name="新細明體" style:font-name-asian="新細明體" style:font-name-complex="新細明體" style:letter-kerning="false" fo:language="zh" fo:country="TW"/>
    </style:style>
    <style:style style:name="T2236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23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38" style:family="table-cell">
      <style:table-cell-properties fo:border="0.0104in solid #000000" fo:padding-top="0in" fo:padding-left="0.0194in" fo:padding-bottom="0in" fo:padding-right="0.0194in"/>
    </style:style>
    <style:style style:name="P2239" style:parent-style-name="內文" style:family="paragraph">
      <style:paragraph-properties style:text-autospace="none" fo:text-align="justify"/>
      <style:text-properties style:font-name-asian="新細明體"/>
    </style:style>
    <style:style style:name="TableRow2240" style:family="table-row">
      <style:table-row-properties style:min-row-height="0.118in" style:use-optimal-row-height="false"/>
    </style:style>
    <style:style style:name="TableCell224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42" style:parent-style-name="內文" style:family="paragraph">
      <style:paragraph-properties style:text-autospace="none" fo:text-align="justify"/>
      <style:text-properties style:font-name-asian="新細明體"/>
    </style:style>
    <style:style style:name="TableCell2243" style:family="table-cell">
      <style:table-cell-properties fo:border="0.0104in solid #000000" fo:padding-top="0in" fo:padding-left="0.0194in" fo:padding-bottom="0in" fo:padding-right="0.0194in"/>
    </style:style>
    <style:style style:name="P2244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45" style:family="table-cell">
      <style:table-cell-properties fo:border="0.0104in solid #000000" fo:padding-top="0in" fo:padding-left="0.0194in" fo:padding-bottom="0in" fo:padding-right="0.0194in"/>
    </style:style>
    <style:style style:name="P2246" style:parent-style-name="內文" style:family="paragraph">
      <style:paragraph-properties style:text-autospace="none" fo:text-align="justify"/>
    </style:style>
    <style:style style:name="TableCell224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48" style:parent-style-name="內文" style:family="paragraph">
      <style:paragraph-properties style:text-autospace="none" fo:text-align="justify"/>
    </style:style>
    <style:style style:name="TableCell2249" style:family="table-cell">
      <style:table-cell-properties fo:border="0.0104in solid #000000" fo:padding-top="0in" fo:padding-left="0.0194in" fo:padding-bottom="0in" fo:padding-right="0.0194in"/>
    </style:style>
    <style:style style:name="P2250" style:parent-style-name="內文" style:family="paragraph">
      <style:paragraph-properties style:text-autospace="none" fo:text-align="justify" fo:text-indent="0.0763in"/>
    </style:style>
    <style:style style:name="T225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5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5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5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255" style:family="table-cell">
      <style:table-cell-properties fo:border="0.0104in solid #000000" fo:padding-top="0in" fo:padding-left="0.0194in" fo:padding-bottom="0in" fo:padding-right="0.0194in"/>
    </style:style>
    <style:style style:name="P2256" style:parent-style-name="內文" style:family="paragraph">
      <style:paragraph-properties style:text-autospace="none" fo:text-align="justify"/>
      <style:text-properties style:font-name-asian="新細明體"/>
    </style:style>
    <style:style style:name="TableRow2257" style:family="table-row">
      <style:table-row-properties style:min-row-height="0.118in" style:use-optimal-row-height="false"/>
    </style:style>
    <style:style style:name="TableCell2258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259" style:parent-style-name="內文" style:family="paragraph">
      <style:paragraph-properties style:text-autospace="none" fo:text-align="justify"/>
      <style:text-properties style:font-name-asian="新細明體"/>
    </style:style>
    <style:style style:name="TableCell2260" style:family="table-cell">
      <style:table-cell-properties fo:border="0.0104in solid #000000" fo:padding-top="0in" fo:padding-left="0.0194in" fo:padding-bottom="0in" fo:padding-right="0.0194in"/>
    </style:style>
    <style:style style:name="P2261" style:parent-style-name="內文" style:family="paragraph">
      <style:paragraph-properties style:text-autospace="none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62" style:family="table-cell">
      <style:table-cell-properties fo:border="0.0104in solid #000000" fo:padding-top="0in" fo:padding-left="0.0194in" fo:padding-bottom="0in" fo:padding-right="0.0194in"/>
    </style:style>
    <style:style style:name="P2263" style:parent-style-name="內文" style:family="paragraph">
      <style:paragraph-properties style:text-autospace="none" fo:text-align="justify"/>
    </style:style>
    <style:style style:name="TableCell226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65" style:parent-style-name="內文" style:family="paragraph">
      <style:paragraph-properties style:text-autospace="none" fo:text-align="justify"/>
    </style:style>
    <style:style style:name="TableCell226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267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P2268" style:parent-style-name="內文" style:family="paragraph">
      <style:paragraph-properties style:text-autospace="none" fo:text-indent="0.2291in"/>
    </style:style>
    <style:style style:name="T226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7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71" style:parent-style-name="預設段落字型" style:family="text">
      <style:text-properties style:font-name="標楷體" style:font-name-complex="標楷體" style:text-position="super 50%" fo:font-size="11pt" style:font-size-asian="11pt" style:font-size-complex="11pt" fo:language="zh" fo:country="TW"/>
    </style:style>
    <style:style style:name="T227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7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274" style:parent-style-name="預設段落字型" style:family="text">
      <style:text-properties style:font-name="標楷體" style:font-name-complex="標楷體" style:text-position="super 50%" fo:font-size="11pt" style:font-size-asian="11pt" style:font-size-complex="11pt" fo:language="zh" fo:country="TW"/>
    </style:style>
    <style:style style:name="TableCell2275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276" style:parent-style-name="內文" style:family="paragraph">
      <style:paragraph-properties style:text-autospace="none" fo:text-align="justify"/>
      <style:text-properties style:font-name-asian="新細明體"/>
    </style:style>
    <style:style style:name="TableRow2277" style:family="table-row">
      <style:table-row-properties style:min-row-height="0.118in" style:use-optimal-row-height="false"/>
    </style:style>
    <style:style style:name="TableCell2278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279" style:parent-style-name="內文" style:family="paragraph">
      <style:paragraph-properties style:text-autospace="none" fo:text-align="justify"/>
      <style:text-properties style:font-name-asian="新細明體"/>
    </style:style>
    <style:style style:name="TableCell2280" style:family="table-cell">
      <style:table-cell-properties fo:border-top="0.0104in solid #000000" fo:border-left="0.0104in solid #000000" fo:border-bottom="0.0104in solid #000000" fo:border-right="0.0069in solid #000000" fo:padding-top="0in" fo:padding-left="0.0194in" fo:padding-bottom="0in" fo:padding-right="0.0194in"/>
    </style:style>
    <style:style style:name="P2281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82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283" style:parent-style-name="內文" style:family="paragraph">
      <style:paragraph-properties style:text-autospace="none" fo:text-align="justify"/>
    </style:style>
    <style:style style:name="TableCell228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85" style:parent-style-name="內文" style:family="paragraph">
      <style:paragraph-properties style:text-autospace="none" fo:text-align="justify"/>
    </style:style>
    <style:style style:name="P2286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P2287" style:parent-style-name="內文" style:family="paragraph">
      <style:paragraph-properties style:text-autospace="none" fo:text-align="justify"/>
      <style:text-properties style:font-name-asian="新細明體"/>
    </style:style>
    <style:style style:name="TableRow2288" style:family="table-row">
      <style:table-row-properties style:min-row-height="0.118in" style:use-optimal-row-height="false"/>
    </style:style>
    <style:style style:name="TableCell228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90" style:parent-style-name="內文" style:family="paragraph">
      <style:paragraph-properties style:text-autospace="none" fo:text-align="justify"/>
      <style:text-properties style:font-name-asian="新細明體"/>
    </style:style>
    <style:style style:name="TableCell2291" style:family="table-cell">
      <style:table-cell-properties fo:border="0.0104in solid #000000" fo:padding-top="0in" fo:padding-left="0.0194in" fo:padding-bottom="0in" fo:padding-right="0.0194in"/>
    </style:style>
    <style:style style:name="P2292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293" style:family="table-cell">
      <style:table-cell-properties fo:border="0.0104in solid #000000" fo:padding-top="0in" fo:padding-left="0.0194in" fo:padding-bottom="0in" fo:padding-right="0.0194in"/>
    </style:style>
    <style:style style:name="P2294" style:parent-style-name="內文" style:family="paragraph">
      <style:paragraph-properties style:text-autospace="none" fo:text-align="justify"/>
    </style:style>
    <style:style style:name="TableCell229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296" style:parent-style-name="內文" style:family="paragraph">
      <style:paragraph-properties style:text-autospace="none" fo:text-align="justify"/>
    </style:style>
    <style:style style:name="TableCell229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298" style:parent-style-name="內文" style:family="paragraph">
      <style:paragraph-properties style:text-autospace="none" fo:text-align="justify" fo:text-indent="0.2291in"/>
    </style:style>
    <style:style style:name="T229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0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0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0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30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304" style:parent-style-name="內文" style:family="paragraph">
      <style:paragraph-properties style:text-autospace="none" fo:text-align="justify"/>
    </style:style>
    <style:style style:name="TableRow2305" style:family="table-row">
      <style:table-row-properties style:min-row-height="0.118in" style:use-optimal-row-height="false"/>
    </style:style>
    <style:style style:name="TableCell230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07" style:parent-style-name="內文" style:family="paragraph">
      <style:paragraph-properties style:text-autospace="none" fo:text-align="justify"/>
    </style:style>
    <style:style style:name="T2308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230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 fo:font-size="11pt" style:font-size-asian="11pt" style:font-size-complex="11pt"/>
    </style:style>
    <style:style style:name="TableCell2310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11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12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13" style:parent-style-name="內文" style:family="paragraph">
      <style:paragraph-properties style:text-autospace="none" fo:text-align="justify"/>
    </style:style>
    <style:style style:name="TableCell23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15" style:parent-style-name="內文" style:family="paragraph">
      <style:paragraph-properties style:text-autospace="none" fo:text-align="justify"/>
    </style:style>
    <style:style style:name="TableCell2316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17" style:parent-style-name="內文" style:family="paragraph">
      <style:paragraph-properties style:text-autospace="none" fo:text-align="justify" fo:text-indent="0.0763in"/>
    </style:style>
    <style:style style:name="T231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1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322" style:parent-style-name="內文" style:family="paragraph">
      <style:paragraph-properties style:text-autospace="none" fo:text-align="justify" fo:text-indent="0.2291in"/>
    </style:style>
    <style:style style:name="T232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4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5" style:parent-style-name="預設段落字型" style:family="text">
      <style:text-properties style:font-name="標楷體" style:font-name-complex="標楷體" style:text-position="super 50%" fo:font-size="11pt" style:font-size-asian="11pt" style:font-size-complex="11pt" fo:language="zh" fo:country="TW"/>
    </style:style>
    <style:style style:name="T2326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7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2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3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331" style:parent-style-name="內文" style:family="paragraph">
      <style:paragraph-properties style:text-autospace="none" fo:text-align="justify" fo:text-indent="0.2291in"/>
    </style:style>
    <style:style style:name="T233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333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334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335" style:parent-style-name="內文" style:family="paragraph">
      <style:paragraph-properties style:text-autospace="none" fo:text-align="justify"/>
      <style:text-properties style:font-name-asian="新細明體"/>
    </style:style>
    <style:style style:name="TableRow2336" style:family="table-row">
      <style:table-row-properties style:min-row-height="0.118in" style:use-optimal-row-height="false"/>
    </style:style>
    <style:style style:name="TableCell233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38" style:parent-style-name="內文" style:family="paragraph">
      <style:paragraph-properties style:text-autospace="none" fo:text-align="justify"/>
      <style:text-properties style:font-name-asian="新細明體"/>
    </style:style>
    <style:style style:name="TableCell233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40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41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42" style:parent-style-name="內文" style:family="paragraph">
      <style:paragraph-properties style:text-autospace="none" fo:text-align="justify"/>
    </style:style>
    <style:style style:name="TableCell234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44" style:parent-style-name="內文" style:family="paragraph">
      <style:paragraph-properties style:text-autospace="none" fo:text-align="justify"/>
    </style:style>
    <style:style style:name="P2345" style:parent-style-name="內文" style:family="paragraph">
      <style:paragraph-properties style:text-autospace="none" fo:text-align="justify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346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347" style:parent-style-name="內文" style:family="paragraph">
      <style:paragraph-properties style:text-autospace="none" fo:text-align="justify"/>
    </style:style>
    <style:style style:name="TableRow2348" style:family="table-row">
      <style:table-row-properties style:min-row-height="0.118in" style:use-optimal-row-height="false"/>
    </style:style>
    <style:style style:name="TableCell234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50" style:parent-style-name="內文" style:family="paragraph">
      <style:paragraph-properties style:text-autospace="none" fo:text-align="justify"/>
    </style:style>
    <style:style style:name="TableCell235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52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53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54" style:parent-style-name="內文" style:family="paragraph">
      <style:paragraph-properties style:text-autospace="none" fo:text-align="justify"/>
    </style:style>
    <style:style style:name="TableCell235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56" style:parent-style-name="內文" style:family="paragraph">
      <style:paragraph-properties style:text-autospace="none" fo:text-align="justify"/>
    </style:style>
    <style:style style:name="P2357" style:parent-style-name="內文" style:family="paragraph">
      <style:paragraph-properties style:text-autospace="none" fo:text-align="justify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P2358" style:parent-style-name="內文" style:family="paragraph">
      <style:paragraph-properties style:text-autospace="none" fo:text-align="justify"/>
      <style:text-properties style:font-name-asian="新細明體"/>
    </style:style>
    <style:style style:name="TableRow2359" style:family="table-row">
      <style:table-row-properties style:min-row-height="0.118in" style:use-optimal-row-height="false"/>
    </style:style>
    <style:style style:name="TableCell236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61" style:parent-style-name="內文" style:family="paragraph">
      <style:paragraph-properties style:text-autospace="none" fo:text-align="justify"/>
      <style:text-properties style:font-name-asian="新細明體"/>
    </style:style>
    <style:style style:name="TableCell2362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63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64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65" style:parent-style-name="內文" style:family="paragraph">
      <style:paragraph-properties style:text-autospace="none" fo:text-align="justify"/>
    </style:style>
    <style:style style:name="TableCell236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67" style:parent-style-name="內文" style:family="paragraph">
      <style:paragraph-properties style:text-autospace="none" fo:text-align="justify"/>
    </style:style>
    <style:style style:name="TableCell2368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69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7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37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372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73" style:parent-style-name="內文" style:family="paragraph">
      <style:paragraph-properties style:text-autospace="none" fo:text-align="justify"/>
      <style:text-properties style:font-name-asian="新細明體"/>
    </style:style>
    <style:style style:name="TableRow2374" style:family="table-row">
      <style:table-row-properties style:min-row-height="0.118in" style:use-optimal-row-height="false"/>
    </style:style>
    <style:style style:name="TableCell237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76" style:parent-style-name="內文" style:family="paragraph">
      <style:paragraph-properties style:text-autospace="none" fo:text-align="justify"/>
      <style:text-properties style:font-name-asian="新細明體"/>
    </style:style>
    <style:style style:name="TableCell2377" style:family="table-cell">
      <style:table-cell-properties fo:border="0.0104in solid #000000" fo:padding-top="0in" fo:padding-left="0.0194in" fo:padding-bottom="0in" fo:padding-right="0.0194in"/>
    </style:style>
    <style:style style:name="P2378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79" style:family="table-cell">
      <style:table-cell-properties fo:border="0.0104in solid #000000" fo:padding-top="0in" fo:padding-left="0.0194in" fo:padding-bottom="0in" fo:padding-right="0.0194in"/>
    </style:style>
    <style:style style:name="P2380" style:parent-style-name="內文" style:family="paragraph">
      <style:paragraph-properties style:text-autospace="none" fo:text-align="justify"/>
    </style:style>
    <style:style style:name="P2381" style:parent-style-name="內文" style:family="paragraph">
      <style:paragraph-properties style:text-autospace="none" fo:text-align="justify"/>
    </style:style>
    <style:style style:name="TableCell2382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83" style:parent-style-name="內文" style:family="paragraph">
      <style:paragraph-properties style:text-autospace="none" fo:text-align="justify"/>
      <style:text-properties style:font-name="標楷體" style:font-name-complex="標楷體" fo:font-size="11pt" style:font-size-asian="11pt" style:font-size-complex="11pt" fo:language="zh" fo:country="TW"/>
    </style:style>
    <style:style style:name="TableCell2384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85" style:parent-style-name="內文" style:family="paragraph">
      <style:paragraph-properties style:text-autospace="none" fo:text-align="justify"/>
    </style:style>
    <style:style style:name="TableRow2386" style:family="table-row">
      <style:table-row-properties style:min-row-height="0.118in" style:use-optimal-row-height="false"/>
    </style:style>
    <style:style style:name="TableCell238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388" style:parent-style-name="內文" style:family="paragraph">
      <style:paragraph-properties style:text-autospace="none" fo:text-align="justify"/>
    </style:style>
    <style:style style:name="TableCell238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90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39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392" style:parent-style-name="內文" style:family="paragraph">
      <style:paragraph-properties style:text-autospace="none" fo:text-align="justify"/>
    </style:style>
    <style:style style:name="P2393" style:parent-style-name="內文" style:family="paragraph">
      <style:paragraph-properties style:text-autospace="none" fo:text-align="justify"/>
    </style:style>
    <style:style style:name="TableCell2394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95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396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397" style:parent-style-name="內文" style:family="paragraph">
      <style:paragraph-properties style:text-autospace="none" fo:text-align="justify"/>
      <style:text-properties style:font-name-asian="新細明體"/>
    </style:style>
    <style:style style:name="TableRow2398" style:family="table-row">
      <style:table-row-properties style:min-row-height="0.118in" style:use-optimal-row-height="false"/>
    </style:style>
    <style:style style:name="TableCell239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00" style:parent-style-name="內文" style:family="paragraph">
      <style:paragraph-properties style:text-autospace="none" fo:text-align="justify"/>
    </style:style>
    <style:style style:name="TableCell2401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02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03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04" style:parent-style-name="內文" style:family="paragraph">
      <style:paragraph-properties style:text-autospace="none" fo:text-align="justify"/>
    </style:style>
    <style:style style:name="P2405" style:parent-style-name="內文" style:family="paragraph">
      <style:paragraph-properties style:text-autospace="none" fo:text-align="justify"/>
    </style:style>
    <style:style style:name="TableCell240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07" style:parent-style-name="內文" style:family="paragraph">
      <style:paragraph-properties style:text-autospace="none" fo:text-indent="0.0763in"/>
    </style:style>
    <style:style style:name="T240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40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410" style:parent-style-name="預設段落字型" style:family="text">
      <style:text-properties style:font-name="新細明體" style:font-name-asian="新細明體" style:font-name-complex="新細明體" style:letter-kerning="false" fo:language="zh" fo:country="TW"/>
    </style:style>
    <style:style style:name="T2411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1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13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14" style:parent-style-name="內文" style:family="paragraph">
      <style:paragraph-properties style:text-autospace="none" fo:text-align="justify"/>
      <style:text-properties style:font-name-asian="新細明體"/>
    </style:style>
    <style:style style:name="TableRow2415" style:family="table-row">
      <style:table-row-properties style:min-row-height="0.118in" style:use-optimal-row-height="false"/>
    </style:style>
    <style:style style:name="TableCell241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17" style:parent-style-name="內文" style:family="paragraph">
      <style:paragraph-properties style:text-autospace="none" fo:text-align="justify"/>
    </style:style>
    <style:style style:name="TableCell2418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19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20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21" style:parent-style-name="內文" style:family="paragraph">
      <style:paragraph-properties style:text-autospace="none" fo:text-align="justify"/>
    </style:style>
    <style:style style:name="TableCell242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23" style:parent-style-name="內文" style:family="paragraph">
      <style:paragraph-properties style:text-autospace="none" fo:text-align="justify"/>
    </style:style>
    <style:style style:name="TableCell2424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25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426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27" style:parent-style-name="內文" style:family="paragraph">
      <style:paragraph-properties style:text-autospace="none" fo:text-align="justify"/>
      <style:text-properties style:font-name-asian="新細明體"/>
    </style:style>
    <style:style style:name="TableRow2428" style:family="table-row">
      <style:table-row-properties style:min-row-height="0.118in" style:use-optimal-row-height="false"/>
    </style:style>
    <style:style style:name="TableCell242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30" style:parent-style-name="內文" style:family="paragraph">
      <style:paragraph-properties style:text-autospace="none" fo:text-align="justify"/>
    </style:style>
    <style:style style:name="TableCell243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32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33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34" style:parent-style-name="內文" style:family="paragraph">
      <style:paragraph-properties style:text-autospace="none" fo:text-align="justify"/>
    </style:style>
    <style:style style:name="TableCell2435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436" style:parent-style-name="內文" style:family="paragraph">
      <style:paragraph-properties style:text-autospace="none" fo:text-align="justify"/>
    </style:style>
    <style:style style:name="TableCell2437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38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43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40" style:parent-style-name="內文" style:family="paragraph">
      <style:paragraph-properties style:text-autospace="none" fo:text-align="justify"/>
      <style:text-properties style:font-name-asian="新細明體"/>
    </style:style>
    <style:style style:name="TableRow2441" style:family="table-row">
      <style:table-row-properties style:min-row-height="0.118in" style:use-optimal-row-height="false"/>
    </style:style>
    <style:style style:name="TableCell2442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443" style:parent-style-name="內文" style:family="paragraph">
      <style:paragraph-properties style:text-autospace="none" fo:text-align="justify"/>
    </style:style>
    <style:style style:name="TableCell2444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45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46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47" style:parent-style-name="內文" style:family="paragraph">
      <style:paragraph-properties style:text-autospace="none" fo:text-align="justify"/>
    </style:style>
    <style:style style:name="TableCell2448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449" style:parent-style-name="內文" style:family="paragraph">
      <style:paragraph-properties style:text-autospace="none" fo:text-align="justify"/>
    </style:style>
    <style:style style:name="TableCell2450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51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TableCell2452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453" style:parent-style-name="內文" style:family="paragraph">
      <style:paragraph-properties style:text-autospace="none" fo:text-align="justify"/>
      <style:text-properties style:font-name-asian="新細明體"/>
    </style:style>
    <style:style style:name="TableRow2454" style:family="table-row">
      <style:table-row-properties style:min-row-height="0.118in" style:use-optimal-row-height="false"/>
    </style:style>
    <style:style style:name="TableCell2455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456" style:parent-style-name="內文" style:family="paragraph">
      <style:paragraph-properties style:text-autospace="none" fo:text-align="justify"/>
    </style:style>
    <style:style style:name="TableCell2457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458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59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60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6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462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63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64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65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66" style:family="table-cell">
      <style:table-cell-properties fo:border-top="0.0104in solid #000000" fo:border-left="0.0104in solid #000000" fo:border-bottom="none" fo:border-right="0.0104in solid #000000" fo:padding-top="0in" fo:padding-left="0.0194in" fo:padding-bottom="0in" fo:padding-right="0.0194in"/>
    </style:style>
    <style:style style:name="P2467" style:parent-style-name="內文" style:family="paragraph">
      <style:paragraph-properties style:text-autospace="none" fo:text-align="justify"/>
    </style:style>
    <style:style style:name="TableCell2468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69" style:parent-style-name="內文" style:family="paragraph">
      <style:paragraph-properties style:text-autospace="none" fo:text-align="justify"/>
    </style:style>
    <style:style style:name="TableCell2470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71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472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473" style:parent-style-name="內文" style:family="paragraph">
      <style:paragraph-properties style:text-autospace="none" fo:text-align="justify"/>
      <style:text-properties style:font-name-asian="新細明體"/>
    </style:style>
    <style:style style:name="TableRow2474" style:family="table-row">
      <style:table-row-properties style:min-row-height="0.118in" style:use-optimal-row-height="false"/>
    </style:style>
    <style:style style:name="P2475" style:parent-style-name="內文" style:family="paragraph">
      <style:paragraph-properties style:text-autospace="none" fo:text-align="justify"/>
    </style:style>
    <style:style style:name="TableCell2476" style:family="table-cell">
      <style:table-cell-properties fo:border="0.0104in solid #000000" fo:padding-top="0in" fo:padding-left="0.0194in" fo:padding-bottom="0in" fo:padding-right="0.0194in"/>
    </style:style>
    <style:style style:name="P2477" style:parent-style-name="內文" style:family="paragraph">
      <style:paragraph-properties style:text-autospace="non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78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79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8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481" style:parent-style-name="預設段落字型" style:family="text">
      <style:text-properties style:font-name="新細明體" style:font-name-asian="新細明體" style:font-name-complex="新細明體" style:letter-kerning="false" fo:language="zh" fo:country="TW"/>
    </style:style>
    <style:style style:name="T2482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8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484" style:family="table-cell">
      <style:table-cell-properties fo:border="0.0104in solid #000000" fo:padding-top="0in" fo:padding-left="0.0194in" fo:padding-bottom="0in" fo:padding-right="0.0194in"/>
    </style:style>
    <style:style style:name="P2485" style:parent-style-name="內文" style:family="paragraph">
      <style:paragraph-properties style:text-autospace="none" fo:text-align="justify"/>
    </style:style>
    <style:style style:name="P2486" style:parent-style-name="內文" style:family="paragraph">
      <style:paragraph-properties style:text-autospace="none" fo:text-align="justify"/>
    </style:style>
    <style:style style:name="TableCell2487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88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TableCell2489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490" style:parent-style-name="內文" style:family="paragraph">
      <style:paragraph-properties style:text-autospace="none" fo:text-align="justify"/>
      <style:text-properties style:font-name-asian="新細明體"/>
    </style:style>
    <style:style style:name="TableRow2491" style:family="table-row">
      <style:table-row-properties style:min-row-height="0.118in" style:use-optimal-row-height="false"/>
    </style:style>
    <style:style style:name="TableCell249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493" style:parent-style-name="內文" style:family="paragraph">
      <style:paragraph-properties style:text-autospace="none" fo:text-align="justify"/>
    </style:style>
    <style:style style:name="T2494" style:parent-style-name="預設段落字型" style:family="text">
      <style:text-properties style:font-name="新細明體" style:font-name-complex="新細明體" fo:font-weight="bold" style:font-weight-asian="bold" style:letter-kerning="false"/>
    </style:style>
    <style:style style:name="T2495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ableCell2496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497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</style:style>
    <style:style style:name="T2498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499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00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01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02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03" style:family="table-cell">
      <style:table-cell-properties fo:border="0.0104in solid #000000" fo:padding-top="0in" fo:padding-left="0.0194in" fo:padding-bottom="0in" fo:padding-right="0.0194in"/>
    </style:style>
    <style:style style:name="P2504" style:parent-style-name="內文" style:family="paragraph">
      <style:paragraph-properties style:text-autospace="none" fo:text-align="justify"/>
    </style:style>
    <style:style style:name="P2505" style:parent-style-name="內文" style:family="paragraph">
      <style:paragraph-properties style:text-autospace="none" fo:text-align="justify"/>
    </style:style>
    <style:style style:name="TableCell2506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2507" style:parent-style-name="內文" style:family="paragraph">
      <style:paragraph-properties style:text-autospace="none" fo:text-align="justify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08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2509" style:parent-style-name="內文" style:family="paragraph">
      <style:paragraph-properties style:text-autospace="none" fo:text-align="justify"/>
    </style:style>
    <style:style style:name="TableRow2510" style:family="table-row">
      <style:table-row-properties style:min-row-height="0.118in" style:use-optimal-row-height="false"/>
    </style:style>
    <style:style style:name="TableCell251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12" style:parent-style-name="內文" style:family="paragraph">
      <style:paragraph-properties style:text-autospace="none" fo:text-align="justify"/>
    </style:style>
    <style:style style:name="TableCell2513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514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</style:style>
    <style:style style:name="T2515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16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17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18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1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20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2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22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23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24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525" style:parent-style-name="內文" style:family="paragraph">
      <style:paragraph-properties style:text-autospace="none" fo:text-align="justify"/>
    </style:style>
    <style:style style:name="TableCell252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27" style:parent-style-name="內文" style:family="paragraph">
      <style:paragraph-properties style:text-autospace="none" fo:text-align="justify"/>
    </style:style>
    <style:style style:name="TableCell2528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529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30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531" style:parent-style-name="內文" style:family="paragraph">
      <style:paragraph-properties style:text-autospace="none" fo:text-align="justify"/>
    </style:style>
    <style:style style:name="TableRow2532" style:family="table-row">
      <style:table-row-properties style:min-row-height="0.118in" style:use-optimal-row-height="false"/>
    </style:style>
    <style:style style:name="TableCell253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34" style:parent-style-name="內文" style:family="paragraph">
      <style:paragraph-properties style:text-autospace="none" fo:text-align="justify"/>
    </style:style>
    <style:style style:name="TableCell2535" style:family="table-cell">
      <style:table-cell-properties fo:border="0.0104in solid #000000" style:vertical-align="middle" fo:padding-top="0in" fo:padding-left="0.0194in" fo:padding-bottom="0in" fo:padding-right="0.0194in"/>
    </style:style>
    <style:style style:name="P2536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</style:style>
    <style:style style:name="T2537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38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39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40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41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42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543" style:family="table-cell">
      <style:table-cell-properties fo:border="0.0104in solid #000000" fo:padding-top="0in" fo:padding-left="0.0194in" fo:padding-bottom="0in" fo:padding-right="0.0194in"/>
    </style:style>
    <style:style style:name="P2544" style:parent-style-name="內文" style:family="paragraph">
      <style:paragraph-properties style:text-autospace="none" fo:text-align="justify"/>
    </style:style>
    <style:style style:name="TableCell254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46" style:parent-style-name="內文" style:family="paragraph">
      <style:paragraph-properties style:text-autospace="none" fo:text-align="justify"/>
    </style:style>
    <style:style style:name="TableCell2547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548" style:parent-style-name="內文" style:family="paragraph">
      <style:paragraph-properties style:text-autospace="none" fo:text-align="justify" fo:text-indent="0.1527in"/>
      <style:text-properties style:font-name="標楷體" style:font-name-complex="標楷體" fo:font-size="11pt" style:font-size-asian="11pt" style:font-size-complex="11pt" fo:language="zh" fo:country="TW"/>
    </style:style>
    <style:style style:name="TableCell254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550" style:parent-style-name="內文" style:family="paragraph">
      <style:paragraph-properties style:text-autospace="none" fo:text-align="justify"/>
    </style:style>
    <style:style style:name="TableRow2551" style:family="table-row">
      <style:table-row-properties style:min-row-height="0.118in" style:use-optimal-row-height="false"/>
    </style:style>
    <style:style style:name="TableCell255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53" style:parent-style-name="內文" style:family="paragraph">
      <style:paragraph-properties style:text-autospace="none" fo:text-align="justify"/>
    </style:style>
    <style:style style:name="TableCell2554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555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</style:style>
    <style:style style:name="T2556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57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58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2559" style:parent-style-name="預設段落字型" style:family="text">
      <style:text-properties style:font-name="標楷體" style:font-name-complex="標楷體" fo:color="#000000" fo:font-size="11pt" style:font-size-asian="11pt" style:font-size-complex="11pt" fo:language="zh" fo:country="TW"/>
    </style:style>
    <style:style style:name="TableCell2560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561" style:parent-style-name="內文" style:family="paragraph">
      <style:paragraph-properties style:text-autospace="none" fo:text-align="justify"/>
    </style:style>
    <style:style style:name="TableCell256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63" style:parent-style-name="內文" style:family="paragraph">
      <style:paragraph-properties style:text-autospace="none" fo:text-align="justify"/>
    </style:style>
    <style:style style:name="P2564" style:parent-style-name="內文" style:family="paragraph">
      <style:paragraph-properties fo:margin-left="-0.0833in">
        <style:tab-stops/>
      </style:paragraph-properties>
      <style:text-properties fo:font-size="11pt" style:font-size-asian="11pt" style:font-size-complex="11pt"/>
    </style:style>
    <style:style style:name="TableCell2565" style:family="table-cell">
      <style:table-cell-properties fo:border="0.0104in solid #000000" fo:padding-top="0in" fo:padding-left="0.0194in" fo:padding-bottom="0in" fo:padding-right="0.0194in"/>
    </style:style>
    <style:style style:name="P2566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67" style:family="table-cell">
      <style:table-cell-properties fo:border="0.0104in solid #000000" fo:padding-top="0in" fo:padding-left="0.0194in" fo:padding-bottom="0in" fo:padding-right="0.0194in"/>
    </style:style>
    <style:style style:name="P2568" style:parent-style-name="內文" style:family="paragraph">
      <style:paragraph-properties style:text-autospace="none" fo:text-align="justify"/>
    </style:style>
    <style:style style:name="TableRow2569" style:family="table-row">
      <style:table-row-properties style:min-row-height="0.118in" style:use-optimal-row-height="false"/>
    </style:style>
    <style:style style:name="TableCell257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71" style:parent-style-name="內文" style:family="paragraph">
      <style:paragraph-properties style:text-autospace="none" fo:text-align="justify"/>
    </style:style>
    <style:style style:name="TableCell2572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194in" fo:padding-bottom="0in" fo:padding-right="0.0194in"/>
    </style:style>
    <style:style style:name="P2573" style:parent-style-name="內文" style:family="paragraph">
      <style:paragraph-properties style:text-autospace="none">
        <style:tab-stops>
          <style:tab-stop style:type="left" style:position="0.725in"/>
        </style:tab-stops>
      </style:paragraph-properties>
    </style:style>
    <style:style style:name="T2574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75" style:parent-style-name="預設段落字型" style:family="text"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2576" style:parent-style-name="預設段落字型" style:family="text"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577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578" style:parent-style-name="內文" style:family="paragraph">
      <style:paragraph-properties style:text-autospace="none" fo:text-align="justify"/>
    </style:style>
    <style:style style:name="TableCell257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80" style:parent-style-name="內文" style:family="paragraph">
      <style:paragraph-properties style:text-autospace="none" fo:text-align="justify"/>
    </style:style>
    <style:style style:name="TableCell2581" style:family="table-cell">
      <style:table-cell-properties fo:border="0.0104in solid #000000" fo:padding-top="0in" fo:padding-left="0.0194in" fo:padding-bottom="0in" fo:padding-right="0.0194in"/>
    </style:style>
    <style:style style:name="P2582" style:parent-style-name="內文" style:family="paragraph">
      <style:paragraph-properties style:text-autospace="none" fo:text-align="justify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583" style:family="table-cell">
      <style:table-cell-properties fo:border="0.0104in solid #000000" fo:padding-top="0in" fo:padding-left="0.0194in" fo:padding-bottom="0in" fo:padding-right="0.0194in"/>
    </style:style>
    <style:style style:name="P2584" style:parent-style-name="內文" style:family="paragraph">
      <style:paragraph-properties style:text-autospace="none" fo:text-align="justify"/>
    </style:style>
    <style:style style:name="TableRow2585" style:family="table-row">
      <style:table-row-properties style:min-row-height="0.118in" style:use-optimal-row-height="false"/>
    </style:style>
    <style:style style:name="TableCell258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87" style:parent-style-name="內文" style:family="paragraph">
      <style:paragraph-properties style:text-autospace="none" fo:text-align="justify"/>
    </style:style>
    <style:style style:name="TableCell2588" style:family="table-cell">
      <style:table-cell-properties fo:border="0.0104in solid #000000" fo:padding-top="0in" fo:padding-left="0.0194in" fo:padding-bottom="0in" fo:padding-right="0.0194in"/>
    </style:style>
    <style:style style:name="P2589" style:parent-style-name="內文" style:family="paragraph">
      <style:paragraph-properties style:text-autospace="none"/>
    </style:style>
    <style:style style:name="T2590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59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592" style:parent-style-name="內文" style:family="paragraph">
      <style:paragraph-properties style:text-autospace="none" fo:text-align="justify" fo:text-indent="0.0833in"/>
    </style:style>
    <style:style style:name="T259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594" style:family="table-cell">
      <style:table-cell-properties fo:border="0.0104in solid #000000" fo:padding-top="0in" fo:padding-left="0.0194in" fo:padding-bottom="0in" fo:padding-right="0.0194in"/>
    </style:style>
    <style:style style:name="P2595" style:parent-style-name="內文" style:family="paragraph">
      <style:paragraph-properties style:text-autospace="none" fo:text-align="justify"/>
    </style:style>
    <style:style style:name="TableCell259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597" style:parent-style-name="內文" style:family="paragraph">
      <style:paragraph-properties style:text-autospace="none" fo:text-align="justify"/>
    </style:style>
    <style:style style:name="TableCell2598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2599" style:parent-style-name="內文" style:family="paragraph">
      <style:paragraph-properties style:text-autospace="none" fo:text-align="justify" fo:text-indent="0.0763in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600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2601" style:parent-style-name="內文" style:family="paragraph">
      <style:paragraph-properties style:text-autospace="none" fo:text-align="justify"/>
    </style:style>
    <style:style style:name="TableRow2602" style:family="table-row">
      <style:table-row-properties style:min-row-height="0.118in" style:use-optimal-row-height="false"/>
    </style:style>
    <style:style style:name="TableCell260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04" style:parent-style-name="內文" style:family="paragraph">
      <style:paragraph-properties style:text-autospace="none" fo:text-align="justify"/>
    </style:style>
    <style:style style:name="P2605" style:parent-style-name="內文" style:family="paragraph">
      <style:paragraph-properties style:text-autospace="none" fo:text-align="justify" fo:text-indent="0.0833in"/>
      <style:text-properties fo:font-size="11pt" style:font-size-asian="11pt" style:font-size-complex="11pt"/>
    </style:style>
    <style:style style:name="P2606" style:parent-style-name="內文" style:family="paragraph">
      <style:paragraph-properties style:text-autospace="none" fo:text-align="justify"/>
    </style:style>
    <style:style style:name="TableCell260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08" style:parent-style-name="內文" style:family="paragraph">
      <style:paragraph-properties style:text-autospace="none" fo:text-align="justify"/>
    </style:style>
    <style:style style:name="TableCell2609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10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611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12" style:parent-style-name="內文" style:family="paragraph">
      <style:paragraph-properties style:text-autospace="none" fo:text-align="justify"/>
    </style:style>
    <style:style style:name="TableRow2613" style:family="table-row">
      <style:table-row-properties style:min-row-height="0.118in" style:use-optimal-row-height="false"/>
    </style:style>
    <style:style style:name="TableCell261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15" style:parent-style-name="內文" style:family="paragraph">
      <style:paragraph-properties style:text-autospace="none" fo:text-align="justify"/>
    </style:style>
    <style:style style:name="TableCell2616" style:family="table-cell">
      <style:table-cell-properties fo:border="0.0104in solid #000000" fo:padding-top="0in" fo:padding-left="0.0194in" fo:padding-bottom="0in" fo:padding-right="0.0194in"/>
    </style:style>
    <style:style style:name="P2617" style:parent-style-name="內文" style:family="paragraph">
      <style:paragraph-properties style:text-autospace="none"/>
    </style:style>
    <style:style style:name="T261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1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620" style:parent-style-name="內文" style:family="paragraph">
      <style:paragraph-properties style:text-autospace="none" fo:text-align="justify" fo:text-indent="0.1666in"/>
    </style:style>
    <style:style style:name="T262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2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2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624" style:family="table-cell">
      <style:table-cell-properties fo:border="0.0104in solid #000000" fo:padding-top="0in" fo:padding-left="0.0194in" fo:padding-bottom="0in" fo:padding-right="0.0194in"/>
    </style:style>
    <style:style style:name="P2625" style:parent-style-name="內文" style:family="paragraph">
      <style:paragraph-properties style:text-autospace="none" fo:text-align="justify"/>
    </style:style>
    <style:style style:name="TableCell262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27" style:parent-style-name="內文" style:family="paragraph">
      <style:paragraph-properties style:text-autospace="none" fo:text-align="justify"/>
    </style:style>
    <style:style style:name="TableCell2628" style:family="table-cell">
      <style:table-cell-properties fo:border-top="0.0069in solid #000000" fo:border-left="0.0104in solid #000000" fo:border-bottom="0.0069in solid #000000" fo:border-right="0.0104in solid #000000" style:vertical-align="middle" fo:padding-top="0in" fo:padding-left="0.0194in" fo:padding-bottom="0in" fo:padding-right="0.0194in"/>
    </style:style>
    <style:style style:name="P2629" style:parent-style-name="內文" style:family="paragraph">
      <style:paragraph-properties style:text-autospace="none" fo:text-indent="0.2291in"/>
      <style:text-properties style:font-name="標楷體" style:font-name-complex="標楷體" fo:font-size="11pt" style:font-size-asian="11pt" style:font-size-complex="11pt" fo:language="zh" fo:country="TW"/>
    </style:style>
    <style:style style:name="TableCell2630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31" style:parent-style-name="內文" style:family="paragraph">
      <style:paragraph-properties style:text-autospace="none" fo:text-align="justify"/>
    </style:style>
    <style:style style:name="TableRow2632" style:family="table-row">
      <style:table-row-properties style:min-row-height="0.118in" style:use-optimal-row-height="false"/>
    </style:style>
    <style:style style:name="TableCell263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34" style:parent-style-name="內文" style:family="paragraph">
      <style:paragraph-properties style:text-autospace="none" fo:text-align="justify"/>
    </style:style>
    <style:style style:name="P2635" style:parent-style-name="內文" style:family="paragraph">
      <style:paragraph-properties style:text-autospace="none" fo:text-align="justify" fo:text-indent="0.1666in"/>
      <style:text-properties fo:font-size="11pt" style:font-size-asian="11pt" style:font-size-complex="11pt"/>
    </style:style>
    <style:style style:name="P2636" style:parent-style-name="內文" style:family="paragraph">
      <style:paragraph-properties style:text-autospace="none" fo:text-align="justify"/>
    </style:style>
    <style:style style:name="TableCell2637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38" style:parent-style-name="內文" style:family="paragraph">
      <style:paragraph-properties style:text-autospace="none" fo:text-align="justify"/>
    </style:style>
    <style:style style:name="TableCell263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640" style:parent-style-name="內文" style:family="paragraph">
      <style:paragraph-properties style:text-autospace="none" fo:text-align="justify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641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642" style:parent-style-name="內文" style:family="paragraph">
      <style:paragraph-properties style:text-autospace="none" fo:text-align="justify"/>
      <style:text-properties style:font-name-asian="新細明體"/>
    </style:style>
    <style:style style:name="TableRow2643" style:family="table-row">
      <style:table-row-properties style:min-row-height="0.118in" style:use-optimal-row-height="false"/>
    </style:style>
    <style:style style:name="TableCell264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45" style:parent-style-name="內文" style:family="paragraph">
      <style:paragraph-properties style:text-autospace="none" fo:text-align="justify"/>
      <style:text-properties style:font-name-asian="新細明體"/>
    </style:style>
    <style:style style:name="TableCell2646" style:family="table-cell">
      <style:table-cell-properties fo:border-top="0.0104in solid #000000" fo:border-left="0.0104in solid #000000" fo:border-bottom="0.0104in solid #000000" fo:border-right="0.0069in solid #000000" fo:padding-top="0in" fo:padding-left="0.0194in" fo:padding-bottom="0in" fo:padding-right="0.0194in"/>
    </style:style>
    <style:style style:name="P2647" style:parent-style-name="內文" style:family="paragraph">
      <style:paragraph-properties style:text-autospace="none" fo:line-height="0.25in" fo:margin-left="0.0215in">
        <style:tab-stops>
          <style:tab-stop style:type="center" style:position="2.8625in"/>
          <style:tab-stop style:type="right" style:position="5.7465in"/>
        </style:tab-stops>
      </style:paragraph-properties>
    </style:style>
    <style:style style:name="T264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4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650" style:parent-style-name="內文" style:family="paragraph">
      <style:paragraph-properties style:text-autospace="none" fo:text-indent="0.2291in"/>
    </style:style>
    <style:style style:name="T2651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52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53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654" style:parent-style-name="內文" style:family="paragraph">
      <style:paragraph-properties style:text-autospace="none" fo:text-align="justify" fo:text-indent="0.2291in"/>
    </style:style>
    <style:style style:name="T2655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P2656" style:parent-style-name="內文" style:family="paragraph">
      <style:paragraph-properties style:text-autospace="none" fo:text-indent="0.2291in"/>
    </style:style>
    <style:style style:name="T2657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58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2659" style:parent-style-name="預設段落字型" style:family="text">
      <style:text-properties style:font-name="標楷體" style:font-name-complex="標楷體" fo:font-size="11pt" style:font-size-asian="11pt" style:font-size-complex="11pt" fo:language="zh" fo:country="TW"/>
    </style:style>
    <style:style style:name="TableCell2660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661" style:parent-style-name="內文" style:family="paragraph">
      <style:paragraph-properties style:text-autospace="none" fo:text-align="justify"/>
    </style:style>
    <style:style style:name="TableCell266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63" style:parent-style-name="內文" style:family="paragraph">
      <style:paragraph-properties style:text-autospace="none" fo:text-align="justify"/>
    </style:style>
    <style:style style:name="P2664" style:parent-style-name="內文" style:family="paragraph">
      <style:text-properties style:font-size-complex="11pt"/>
    </style:style>
    <style:style style:name="TableCell2665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66" style:parent-style-name="內文" style:family="paragraph">
      <style:paragraph-properties style:text-autospace="none" fo:text-align="justify" fo:text-indent="0.0763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667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68" style:parent-style-name="內文" style:family="paragraph">
      <style:paragraph-properties style:text-autospace="none" fo:text-align="justify"/>
      <style:text-properties style:font-name-asian="新細明體"/>
    </style:style>
    <style:style style:name="TableRow2669" style:family="table-row">
      <style:table-row-properties style:min-row-height="0.118in" style:use-optimal-row-height="false"/>
    </style:style>
    <style:style style:name="TableCell2670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71" style:parent-style-name="內文" style:family="paragraph">
      <style:paragraph-properties style:text-autospace="none" fo:text-align="justify"/>
      <style:text-properties style:font-name-asian="新細明體"/>
    </style:style>
    <style:style style:name="P2672" style:parent-style-name="內文" style:family="paragraph">
      <style:paragraph-properties style:text-autospace="none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P2673" style:parent-style-name="內文" style:family="paragraph">
      <style:paragraph-properties style:text-autospace="none" fo:text-align="justify"/>
    </style:style>
    <style:style style:name="TableCell2674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75" style:parent-style-name="內文" style:family="paragraph">
      <style:paragraph-properties style:text-autospace="none" fo:text-align="justify"/>
    </style:style>
    <style:style style:name="TableCell2676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77" style:parent-style-name="內文" style:family="paragraph">
      <style:paragraph-properties style:text-autospace="none" fo:text-align="justify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678" style:family="table-cell">
      <style:table-cell-properties fo:border-top="0.0069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679" style:parent-style-name="內文" style:family="paragraph">
      <style:paragraph-properties style:text-autospace="none" fo:text-align="justify"/>
      <style:text-properties style:font-name-asian="新細明體"/>
    </style:style>
    <style:style style:name="TableRow2680" style:family="table-row">
      <style:table-row-properties style:min-row-height="0.118in" style:use-optimal-row-height="false"/>
    </style:style>
    <style:style style:name="TableCell2681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82" style:parent-style-name="內文" style:family="paragraph">
      <style:paragraph-properties style:text-autospace="none" fo:text-align="justify"/>
      <style:text-properties style:font-name-asian="新細明體"/>
    </style:style>
    <style:style style:name="P2683" style:parent-style-name="內文" style:family="paragraph">
      <style:paragraph-properties style:text-autospace="none" fo:text-indent="0.2291in"/>
      <style:text-properties fo:font-size="11pt" style:font-size-asian="11pt" style:font-size-complex="11pt"/>
    </style:style>
    <style:style style:name="P2684" style:parent-style-name="內文" style:family="paragraph">
      <style:paragraph-properties style:text-autospace="none" fo:text-align="justify"/>
      <style:text-properties style:font-name-asian="新細明體"/>
    </style:style>
    <style:style style:name="TableCell268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86" style:parent-style-name="內文" style:family="paragraph">
      <style:paragraph-properties style:text-autospace="none" fo:text-align="justify"/>
      <style:text-properties style:font-name-asian="新細明體"/>
    </style:style>
    <style:style style:name="TableCell2687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688" style:parent-style-name="內文" style:family="paragraph">
      <style:paragraph-properties style:text-autospace="none" fo:text-align="justify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689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690" style:parent-style-name="內文" style:family="paragraph">
      <style:paragraph-properties style:text-autospace="none" fo:text-align="justify"/>
      <style:text-properties style:font-name-asian="新細明體"/>
    </style:style>
    <style:style style:name="TableRow2691" style:family="table-row">
      <style:table-row-properties style:min-row-height="0.118in" style:use-optimal-row-height="false"/>
    </style:style>
    <style:style style:name="TableCell2692" style:family="table-cell">
      <style:table-cell-properties fo:border-top="none" fo:border-left="0.0104in solid #000000" fo:border-bottom="0.0069in solid #000000" fo:border-right="0.0104in solid #000000" fo:padding-top="0in" fo:padding-left="0.0194in" fo:padding-bottom="0in" fo:padding-right="0.0194in"/>
    </style:style>
    <style:style style:name="P2693" style:parent-style-name="內文" style:family="paragraph">
      <style:paragraph-properties style:text-autospace="none" fo:text-align="justify"/>
      <style:text-properties style:font-name-asian="新細明體"/>
    </style:style>
    <style:style style:name="P2694" style:parent-style-name="內文" style:family="paragraph">
      <style:paragraph-properties style:text-autospace="none" fo:text-indent="0.2291in"/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P2695" style:parent-style-name="內文" style:family="paragraph">
      <style:paragraph-properties style:text-autospace="none" fo:text-align="justify"/>
    </style:style>
    <style:style style:name="TableCell269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697" style:parent-style-name="內文" style:family="paragraph">
      <style:paragraph-properties style:text-autospace="none" fo:text-align="justify"/>
    </style:style>
    <style:style style:name="TableCell2698" style:family="table-cell">
      <style:table-cell-properties fo:border="0.0104in solid #000000" fo:padding-top="0in" fo:padding-left="0.0194in" fo:padding-bottom="0in" fo:padding-right="0.0194in"/>
    </style:style>
    <style:style style:name="P2699" style:parent-style-name="內文" style:family="paragraph">
      <style:paragraph-properties style:text-autospace="none" fo:text-indent="0.076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新細明體" style:font-name-asian="新細明體" style:font-name-complex="新細明體" style:letter-kerning="false" fo:font-size="11pt" style:font-size-asian="11pt" style:font-size-complex="11pt" fo:language="zh" fo:country="TW"/>
    </style:style>
    <style:style style:name="TableCell2700" style:family="table-cell">
      <style:table-cell-properties fo:border="0.0104in solid #000000" fo:padding-top="0in" fo:padding-left="0.0194in" fo:padding-bottom="0in" fo:padding-right="0.0194in"/>
    </style:style>
    <style:style style:name="P2701" style:parent-style-name="內文" style:family="paragraph">
      <style:paragraph-properties style:text-autospace="none" fo:text-align="justify"/>
      <style:text-properties style:font-name-asian="新細明體"/>
    </style:style>
    <style:style style:name="TableRow2702" style:family="table-row">
      <style:table-row-properties style:min-row-height="0.118in" style:use-optimal-row-height="false"/>
    </style:style>
    <style:style style:name="TableCell2703" style:family="table-cell">
      <style:table-cell-properties fo:border-top="0.0069in solid #000000" fo:border-left="0.0104in solid #000000" fo:border-bottom="none" fo:border-right="0.0104in solid #000000" fo:padding-top="0in" fo:padding-left="0.0194in" fo:padding-bottom="0in" fo:padding-right="0.0194in"/>
    </style:style>
    <style:style style:name="P2704" style:parent-style-name="內文" style:family="paragraph">
      <style:paragraph-properties style:text-autospace="none" fo:text-align="justify"/>
    </style:style>
    <style:style style:name="T2705" style:parent-style-name="預設段落字型" style:family="text">
      <style:text-properties style:font-name-asian="新細明體"/>
    </style:style>
    <style:style style:name="P2706" style:parent-style-name="內文" style:family="paragraph">
      <style:paragraph-properties fo:line-height="0.1805in" fo:margin-left="-0.0833in">
        <style:tab-stops/>
      </style:paragraph-properties>
    </style:style>
    <style:style style:name="T2707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708" style:parent-style-name="預設段落字型" style:family="text">
      <style:text-properties style:font-name="新細明體" style:font-name-complex="新細明體" fo:font-weight="bold" style:font-weight-asian="bold" style:letter-kerning="false" fo:font-size="11pt" style:font-size-asian="11pt" style:font-size-complex="11pt"/>
    </style:style>
    <style:style style:name="T2709" style:parent-style-name="預設段落字型" style:family="text">
      <style:text-properties style:font-name="新細明體" style:font-name-complex="新細明體" fo:font-weight="bold" style:font-weight-asian="bold" style:letter-kerning="false" fo:font-size="9pt" style:font-size-asian="9pt" style:font-size-complex="9pt"/>
    </style:style>
    <style:style style:name="T2710" style:parent-style-name="預設段落字型" style:family="text">
      <style:text-properties style:font-name="新細明體" style:font-name-complex="新細明體" fo:font-weight="bold" style:font-weight-asian="bold" style:letter-kerning="false" fo:font-size="9pt" style:font-size-asian="9pt" style:font-size-complex="9pt"/>
    </style:style>
    <style:style style:name="T2711" style:parent-style-name="預設段落字型" style:family="text">
      <style:text-properties style:font-name="新細明體" style:font-name-complex="新細明體" fo:font-weight="bold" style:font-weight-asian="bold" style:letter-kerning="false" fo:font-size="9pt" style:font-size-asian="9pt" style:font-size-complex="9pt"/>
    </style:style>
    <style:style style:name="TableCell2712" style:family="table-cell">
      <style:table-cell-properties fo:border-top="0.0104in solid #000000" fo:border-left="0.0104in solid #000000" fo:border-bottom="0.0104in solid #000000" fo:border-right="0.0069in solid #000000" fo:padding-top="0in" fo:padding-left="0.0194in" fo:padding-bottom="0in" fo:padding-right="0.0194in"/>
    </style:style>
    <style:style style:name="P2713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14" style:family="table-cell">
      <style:table-cell-properties fo:border-top="0.0104in solid #000000" fo:border-left="0.0069in solid #000000" fo:border-bottom="0.0104in solid #000000" fo:border-right="0.0104in solid #000000" fo:padding-top="0in" fo:padding-left="0.0194in" fo:padding-bottom="0in" fo:padding-right="0.0194in"/>
    </style:style>
    <style:style style:name="P2715" style:parent-style-name="內文" style:family="paragraph">
      <style:paragraph-properties style:text-autospace="none" fo:text-align="justify"/>
    </style:style>
    <style:style style:name="TableCell271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17" style:parent-style-name="內文" style:family="paragraph">
      <style:paragraph-properties style:text-autospace="none" fo:text-align="justify"/>
    </style:style>
    <style:style style:name="TableCell2718" style:family="table-cell">
      <style:table-cell-properties fo:border-top="0.0104in solid #000000" fo:border-left="0.0104in solid #000000" fo:border-bottom="0.0104in solid #000000" fo:border-right="none" fo:padding-top="0in" fo:padding-left="0.0194in" fo:padding-bottom="0in" fo:padding-right="0.0194in"/>
    </style:style>
    <style:style style:name="P2719" style:parent-style-name="內文" style:family="paragraph">
      <style:paragraph-properties style:text-autospace="none" fo:text-align="justify"/>
      <style:text-properties style:font-name="標楷體" style:font-name-complex="標楷體" fo:font-size="11pt" style:font-size-asian="11pt" style:font-size-complex="11pt" fo:language="zh" fo:country="TW"/>
    </style:style>
    <style:style style:name="TableCell2720" style:family="table-cell">
      <style:table-cell-properties fo:border-top="0.0104in solid #000000" fo:border-left="none" fo:border-bottom="0.0104in solid #000000" fo:border-right="0.0104in solid #000000" fo:padding-top="0in" fo:padding-left="0.0194in" fo:padding-bottom="0in" fo:padding-right="0.0194in"/>
    </style:style>
    <style:style style:name="P2721" style:parent-style-name="內文" style:family="paragraph">
      <style:paragraph-properties style:text-autospace="none" fo:text-align="justify"/>
    </style:style>
    <style:style style:name="TableRow2722" style:family="table-row">
      <style:table-row-properties style:min-row-height="0.118in" style:use-optimal-row-height="false"/>
    </style:style>
    <style:style style:name="TableCell2723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24" style:parent-style-name="內文" style:family="paragraph">
      <style:paragraph-properties style:text-autospace="none" fo:text-align="justify"/>
    </style:style>
    <style:style style:name="TableCell2725" style:family="table-cell">
      <style:table-cell-properties fo:border="0.0104in solid #000000" fo:padding-top="0in" fo:padding-left="0.0194in" fo:padding-bottom="0in" fo:padding-right="0.0194in"/>
    </style:style>
    <style:style style:name="P2726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27" style:family="table-cell">
      <style:table-cell-properties fo:border="0.0104in solid #000000" fo:padding-top="0in" fo:padding-left="0.0194in" fo:padding-bottom="0in" fo:padding-right="0.0194in"/>
    </style:style>
    <style:style style:name="P2728" style:parent-style-name="內文" style:family="paragraph">
      <style:paragraph-properties style:text-autospace="none" fo:text-align="justify"/>
    </style:style>
    <style:style style:name="TableCell272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30" style:parent-style-name="內文" style:family="paragraph">
      <style:paragraph-properties style:text-autospace="none" fo:text-align="justify"/>
    </style:style>
    <style:style style:name="TableCell2731" style:family="table-cell">
      <style:table-cell-properties fo:border="0.0104in solid #000000" fo:padding-top="0in" fo:padding-left="0.0194in" fo:padding-bottom="0in" fo:padding-right="0.0194in"/>
    </style:style>
    <style:style style:name="P2732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733" style:family="table-cell">
      <style:table-cell-properties fo:border="0.0104in solid #000000" fo:padding-top="0in" fo:padding-left="0.0194in" fo:padding-bottom="0in" fo:padding-right="0.0194in"/>
    </style:style>
    <style:style style:name="P2734" style:parent-style-name="內文" style:family="paragraph">
      <style:paragraph-properties style:text-autospace="none" fo:text-align="justify"/>
    </style:style>
    <style:style style:name="TableRow2735" style:family="table-row">
      <style:table-row-properties style:min-row-height="0.118in" style:use-optimal-row-height="false"/>
    </style:style>
    <style:style style:name="TableCell2736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37" style:parent-style-name="內文" style:family="paragraph">
      <style:paragraph-properties style:text-autospace="none" fo:text-align="justify"/>
    </style:style>
    <style:style style:name="TableCell2738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739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40" style:family="table-cell">
      <style:table-cell-properties fo:border-top="0.0104in solid #000000" fo:border-left="0.0104in solid #000000" fo:border-bottom="0.0069in solid #000000" fo:border-right="0.0104in solid #000000" fo:padding-top="0in" fo:padding-left="0.0194in" fo:padding-bottom="0in" fo:padding-right="0.0194in"/>
    </style:style>
    <style:style style:name="P2741" style:parent-style-name="內文" style:family="paragraph">
      <style:paragraph-properties style:text-autospace="none" fo:text-align="justify"/>
    </style:style>
    <style:style style:name="TableCell2742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43" style:parent-style-name="內文" style:family="paragraph">
      <style:paragraph-properties style:text-autospace="none" fo:text-align="justify"/>
    </style:style>
    <style:style style:name="TableCell2744" style:family="table-cell">
      <style:table-cell-properties fo:border="0.0104in solid #000000" fo:padding-top="0in" fo:padding-left="0.0194in" fo:padding-bottom="0in" fo:padding-right="0.0194in"/>
    </style:style>
    <style:style style:name="P2745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746" style:family="table-cell">
      <style:table-cell-properties fo:border="0.0104in solid #000000" fo:padding-top="0in" fo:padding-left="0.0194in" fo:padding-bottom="0in" fo:padding-right="0.0194in"/>
    </style:style>
    <style:style style:name="P2747" style:parent-style-name="內文" style:family="paragraph">
      <style:paragraph-properties style:text-autospace="none" fo:text-align="justify"/>
    </style:style>
    <style:style style:name="TableRow2748" style:family="table-row">
      <style:table-row-properties style:min-row-height="0.118in" style:use-optimal-row-height="false"/>
    </style:style>
    <style:style style:name="TableCell2749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50" style:parent-style-name="內文" style:family="paragraph">
      <style:paragraph-properties style:text-autospace="none" fo:text-align="justify"/>
    </style:style>
    <style:style style:name="TableCell2751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752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53" style:family="table-cell">
      <style:table-cell-properties fo:border-top="0.0069in solid #000000" fo:border-left="0.0104in solid #000000" fo:border-bottom="0.0104in solid #000000" fo:border-right="0.0104in solid #000000" fo:padding-top="0in" fo:padding-left="0.0194in" fo:padding-bottom="0in" fo:padding-right="0.0194in"/>
    </style:style>
    <style:style style:name="P2754" style:parent-style-name="內文" style:family="paragraph">
      <style:paragraph-properties style:text-autospace="none" fo:text-align="justify"/>
    </style:style>
    <style:style style:name="TableCell2755" style:family="table-cell">
      <style:table-cell-properties fo:border-top="none" fo:border-left="0.0104in solid #000000" fo:border-bottom="none" fo:border-right="0.0104in solid #000000" fo:padding-top="0in" fo:padding-left="0.0194in" fo:padding-bottom="0in" fo:padding-right="0.0194in"/>
    </style:style>
    <style:style style:name="P2756" style:parent-style-name="內文" style:family="paragraph">
      <style:paragraph-properties style:text-autospace="none" fo:text-align="justify"/>
    </style:style>
    <style:style style:name="TableCell2757" style:family="table-cell">
      <style:table-cell-properties fo:border="0.0104in solid #000000" fo:padding-top="0in" fo:padding-left="0.0194in" fo:padding-bottom="0in" fo:padding-right="0.0194in"/>
    </style:style>
    <style:style style:name="P2758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759" style:family="table-cell">
      <style:table-cell-properties fo:border="0.0104in solid #000000" fo:padding-top="0in" fo:padding-left="0.0194in" fo:padding-bottom="0in" fo:padding-right="0.0194in"/>
    </style:style>
    <style:style style:name="P2760" style:parent-style-name="內文" style:family="paragraph">
      <style:paragraph-properties style:text-autospace="none" fo:text-align="justify"/>
    </style:style>
    <style:style style:name="TableRow2761" style:family="table-row">
      <style:table-row-properties style:min-row-height="0.118in" style:use-optimal-row-height="false"/>
    </style:style>
    <style:style style:name="TableCell2762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763" style:parent-style-name="內文" style:family="paragraph">
      <style:paragraph-properties style:text-autospace="none" fo:text-align="justify"/>
    </style:style>
    <style:style style:name="TableCell2764" style:family="table-cell">
      <style:table-cell-properties fo:border="0.0104in solid #000000" fo:padding-top="0in" fo:padding-left="0.0194in" fo:padding-bottom="0in" fo:padding-right="0.0194in"/>
    </style:style>
    <style:style style:name="P2765" style:parent-style-name="內文" style:family="paragraph">
      <style:paragraph-properties style:text-autospace="none"/>
      <style:text-properties style:font-name="標楷體" style:font-name-complex="標楷體" style:letter-kerning="false" fo:font-size="11pt" style:font-size-asian="11pt" style:font-size-complex="11pt" fo:language="zh" fo:country="TW"/>
    </style:style>
    <style:style style:name="TableCell2766" style:family="table-cell">
      <style:table-cell-properties fo:border="0.0104in solid #000000" fo:padding-top="0in" fo:padding-left="0.0194in" fo:padding-bottom="0in" fo:padding-right="0.0194in"/>
    </style:style>
    <style:style style:name="P2767" style:parent-style-name="內文" style:family="paragraph">
      <style:paragraph-properties style:text-autospace="none" fo:text-align="justify"/>
    </style:style>
    <style:style style:name="TableCell2768" style:family="table-cell">
      <style:table-cell-properties fo:border-top="none" fo:border-left="0.0104in solid #000000" fo:border-bottom="0.0104in solid #000000" fo:border-right="0.0104in solid #000000" fo:padding-top="0in" fo:padding-left="0.0194in" fo:padding-bottom="0in" fo:padding-right="0.0194in"/>
    </style:style>
    <style:style style:name="P2769" style:parent-style-name="內文" style:family="paragraph">
      <style:paragraph-properties style:text-autospace="none" fo:text-align="justify"/>
    </style:style>
    <style:style style:name="TableCell2770" style:family="table-cell">
      <style:table-cell-properties fo:border="0.0104in solid #000000" fo:padding-top="0in" fo:padding-left="0.0194in" fo:padding-bottom="0in" fo:padding-right="0.0194in"/>
    </style:style>
    <style:style style:name="P2771" style:parent-style-name="內文" style:family="paragraph">
      <style:paragraph-properties style:text-autospace="none" fo:text-indent="0.0763in"/>
      <style:text-properties style:font-name="標楷體" style:font-name-complex="標楷體" fo:font-size="11pt" style:font-size-asian="11pt" style:font-size-complex="11pt" fo:language="zh" fo:country="TW"/>
    </style:style>
    <style:style style:name="TableCell2772" style:family="table-cell">
      <style:table-cell-properties fo:border="0.0104in solid #000000" fo:padding-top="0in" fo:padding-left="0.0194in" fo:padding-bottom="0in" fo:padding-right="0.0194in"/>
    </style:style>
    <style:style style:name="P2773" style:parent-style-name="內文" style:family="paragraph">
      <style:paragraph-properties style:text-autospace="none" fo:text-align="justify"/>
    </style:style>
    <style:style style:name="P2774" style:parent-style-name="內文" style:family="paragraph">
      <style:paragraph-properties style:text-autospace="none" fo:text-align="justify"/>
    </style:style>
    <style:style style:name="T2775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76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7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78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79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8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81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782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P2783" style:parent-style-name="內文" style:family="paragraph">
      <style:paragraph-properties style:text-autospace="none" fo:text-align="justify"/>
    </style:style>
    <style:style style:name="P2784" style:parent-style-name="內文" style:family="paragraph">
      <style:paragraph-properties fo:text-align="justify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9" style:parent-style-name="Graphics">
      <style:graphic-properties fo:wrap-option="wrap" fo:border="0.01042in none" fo:padding-top="0in" fo:padding-bottom="0in" fo:padding-left="0.15748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righ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tb-rl"/>
    </style:style>
  </office:automatic-styles>
  <office:body>
    <office:text text:use-soft-page-breaks="true">
      <text:p text:style-name="P1"><text:span text:style-name="T2"><draw:frame draw:z-index="251638784" draw:id="id0" draw:style-name="a0" draw:name="Text Box 103" text:anchor-type="paragraph" svg:x="1.08333in" svg:y="-0.125in" svg:width="8.91667in" svg:height="0.625in" style:rel-width="scale" style:rel-height="scale"><draw:text-box><text:p text:style-name="內文"><text:span text:style-name="T3">臺</text:span><text:span text:style-name="T4">北</text:span><text:span text:style-name="T5">水源特定區</text:span><text:span text:style-name="T6"><text:s text:c="2"/></text:span><text:span text:style-name="T7">建造執照</text:span><text:span text:style-name="T8"><text:s/></text:span><text:span text:style-name="T9">/</text:span><text:span text:style-name="T10"><text:s/></text:span><text:span text:style-name="T11">雜項執照</text:span><text:span text:style-name="T12"><text:s/></text:span><text:span text:style-name="T13"><text:s/></text:span><text:span text:style-name="T14">建築師簽證案件</text:span><text:span text:style-name="T15"><text:s text:c="2"/></text:span><text:span text:style-name="T16">自主檢查</text:span><text:span text:style-name="T17">表</text:span></text:p><text:p text:style-name="內文"/></draw:text-box><svg:title/><svg:desc/></draw:frame></text:span><draw:frame draw:z-index="251639808" draw:id="id1" draw:style-name="a1" draw:name="Text Box 104" text:anchor-type="paragraph" svg:x="9.91667in" svg:y="0in" svg:width="0.58333in" svg:height="0.34653in" style:rel-width="scale" style:rel-height="scale"><draw:text-box><text:p text:style-name="P18">1/2</text:p></draw:text-box><svg:title/><svg:desc/></draw:frame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建照</text:span>/<text:span text:style-name="T33">雜照</text:span></text:p>
          </table:table-cell>
          <table:table-cell table:style-name="TableCell34">
            <text:p text:style-name="P35"/>
          </table:table-cell>
          <table:table-cell table:style-name="TableCell36" table:number-columns-spanned="2" table:number-rows-spanned="2">
            <text:p text:style-name="P37"><text:span text:style-name="T38">建築地</text:span><text:span text:style-name="T39">號</text:span></text:p>
          </table:table-cell>
          <table:covered-table-cell/>
          <table:table-cell table:style-name="TableCell40" table:number-columns-spanned="4" table:number-rows-spanned="2">
            <text:p text:style-name="P41">區<text:s text:c="19"/>段<text:s text:c="13"/>小段</text:p>
            <text:p text:style-name="P42"><text:s text:c="20"/>地號共<text:s text:c="3"/><text:s text:c="6"/><text:s/>筆地號</text:p>
          </table:table-cell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起造</text:span><text:span text:style-name="T47">人</text:span></text:p>
          </table:table-cell>
          <table:table-cell table:style-name="TableCell48">
            <text:p text:style-name="P49"/>
          </table:table-cell>
          <table:covered-table-cell>
            <text:p text:style-name="P50"/>
          </table:covered-table-cell>
          <table:covered-table-cell/>
          <table:covered-table-cell>
            <text:p text:style-name="P51"/>
          </table:covered-table-cell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<text:span text:style-name="T55">建築</text:span><text:span text:style-name="T56">師</text:span></text:p>
          </table:table-cell>
          <table:table-cell table:style-name="TableCell57">
            <text:p text:style-name="P58"/>
          </table:table-cell>
          <table:table-cell table:style-name="TableCell59" table:number-columns-spanned="2">
            <text:p text:style-name="P60">使用分區</text:p>
          </table:table-cell>
          <table:covered-table-cell/>
          <table:table-cell table:style-name="TableCell61">
            <text:p text:style-name="P62"/>
          </table:table-cell>
          <table:table-cell table:style-name="TableCell63">
            <text:p text:style-name="P64">用<text:s/>途</text:p>
          </table:table-cell>
          <table:table-cell table:style-name="TableCell65" table:number-columns-spanned="2">
            <text:p text:style-name="P66"/>
          </table:table-cell>
          <table:covered-table-cell/>
        </table:table-row>
        <table:table-row table:style-name="TableRow67">
          <table:table-cell table:style-name="TableCell68" table:number-columns-spanned="3">
            <text:p text:style-name="P69">項<text:s text:c="17"/>目</text:p>
          </table:table-cell>
          <table:covered-table-cell/>
          <table:covered-table-cell/>
          <table:table-cell table:style-name="TableCell70">
            <text:p text:style-name="P71">設計建築師自主查核結果</text:p>
          </table:table-cell>
          <table:table-cell table:style-name="TableCell72" table:number-columns-spanned="3">
            <text:p text:style-name="P73">項<text:s text:c="14"/>目</text:p>
          </table:table-cell>
          <table:covered-table-cell/>
          <table:covered-table-cell/>
          <table:table-cell table:style-name="TableCell74">
            <text:p text:style-name="P75">設計建築師自主查核結果</text:p>
          </table:table-cell>
        </table:table-row>
      </table:table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<draw:frame draw:z-index="251648000" draw:id="id2" draw:style-name="a2" draw:name="Text Box 446" text:anchor-type="paragraph" svg:x="-0.01944in" svg:y="0.11389in" svg:width="0.41667in" svg:height="2in" style:rel-width="scale" style:rel-height="scale"><draw:text-box><text:p text:style-name="P88"><text:span text:style-name="T89">壹、</text:span><text:span text:style-name="T90">申請書、權利證明文件</text:span></text:p></draw:text-box><svg:title/><svg:desc/></draw:frame></text:span><text:span text:style-name="T91"><draw:frame draw:z-index="251650048" draw:id="id3" draw:style-name="a3" draw:name="Text Box 448" text:anchor-type="paragraph" svg:x="-0.01944in" svg:y="7.21528in" svg:width="0.41667in" svg:height="2.01597in" style:rel-width="scale" style:rel-height="scale"><draw:text-box><text:p text:style-name="內文"><text:span text:style-name="T92">肆、容積設計、面積計算</text:span></text:p></draw:text-box><svg:title/><svg:desc/></draw:frame></text:span></text:p>
          </table:table-cell>
          <table:table-cell table:style-name="TableCell93">
            <text:p text:style-name="P94">1.土地登記(簿)謄本、地籍圖謄本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1.方位、地形、地段、地號、面前道路名稱、道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2.土地使用權同意書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路寬度、基地與鄰地高程標示、高壓電、墳墓、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<text:span text:style-name="T121">2-1</text:span><text:span text:style-name="T122">是否填寫被</text:span><text:span text:style-name="T123">同意人（即起造人）</text:span><text:span text:style-name="T124">、</text:span><text:span text:style-name="T125">地上權人</text:span><text:span text:style-name="T126">、</text:span><text:span text:style-name="T127">層數</text:span><text:span text:style-name="T128">、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<text:span text:style-name="T133"><draw:frame draw:z-index="251651072" draw:id="id4" draw:style-name="a4" draw:name="Text Box 449" text:anchor-type="paragraph" svg:x="0.14097in" svg:y="0.20694in" svg:width="0.41667in" svg:height="3.00556in" style:rel-width="scale" style:rel-height="scale"><draw:text-box><text:p text:style-name="內文"><text:span text:style-name="T134">伍</text:span><text:span text:style-name="T135">、建築技術規則</text:span><text:span text:style-name="T136"><text:s text:c="2"/></text:span><text:span text:style-name="T137"><text:s text:c="3"/></text:span><text:span text:style-name="T138"><text:s/></text:span><text:span text:style-name="T139">伍</text:span><text:span text:style-name="T140">-</text:span><text:span text:style-name="T141">一</text:span><text:span text:style-name="T142">建築基地</text:span></text:p><text:p text:style-name="內文"/></draw:text-box><svg:title/><svg:desc/></draw:frame></text:span></text:p>
          </table:table-cell>
          <table:table-cell table:style-name="TableCell143">
            <text:p text:style-name="P144">捷運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<text:span text:style-name="T152">構造</text:span><text:span text:style-name="T153">、申請基地範圍內土地所有權人全部出具同意及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>2.建築使用與基地臨接道路寬度限制、道路最小寬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<text:span text:style-name="T167">用</text:span><text:span text:style-name="T168">印，且在有效期限內申請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度限制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2-2同意作道路使用時，道路使用同意書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<text:span text:style-name="T188">3.</text:span><text:span text:style-name="T189">現有巷道或溝渠與現況照片明顯相符</text:span><text:span text:style-name="T190">。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>2-3土地標示使用大寫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><text:span text:style-name="T204">4.</text:span><text:span text:style-name="T205">騎樓、無遮簷人行道、</text:span><text:span text:style-name="T206">人行步道等留設</text:span><text:span text:style-name="T207">(</text:span><text:span text:style-name="T208">順平、</text:span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2-4共同壁使用協定書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<text:span text:style-name="T222">坡度</text:span><text:span text:style-name="T223">)</text:span><text:span text:style-name="T224">、類似通路、基地內</text:span><text:span text:style-name="T225">通路</text:span><text:span text:style-name="T226">(</text:span><text:span text:style-name="T227">迴車道之設置）、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3.合法房屋證明文件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>寬度標示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<draw:frame draw:z-index="251653120" draw:id="id5" draw:style-name="a5" draw:name="Text Box 474" text:anchor-type="paragraph" svg:x="-0.01944in" svg:y="0.03056in" svg:width="0.5in" svg:height="0.75417in" style:rel-width="scale" style:rel-height="scale"><draw:text-box><text:p text:style-name="P246">貳、工程</text:p><text:p text:style-name="P247">圖說</text:p></draw:text-box><svg:title/><svg:desc/></draw:frame></text:p>
          </table:table-cell>
          <table:table-cell table:style-name="TableCell248">
            <text:p text:style-name="P249">1.鑽探報告書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5.畸零地限制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<text:s text:c="2"/></text:span></text:p>
          </table:table-cell>
          <table:table-cell table:style-name="TableCell262">
            <text:p text:style-name="P263">2.結構計算書檢附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6.</text:span><text:span text:style-name="T271">地界與建物間距（層間側向位移）、</text:span><text:span text:style-name="T272">鄰棟間隔、</text:span>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3.<text:s/>施工說明書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開窗距離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<text:s/>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>7.地面層開向屋外之出入口及汽車坡道出入口，<text:s/>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<text:span text:style-name="T306">1</text:span><text:span text:style-name="T307">.</text:span><text:span text:style-name="T308">依本</text:span><text:span text:style-name="T309">局</text:span><text:span text:style-name="T310">核發之建築線指示（定）圖設計，</text:span><text:span text:style-name="T311">且在有效期限內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應設置之防水閘門（板）（技規4-1）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<draw:frame draw:z-index="251649024" draw:id="id6" draw:style-name="a6" draw:name="Text Box 447" text:anchor-type="paragraph" svg:x="0.06389in" svg:y="0.10347in" svg:width="0.41667in" svg:height="1.375in" style:rel-width="scale" style:rel-height="scale"><draw:text-box><text:p text:style-name="內文"><text:span text:style-name="T324">參、</text:span><text:span text:style-name="T325">土地使用管制</text:span></text:p></draw:text-box><svg:title/><svg:desc/></draw:frame></text:span></text:p>
          </table:table-cell>
          <table:table-cell table:style-name="TableCell326">
            <text:p text:style-name="P327"><text:span text:style-name="T328">申請</text:span><text:span text:style-name="T329">。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><text:span text:style-name="T336">（</text:span><text:span text:style-name="T337">高度自基地地面起算</text:span><text:span text:style-name="T338">90</text:span><text:span text:style-name="T339">公分以上</text:span><text:span text:style-name="T340">）</text:span><text:span text:style-name="T341">。</text:span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>2.設計圖與建築線指定（示）、現有巷道認定相符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><text:span text:style-name="T355">8.</text:span><text:span text:style-name="T356">建築物地下層突出基地地面之窗戶及開口，</text:span>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<text:span text:style-name="T364">3.</text:span><text:span text:style-name="T365">免指定建築線地區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設置防水閘門（板）（技規4-1）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><text:span text:style-name="T379">4.</text:span><text:span text:style-name="T380">建蔽率、容積率、前院、後院、側院管制、防災通道、</text:span></text:p>
          </table:table-cell>
          <table:table-cell table:style-name="TableCell381">
            <text:p text:style-name="P382"/>
          </table:table-cell>
          <table:table-cell table:style-name="TableCell383">
            <text:p text:style-name="P384"><text:span text:style-name="T385"><draw:frame draw:z-index="251652096" draw:id="id7" draw:style-name="a7" draw:name="Text Box 450" text:anchor-type="paragraph" svg:x="0.14097in" svg:y="0.19861in" svg:width="0.41667in" svg:height="1.37708in" style:rel-width="scale" style:rel-height="scale"><draw:text-box><text:p text:style-name="內文"><text:span text:style-name="T386">伍</text:span><text:span text:style-name="T387">-</text:span><text:span text:style-name="T388">二</text:span><text:span text:style-name="T389"><text:s/></text:span><text:span text:style-name="T390">建築</text:span><text:span text:style-name="T391">高度</text:span></text:p><text:p text:style-name="內文"/></draw:text-box><svg:title/><svg:desc/></draw:frame></text:span></text:p>
          </table:table-cell>
          <table:table-cell table:style-name="TableCell392">
            <text:p text:style-name="P393">1.建築物高度、各層高度、樓梯淨高、屋突高度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>退縮規定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>2.道路3.6：1日照陰影檢討圖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<text:span text:style-name="T414">5.</text:span><text:span text:style-name="T415">綠化植栽檢討</text:span>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>3.北向日照陰影檢討圖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6.用途限制：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（住宅區7F、建築物高度＞21m）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<text:span text:style-name="T442">（</text:span><text:span text:style-name="T443">住宅區是否符合都市計畫</text:span><text:span text:style-name="T444">法</text:span><text:span text:style-name="T445">新北市</text:span><text:span text:style-name="T446">施行細則＃</text:span><text:span text:style-name="T447">1</text:span><text:span text:style-name="T448">4</text:span><text:span text:style-name="T449">、</text:span>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>4.女兒牆(1.5m)及透空遮牆檢討</text:p>
          </table:table-cell>
          <table:table-cell table:style-name="TableCell456">
            <text:p text:style-name="P457"/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>住宅區二樓不得為店舖使用、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5.冷卻水塔等露天機電設備、雜項工作物檢討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><text:span text:style-name="T476">大型商場是否符合都市計</text:span><text:span text:style-name="T477">畫</text:span><text:span text:style-name="T478">法</text:span><text:span text:style-name="T479">新北市</text:span><text:span text:style-name="T480">施行細則＃</text:span><text:span text:style-name="T481">1</text:span><text:span text:style-name="T482">5</text:span><text:span text:style-name="T483"><text:s/></text:span><text:span text:style-name="T484">、</text:span></text:p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>6.屋突層：突出物面積檢討1/8（透天≦25㎡）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>
            <text:p text:style-name="P497"><text:span text:style-name="T498">學校建築是否符合都市計</text:span><text:span text:style-name="T499">畫</text:span><text:span text:style-name="T500">法</text:span><text:span text:style-name="T501">新北市</text:span><text:span text:style-name="T502">施行細則＃</text:span><text:span text:style-name="T503">24</text:span><text:span text:style-name="T504">、</text:span>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/>
          </table:table-cell>
          <table:table-cell table:style-name="TableCell516">
            <text:p text:style-name="P517"><text:span text:style-name="T518">其他（臺北水源特定區計畫土地使用分區</text:span><text:span text:style-name="T519">管制要點</text:span><text:span text:style-name="T520">）</text:span>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>限制事項）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>
            <text:p text:style-name="P546"><text:span text:style-name="T547">1.</text:span><text:span text:style-name="T548">法令適用點</text:span>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><text:span text:style-name="T562">2.</text:span><text:span text:style-name="T563">總容積上限：（</text:span><text:span text:style-name="T564">都市更新</text:span><text:span text:style-name="T565">、捷運周邊地區、</text:span><text:span text:style-name="T566">容積移轉</text:span><text:span text:style-name="T567">、</text:span></text:p>
          </table:table-cell>
          <table:table-cell table:style-name="TableCell568">
            <text:p text:style-name="P569"/>
          </table:table-cell>
          <table:table-cell table:style-name="TableCell570">
            <text:p text:style-name="P571"><draw:frame draw:z-index="251661312" draw:id="id8" draw:style-name="a8" draw:name="Text Box 565" text:anchor-type="paragraph" svg:x="0.05764in" svg:y="0.05347in" svg:width="0.52778in" svg:height="0.61944in" style:rel-width="scale" style:rel-height="scale"><draw:text-box><text:p text:style-name="P572"><text:span text:style-name="T573">五-三</text:span></text:p><text:p text:style-name="P574">天花板</text:p></draw:text-box><svg:title/><svg:desc/></draw:frame></text:p>
          </table:table-cell>
          <table:table-cell table:style-name="TableCell575">
            <text:p text:style-name="P576">其他居室及浴廁不得小於2.1公尺但高低不同之</text:p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/>
          </table:table-cell>
          <table:table-cell table:style-name="TableCell582">
            <text:p text:style-name="P583"><text:span text:style-name="T584">開放空間、地下開挖率、停獎、保水、綠建築設計</text:span>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<text:span text:style-name="T591">天花板高度至少應有一半以上大於</text:span><text:span text:style-name="T592">2.1</text:span><text:span text:style-name="T593">公尺，其</text:span></text:p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<text:span text:style-name="T601">、都市防災綠化、捐贈公共使用空間、開發時程</text:span>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><text:span text:style-name="T608">最低處不得小於</text:span><text:span text:style-name="T609">1.7</text:span><text:span text:style-name="T610">公尺</text:span></text:p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/>
          </table:table-cell>
          <table:table-cell table:style-name="TableCell616">
            <text:p text:style-name="P617">獎勵等獎勵…）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>1.樓梯及平臺之寬度、梯級之尺寸</text:p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><text:span text:style-name="T631">3.</text:span><text:span text:style-name="T632">依不同分區、用途面積分列</text:span></text:p>
          </table:table-cell>
          <table:table-cell table:style-name="TableCell633">
            <text:p text:style-name="P634"/>
          </table:table-cell>
          <table:table-cell table:style-name="TableCell635">
            <text:p text:style-name="P636"><text:span text:style-name="T637"><draw:frame draw:z-index="251662336" draw:id="id9" draw:style-name="a9" draw:name="Text Box 566" text:anchor-type="paragraph" svg:x="0.05764in" svg:y="0.1875in" svg:width="0.50833in" svg:height="2.24931in" style:rel-width="scale" style:rel-height="scale"><draw:text-box><text:p text:style-name="P638"><text:span text:style-name="T639">伍</text:span><text:span text:style-name="T640">-</text:span><text:span text:style-name="T641">四</text:span><text:span text:style-name="T642"><text:s/></text:span><text:span text:style-name="T643">樓梯、欄杆</text:span><text:span text:style-name="T644">（陽台欄杆</text:span></text:p><text:p text:style-name="P645">型式、高度）、坡道</text:p></draw:text-box><svg:title/><svg:desc/></draw:frame></text:span></text:p>
          </table:table-cell>
          <table:table-cell table:style-name="TableCell646">
            <text:p text:style-name="P647">2.樓梯之垂直淨空距離不得小於190公分</text:p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/>
          </table:table-cell>
          <table:table-cell table:style-name="TableCell653">
            <text:p text:style-name="P654"><text:span text:style-name="T655">4.</text:span><text:span text:style-name="T656">退縮地或截角面積計算（地籍圖、現況、建築線之截角</text:span></text:p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>3.設置於露臺、陽臺、室外走廊、室外樓梯、平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>
            <text:p text:style-name="P669">寬度須相同）</text:p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>屋頂及室內天井部分等之欄桿扶手高度欄桿</text:p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 table:number-rows-spanned="3">
            <text:p text:style-name="P680"/>
            <text:p text:style-name="P681"/>
          </table:table-cell>
          <table:table-cell table:style-name="TableCell682">
            <text:p text:style-name="P683"><text:span text:style-name="T684">5.</text:span><text:span text:style-name="T685">建築基地位置與現況相符、</text:span><text:span text:style-name="T686">.</text:span><text:span text:style-name="T687">建築基地被鄰房佔用、建築</text:span></text:p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>扶手高度，不得小於1.1公尺，十層以上者，</text:p>
          </table:table-cell>
          <table:table-cell table:style-name="TableCell694">
            <text:p text:style-name="P695"/>
          </table:table-cell>
        </table:table-row>
        <table:table-row table:style-name="TableRow696">
          <table:covered-table-cell>
            <text:p text:style-name="P697"/>
          </table:covered-table-cell>
          <table:table-cell table:style-name="TableCell698">
            <text:p text:style-name="P699"><text:span text:style-name="T700">基地及共同壁或基地內未拆建物面積已標示計算</text:span></text:p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>不得小於1.2公尺。</text:p>
          </table:table-cell>
          <table:table-cell table:style-name="TableCell707">
            <text:p text:style-name="P708"/>
          </table: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<text:span text:style-name="T713">6.</text:span><text:span text:style-name="T714">面積計算</text:span></text:p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>4.建築物使用用途為<text:s/>A-1、A-2、B-2、D-2、</text:p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/>
          </table:table-cell>
          <table:table-cell table:style-name="TableCell726">
            <text:p text:style-name="P727">6-1工程造價（含雜項工作物）</text:p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>D-3、F-3、G-2、H-2<text:s/>組者，前項欄桿不得<text:s/></text:p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/>
          </table:table-cell>
          <table:table-cell table:style-name="TableCell739">
            <text:p text:style-name="P740">6-2變更設計前後對照及增減值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>設有可供直徑10公分物體穿越之鏤空或可供</text:p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><text:span text:style-name="T754">6-3</text:span><text:span text:style-name="T755">建築面積、建蔽率檢討</text:span>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>攀爬之水平橫條。</text:p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/>
          </table:table-cell>
          <table:table-cell table:style-name="TableCell767">
            <text:p text:style-name="P768">6-4各層樓地板面積、容積樓地板面積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>5.建築物內規定應設置之樓梯可以坡道代替樓梯</text:p>
          </table:table-cell>
          <table:table-cell table:style-name="TableCell775">
            <text:p text:style-name="P776"/>
          </table:table-cell>
        </table:table-row>
        <table:table-row table:style-name="TableRow777">
          <table:table-cell table:style-name="TableCell778">
            <text:p text:style-name="P779"/>
          </table:table-cell>
          <table:table-cell table:style-name="TableCell780">
            <text:p text:style-name="P781">6-5總樓地板面積、總容積樓地板面積</text:p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>之坡度，不得超過1:8</text:p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/>
          </table:table-cell>
          <table:table-cell table:style-name="TableCell793">
            <text:p text:style-name="P794">6-6獎勵面積檢討（開放空間、停車獎勵、都市更新、高氯</text:p>
          </table:table-cell>
          <table:table-cell table:style-name="TableCell795">
            <text:p text:style-name="P796"/>
          </table:table-cell>
          <table:table-cell table:style-name="TableCell797">
            <text:p text:style-name="P798"><text:span text:style-name="T799"><draw:frame draw:z-index="251663360" draw:id="id10" draw:style-name="a10" draw:name="Text Box 567" text:anchor-type="paragraph" svg:x="0.07708in" svg:y="0.17778in" svg:width="0.5in" svg:height="1.75694in" style:rel-width="scale" style:rel-height="scale"><draw:text-box><text:p text:style-name="P800"><text:span text:style-name="T801">伍</text:span><text:span text:style-name="T802">-</text:span><text:span text:style-name="T803">五</text:span><text:span text:style-name="T804"><text:s/></text:span><text:span text:style-name="T805">廁所、污水處理設施</text:span></text:p><text:p text:style-name="P806"><text:span text:style-name="T807">昇降</text:span><text:span text:style-name="T808">機</text:span></text:p><text:p text:style-name="P809"/></draw:text-box><svg:title/><svg:desc/></draw:frame></text:span></text:p>
          </table:table-cell>
          <table:table-cell table:style-name="TableCell810">
            <text:p text:style-name="P811"><text:span text:style-name="T812">1</text:span><text:span text:style-name="T813">.</text:span><text:span text:style-name="T814">有效採光面積檢討</text:span></text:p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/>
          </table:table-cell>
          <table:table-cell table:style-name="TableCell820">
            <text:p text:style-name="P821"><text:span text:style-name="T822">離子建築物、法定機車獎勵、</text:span><text:span text:style-name="T823">開挖率</text:span><text:span text:style-name="T824">……等）</text:span></text:p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>2.凡有居室之建築物，其樓地板面積達三十平方</text:p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/>
          </table:table-cell>
          <table:table-cell table:style-name="TableCell836">
            <text:p text:style-name="P837">6-7機電設備等空間面積檢討、陽台面積檢討</text:p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><text:span text:style-name="T844">公尺以上者，應設置廁所。但同一基地內，已有</text:span></text:p>
          </table:table-cell>
          <table:table-cell table:style-name="TableCell845">
            <text:p text:style-name="P846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>6-8夾層或挑空面積檢討</text:p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><text:span text:style-name="T858">廁所者不在此限。</text:span></text:p>
          </table:table-cell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>
            <text:p text:style-name="P863"/>
          </table:table-cell>
          <table:table-cell table:style-name="TableCell864">
            <text:p text:style-name="P865">6-9地下室允建面積檢討（開挖率、防空避難設備及機電</text:p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>3.六層以上之建築物，至少應設置一座以上之</text:p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P876"/>
          </table:table-cell>
          <table:table-cell table:style-name="TableCell877">
            <text:p text:style-name="P878"><text:span text:style-name="T879">設備等空間免計容積檢討）</text:span>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> <text:s/>昇降機(電梯)<text:s/>通達避難層<text:s/></text:p>
          </table:table-cell>
          <table:table-cell table:style-name="TableCell886">
            <text:p text:style-name="P887"/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>6-10裝飾板、花台、雨遮檢討（開窗左右各50cm）雨遮</text:p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><text:span text:style-name="T899">4.</text:span><text:span text:style-name="T900">建築物高度超過十層樓，設置可供緊急用之</text:span></text:p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/>
          </table:table-cell>
          <table:table-cell table:style-name="TableCell906">
            <text:p text:style-name="P907"><text:span text:style-name="T908">尺寸、降版檢討</text:span>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><text:span text:style-name="T915">昇降機。</text:span></text:p>
          </table:table-cell>
          <table:table-cell table:style-name="TableCell916">
            <text:p text:style-name="P917"/>
          </table:table-cell>
        </table:table-row>
      </table:table>
      <text:p text:style-name="P918"><text:span text:style-name="T919"><draw:frame draw:z-index="251666432" draw:id="id11" draw:style-name="a11" draw:name="Text Box 572" text:anchor-type="paragraph" svg:x="5in" svg:y="0.2125in" svg:width="1.91667in" svg:height="0.5in" style:rel-width="scale" style:rel-height="scale"><draw:text-box><text:p text:style-name="內文">（自主）建照01-1/3</text:p></draw:text-box><svg:title/><svg:desc/></draw:frame></text:span><draw:frame draw:z-index="251645952" draw:id="id12" draw:style-name="a12" draw:name="Text Box 437" text:anchor-type="paragraph" svg:x="0.50139in" svg:y="-0.00069in" svg:width="4.49861in" svg:height="0.375in" style:rel-width="scale" style:rel-height="scale"><draw:text-box><text:p text:style-name="內文"><text:span text:style-name="T920">/=</text:span><text:span text:style-name="T921">未涉及</text:span><text:span text:style-name="T922"><text:s text:c="4"/></text:span><text:span text:style-name="T923">○</text:span><text:span text:style-name="T924">=</text:span><text:span text:style-name="T925">符合規定</text:span><text:span text:style-name="T926"><text:s text:c="4"/>X=</text:span><text:span text:style-name="T927">不符合規定</text:span></text:p><text:p text:style-name="內文"/></draw:text-box><svg:title/><svg:desc/></draw:frame></text:p>
      <text:p text:style-name="P928"><draw:frame draw:z-index="251664384" draw:id="id13" draw:style-name="a13" draw:name="Text Box 568" text:anchor-type="paragraph" svg:x="0.50139in" svg:y="0.11875in" svg:width="2.74861in" svg:height="0.375in" style:rel-width="scale" style:rel-height="scale"><draw:text-box><text:p text:style-name="內文"/><text:p text:style-name="內文"/></draw:text-box><svg:title/><svg:desc/></draw:frame></text:p>
      <text:p text:style-name="P929"/>
      <text:soft-page-break/>
      <text:p text:style-name="P930"><draw:frame draw:z-index="251640832" draw:id="id14" draw:style-name="a14" draw:name="Text Box 432" text:anchor-type="paragraph" svg:x="0.58333in" svg:y="0.15486in" svg:width="9.25in" svg:height="0.625in" style:rel-width="scale" style:rel-height="scale"><draw:text-box><text:p text:style-name="內文"><text:span text:style-name="T931">臺北水源特定區</text:span><text:span text:style-name="T932"><text:s text:c="2"/></text:span><text:span text:style-name="T933">建造執照</text:span><text:span text:style-name="T934"><text:s/>/<text:s/></text:span><text:span text:style-name="T935">雜項執照</text:span><text:span text:style-name="T936"><text:s text:c="2"/></text:span><text:span text:style-name="T937">建築師簽證案件</text:span><text:span text:style-name="T938"><text:s text:c="2"/></text:span><text:span text:style-name="T939">自主檢查表</text:span></text:p><text:p text:style-name="內文"><text:span text:style-name="T940"><text:s/></text:span><text:span text:style-name="T941">審</text:span><text:span text:style-name="T942"><text:s/></text:span><text:span text:style-name="T943">核</text:span><text:span text:style-name="T944"><text:s/></text:span><text:span text:style-name="T945">表</text:span></text:p><text:p text:style-name="內文"/></draw:text-box><svg:title/><svg:desc/></draw:frame></text:p>
      <text:p text:style-name="P946"><draw:frame draw:z-index="251641856" draw:id="id15" draw:style-name="a15" draw:name="Text Box 433" text:anchor-type="paragraph" svg:x="10.08333in" svg:y="0.125in" svg:width="0.58333in" svg:height="0.34653in" style:rel-width="scale" style:rel-height="scale"><draw:text-box><text:p text:style-name="P947">2/2</text:p></draw:text-box><svg:title/><svg:desc/></draw:frame></text:p>
      <text:p text:style-name="P948"/>
      <table:table table:style-name="Table949">
        <table:table-columns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 table:number-columns-spanned="2">
            <text:p text:style-name="P962"><text:span text:style-name="T963">項</text:span><text:s text:c="17"/><text:span text:style-name="T964">目</text:span></text:p>
          </table:table-cell>
          <table:covered-table-cell/>
          <table:table-cell table:style-name="TableCell965">
            <text:p text:style-name="P966">設計建築師自主查核結果</text:p>
          </table:table-cell>
          <table:table-cell table:style-name="TableCell967" table:number-columns-spanned="3">
            <text:p text:style-name="P968"><text:span text:style-name="T969">項</text:span><text:s text:c="14"/><text:span text:style-name="T970">目</text:span></text:p>
          </table:table-cell>
          <table:covered-table-cell/>
          <table:covered-table-cell/>
          <table:table-cell table:style-name="TableCell971">
            <text:p text:style-name="P972">設計建築師自主查核結果</text:p>
          </table:table-cell>
          <table:table-cell>
            <text:p text:style-name="P972"/>
          </table:table-cell>
          <table:table-cell>
            <text:p text:style-name="P972"/>
          </table:table-cell>
          <table:table-cell>
            <text:p text:style-name="P972"/>
          </table:table-cell>
        </table:table-row>
        <table:table-row table:style-name="TableRow973">
          <table:table-cell table:style-name="TableCell974">
            <text:p text:style-name="P975"><draw:frame draw:z-index="251654144" draw:id="id16" draw:style-name="a16" draw:name="Text Box 555" text:anchor-type="paragraph" svg:x="-0.01458in" svg:y="0.24375in" svg:width="0.5in" svg:height="1.62222in" style:rel-width="scale" style:rel-height="scale"><draw:text-box><text:p text:style-name="內文"><text:span text:style-name="T976">伍</text:span><text:span text:style-name="T977">-</text:span><text:span text:style-name="T978">六</text:span><text:span text:style-name="T979"><text:s/></text:span><text:span text:style-name="T980">建築設備</text:span></text:p></draw:text-box><svg:title/><svg:desc/></draw:frame></text:p>
          </table:table-cell>
          <table:table-cell table:style-name="TableCell981">
            <text:p text:style-name="P982"><text:span text:style-name="T983">1</text:span><text:span text:style-name="T984">.</text:span><text:span text:style-name="T985">衛生設備數量</text:span></text:p>
          </table:table-cell>
          <table:table-cell table:style-name="TableCell986">
            <text:p text:style-name="P987"/>
          </table:table-cell>
          <table:table-cell table:style-name="TableCell988">
            <text:p text:style-name="P989"><draw:frame draw:z-index="251660288" draw:id="id17" draw:style-name="a17" draw:name="Text Box 564" text:anchor-type="paragraph" svg:x="0.12431in" svg:y="0.24375in" svg:width="0.41667in" svg:height="1.62569in" style:rel-width="scale" style:rel-height="scale"><draw:text-box><text:p text:style-name="內文"><text:span text:style-name="T990">伍</text:span><text:span text:style-name="T991">-八<text:s/></text:span><text:span text:style-name="T992">停車空間</text:span><text:span text:style-name="T993">設置</text:span></text:p></draw:text-box><svg:title/><svg:desc/></draw:frame></text:p>
          </table:table-cell>
          <table:table-cell table:style-name="TableCell994" table:number-columns-spanned="2">
            <text:p text:style-name="P995">11-6機車停車空間、得設置於地面層法定空地者</text:p>
          </table:table-cell>
          <table:covered-table-cell/>
          <table:table-cell table:style-name="TableCell996">
            <text:p text:style-name="P997"/>
          </table:table-cell>
          <table:table-cell>
            <text:p text:style-name="P997"/>
          </table:table-cell>
          <table:table-cell>
            <text:p text:style-name="P997"/>
          </table:table-cell>
          <table:table-cell>
            <text:p text:style-name="P997"/>
          </table:table-cell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>
            <text:p text:style-name="P1002">2.避雷設備檢討：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 table:number-columns-spanned="2">
            <text:p text:style-name="P1008"><text:s/><text:s/>11-6-1未設置地下室之建築物</text:p>
          </table:table-cell>
          <table:covered-table-cell/>
          <table:table-cell table:style-name="TableCell1009">
            <text:p text:style-name="P1010"/>
          </table:table-cell>
          <table:table-cell>
            <text:p text:style-name="P1010"/>
          </table:table-cell>
          <table:table-cell>
            <text:p text:style-name="P1010"/>
          </table:table-cell>
          <table:table-cell>
            <text:p text:style-name="P1010"/>
          </table:table-cell>
        </table:table-row>
        <table:table-row table:style-name="TableRow1011">
          <table:table-cell table:style-name="TableCell1012">
            <text:p text:style-name="P1013"/>
          </table:table-cell>
          <table:table-cell table:style-name="TableCell1014">
            <text:p text:style-name="P1015">2-1高度20M以上或3M以上並作危險品倉庫使用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 table:number-columns-spanned="2">
            <text:p text:style-name="P1021">11-6-2機車停車總數量10輛以下之建築物</text:p>
          </table:table-cell>
          <table:covered-table-cell/>
          <table:table-cell table:style-name="TableCell1022">
            <text:p text:style-name="P1023"/>
          </table:table-cell>
          <table:table-cell>
            <text:p text:style-name="P1023"/>
          </table:table-cell>
          <table:table-cell>
            <text:p text:style-name="P1023"/>
          </table:table-cell>
          <table:table-cell>
            <text:p text:style-name="P1023"/>
          </table:table-cell>
        </table:table-row>
        <table:table-row table:style-name="TableRow1024">
          <table:table-cell table:style-name="TableCell1025">
            <text:p text:style-name="P1026"/>
          </table:table-cell>
          <table:table-cell table:style-name="TableCell1027">
            <text:p text:style-name="P1028">2-2受雷部（採用富蘭克林避雷針者）避雷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 table:number-columns-spanned="2">
            <text:p text:style-name="P1034">11-6-3其他經新北市建造執照預審委員會或</text:p>
          </table:table-cell>
          <table:covered-table-cell/>
          <table:table-cell table:style-name="TableCell1035">
            <text:p text:style-name="P1036"/>
          </table:table-cell>
          <table:table-cell>
            <text:p text:style-name="P1036"/>
          </table:table-cell>
          <table:table-cell>
            <text:p text:style-name="P1036"/>
          </table:table-cell>
          <table:table-cell>
            <text:p text:style-name="P1036"/>
          </table:table-cell>
        </table:table-row>
        <table:table-row table:style-name="TableRow1037">
          <table:table-cell table:style-name="TableCell1038">
            <text:p text:style-name="P1039"/>
          </table:table-cell>
          <table:table-cell table:style-name="TableCell1040">
            <text:p text:style-name="P1041">針高度及涵蓋範圍（屋突層、立面圖）檢討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 table:number-columns-spanned="2">
            <text:p text:style-name="P1047">新北市都市設計審議委員會審查同意者</text:p>
          </table:table-cell>
          <table:covered-table-cell/>
          <table:table-cell table:style-name="TableCell1048">
            <text:p text:style-name="P1049"/>
          </table:table-cell>
          <table:table-cell>
            <text:p text:style-name="P1049"/>
          </table:table-cell>
          <table:table-cell>
            <text:p text:style-name="P1049"/>
          </table:table-cell>
          <table:table-cell>
            <text:p text:style-name="P1049"/>
          </table:table-cell>
        </table:table-row>
        <table:table-row table:style-name="TableRow1050">
          <table:table-cell table:style-name="TableCell1051">
            <text:p text:style-name="P1052"/>
          </table:table-cell>
          <table:table-cell table:style-name="TableCell1053">
            <text:p text:style-name="P1054">2-3.放電式避雷設備，涵蓋範圍檢討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 table:number-columns-spanned="2">
            <text:p text:style-name="P1060">11-7設置於地面層之機車停車空間，不得設置</text:p>
          </table:table-cell>
          <table:covered-table-cell/>
          <table:table-cell table:style-name="TableCell1061">
            <text:p text:style-name="P1062"/>
          </table:table-cell>
          <table:table-cell>
            <text:p text:style-name="P1062"/>
          </table:table-cell>
          <table:table-cell>
            <text:p text:style-name="P1062"/>
          </table:table-cell>
          <table:table-cell>
            <text:p text:style-name="P1062"/>
          </table:table-cell>
        </table:table-row>
        <table:table-row table:style-name="TableRow1063">
          <table:table-cell table:style-name="TableCell1064">
            <text:p text:style-name="P1065"/>
          </table:table-cell>
          <table:table-cell table:style-name="TableCell1066">
            <text:p text:style-name="P1067"><text:span text:style-name="T1068">3</text:span><text:span text:style-name="T1069">.</text:span><text:span text:style-name="T1070">電梯相關資料檢討（電梯尺寸、速度、載重等資</text:span></text:p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 table:number-columns-spanned="2">
            <text:p text:style-name="P1076">於騎樓及綠化範圍，且不得妨礙行人出入</text:p>
          </table:table-cell>
          <table:covered-table-cell/>
          <table:table-cell table:style-name="TableCell1077">
            <text:p text:style-name="P1078"/>
          </table:table-cell>
          <table:table-cell>
            <text:p text:style-name="P1078"/>
          </table:table-cell>
          <table:table-cell>
            <text:p text:style-name="P1078"/>
          </table:table-cell>
          <table:table-cell>
            <text:p text:style-name="P1078"/>
          </table:table-cell>
        </table:table-row>
        <table:table-row table:style-name="TableRow1079">
          <table:table-cell table:style-name="TableCell1080">
            <text:p text:style-name="P1081"/>
          </table:table-cell>
          <table:table-cell table:style-name="TableCell1082">
            <text:p text:style-name="P1083"><text:span text:style-name="T1084">料、電梯機械室尺寸、行動不便者使用）</text:span></text:p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 table:number-columns-spanned="2">
            <text:p text:style-name="P1090"><text:span text:style-name="T1091">11-8</text:span><text:span text:style-name="T1092">機車停車空間及機車用昇降機之出入口，</text:span><text:span text:style-name="T1093">須</text:span></text:p>
          </table:table-cell>
          <table:covered-table-cell/>
          <table:table-cell table:style-name="TableCell1094">
            <text:p text:style-name="P1095"/>
          </table:table-cell>
          <table:table-cell>
            <text:p text:style-name="P1095"/>
          </table:table-cell>
          <table:table-cell>
            <text:p text:style-name="P1095"/>
          </table:table-cell>
          <table:table-cell>
            <text:p text:style-name="P1095"/>
          </table:table-cell>
        </table:table-row>
        <table:table-row table:style-name="TableRow1096">
          <table:table-cell table:style-name="TableCell1097">
            <text:p text:style-name="P1098"/>
          </table:table-cell>
          <table:table-cell table:style-name="TableCell1099">
            <text:p text:style-name="P1100">1.步行距離、重複步行距離、豎道區劃、防火性能規定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 table:number-columns-spanned="2">
            <text:p text:style-name="P1106"><text:span text:style-name="T1107">設</text:span><text:span text:style-name="T1108">2m</text:span><text:span text:style-name="T1109">緩衝車道</text:span></text:p>
          </table:table-cell>
          <table:covered-table-cell/>
          <table:table-cell table:style-name="TableCell1110">
            <text:p text:style-name="P1111"/>
          </table:table-cell>
          <table:table-cell>
            <text:p text:style-name="P1111"/>
          </table:table-cell>
          <table:table-cell>
            <text:p text:style-name="P1111"/>
          </table:table-cell>
          <table:table-cell>
            <text:p text:style-name="P1111"/>
          </table:table-cell>
        </table:table-row>
        <table:table-row table:style-name="TableRow1112">
          <table:table-cell table:style-name="TableCell1113">
            <text:p text:style-name="P1114"/>
          </table:table-cell>
          <table:table-cell table:style-name="TableCell1115">
            <text:p text:style-name="P1116"><text:span text:style-name="T1117">2</text:span><text:span text:style-name="T1118">.出入口、走廊、樓梯（構造、數量）</text:span><text:span text:style-name="T1119">規定</text:span></text:p>
          </table:table-cell>
          <table:table-cell table:style-name="TableCell1120">
            <text:p text:style-name="P1121"/>
          </table:table-cell>
          <table:table-cell table:style-name="TableCell1122">
            <text:p text:style-name="P1123"><draw:frame draw:z-index="251657216" draw:id="id18" draw:style-name="a18" draw:name="Text Box 558" text:anchor-type="paragraph" svg:x="0.13125in" svg:y="0.00139in" svg:width="0.44514in" svg:height="0.74375in" style:rel-width="scale" style:rel-height="scale"><draw:text-box><text:p text:style-name="P1124">供公眾使</text:p><text:p text:style-name="P1125"><text:span text:style-name="T1126">用</text:span><text:span text:style-name="T1127">建築</text:span><text:span text:style-name="T1128">物</text:span></text:p><text:p text:style-name="P1129"/></draw:text-box><svg:title/><svg:desc/></draw:frame></text:p>
          </table:table-cell>
          <table:table-cell table:style-name="TableCell1130" table:number-columns-spanned="2">
            <text:p text:style-name="P1131">1.<text:s/>建築物安全維護設計</text:p>
          </table:table-cell>
          <table:covered-table-cell/>
          <table:table-cell table:style-name="TableCell1132">
            <text:p text:style-name="P1133"/>
          </table:table-cell>
          <table:table-cell>
            <text:p text:style-name="P1133"/>
          </table:table-cell>
          <table:table-cell>
            <text:p text:style-name="P1133"/>
          </table:table-cell>
          <table:table-cell>
            <text:p text:style-name="P1133"/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>2-1安全梯或特別安全梯檢討</text:p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 table:number-columns-spanned="2">
            <text:p text:style-name="P1144"><text:span text:style-name="T1145">2.</text:span><text:span text:style-name="T1146">防空避難設備</text:span><text:span text:style-name="T1147">(</text:span><text:span text:style-name="T1148">中央主管機關指定之適用地區</text:span><text:span text:style-name="T1149">)</text:span></text:p>
          </table:table-cell>
          <table:covered-table-cell/>
          <table:table-cell table:style-name="TableCell1150">
            <text:p text:style-name="P1151"/>
          </table:table-cell>
          <table:table-cell>
            <text:p text:style-name="P1151"/>
          </table:table-cell>
          <table:table-cell>
            <text:p text:style-name="P1151"/>
          </table:table-cell>
          <table:table-cell>
            <text:p text:style-name="P1151"/>
          </table:table-cell>
        </table:table-row>
        <table:table-row table:style-name="TableRow1152">
          <table:table-cell table:style-name="TableCell1153">
            <text:p text:style-name="P1154"><draw:frame draw:z-index="251655168" draw:id="id19" draw:style-name="a19" draw:name="Text Box 556" text:anchor-type="paragraph" svg:x="0.08333in" svg:y="0.13611in" svg:width="0.41667in" svg:height="4.75069in" style:rel-width="scale" style:rel-height="scale"><draw:text-box><text:p text:style-name="內文"><text:span text:style-name="T1155">伍</text:span><text:span text:style-name="T1156">-七<text:s/></text:span><text:span text:style-name="T1157">防火避難</text:span><text:span text:style-name="T1158">設施、</text:span><text:span text:style-name="T1159">建築物之防火</text:span><text:span text:style-name="T1160">、</text:span><text:span text:style-name="T1161">防火構造</text:span><text:span text:style-name="T1162">、</text:span><text:span text:style-name="T1163">防火區劃</text:span><text:span text:style-name="T1164">、</text:span><text:span text:style-name="T1165">裝修限制</text:span></text:p></draw:text-box><svg:title/><svg:desc/></draw:frame></text:p>
          </table:table-cell>
          <table:table-cell table:style-name="TableCell1166">
            <text:p text:style-name="P1167">2-2直通樓梯數量、高度檢討</text:p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 table:number-columns-spanned="2">
            <text:p text:style-name="P1173"/>
          </table:table-cell>
          <table:covered-table-cell/>
          <table:table-cell table:style-name="TableCell1174">
            <text:p text:style-name="P1175"/>
          </table:table-cell>
          <table:table-cell>
            <text:p text:style-name="P1175"/>
          </table:table-cell>
          <table:table-cell>
            <text:p text:style-name="P1175"/>
          </table:table-cell>
          <table:table-cell>
            <text:p text:style-name="P1175"/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2-3樓梯寬度、級深、級高、迴轉半徑</text:p>
          </table:table-cell>
          <table:table-cell table:style-name="TableCell1181">
            <text:p text:style-name="P1182"/>
          </table:table-cell>
          <table:table-cell table:style-name="TableCell1183">
            <text:p text:style-name="P1184"><draw:frame draw:z-index="251659264" draw:id="id20" draw:style-name="a20" draw:name="Text Box 562" text:anchor-type="paragraph" svg:x="0.03819in" svg:y="0.08264in" svg:width="1.16667in" svg:height="1.94722in" style:rel-width="scale" style:rel-height="scale"><draw:text-box><text:p text:style-name="P1185"><text:span text:style-name="T1186">涉及下列其他建築類別審查事項、則應就</text:span><text:span text:style-name="T1187">「</text:span><text:span text:style-name="T1188">臺北水源特定區</text:span><text:span text:style-name="T1189">建造執照/雜項執照建築師簽證案件</text:span><text:span text:style-name="T1190">自主檢</text:span><text:span text:style-name="T1191">查</text:span><text:span text:style-name="T1192">表</text:span><text:span text:style-name="T1193">附表</text:span><text:span text:style-name="T1194">」</text:span><text:span text:style-name="T1195">查核</text:span></text:p></draw:text-box><svg:title/><svg:desc/></draw:frame></text:p>
          </table:table-cell>
          <table:table-cell table:style-name="TableCell1196">
            <text:p text:style-name="P1197"/>
          </table:table-cell>
          <table:table-cell table:style-name="TableCell1198">
            <text:p text:style-name="P1199"><text:span text:style-name="T1200">□</text:span><text:span text:style-name="T1201">特定建築物及其限制</text:span></text:p>
          </table:table-cell>
          <table:table-cell table:style-name="TableCell1202">
            <text:p text:style-name="P1203"/>
          </table:table-cell>
          <table:table-cell>
            <text:p text:style-name="P1203"/>
          </table:table-cell>
          <table:table-cell>
            <text:p text:style-name="P1203"/>
          </table:table-cell>
          <table:table-cell>
            <text:p text:style-name="P1203"/>
          </table:table-cell>
        </table:table-row>
        <table:table-row table:style-name="TableRow1204">
          <table:table-cell table:style-name="TableCell1205">
            <text:p text:style-name="P1206"/>
          </table:table-cell>
          <table:table-cell table:style-name="TableCell1207">
            <text:p text:style-name="P1208">2-4開門方向、門寬、防火門防火時效（向避難層開啟）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><text:span text:style-name="T1217">□</text:span><text:span text:style-name="T1218">無障礙建築物</text:span></text:p>
          </table:table-cell>
          <table:table-cell table:style-name="TableCell1219">
            <text:p text:style-name="P1220"/>
          </table:table-cell>
          <table:table-cell>
            <text:p text:style-name="P1220"/>
          </table:table-cell>
          <table:table-cell>
            <text:p text:style-name="P1220"/>
          </table:table-cell>
          <table:table-cell>
            <text:p text:style-name="P1220"/>
          </table:table-cell>
        </table:table-row>
        <table:table-row table:style-name="TableRow1221">
          <table:table-cell table:style-name="TableCell1222">
            <text:p text:style-name="P1223"/>
          </table:table-cell>
          <table:table-cell table:style-name="TableCell1224">
            <text:p text:style-name="P1225">2-5安全梯、戶外安全梯、特別安全梯構造（耐燃材料、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><text:span text:style-name="T1234">□</text:span><text:span text:style-name="T1235">山坡地建築</text:span></text:p>
          </table:table-cell>
          <table:table-cell table:style-name="TableCell1236">
            <text:p text:style-name="P1237"/>
          </table:table-cell>
          <table:table-cell>
            <text:p text:style-name="P1237"/>
          </table:table-cell>
          <table:table-cell>
            <text:p text:style-name="P1237"/>
          </table:table-cell>
          <table:table-cell>
            <text:p text:style-name="P1237"/>
          </table:table-cell>
        </table:table-row>
        <table:table-row table:style-name="TableRow1238">
          <table:table-cell table:style-name="TableCell1239">
            <text:p text:style-name="P1240"/>
          </table:table-cell>
          <table:table-cell table:style-name="TableCell1241">
            <text:p text:style-name="P1242">防火時效）</text:p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 table:number-rows-spanned="2">
            <text:p text:style-name="P1250"><text:span text:style-name="T1251">□臺北水源特定區計畫土地使用分區</text:span></text:p>
            <text:p text:style-name="P1252"><text:span text:style-name="T1253"><text:s text:c="3"/></text:span><text:span text:style-name="T1254">管</text:span><text:span text:style-name="T1255">制要點</text:span><text:span text:style-name="T1256">特別規定</text:span></text:p>
          </table:table-cell>
          <table:table-cell table:style-name="TableCell1257" table:number-rows-spanned="2">
            <text:p text:style-name="P1258"/>
            <text:p text:style-name="P1259"/>
          </table:table-cell>
          <table:table-cell>
            <text:p text:style-name="P1259"/>
          </table:table-cell>
          <table:table-cell>
            <text:p text:style-name="P1259"/>
          </table:table-cell>
          <table:table-cell>
            <text:p text:style-name="P1259"/>
          </table:table-cell>
        </table:table-row>
        <table:table-row table:style-name="TableRow1260">
          <table:table-cell table:style-name="TableCell1261">
            <text:p text:style-name="P1262"/>
          </table:table-cell>
          <table:table-cell table:style-name="TableCell1263">
            <text:p text:style-name="P1264"><text:span text:style-name="T1265">3</text:span><text:span text:style-name="T1266">.防火區劃、防火間隔、防火門窗</text:span><text:span text:style-name="T1267">規定</text:span></text:p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covered-table-cell>
            <text:p text:style-name="P1274"/>
          </table:covered-table-cell>
          <table:covered-table-cell>
            <text:p text:style-name="P1275"/>
          </table:covered-table-cell>
          <table:table-cell>
            <text:p text:style-name="P1275"/>
          </table:table-cell>
          <table:table-cell>
            <text:p text:style-name="P1275"/>
          </table:table-cell>
          <table:table-cell>
            <text:p text:style-name="P1275"/>
          </table:table-cell>
        </table:table-row>
        <table:table-row table:style-name="TableRow1276">
          <table:table-cell table:style-name="TableCell1277">
            <text:p text:style-name="P1278"/>
          </table:table-cell>
          <table:table-cell table:style-name="TableCell1279">
            <text:p text:style-name="P1280">防火區劃（1500㎡；自動滅火設備3000㎡）</text:p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><text:span text:style-name="T1289">□</text:span><text:span text:style-name="T1290">雜項執照</text:span></text:p>
          </table:table-cell>
          <table:table-cell table:style-name="TableCell1291">
            <text:p text:style-name="P1292"/>
          </table:table-cell>
          <table:table-cell>
            <text:p text:style-name="P1292"/>
          </table:table-cell>
          <table:table-cell>
            <text:p text:style-name="P1292"/>
          </table:table-cell>
          <table:table-cell>
            <text:p text:style-name="P1292"/>
          </table:table-cell>
        </table:table-row>
        <table:table-row table:style-name="TableRow1293">
          <table:table-cell table:style-name="TableCell1294">
            <text:p text:style-name="P1295"/>
          </table:table-cell>
          <table:table-cell table:style-name="TableCell1296">
            <text:p text:style-name="P1297"><text:span text:style-name="T1298">4</text:span><text:span text:style-name="T1299">.排煙室</text:span><text:span text:style-name="T1300">檢討</text:span></text:p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><text:span text:style-name="T1309">□</text:span><text:span text:style-name="T1310">農舍、</text:span><text:span text:style-name="T1311">農業生產必要設施</text:span></text:p>
          </table:table-cell>
          <table:table-cell table:style-name="TableCell1312">
            <text:p text:style-name="P1313"/>
          </table:table-cell>
          <table:table-cell>
            <text:p text:style-name="P1313"/>
          </table:table-cell>
          <table:table-cell>
            <text:p text:style-name="P1313"/>
          </table:table-cell>
          <table:table-cell>
            <text:p text:style-name="P1313"/>
          </table:table-cell>
        </table:table-row>
        <table:table-row table:style-name="TableRow1314">
          <table:table-cell table:style-name="TableCell1315">
            <text:p text:style-name="P1316"/>
          </table:table-cell>
          <table:table-cell table:style-name="TableCell1317">
            <text:p text:style-name="P1318"><text:span text:style-name="T1319">5</text:span><text:span text:style-name="T1320">.緊急用昇降機</text:span><text:span text:style-name="T1321">檢討</text:span></text:p>
          </table:table-cell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><text:span text:style-name="T1330">（經建築師簽證）</text:span></text:p>
          </table:table-cell>
          <table:table-cell table:style-name="TableCell1331">
            <text:p text:style-name="P1332"/>
          </table:table-cell>
          <table:table-cell>
            <text:p text:style-name="P1332"/>
          </table:table-cell>
          <table:table-cell>
            <text:p text:style-name="P1332"/>
          </table:table-cell>
          <table:table-cell>
            <text:p text:style-name="P1332"/>
          </table:table-cell>
        </table:table-row>
        <table:table-row table:style-name="TableRow1333">
          <table:table-cell table:style-name="TableCell1334">
            <text:p text:style-name="P1335"/>
          </table:table-cell>
          <table:table-cell table:style-name="TableCell1336">
            <text:p text:style-name="P1337"><text:span text:style-name="T1338">6</text:span><text:span text:style-name="T1339">.防火門防火時效檢討</text:span><text:span text:style-name="T1340">(</text:span><text:span text:style-name="T1341">半小時或</text:span><text:span text:style-name="T1342">1</text:span><text:span text:style-name="T1343">小時</text:span><text:span text:style-name="T1344">)</text:span><text:span text:style-name="T1345">、窗編號、構造、</text:span></text:p>
          </table:table-cell>
          <table:table-cell table:style-name="TableCell1346">
            <text:p text:style-name="P1347"/>
          </table:table-cell>
          <table:table-cell table:style-name="TableCell1348" table:number-columns-spanned="4" table:number-rows-spanned="2">
            <text:p text:style-name="P1349"><text:span text:style-name="T1350"><text:s/></text:span><text:span text:style-name="T1351">設計建築師綜合意見暨簽證</text:span><text:span text:style-name="T1352"><text:s/></text:span></text:p>
          </table:table-cell>
          <table:covered-table-cell/>
          <table:covered-table-cell/>
          <table:covered-table-cell/>
          <table:table-cell>
            <text:p text:style-name="P1349"/>
          </table:table-cell>
          <table:table-cell>
            <text:p text:style-name="P1349"/>
          </table:table-cell>
          <table:table-cell>
            <text:p text:style-name="P1349"/>
          </table:table-cell>
        </table:table-row>
        <table:table-row table:style-name="TableRow1353">
          <table:table-cell table:style-name="TableCell1354">
            <text:p text:style-name="P1355"/>
          </table:table-cell>
          <table:table-cell table:style-name="TableCell1356">
            <text:p text:style-name="P1357">寬度</text:p>
          </table:table-cell>
          <table:table-cell table:style-name="TableCell1358">
            <text:p text:style-name="P1359"/>
          </table:table-cell>
          <table:covered-table-cell>
            <text:p text:style-name="P1360"/>
          </table:covered-table-cell>
          <table:covered-table-cell/>
          <table:covered-table-cell/>
          <table:covered-table-cell/>
          <table:table-cell table:style-name="TableCell1361" table:number-columns-spanned="3">
            <text:p text:style-name="P1362"/>
          </table:table-cell>
          <table:covered-table-cell/>
          <table:covered-table-cell/>
        </table:table-row>
        <table:table-row table:style-name="TableRow1363">
          <table:table-cell table:style-name="TableCell1364">
            <text:p text:style-name="P1365"/>
          </table:table-cell>
          <table:table-cell table:style-name="TableCell1366">
            <text:p text:style-name="P1367">7.避難平台檢討：</text:p>
          </table:table-cell>
          <table:table-cell table:style-name="TableCell1368">
            <text:p text:style-name="P1369"/>
          </table:table-cell>
          <table:table-cell table:style-name="TableCell1370" table:number-columns-spanned="4" table:number-rows-spanned="2">
            <text:p text:style-name="P1371"><draw:frame draw:z-index="251676672" draw:id="id21" draw:style-name="a21" draw:name="Text Box 617" text:anchor-type="paragraph" svg:x="0.12431in" svg:y="0.25833in" svg:width="2.64722in" svg:height="0.50069in" style:rel-width="scale" style:rel-height="scale"><draw:text-box><text:p text:style-name="P1372"><text:span text:style-name="T1373">其他及綜合意見</text:span></text:p></draw:text-box><svg:title/><svg:desc/></draw:frame></text:p>
          </table:table-cell>
          <table:covered-table-cell/>
          <table:covered-table-cell/>
          <table:covered-table-cell/>
          <table:table-cell>
            <text:p text:style-name="P1371"/>
          </table:table-cell>
          <table:table-cell>
            <text:p text:style-name="P1371"/>
          </table:table-cell>
          <table:table-cell>
            <text:p text:style-name="P1371"/>
          </table:table-cell>
        </table:table-row>
        <table:table-row table:style-name="TableRow1374">
          <table:table-cell table:style-name="TableCell1375">
            <text:p text:style-name="P1376"/>
          </table:table-cell>
          <table:table-cell table:style-name="TableCell1377">
            <text:p text:style-name="P1378"><text:span text:style-name="T1379">（建築物在5層以上之樓層供</text:span><text:span text:style-name="T1380">A-1</text:span><text:span text:style-name="T1381">、</text:span><text:span text:style-name="T1382">B-1</text:span><text:span text:style-name="T1383">、</text:span><text:span text:style-name="T1384">B-2</text:span><text:span text:style-name="T1385">類使用者）</text:span></text:p>
          </table:table-cell>
          <table:table-cell table:style-name="TableCell1386">
            <text:p text:style-name="P1387"/>
          </table:table-cell>
          <table:covered-table-cell>
            <text:p text:style-name="P1388"/>
          </table:covered-table-cell>
          <table:covered-table-cell/>
          <table:covered-table-cell/>
          <table:covered-table-cell/>
          <table:table-cell>
            <text:p text:style-name="P1388"/>
          </table:table-cell>
          <table:table-cell>
            <text:p text:style-name="P1388"/>
          </table:table-cell>
          <table:table-cell>
            <text:p text:style-name="P1388"/>
          </table:table-cell>
        </table:table-row>
        <table:table-row table:style-name="TableRow1389">
          <table:table-cell table:style-name="TableCell1390">
            <text:p text:style-name="P1391"/>
          </table:table-cell>
          <table:table-cell table:style-name="TableCell1392">
            <text:p text:style-name="P1393"><text:span text:style-name="T1394">7-1</text:span><text:span text:style-name="T1395">屋頂避難平臺應設置於5層以上之樓層，其面積合計</text:span></text:p>
          </table:table-cell>
          <table:table-cell table:style-name="TableCell1396">
            <text:p text:style-name="P1397"/>
          </table:table-cell>
          <table:table-cell table:style-name="TableCell1398" table:number-columns-spanned="4">
            <text:p text:style-name="P1399"/>
          </table:table-cell>
          <table:covered-table-cell/>
          <table:covered-table-cell/>
          <table:covered-table-cell/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>
            <text:p text:style-name="P1403"/>
          </table:table-cell>
        </table:table-row>
        <table:table-row table:style-name="TableRow1404">
          <table:table-cell table:style-name="TableCell1405">
            <text:p text:style-name="P1406"/>
          </table:table-cell>
          <table:table-cell table:style-name="TableCell1407">
            <text:p text:style-name="P1408"><text:span text:style-name="T1409">不得小於該棟建築物五層以上最大樓地板面積</text:span><text:span text:style-name="T1410">1/2</text:span></text:p>
          </table:table-cell>
          <table:table-cell table:style-name="TableCell1411">
            <text:p text:style-name="P1412"/>
          </table:table-cell>
          <table:table-cell table:style-name="TableCell1413" table:number-columns-spanned="4">
            <text:p text:style-name="P1414"/>
          </table:table-cell>
          <table:covered-table-cell/>
          <table:covered-table-cell/>
          <table:covered-table-cell/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>
            <text:p text:style-name="P1418"/>
          </table:table-cell>
        </table:table-row>
        <table:table-row table:style-name="TableRow1419">
          <table:table-cell table:style-name="TableCell1420">
            <text:p text:style-name="P1421"/>
          </table:table-cell>
          <table:table-cell table:style-name="TableCell1422">
            <text:p text:style-name="P1423"><text:span text:style-name="T1424">7-2</text:span><text:span text:style-name="T1425">屋頂避難平臺任一邊邊長不得小於</text:span><text:span text:style-name="T1426">6</text:span><text:span text:style-name="T1427">公尺</text:span></text:p>
          </table:table-cell>
          <table:table-cell table:style-name="TableCell1428">
            <text:p text:style-name="P1429"/>
          </table:table-cell>
          <table:table-cell table:style-name="TableCell1430" table:number-columns-spanned="4">
            <text:p text:style-name="P1431"/>
          </table:table-cell>
          <table:covered-table-cell/>
          <table:covered-table-cell/>
          <table:covered-table-cell/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>
            <text:p text:style-name="P1435"/>
          </table:table-cell>
        </table:table-row>
        <table:table-row table:style-name="TableRow1436">
          <table:table-cell table:style-name="TableCell1437">
            <text:p text:style-name="P1438"/>
          </table:table-cell>
          <table:table-cell table:style-name="TableCell1439">
            <text:p text:style-name="P1440"><text:span text:style-name="T1441">7-3</text:span><text:span text:style-name="T1442">分層設置時，各處面積均不得小於</text:span><text:span text:style-name="T1443">200</text:span><text:span text:style-name="T1444">平方公尺</text:span></text:p>
          </table:table-cell>
          <table:table-cell table:style-name="TableCell1445">
            <text:p text:style-name="P1446"/>
          </table:table-cell>
          <table:table-cell table:style-name="TableCell1447" table:number-columns-spanned="4">
            <text:p text:style-name="P1448"/>
          </table:table-cell>
          <table:covered-table-cell/>
          <table:covered-table-cell/>
          <table:covered-table-cell/>
          <table:table-cell table:style-name="TableCell1449">
            <text:p text:style-name="P1450"/>
          </table:table-cell>
          <table:table-cell table:style-name="TableCell1451">
            <text:p text:style-name="P1452"/>
          </table:table-cell>
          <table:table-cell>
            <text:p text:style-name="P1452"/>
          </table:table-cell>
        </table:table-row>
        <table:table-row table:style-name="TableRow1453">
          <table:table-cell table:style-name="TableCell1454">
            <text:p text:style-name="P1455"/>
          </table:table-cell>
          <table:table-cell table:style-name="TableCell1456">
            <text:p text:style-name="P1457">7-4其中一處面積不得小於該棟建築物五層以上最大</text:p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 table:number-columns-spanned="2">
            <text:p text:style-name="P1463"/>
          </table:table-cell>
          <table:covered-table-cell/>
          <table:table-cell table:style-name="TableCell1464">
            <text:p text:style-name="P1465"/>
          </table:table-cell>
          <table:table-cell>
            <text:p text:style-name="P1465"/>
          </table:table-cell>
          <table:table-cell>
            <text:p text:style-name="P1465"/>
          </table:table-cell>
          <table:table-cell>
            <text:p text:style-name="P1465"/>
          </table:table-cell>
        </table:table-row>
        <table:table-row table:style-name="TableRow1466">
          <table:table-cell table:style-name="TableCell1467">
            <text:p text:style-name="P1468"/>
          </table:table-cell>
          <table:table-cell table:style-name="TableCell1469">
            <text:p text:style-name="P1470">樓地板面積1/3</text:p>
          </table:table-cell>
          <table:table-cell table:style-name="TableCell1471">
            <text:p text:style-name="P1472"/>
          </table:table-cell>
          <table:table-cell table:style-name="TableCell1473" table:number-columns-spanned="4">
            <text:p text:style-name="P1474"/>
          </table:table-cell>
          <table:covered-table-cell/>
          <table:covered-table-cell/>
          <table:covered-table-cell/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>
            <text:p text:style-name="P1478"/>
          </table:table-cell>
        </table:table-row>
        <table:table-row table:style-name="TableRow1479">
          <table:table-cell table:style-name="TableCell1480" table:number-rows-spanned="2">
            <text:p text:style-name="P1481"/>
          </table:table-cell>
          <table:table-cell table:style-name="TableCell1482">
            <text:p text:style-name="P1483">8.防火間隔、緊急進口、外牆及開口防火時效檢討</text:p>
          </table:table-cell>
          <table:table-cell table:style-name="TableCell1484">
            <text:p text:style-name="P1485"/>
          </table:table-cell>
          <table:table-cell table:style-name="TableCell1486" table:number-columns-spanned="4" table:number-rows-spanned="3">
            <text:p text:style-name="P1487"/>
            <text:p text:style-name="P1488"/>
          </table:table-cell>
          <table:covered-table-cell/>
          <table:covered-table-cell/>
          <table:covered-table-cell/>
          <table:table-cell table:style-name="TableCell1489" table:number-rows-spanned="2">
            <text:p text:style-name="P1490"/>
            <text:p text:style-name="P1491"/>
          </table:table-cell>
          <table:table-cell table:style-name="TableCell1492" table:number-rows-spanned="2">
            <text:p text:style-name="P1493"/>
          </table:table-cell>
          <table:table-cell>
            <text:p text:style-name="P1493"/>
          </table:table-cell>
        </table:table-row>
        <table:table-row table:style-name="TableRow1494">
          <table:covered-table-cell>
            <text:p text:style-name="P1495"/>
          </table:covered-table-cell>
          <table:table-cell table:style-name="TableCell1496">
            <text:p text:style-name="P1497"><text:span text:style-name="T1498">9</text:span><text:span text:style-name="T1499">.</text:span><text:span text:style-name="T1500">非防火構造建築物</text:span><text:span text:style-name="T1501">，自</text:span><text:span text:style-name="T1502">境界線(後側及兩側)留設防火間隔</text:span></text:p>
          </table:table-cell>
          <table:table-cell table:style-name="TableCell1503">
            <text:p text:style-name="P1504"/>
          </table:table-cell>
          <table:covered-table-cell>
            <text:p text:style-name="P1505"/>
          </table:covered-table-cell>
          <table:covered-table-cell/>
          <table:covered-table-cell/>
          <table:covered-table-cell/>
          <table:covered-table-cell>
            <text:p text:style-name="P1506"/>
          </table:covered-table-cell>
          <table:covered-table-cell>
            <text:p text:style-name="P1507"/>
          </table:covered-table-cell>
          <table:table-cell>
            <text:p text:style-name="P1507"/>
          </table:table-cell>
        </table:table-row>
        <table:table-row table:style-name="TableRow1508">
          <table:table-cell table:style-name="TableCell1509">
            <text:p text:style-name="P1510"/>
          </table:table-cell>
          <table:table-cell table:style-name="TableCell1511">
            <text:p text:style-name="P1512">1.汽車、機車、（含行動不便者）、自行車及裝卸位數量</text:p>
          </table:table-cell>
          <table:table-cell table:style-name="TableCell1513">
            <text:p text:style-name="P1514"/>
          </table:table-cell>
          <table:covered-table-cell>
            <text:p text:style-name="P1515"/>
          </table:covered-table-cell>
          <table:covered-table-cell/>
          <table:covered-table-cell/>
          <table:covered-table-cell/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>
            <text:p text:style-name="P1519"/>
          </table:table-cell>
        </table:table-row>
        <table:table-row table:style-name="TableRow1520">
          <table:table-cell table:style-name="TableCell1521">
            <text:p text:style-name="P1522"/>
          </table:table-cell>
          <table:table-cell table:style-name="TableCell1523">
            <text:p text:style-name="P1524">2.車道寬度及迴轉半徑、單車道車行方向</text:p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 table:number-columns-spanned="2">
            <text:p text:style-name="P1530"/>
          </table:table-cell>
          <table:covered-table-cell/>
          <table:table-cell table:style-name="TableCell1531">
            <text:p text:style-name="P1532"/>
          </table:table-cell>
          <table:table-cell>
            <text:p text:style-name="P1532"/>
          </table:table-cell>
          <table:table-cell>
            <text:p text:style-name="P1532"/>
          </table:table-cell>
          <table:table-cell>
            <text:p text:style-name="P1532"/>
          </table:table-cell>
        </table:table-row>
        <table:table-row table:style-name="TableRow1533">
          <table:table-cell table:style-name="TableCell1534">
            <text:p text:style-name="P1535"/>
          </table:table-cell>
          <table:table-cell table:style-name="TableCell1536">
            <text:p text:style-name="P1537">4.車位尺寸、數量比例(大.小.機械)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 table:number-columns-spanned="2">
            <text:p text:style-name="P1543"/>
          </table:table-cell>
          <table:covered-table-cell/>
          <table:table-cell table:style-name="TableCell1544">
            <text:p text:style-name="P1545"/>
          </table:table-cell>
          <table:table-cell>
            <text:p text:style-name="P1545"/>
          </table:table-cell>
          <table:table-cell>
            <text:p text:style-name="P1545"/>
          </table:table-cell>
          <table:table-cell>
            <text:p text:style-name="P1545"/>
          </table:table-cell>
        </table:table-row>
        <table:table-row table:style-name="TableRow1546">
          <table:table-cell table:style-name="TableCell1547">
            <text:p text:style-name="P1548"/>
          </table:table-cell>
          <table:table-cell table:style-name="TableCell1549">
            <text:p text:style-name="P1550">5.車位著色與編號、車位前垂直距離標示</text:p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 table:number-columns-spanned="2">
            <text:p text:style-name="P1556"/>
          </table:table-cell>
          <table:covered-table-cell/>
          <table:table-cell table:style-name="TableCell1557">
            <text:p text:style-name="P1558"/>
          </table:table-cell>
          <table:table-cell>
            <text:p text:style-name="P1558"/>
          </table:table-cell>
          <table:table-cell>
            <text:p text:style-name="P1558"/>
          </table:table-cell>
          <table:table-cell>
            <text:p text:style-name="P1558"/>
          </table:table-cell>
        </table:table-row>
        <table:table-row table:style-name="TableRow1559">
          <table:table-cell table:style-name="TableCell1560">
            <text:p text:style-name="P1561"><draw:frame draw:z-index="251656192" draw:id="id22" draw:style-name="a22" draw:name="Text Box 557" text:anchor-type="paragraph" svg:x="0.08333in" svg:y="0.15625in" svg:width="0.41667in" svg:height="2.50556in" style:rel-width="scale" style:rel-height="scale"><draw:text-box><text:p text:style-name="內文"><text:span text:style-name="T1562">伍</text:span><text:span text:style-name="T1563">-八<text:s/></text:span><text:span text:style-name="T1564">停車空間</text:span><text:span text:style-name="T1565">設置</text:span></text:p></draw:text-box><svg:title/><svg:desc/></draw:frame></text:p>
          </table:table-cell>
          <table:table-cell table:style-name="TableCell1566">
            <text:p text:style-name="P1567"><text:span text:style-name="T1568">6</text:span><text:span text:style-name="T1569">.</text:span><text:span text:style-name="T1570">停車位角度超過</text:span><text:span text:style-name="T1571">60</text:span><text:span text:style-name="T1572">度者，其停車位前方應留設深</text:span></text:p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 table:style-name="TableCell1579">
            <text:p text:style-name="P1580"/>
          </table:table-cell>
          <table:table-cell>
            <text:p text:style-name="P1580"/>
          </table:table-cell>
          <table:table-cell>
            <text:p text:style-name="P1580"/>
          </table:table-cell>
          <table:table-cell>
            <text:p text:style-name="P1580"/>
          </table:table-cell>
        </table:table-row>
        <table:table-row table:style-name="TableRow1581">
          <table:table-cell table:style-name="TableCell1582">
            <text:p text:style-name="P1583"/>
          </table:table-cell>
          <table:table-cell table:style-name="TableCell1584">
            <text:p text:style-name="P1585"><text:span text:style-name="T1586"><text:s/>5.5mX5m</text:span><text:span text:style-name="T1587">空間</text:span></text:p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 table:number-columns-spanned="2">
            <text:p text:style-name="P1593"/>
          </table:table-cell>
          <table:covered-table-cell/>
          <table:table-cell table:style-name="TableCell1594">
            <text:p text:style-name="P1595"/>
          </table:table-cell>
          <table:table-cell>
            <text:p text:style-name="P1595"/>
          </table:table-cell>
          <table:table-cell>
            <text:p text:style-name="P1595"/>
          </table:table-cell>
          <table:table-cell>
            <text:p text:style-name="P1595"/>
          </table:table-cell>
        </table:table-row>
        <table:table-row table:style-name="TableRow1596">
          <table:table-cell table:style-name="TableCell1597">
            <text:p text:style-name="P1598"/>
          </table:table-cell>
          <table:table-cell table:style-name="TableCell1599">
            <text:p text:style-name="P1600"><text:span text:style-name="T1601">7</text:span><text:span text:style-name="T1602">.汽、機車昇降機尺寸、昇降機</text:span><text:span text:style-name="T1603">設備（</text:span><text:span text:style-name="T1604">CNS</text:span><text:span text:style-name="T1605">）、淨高檢討</text:span></text:p>
          </table:table-cell>
          <table:table-cell table:style-name="TableCell1606">
            <text:p text:style-name="P1607"/>
          </table:table-cell>
          <table:table-cell table:style-name="TableCell1608">
            <text:p text:style-name="P1609"/>
          </table:table-cell>
          <table:table-cell table:style-name="TableCell1610" table:number-columns-spanned="2">
            <text:p text:style-name="P1611"/>
          </table:table-cell>
          <table:covered-table-cell/>
          <table:table-cell table:style-name="TableCell1612">
            <text:p text:style-name="P1613"/>
          </table:table-cell>
          <table:table-cell>
            <text:p text:style-name="P1613"/>
          </table:table-cell>
          <table:table-cell>
            <text:p text:style-name="P1613"/>
          </table:table-cell>
          <table:table-cell>
            <text:p text:style-name="P1613"/>
          </table:table-cell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>8.車位淨高（2.1m）、裝卸位淨高(小2.7m、大4.2m)</text:p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>
            <text:p text:style-name="P1626"/>
          </table:table-cell>
          <table:table-cell>
            <text:p text:style-name="P1626"/>
          </table:table-cell>
          <table:table-cell>
            <text:p text:style-name="P1626"/>
          </table:table-cell>
          <table:table-cell>
            <text:p text:style-name="P1626"/>
          </table:table-cell>
        </table:table-row>
        <table:table-row table:style-name="TableRow1627">
          <table:table-cell table:style-name="TableCell1628">
            <text:p text:style-name="P1629"/>
          </table:table-cell>
          <table:table-cell table:style-name="TableCell1630">
            <text:p text:style-name="P1631"><text:span text:style-name="T1632">9</text:span><text:span text:style-name="T1633">.汽車坡道應設截水溝、坡度不得超過</text:span><text:span text:style-name="T1634">1/6</text:span><text:span text:style-name="T1635">，停車空間</text:span><text:span text:style-name="T1636"><text:s/></text:span></text:p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 table:number-columns-spanned="2">
            <text:p text:style-name="P1642"/>
          </table:table-cell>
          <table:covered-table-cell/>
          <table:table-cell table:style-name="TableCell1643">
            <text:p text:style-name="P1644"/>
          </table:table-cell>
          <table:table-cell>
            <text:p text:style-name="P1644"/>
          </table:table-cell>
          <table:table-cell>
            <text:p text:style-name="P1644"/>
          </table:table-cell>
          <table:table-cell>
            <text:p text:style-name="P1644"/>
          </table:table-cell>
        </table:table-row>
        <table:table-row table:style-name="TableRow1645">
          <table:table-cell table:style-name="TableCell1646">
            <text:p text:style-name="P1647"/>
          </table:table-cell>
          <table:table-cell table:style-name="TableCell1648">
            <text:p text:style-name="P1649">兼防空避難室使用應設1小時防火鐵捲門</text:p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 table:number-columns-spanned="2">
            <text:p text:style-name="P1655"/>
          </table:table-cell>
          <table:covered-table-cell/>
          <table:table-cell table:style-name="TableCell1656">
            <text:p text:style-name="P1657"/>
          </table:table-cell>
          <table:table-cell>
            <text:p text:style-name="P1657"/>
          </table:table-cell>
          <table:table-cell>
            <text:p text:style-name="P1657"/>
          </table:table-cell>
          <table:table-cell>
            <text:p text:style-name="P1657"/>
          </table:table-cell>
        </table:table-row>
        <table:table-row table:style-name="TableRow1658">
          <table:table-cell table:style-name="TableCell1659">
            <text:p text:style-name="P1660"/>
          </table:table-cell>
          <table:table-cell table:style-name="TableCell1661">
            <text:p text:style-name="P1662"><text:span text:style-name="T1663">10</text:span><text:span text:style-name="T1664">.車位鄰機電空間出入口須設</text:span><text:span text:style-name="T1665">75</text:span><text:span text:style-name="T1666">cm</text:span><text:span text:style-name="T1667">通道</text:span><text:span text:style-name="T1668"><text:s/></text:span></text:p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>
            <text:p text:style-name="P1676"/>
          </table:table-cell>
          <table:table-cell>
            <text:p text:style-name="P1676"/>
          </table:table-cell>
          <table:table-cell>
            <text:p text:style-name="P1676"/>
          </table:table-cell>
          <table:table-cell>
            <text:p text:style-name="P1676"/>
          </table:table-cell>
        </table:table-row>
        <table:table-row table:style-name="TableRow1677">
          <table:table-cell table:style-name="TableCell1678">
            <text:p text:style-name="P1679"/>
          </table:table-cell>
          <table:table-cell table:style-name="TableCell1680">
            <text:p text:style-name="P1681"><text:span text:style-name="T1682">11</text:span><text:span text:style-name="T1683">.</text:span><text:span text:style-name="T1684">機車</text:span></text:p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 table:number-columns-spanned="2">
            <text:p text:style-name="P1690"/>
          </table:table-cell>
          <table:covered-table-cell/>
          <table:table-cell table:style-name="TableCell1691">
            <text:p text:style-name="P1692"/>
          </table:table-cell>
          <table:table-cell>
            <text:p text:style-name="P1692"/>
          </table:table-cell>
          <table:table-cell>
            <text:p text:style-name="P1692"/>
          </table:table-cell>
          <table:table-cell>
            <text:p text:style-name="P1692"/>
          </table:table-cell>
        </table:table-row>
        <table:table-row table:style-name="TableRow1693">
          <table:table-cell table:style-name="TableCell1694">
            <text:p text:style-name="P1695"/>
          </table:table-cell>
          <table:table-cell table:style-name="TableCell1696">
            <text:p text:style-name="P1697"><text:span text:style-name="T1698">11-1</text:span><text:span text:style-name="T1699">機車停車位、車道之寬度、行動不便者專用機車</text:span></text:p>
          </table:table-cell>
          <table:table-cell table:style-name="TableCell1700">
            <text:p text:style-name="P1701"/>
          </table:table-cell>
          <table:table-cell table:style-name="TableCell1702">
            <text:p text:style-name="P1703"><draw:frame draw:z-index="251658240" draw:id="id23" draw:style-name="a23" draw:name="Text Box 561" text:anchor-type="paragraph" svg:x="0.13542in" svg:y="0.09514in" svg:width="4.81389in" svg:height="0.87569in" style:rel-width="scale" style:rel-height="scale"><draw:text-box><table:table table:style-name="Table1704"><table:table-columns><table:table-column table:style-name="TableColumn1705"/></table:table-columns><table:table-row table:style-name="TableRow1706"><table:table-cell table:style-name="TableCell1707"><text:p text:style-name="P1708"/></table:table-cell></table:table-row><table:table-row table:style-name="TableRow1709"><table:table-cell table:style-name="TableCell1710" table:number-rows-spanned="2"><text:p text:style-name="P1711"><text:span text:style-name="T1712">設計</text:span><text:span text:style-name="T1713">建築師簽章</text:span></text:p></table:table-cell></table:table-row><table:table-row table:style-name="TableRow1714"><table:covered-table-cell><text:p text:style-name="P1715"/></table:covered-table-cell></table:table-row></table:table><text:p text:style-name="內文"/></draw:text-box><svg:title/><svg:desc/></draw:frame></text:p>
          </table:table-cell>
          <table:table-cell table:style-name="TableCell1716" table:number-columns-spanned="2">
            <text:p text:style-name="P1717"/>
          </table:table-cell>
          <table:covered-table-cell/>
          <table:table-cell table:style-name="TableCell1718">
            <text:p text:style-name="P1719"/>
          </table:table-cell>
          <table:table-cell>
            <text:p text:style-name="P1719"/>
          </table:table-cell>
          <table:table-cell>
            <text:p text:style-name="P1719"/>
          </table:table-cell>
          <table:table-cell>
            <text:p text:style-name="P1719"/>
          </table:table-cell>
        </table:table-row>
        <table:table-row table:style-name="TableRow1720">
          <table:table-cell table:style-name="TableCell1721">
            <text:p text:style-name="P1722"/>
          </table:table-cell>
          <table:table-cell table:style-name="TableCell1723">
            <text:p text:style-name="P1724"><text:span text:style-name="T1725">停車設置相關標誌或標線。</text:span></text:p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 table:number-columns-spanned="2">
            <text:p text:style-name="P1731"/>
          </table:table-cell>
          <table:covered-table-cell/>
          <table:table-cell table:style-name="TableCell1732">
            <text:p text:style-name="P1733"/>
          </table:table-cell>
          <table:table-cell>
            <text:p text:style-name="P1733"/>
          </table:table-cell>
          <table:table-cell>
            <text:p text:style-name="P1733"/>
          </table:table-cell>
          <table:table-cell>
            <text:p text:style-name="P1733"/>
          </table:table-cell>
        </table:table-row>
        <table:table-row table:style-name="TableRow1734">
          <table:table-cell table:style-name="TableCell1735">
            <text:p text:style-name="P1736"/>
          </table:table-cell>
          <table:table-cell table:style-name="TableCell1737">
            <text:p text:style-name="P1738"><text:span text:style-name="T1739"><text:s/>11-2</text:span><text:span text:style-name="T1740">機車位</text:span><text:span text:style-name="T1741">100</text:span><text:span text:style-name="T1742">輛應設置機車專用坡道、未達</text:span><text:span text:style-name="T1743">100</text:span><text:span text:style-name="T1744">輛者</text:span></text:p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 table:number-columns-spanned="2">
            <text:p text:style-name="P1750"/>
          </table:table-cell>
          <table:covered-table-cell/>
          <table:table-cell table:style-name="TableCell1751">
            <text:p text:style-name="P1752"/>
          </table:table-cell>
          <table:table-cell>
            <text:p text:style-name="P1752"/>
          </table:table-cell>
          <table:table-cell>
            <text:p text:style-name="P1752"/>
          </table:table-cell>
          <table:table-cell>
            <text:p text:style-name="P1752"/>
          </table:table-cell>
        </table:table-row>
        <table:table-row table:style-name="TableRow1753">
          <table:table-cell table:style-name="TableCell1754">
            <text:p text:style-name="P1755"/>
          </table:table-cell>
          <table:table-cell table:style-name="TableCell1756">
            <text:p text:style-name="P1757"><text:span text:style-name="T1758">得以機車用昇降機替代</text:span></text:p>
          </table:table-cell>
          <table:table-cell table:style-name="TableCell1759">
            <text:p text:style-name="P1760"/>
          </table:table-cell>
          <table:table-cell table:style-name="TableCell1761">
            <text:p text:style-name="P1762"/>
          </table:table-cell>
          <table:table-cell table:style-name="TableCell1763" table:number-columns-spanned="2">
            <text:p text:style-name="P1764"/>
          </table:table-cell>
          <table:covered-table-cell/>
          <table:table-cell table:style-name="TableCell1765">
            <text:p text:style-name="P1766"/>
          </table:table-cell>
          <table:table-cell>
            <text:p text:style-name="P1766"/>
          </table:table-cell>
          <table:table-cell>
            <text:p text:style-name="P1766"/>
          </table:table-cell>
          <table:table-cell>
            <text:p text:style-name="P1766"/>
          </table:table-cell>
        </table:table-row>
        <table:table-row table:style-name="TableRow1767">
          <table:table-cell table:style-name="TableCell1768">
            <text:p text:style-name="P1769"/>
          </table:table-cell>
          <table:table-cell table:style-name="TableCell1770">
            <text:p text:style-name="P1771"><text:span text:style-name="T1772">11-3</text:span><text:span text:style-name="T1773">機車坡道及汽機車併用車道坡度不得超過</text:span><text:span text:style-name="T1774">1</text:span><text:span text:style-name="T1775">比</text:span><text:span text:style-name="T1776">8</text:span></text:p>
          </table:table-cell>
          <table:table-cell table:style-name="TableCell1777">
            <text:p text:style-name="P1778"/>
          </table:table-cell>
          <table:table-cell table:style-name="TableCell1779">
            <text:p text:style-name="P1780"/>
          </table:table-cell>
          <table:table-cell table:style-name="TableCell1781" table:number-columns-spanned="2">
            <text:p text:style-name="P1782"/>
          </table:table-cell>
          <table:covered-table-cell/>
          <table:table-cell table:style-name="TableCell1783">
            <text:p text:style-name="P1784"/>
          </table:table-cell>
          <table:table-cell>
            <text:p text:style-name="P1784"/>
          </table:table-cell>
          <table:table-cell>
            <text:p text:style-name="P1784"/>
          </table:table-cell>
          <table:table-cell>
            <text:p text:style-name="P1784"/>
          </table:table-cell>
        </table:table-row>
        <table:table-row table:style-name="TableRow1785">
          <table:table-cell table:style-name="TableCell1786">
            <text:p text:style-name="P1787"/>
          </table:table-cell>
          <table:table-cell table:style-name="TableCell1788">
            <text:p text:style-name="P1789">11-4機車坡道高度每4公尺以內應設置平台，其深度應大<text:s/></text:p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 table:number-columns-spanned="2">
            <text:p text:style-name="P1795"/>
          </table:table-cell>
          <table:covered-table-cell/>
          <table:table-cell table:style-name="TableCell1796">
            <text:p text:style-name="P1797"/>
          </table:table-cell>
          <table:table-cell>
            <text:p text:style-name="P1797"/>
          </table:table-cell>
          <table:table-cell>
            <text:p text:style-name="P1797"/>
          </table:table-cell>
          <table:table-cell>
            <text:p text:style-name="P1797"/>
          </table:table-cell>
        </table:table-row>
        <table:table-row table:style-name="TableRow1798">
          <table:table-cell table:style-name="TableCell1799">
            <text:p text:style-name="P1800"/>
          </table:table-cell>
          <table:table-cell table:style-name="TableCell1801">
            <text:p text:style-name="P1802">於3M、內側曲線半徑應為3M以上</text:p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 table:number-columns-spanned="2">
            <text:p text:style-name="P1808"/>
          </table:table-cell>
          <table:covered-table-cell/>
          <table:table-cell table:style-name="TableCell1809">
            <text:p text:style-name="P1810"/>
          </table:table-cell>
          <table:table-cell>
            <text:p text:style-name="P1810"/>
          </table:table-cell>
          <table:table-cell>
            <text:p text:style-name="P1810"/>
          </table:table-cell>
          <table:table-cell>
            <text:p text:style-name="P1810"/>
          </table:table-cell>
        </table:table-row>
        <table:table-row table:style-name="TableRow1811">
          <table:table-cell table:style-name="TableCell1812">
            <text:p text:style-name="P1813"/>
          </table:table-cell>
          <table:table-cell table:style-name="TableCell1814">
            <text:p text:style-name="P1815">11-5機車停車空間應設置於地下層</text:p>
          </table:table-cell>
          <table:table-cell table:style-name="TableCell1816">
            <text:p text:style-name="P1817"/>
          </table:table-cell>
          <table:table-cell table:style-name="TableCell1818" table:number-columns-spanned="4">
            <text:p text:style-name="P1819"/>
          </table:table-cell>
          <table:covered-table-cell/>
          <table:covered-table-cell/>
          <table:covered-table-cell/>
          <table:table-cell>
            <text:p text:style-name="P1819"/>
          </table:table-cell>
          <table:table-cell>
            <text:p text:style-name="P1819"/>
          </table:table-cell>
          <table:table-cell>
            <text:p text:style-name="P1819"/>
          </table:table-cell>
        </table:table-row>
      </table:table>
      <text:p text:style-name="P1820"><draw:frame draw:z-index="251644928" draw:id="id24" draw:style-name="a24" draw:name="Text Box 436" text:anchor-type="paragraph" svg:x="6.25in" svg:y="0.00139in" svg:width="4.49861in" svg:height="0.375in" style:rel-width="scale" style:rel-height="scale"><draw:text-box><text:p text:style-name="內文"><text:span text:style-name="T1821">/=</text:span><text:span text:style-name="T1822">未涉及</text:span><text:span text:style-name="T1823"><text:s text:c="4"/></text:span><text:span text:style-name="T1824">○</text:span><text:span text:style-name="T1825">=</text:span><text:span text:style-name="T1826">符合規定</text:span><text:span text:style-name="T1827"><text:s text:c="4"/>X=</text:span><text:span text:style-name="T1828">不符合規定</text:span></text:p><text:p text:style-name="內文"/></draw:text-box><svg:title/><svg:desc/></draw:frame><text:span text:style-name="T1829">備註：</text:span></text:p>
      <text:p text:style-name="P1830"><text:span text:style-name="T1831">一、本表係依民國</text:span><text:span text:style-name="T1832">104</text:span><text:span text:style-name="T1833">年</text:span><text:span text:style-name="T1834">6</text:span><text:span text:style-name="T1835">月</text:span><text:span text:style-name="T1836">5</text:span><text:span text:style-name="T1837">日台</text:span><text:span text:style-name="T1838">內</text:span><text:span text:style-name="T1839">營字第</text:span><text:span text:style-name="T1840">1040804295</text:span><text:span text:style-name="T1841">號</text:span><text:span text:style-name="T1842">令</text:span><text:span text:style-name="T1843">辦理</text:span><text:span text:style-name="T1844">。</text:span></text:p>
      <text:p text:style-name="P1845">二、本簽證項目如有違反法律規定者，得將該建築師或專業技師依建築師法或技師法有關規定移送懲戒。經抽查案件日後若發現仍有錯誤，如係屬簽證項目，有關責任自仍應由建築師或專業技師負責。</text:p>
      <text:p text:style-name="P1846"/>
      <text:p text:style-name="P1847"><draw:frame draw:z-index="251637760" draw:id="id25" draw:style-name="a25" draw:name="Text Box 574" text:anchor-type="paragraph" svg:x="4.66667in" svg:y="0.00139in" svg:width="1.91667in" svg:height="0.375in" style:rel-width="scale" style:rel-height="scale"><draw:text-box><text:p text:style-name="內文">（自主）建照01-2/3</text:p></draw:text-box><svg:title/><svg:desc/></draw:frame></text:p>
      <text:soft-page-break/>
      <text:p text:style-name="P1848"><draw:frame draw:z-index="251643904" draw:id="id26" draw:style-name="a26" draw:name="Text Box 435" text:anchor-type="paragraph" svg:x="9.91667in" svg:y="0.15347in" svg:width="0.58333in" svg:height="0.34653in" style:rel-width="scale" style:rel-height="scale"><draw:text-box><text:p text:style-name="P1849">1/1</text:p></draw:text-box><svg:title/><svg:desc/></draw:frame><draw:frame draw:z-index="251642880" draw:id="id27" draw:style-name="a27" draw:name="Text Box 434" text:anchor-type="paragraph" svg:x="0.58333in" svg:y="0in" svg:width="9.16667in" svg:height="0.625in" style:rel-width="scale" style:rel-height="scale"><draw:text-box><text:p text:style-name="P1850"><text:span text:style-name="T1851">臺北水源特定區</text:span><text:span text:style-name="T1852"><text:s text:c="2"/></text:span><text:span text:style-name="T1853">建造執照</text:span><text:span text:style-name="T1854"><text:s/>/<text:s/></text:span><text:span text:style-name="T1855">雜項執照</text:span><text:span text:style-name="T1856"><text:s text:c="2"/></text:span><text:span text:style-name="T1857">建築師簽證案件</text:span><text:span text:style-name="T1858"><text:s text:c="2"/></text:span><text:span text:style-name="T1859">自主檢查表</text:span><text:span text:style-name="T1860">附表</text:span></text:p><text:p text:style-name="內文"/></draw:text-box><svg:title/><svg:desc/></draw:frame></text:p>
      <text:p text:style-name="P1861"/>
      <table:table table:style-name="Table1862">
        <table:table-columns>
          <table:table-column table:style-name="TableColumn1863"/>
          <table:table-column table:style-name="TableColumn1864"/>
          <table:table-column table:style-name="TableColumn1865"/>
          <table:table-column table:style-name="TableColumn1866"/>
          <table:table-column table:style-name="TableColumn1867"/>
          <table:table-column table:style-name="TableColumn1868"/>
        </table:table-columns>
        <table:table-row table:style-name="TableRow1869">
          <table:table-cell table:style-name="TableCell1870" table:number-columns-spanned="2">
            <text:p text:style-name="P1871"><text:span text:style-name="T1872">項</text:span><text:s text:c="17"/><text:span text:style-name="T1873">目</text:span></text:p>
          </table:table-cell>
          <table:covered-table-cell/>
          <table:table-cell table:style-name="TableCell1874">
            <text:p text:style-name="P1875">設計建築師自主查核結果</text:p>
          </table:table-cell>
          <table:table-cell table:style-name="TableCell1876" table:number-columns-spanned="2">
            <text:p text:style-name="P1877"><text:span text:style-name="T1878">項</text:span><text:s text:c="14"/><text:span text:style-name="T1879">目</text:span></text:p>
          </table:table-cell>
          <table:covered-table-cell/>
          <table:table-cell table:style-name="TableCell1880">
            <text:p text:style-name="P1881">設計建築師自主查核結果</text:p>
          </table:table-cell>
        </table:table-row>
        <table:table-row table:style-name="TableRow1882">
          <table:table-cell table:style-name="TableCell1883">
            <text:p text:style-name="P1884"/>
          </table:table-cell>
          <table:table-cell table:style-name="TableCell1885">
            <text:p text:style-name="P1886"><text:span text:style-name="T1887">1.</text:span><text:span text:style-name="T1888">建築物之面前道路寬度</text:span><text:span text:style-name="T1889">檢討</text:span></text:p>
          </table:table-cell>
          <table:table-cell table:style-name="TableCell1890">
            <text:p text:style-name="P1891"/>
          </table:table-cell>
          <table:table-cell table:style-name="TableCell1892">
            <text:p text:style-name="P1893"><draw:frame draw:z-index="251668480" draw:id="id28" draw:style-name="a28" draw:name="Text Box 600" text:anchor-type="paragraph" svg:x="-0.01944in" svg:y="0.06319in" svg:width="0.63194in" svg:height="2.59167in" style:rel-width="scale" style:rel-height="scale"><draw:text-box><text:p text:style-name="P1894">四、臺北水源特定區土地使用</text:p><text:p text:style-name="內文"><text:span text:style-name="T1895"><text:s text:c="5"/></text:span><text:span text:style-name="T1896">管制要點</text:span><text:span text:style-name="T1897">特別規定</text:span></text:p></draw:text-box><svg:title/><svg:desc/></draw:frame></text:p>
          </table:table-cell>
          <table:table-cell table:style-name="TableCell1898" table:number-rows-spanned="2">
            <text:p text:style-name="P1899">6.農舍基地與都市計畫道路境界之距離不得</text:p>
            <text:p text:style-name="P1900"><text:s text:c="2"/>小於15公尺</text:p>
          </table:table-cell>
          <table:table-cell table:style-name="TableCell1901" table:number-rows-spanned="2">
            <text:p text:style-name="P1902"/>
          </table:table-cell>
        </table:table-row>
        <table:table-row table:style-name="TableRow1903">
          <table:table-cell table:style-name="TableCell1904">
            <text:p text:style-name="P1905"/>
          </table:table-cell>
          <table:table-cell table:style-name="TableCell1906">
            <text:p text:style-name="P1907"><text:span text:style-name="T1908">2.</text:span><text:span text:style-name="T1909">基地臨接道路之長度</text:span><text:span text:style-name="T1910">檢討</text:span></text:p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  <table:covered-table-cell>
            <text:p text:style-name="P1915"/>
          </table:covered-table-cell>
          <table:covered-table-cell>
            <text:p text:style-name="P1916"/>
          </table:covered-table-cell>
        </table:table-row>
        <table:table-row table:style-name="TableRow1917">
          <table:table-cell table:style-name="TableCell1918">
            <text:p text:style-name="P1919"/>
          </table:table-cell>
          <table:table-cell table:style-name="TableCell1920" table:number-columns-spanned="2">
            <text:p text:style-name="P1921"><text:span text:style-name="T1922">3.</text:span><text:span text:style-name="T1923">電影院、歌廳、演藝場及集會堂</text:span></text:p>
          </table:table-cell>
          <table:covered-table-cell/>
          <table:table-cell table:style-name="TableCell1924">
            <text:p text:style-name="P1925"/>
          </table:table-cell>
          <table:table-cell table:style-name="TableCell1926">
            <text:p text:style-name="P1927">7.農舍基地距離水源取水體不得小於50公尺</text:p>
          </table:table-cell>
          <table:table-cell table:style-name="TableCell1928">
            <text:p text:style-name="P1929"/>
          </table:table-cell>
        </table:table-row>
        <table:table-row table:style-name="TableRow1930">
          <table:table-cell table:style-name="TableCell1931">
            <text:p text:style-name="P1932"/>
          </table:table-cell>
          <table:table-cell table:style-name="TableCell1933">
            <text:p text:style-name="P1934"><text:span text:style-name="T1935">3-1</text:span><text:span text:style-name="T1936">建築物基地之面前道路寬度與臨接長度</text:span><text:span text:style-name="T1937">檢討</text:span></text:p>
          </table:table-cell>
          <table:table-cell table:style-name="TableCell1938">
            <text:p text:style-name="P1939"/>
          </table:table-cell>
          <table:table-cell table:style-name="TableCell1940">
            <text:p text:style-name="P1941"/>
          </table:table-cell>
          <table:table-cell table:style-name="TableCell1942">
            <text:p text:style-name="P1943"><text:span text:style-name="T1944">8.平均坡度</text:span><text:span text:style-name="T1945">&gt;</text:span><text:span text:style-name="T1946">30</text:span><text:span text:style-name="T1947">%</text:span><text:span text:style-name="T1948">不得建築及計入法定空地面積</text:span></text:p>
          </table:table-cell>
          <table:table-cell table:style-name="TableCell1949">
            <text:p text:style-name="P1950"/>
          </table:table-cell>
        </table:table-row>
        <table:table-row table:style-name="TableRow1951">
          <table:table-cell table:style-name="TableCell1952">
            <text:p text:style-name="P1953"/>
          </table:table-cell>
          <table:table-cell table:style-name="TableCell1954">
            <text:p text:style-name="P1955"><text:span text:style-name="T1956">3-2</text:span><text:span text:style-name="T1957">出入口空地或門廳</text:span><text:span text:style-name="T1958">檢討</text:span></text:p>
          </table:table-cell>
          <table:table-cell table:style-name="TableCell1959">
            <text:p text:style-name="P1960"/>
          </table:table-cell>
          <table:table-cell table:style-name="TableCell1961" table:number-rows-spanned="2">
            <text:p text:style-name="P1962"/>
          </table:table-cell>
          <table:table-cell table:style-name="TableCell1963" table:number-rows-spanned="3">
            <text:p text:style-name="P1964">9.實設綠化面積每36平方公尺應種植1棵樹冠</text:p>
            <text:p text:style-name="P1965"><text:span text:style-name="T1966"><text:s text:c="2"/>淨</text:span><text:span text:style-name="T1967">高</text:span><text:span text:style-name="T1968">2.5公尺以上之喬木</text:span><text:span text:style-name="T1969">、樹穴直徑不得小</text:span></text:p>
            <text:p text:style-name="P1970"><text:span text:style-name="T1971"><text:s text:c="2"/>於1.5公尺、穴深不得小於1.5公尺</text:span></text:p>
          </table:table-cell>
          <table:table-cell table:style-name="TableCell1972" table:number-rows-spanned="3">
            <text:p text:style-name="P1973"/>
          </table:table-cell>
        </table:table-row>
        <table:table-row table:style-name="TableRow1974">
          <table:table-cell table:style-name="TableCell1975">
            <text:p text:style-name="P1976"/>
          </table:table-cell>
          <table:table-cell table:style-name="TableCell1977">
            <text:p text:style-name="P1978">4.商場、餐廳、市場</text:p>
          </table:table-cell>
          <table:table-cell table:style-name="TableCell1979">
            <text:p text:style-name="P1980"/>
          </table:table-cell>
          <table:covered-table-cell>
            <text:p text:style-name="P1981"/>
          </table:covered-table-cell>
          <table:covered-table-cell>
            <text:p text:style-name="P1982"/>
          </table:covered-table-cell>
          <table:covered-table-cell>
            <text:p text:style-name="P1983"/>
          </table:covered-table-cell>
        </table:table-row>
        <table:table-row table:style-name="TableRow1984">
          <table:table-cell table:style-name="TableCell1985" table:number-rows-spanned="2">
            <text:p text:style-name="P1986"><draw:frame draw:z-index="251667456" draw:id="id29" draw:style-name="a29" draw:name="Text Box 598" text:anchor-type="paragraph" svg:x="-0.01458in" svg:y="0.05139in" svg:width="0.41667in" svg:height="2.88125in" style:rel-width="scale" style:rel-height="scale"><draw:text-box><text:p text:style-name="內文"><text:span text:style-name="T1987">一、</text:span><text:span text:style-name="T1988">特定建築物及其限制</text:span></text:p></draw:text-box><svg:title/><svg:desc/></draw:frame></text:p>
          </table:table-cell>
          <table:table-cell table:style-name="TableCell1989">
            <text:p text:style-name="P1990"><text:span text:style-name="T1991">4-1</text:span><text:span text:style-name="T1992">基地與道路之關係</text:span><text:span text:style-name="T1993">檢討</text:span></text:p>
          </table:table-cell>
          <table:table-cell table:style-name="TableCell1994">
            <text:p text:style-name="P1995"/>
          </table:table-cell>
          <table:table-cell table:style-name="TableCell1996" table:number-rows-spanned="2">
            <text:p text:style-name="P1997"/>
          </table:table-cell>
          <table:covered-table-cell>
            <text:p text:style-name="P1998"/>
          </table:covered-table-cell>
          <table:covered-table-cell>
            <text:p text:style-name="P1999"/>
          </table:covered-table-cell>
        </table:table-row>
        <table:table-row table:style-name="TableRow2000">
          <table:covered-table-cell>
            <text:p text:style-name="P2001"/>
          </table:covered-table-cell>
          <table:table-cell table:style-name="TableCell2002">
            <text:p text:style-name="P2003"><text:span text:style-name="T2004">4-2</text:span><text:span text:style-name="T2005">留設空地或門廳</text:span><text:span text:style-name="T2006">檢討</text:span></text:p>
          </table:table-cell>
          <table:table-cell table:style-name="TableCell2007">
            <text:p text:style-name="P2008"/>
          </table:table-cell>
          <table:covered-table-cell>
            <text:p text:style-name="P2009"/>
          </table:covered-table-cell>
          <table:table-cell table:style-name="TableCell2010" table:number-rows-spanned="2">
            <text:p text:style-name="P2011">10.基地地下室開挖率不得超過建蔽率加基地</text:p>
            <text:p text:style-name="P2012"><text:span text:style-name="T2013"><text:s/>面積10</text:span><text:span text:style-name="T2014">％</text:span></text:p>
          </table:table-cell>
          <table:table-cell table:style-name="TableCell2015" table:number-rows-spanned="2">
            <text:p text:style-name="P2016"/>
          </table:table-cell>
        </table:table-row>
        <table:table-row table:style-name="TableRow2017">
          <table:table-cell table:style-name="TableCell2018">
            <text:p text:style-name="P2019"/>
          </table:table-cell>
          <table:table-cell table:style-name="TableCell2020">
            <text:p text:style-name="P2021"><text:span text:style-name="T2022">4-3</text:span><text:span text:style-name="T2023">商場之室內通路</text:span><text:span text:style-name="T2024">檢討</text:span></text:p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covered-table-cell>
            <text:p text:style-name="P2029"/>
          </table:covered-table-cell>
          <table:covered-table-cell>
            <text:p text:style-name="P2030"/>
          </table:covered-table-cell>
        </table:table-row>
        <table:table-row table:style-name="TableRow2031">
          <table:table-cell table:style-name="TableCell2032">
            <text:p text:style-name="P2033"/>
          </table:table-cell>
          <table:table-cell table:style-name="TableCell2034">
            <text:p text:style-name="P2035"><text:span text:style-name="T2036">4-4</text:span><text:span text:style-name="T2037">市場之出入口及通路</text:span><text:span text:style-name="T2038">檢討</text:span></text:p>
          </table:table-cell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 table:number-rows-spanned="2">
            <text:p text:style-name="P2044"><text:span text:style-name="T2045">11.建築物外牆面</text:span><text:span text:style-name="T2046">、</text:span><text:span text:style-name="T2047">陽台</text:span><text:span text:style-name="T2048">、</text:span><text:span text:style-name="T2049">露台與建築線之最小</text:span></text:p>
            <text:p text:style-name="P2050"><text:span text:style-name="T2051"><text:s text:c="3"/>距離不得小於2公尺</text:span><text:span text:style-name="T2052">並應植樹或綠美化</text:span></text:p>
          </table:table-cell>
          <table:table-cell table:style-name="TableCell2053" table:number-rows-spanned="2">
            <text:p text:style-name="P2054"/>
          </table:table-cell>
        </table:table-row>
        <table:table-row table:style-name="TableRow2055">
          <table:table-cell table:style-name="TableCell2056">
            <text:p text:style-name="P2057"/>
          </table:table-cell>
          <table:table-cell table:style-name="TableCell2058" table:number-columns-spanned="2">
            <text:p text:style-name="P2059"><text:span text:style-name="T2060">5.</text:span><text:span text:style-name="T2061">學校</text:span></text:p>
          </table:table-cell>
          <table:covered-table-cell/>
          <table:table-cell table:style-name="TableCell2062">
            <text:p text:style-name="P2063"/>
          </table:table-cell>
          <table:covered-table-cell>
            <text:p text:style-name="P2064"/>
          </table:covered-table-cell>
          <table:covered-table-cell>
            <text:p text:style-name="P2065"/>
          </table:covered-table-cell>
        </table:table-row>
        <table:table-row table:style-name="TableRow2066">
          <table:table-cell table:style-name="TableCell2067">
            <text:p text:style-name="P2068"/>
          </table:table-cell>
          <table:table-cell table:style-name="TableCell2069">
            <text:p text:style-name="P2070"><text:span text:style-name="T2071">5-1</text:span><text:span text:style-name="T2072">校舍配置，方位與設備</text:span><text:span text:style-name="T2073">是否符合規定</text:span></text:p>
          </table:table-cell>
          <table:table-cell table:style-name="TableCell2074">
            <text:p text:style-name="P2075"/>
          </table:table-cell>
          <table:table-cell table:style-name="TableCell2076">
            <text:p text:style-name="P2077"><draw:frame draw:z-index="251669504" draw:id="id30" draw:style-name="a30" draw:name="Text Box 604" text:anchor-type="paragraph" svg:x="0.04792in" svg:y="0.08403in" svg:width="0.41667in" svg:height="1.3125in" style:rel-width="scale" style:rel-height="scale"><draw:text-box><text:p text:style-name="內文"><text:span text:style-name="T2078">五、</text:span><text:span text:style-name="T2079">雜</text:span><text:span text:style-name="T2080">項執</text:span><text:span text:style-name="T2081">照</text:span></text:p></draw:text-box><svg:title/><svg:desc/></draw:frame></text:p>
          </table:table-cell>
          <table:table-cell table:style-name="TableCell2082">
            <text:p text:style-name="P2083">1.工程圖樣及說明書是否齊全</text:p>
          </table:table-cell>
          <table:table-cell table:style-name="TableCell2084">
            <text:p text:style-name="P2085"/>
          </table:table-cell>
        </table:table-row>
        <table:table-row table:style-name="TableRow2086">
          <table:table-cell table:style-name="TableCell2087">
            <text:p text:style-name="P2088"/>
          </table:table-cell>
          <table:table-cell table:style-name="TableCell2089">
            <text:p text:style-name="P2090"><text:span text:style-name="T2091">5-2</text:span><text:span text:style-name="T2092">四層以上教室之使用限制</text:span><text:span text:style-name="T2093">是否符合規定</text:span></text:p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>2.計畫開發建築地區平均坡度是否符合規定</text:p>
          </table:table-cell>
          <table:table-cell table:style-name="TableCell2100">
            <text:p text:style-name="P2101"/>
          </table:table-cell>
        </table:table-row>
        <table:table-row table:style-name="TableRow2102">
          <table:table-cell table:style-name="TableCell2103" table:number-rows-spanned="3">
            <text:p text:style-name="P2104"/>
          </table:table-cell>
          <table:table-cell table:style-name="TableCell2105">
            <text:p text:style-name="P2106"><text:span text:style-name="T2107">5-3</text:span><text:span text:style-name="T2108">教室淨高需大於</text:span><text:span text:style-name="T2109">3</text:span><text:span text:style-name="T2110">公尺</text:span></text:p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 table:number-rows-spanned="2">
            <text:p text:style-name="P2116">3.水土保持計畫核定證明文件或免擬具水土</text:p>
            <text:p text:style-name="P2117">保持計畫之證明文件是否齊全</text:p>
          </table:table-cell>
          <table:table-cell table:style-name="TableCell2118" table:number-rows-spanned="2">
            <text:p text:style-name="P2119"/>
          </table:table-cell>
        </table:table-row>
        <table:table-row table:style-name="TableRow2120">
          <table:covered-table-cell>
            <text:p text:style-name="P2121"/>
          </table:covered-table-cell>
          <table:table-cell table:style-name="TableCell2122">
            <text:p text:style-name="P2123">6.車庫、車輛修理場所、洗車站房、汽車商場</text:p>
          </table:table-cell>
          <table:table-cell table:style-name="TableCell2124">
            <text:p text:style-name="P2125"/>
          </table:table-cell>
          <table:table-cell table:style-name="TableCell2126" table:number-rows-spanned="3">
            <text:p text:style-name="P2127"/>
          </table:table-cell>
          <table:covered-table-cell>
            <text:p text:style-name="P2128"/>
          </table:covered-table-cell>
          <table:covered-table-cell>
            <text:p text:style-name="P2129"/>
          </table:covered-table-cell>
        </table:table-row>
        <table:table-row table:style-name="TableRow2130">
          <table:covered-table-cell>
            <text:p text:style-name="P2131"/>
          </table:covered-table-cell>
          <table:table-cell table:style-name="TableCell2132">
            <text:p text:style-name="P2133"><text:span text:style-name="T2134">6-1</text:span><text:span text:style-name="T2135">汽車出入口臨接道路、場所</text:span><text:span text:style-name="T2136">是否符合規定</text:span></text:p>
          </table:table-cell>
          <table:table-cell table:style-name="TableCell2137">
            <text:p text:style-name="P2138"/>
          </table:table-cell>
          <table:covered-table-cell>
            <text:p text:style-name="P2139"/>
          </table:covered-table-cell>
          <table:table-cell table:style-name="TableCell2140" table:number-rows-spanned="2">
            <text:p text:style-name="P2141">4.依環境影響評估法相關規定應實施環境影</text:p>
            <text:p text:style-name="P2142">響評估者，檢附審查通過之文件是否齊全</text:p>
          </table:table-cell>
          <table:table-cell table:style-name="TableCell2143" table:number-rows-spanned="2">
            <text:p text:style-name="P2144"/>
          </table:table-cell>
        </table:table-row>
        <table:table-row table:style-name="TableRow2145">
          <table:table-cell table:style-name="TableCell2146">
            <text:p text:style-name="P2147"/>
          </table:table-cell>
          <table:table-cell table:style-name="TableCell2148" table:number-rows-spanned="2">
            <text:p text:style-name="P2149">6-2汽車出入應設置緩衝空間，其寬度及深度</text:p>
            <text:p text:style-name="P2150"><text:span text:style-name="T2151">是否符合規定</text:span></text:p>
          </table:table-cell>
          <table:table-cell table:style-name="TableCell2152" table:number-rows-spanned="2">
            <text:p text:style-name="P2153"/>
          </table:table-cell>
          <table:covered-table-cell>
            <text:p text:style-name="P2154"/>
          </table:covered-table-cell>
          <table:covered-table-cell>
            <text:p text:style-name="P2155"/>
          </table:covered-table-cell>
          <table:covered-table-cell>
            <text:p text:style-name="P2156"/>
          </table:covered-table-cell>
        </table:table-row>
        <table:table-row table:style-name="TableRow2157">
          <table:table-cell table:style-name="TableCell2158">
            <text:p text:style-name="P2159"/>
          </table:table-cell>
          <table:covered-table-cell>
            <text:p text:style-name="P2160"/>
          </table:covered-table-cell>
          <table:covered-table-cell>
            <text:p text:style-name="P2161"/>
          </table:covered-table-cell>
          <table:table-cell table:style-name="TableCell2162">
            <text:p text:style-name="P2163"/>
          </table:table-cell>
          <table:table-cell table:style-name="TableCell2164">
            <text:p text:style-name="P2165"><text:span text:style-name="T2166">1.</text:span><text:span text:style-name="T2167">農舍</text:span></text:p>
          </table:table-cell>
          <table:table-cell table:style-name="TableCell2168">
            <text:p text:style-name="P2169"/>
          </table:table-cell>
        </table:table-row>
        <table:table-row table:style-name="TableRow2170">
          <table:table-cell table:style-name="TableCell2171">
            <text:p text:style-name="P2172"/>
          </table:table-cell>
          <table:table-cell table:style-name="TableCell2173">
            <text:p text:style-name="P2174">6-3車庫等之建築物構造是否符合規定</text:p>
          </table:table-cell>
          <table:table-cell table:style-name="TableCell2175">
            <text:p text:style-name="P2176"/>
          </table:table-cell>
          <table:table-cell table:style-name="TableCell2177">
            <text:p text:style-name="P2178"/>
          </table:table-cell>
          <table:table-cell table:style-name="TableCell2179" table:number-rows-spanned="2">
            <text:p text:style-name="P2180"><text:span text:style-name="T2181">1-1</text:span><text:span text:style-name="T2182">農業用地面積限制，面積需≧</text:span><text:span text:style-name="T2183">0.25</text:span><text:span text:style-name="T2184">公頃</text:span></text:p>
            <text:p text:style-name="P2185"><text:span text:style-name="T2186">(89</text:span><text:span text:style-name="T2187">年</text:span><text:span text:style-name="T2188">1</text:span><text:span text:style-name="T2189">月以前取得者、農業用地面積不受限制）</text:span></text:p>
          </table:table-cell>
          <table:table-cell table:style-name="TableCell2190" table:number-rows-spanned="2">
            <text:p text:style-name="P2191"/>
          </table:table-cell>
        </table:table-row>
        <table:table-row table:style-name="TableRow2192">
          <table:table-cell table:style-name="TableCell2193">
            <text:p text:style-name="P2194"/>
          </table:table-cell>
          <table:table-cell table:style-name="TableCell2195" table:number-rows-spanned="3">
            <text:p text:style-name="P2196">6-4<text:s/>50輛以上者，自第50輛車位至汽車進</text:p>
            <text:p text:style-name="P2197">出口及汽車進出口至道路間之通路，應為雙</text:p>
            <text:p text:style-name="P2198">車道寬度</text:p>
          </table:table-cell>
          <table:table-cell table:style-name="TableCell2199" table:number-rows-spanned="3">
            <text:p text:style-name="P2200"/>
          </table:table-cell>
          <table:table-cell table:style-name="TableCell2201">
            <text:p text:style-name="P2202"><draw:frame draw:z-index="251674624" draw:id="id31" draw:style-name="a31" draw:name="Text Box 615" text:anchor-type="paragraph" svg:x="0.04792in" svg:y="0.00903in" svg:width="0.50903in" svg:height="2.37292in" style:rel-width="scale" style:rel-height="scale"><draw:text-box><text:p text:style-name="P2203"><text:span text:style-name="T2204">六、</text:span><text:span text:style-name="T2205">農舍、</text:span><text:span text:style-name="T2206">農業生產必要設施</text:span></text:p><text:p text:style-name="P2207"><text:span text:style-name="T2208">（經建築師簽證）</text:span></text:p></draw:text-box><svg:title/><svg:desc/></draw:frame></text:p>
          </table:table-cell>
          <table:covered-table-cell>
            <text:p text:style-name="P2209"/>
          </table:covered-table-cell>
          <table:covered-table-cell>
            <text:p text:style-name="P2210"/>
          </table:covered-table-cell>
        </table:table-row>
        <table:table-row table:style-name="TableRow2211">
          <table:table-cell table:style-name="TableCell2212">
            <text:p text:style-name="P2213"/>
          </table:table-cell>
          <table:covered-table-cell>
            <text:p text:style-name="P2214"/>
          </table:covered-table-cell>
          <table:covered-table-cell>
            <text:p text:style-name="P2215"/>
          </table:covered-table-cell>
          <table:table-cell table:style-name="TableCell2216">
            <text:p text:style-name="P2217"/>
          </table:table-cell>
          <table:table-cell table:style-name="TableCell2218">
            <text:p text:style-name="P2219"><text:span text:style-name="T2220">1-2</text:span><text:span text:style-name="T2221">用地限制：農牧、林業、養殖、鹽業用地</text:span></text:p>
          </table:table-cell>
          <table:table-cell table:style-name="TableCell2222">
            <text:p text:style-name="P2223"/>
          </table:table-cell>
        </table:table-row>
        <table:table-row table:style-name="TableRow2224">
          <table:table-cell table:style-name="TableCell2225">
            <text:p text:style-name="P2226"/>
          </table:table-cell>
          <table:covered-table-cell>
            <text:p text:style-name="P2227"/>
          </table:covered-table-cell>
          <table:covered-table-cell>
            <text:p text:style-name="P2228"/>
          </table:covered-table-cell>
          <table:table-cell table:style-name="TableCell2229">
            <text:p text:style-name="P2230"/>
          </table:table-cell>
          <table:table-cell table:style-name="TableCell2231">
            <text:p text:style-name="P2232"><text:span text:style-name="T2233">1-3</text:span><text:span text:style-name="T2234">平均坡度</text:span><text:span text:style-name="T2235">&gt;</text:span><text:span text:style-name="T2236">30%</text:span><text:span text:style-name="T2237">不得配置建築物</text:span></text:p>
          </table:table-cell>
          <table:table-cell table:style-name="TableCell2238">
            <text:p text:style-name="P2239"/>
          </table:table-cell>
        </table:table-row>
        <table:table-row table:style-name="TableRow2240">
          <table:table-cell table:style-name="TableCell2241">
            <text:p text:style-name="P2242"/>
          </table:table-cell>
          <table:table-cell table:style-name="TableCell2243">
            <text:p text:style-name="P2244">6-5車道視角及2M退縮檢討(30輛以上)</text:p>
          </table:table-cell>
          <table:table-cell table:style-name="TableCell2245">
            <text:p text:style-name="P2246"/>
          </table:table-cell>
          <table:table-cell table:style-name="TableCell2247">
            <text:p text:style-name="P2248"/>
          </table:table-cell>
          <table:table-cell table:style-name="TableCell2249">
            <text:p text:style-name="P2250"><text:span text:style-name="T2251">1-4</text:span><text:span text:style-name="T2252">建蔽、容積限制（依農舍興建辦法</text:span><text:span text:style-name="T2253">#7</text:span><text:span text:style-name="T2254">）</text:span></text:p>
          </table:table-cell>
          <table:table-cell table:style-name="TableCell2255">
            <text:p text:style-name="P2256"/>
          </table:table-cell>
        </table:table-row>
        <table:table-row table:style-name="TableRow2257">
          <table:table-cell table:style-name="TableCell2258">
            <text:p text:style-name="P2259"/>
          </table:table-cell>
          <table:table-cell table:style-name="TableCell2260">
            <text:p text:style-name="P2261">6-6汽車昇降機汽車位30輛須設6mX6m緩衝空間</text:p>
          </table:table-cell>
          <table:table-cell table:style-name="TableCell2262">
            <text:p text:style-name="P2263"/>
          </table:table-cell>
          <table:table-cell table:style-name="TableCell2264">
            <text:p text:style-name="P2265"/>
          </table:table-cell>
          <table:table-cell table:style-name="TableCell2266" table:number-rows-spanned="2">
            <text:p text:style-name="P2267">1-4-1非都市土地<text:s/>、建築面積≦農業用地×10﹪</text:p>
            <text:p text:style-name="P2268"><text:span text:style-name="T2269">最大基層面積≦</text:span><text:span text:style-name="T2270">330 m</text:span><text:span text:style-name="T2271">2</text:span><text:span text:style-name="T2272">、總樓地板面積≦</text:span><text:span text:style-name="T2273">495m</text:span><text:span text:style-name="T2274">2</text:span></text:p>
          </table:table-cell>
          <table:table-cell table:style-name="TableCell2275" table:number-rows-spanned="2">
            <text:p text:style-name="P2276"/>
          </table:table-cell>
        </table:table-row>
        <table:table-row table:style-name="TableRow2277">
          <table:table-cell table:style-name="TableCell2278">
            <text:p text:style-name="P2279"/>
          </table:table-cell>
          <table:table-cell table:style-name="TableCell2280">
            <text:p text:style-name="P2281">1.室外通路</text:p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covered-table-cell>
            <text:p text:style-name="P2286"/>
          </table:covered-table-cell>
          <table:covered-table-cell>
            <text:p text:style-name="P2287"/>
          </table:covered-table-cell>
        </table:table-row>
        <table:table-row table:style-name="TableRow2288">
          <table:table-cell table:style-name="TableCell2289">
            <text:p text:style-name="P2290"/>
          </table:table-cell>
          <table:table-cell table:style-name="TableCell2291">
            <text:p text:style-name="P2292">2.避難層坡道及扶手</text:p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  <table:table-cell table:style-name="TableCell2297">
            <text:p text:style-name="P2298"><text:span text:style-name="T2299">建築高度≦</text:span><text:span text:style-name="T2300">3F</text:span><text:span text:style-name="T2301">或</text:span><text:span text:style-name="T2302">10.5m</text:span></text:p>
          </table:table-cell>
          <table:table-cell table:style-name="TableCell2303">
            <text:p text:style-name="P2304"/>
          </table:table-cell>
        </table:table-row>
        <table:table-row table:style-name="TableRow2305">
          <table:table-cell table:style-name="TableCell2306">
            <text:p text:style-name="P2307"><draw:frame draw:z-index="251675648" draw:id="id32" draw:style-name="a32" draw:name="Text Box 616" text:anchor-type="paragraph" svg:x="0.05556in" svg:y="0.21458in" svg:width="0.41667in" svg:height="1.37708in" style:rel-width="scale" style:rel-height="scale"><draw:text-box><text:p text:style-name="內文"><text:span text:style-name="T2308">二、無障礙</text:span><text:span text:style-name="T2309">建築物</text:span></text:p></draw:text-box><svg:title/><svg:desc/></draw:frame></text:p>
          </table:table-cell>
          <table:table-cell table:style-name="TableCell2310">
            <text:p text:style-name="P2311">3.避難層出入口</text:p>
          </table:table-cell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 table:number-rows-spanned="3">
            <text:p text:style-name="P2317"><text:span text:style-name="T2318">1-4-2</text:span><text:span text:style-name="T2319">都市土地、建築面積≦農業用地×</text:span><text:span text:style-name="T2320">10</text:span><text:span text:style-name="T2321">﹪、</text:span></text:p>
            <text:p text:style-name="P2322"><text:span text:style-name="T2323">總樓地板面積≦</text:span><text:span text:style-name="T2324">660m</text:span><text:span text:style-name="T2325">2</text:span><text:span text:style-name="T2326">、建築高度≦</text:span><text:span text:style-name="T2327">4F</text:span><text:span text:style-name="T2328">或</text:span><text:span text:style-name="T2329">14m</text:span><text:span text:style-name="T2330">、</text:span></text:p>
            <text:p text:style-name="P2331"><text:span text:style-name="T2332">與計畫道路境界距離</text:span><text:span text:style-name="T2333">&gt;8M</text:span></text:p>
          </table:table-cell>
          <table:table-cell table:style-name="TableCell2334">
            <text:p text:style-name="P2335"/>
          </table:table-cell>
        </table:table-row>
        <table:table-row table:style-name="TableRow2336">
          <table:table-cell table:style-name="TableCell2337">
            <text:p text:style-name="P2338"/>
          </table:table-cell>
          <table:table-cell table:style-name="TableCell2339">
            <text:p text:style-name="P2340">4.室內出入口</text:p>
          </table:table-cell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covered-table-cell>
            <text:p text:style-name="P2345"/>
          </table:covered-table-cell>
          <table:table-cell table:style-name="TableCell2346" table:number-rows-spanned="2">
            <text:p text:style-name="P2347"/>
          </table:table-cell>
        </table:table-row>
        <table:table-row table:style-name="TableRow2348">
          <table:table-cell table:style-name="TableCell2349">
            <text:p text:style-name="P2350"/>
          </table:table-cell>
          <table:table-cell table:style-name="TableCell2351">
            <text:p text:style-name="P2352">5.室內通路走廊</text:p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  <table:covered-table-cell>
            <text:p text:style-name="P2357"/>
          </table:covered-table-cell>
          <table:covered-table-cell>
            <text:p text:style-name="P2358"/>
          </table:covered-table-cell>
        </table:table-row>
        <table:table-row table:style-name="TableRow2359">
          <table:table-cell table:style-name="TableCell2360">
            <text:p text:style-name="P2361"/>
          </table:table-cell>
          <table:table-cell table:style-name="TableCell2362">
            <text:p text:style-name="P2363">6.樓梯</text:p>
          </table:table-cell>
          <table:table-cell table:style-name="TableCell2364">
            <text:p text:style-name="P2365"/>
          </table:table-cell>
          <table:table-cell table:style-name="TableCell2366" table:number-rows-spanned="4">
            <text:p text:style-name="P2367"/>
          </table:table-cell>
          <table:table-cell table:style-name="TableCell2368">
            <text:p text:style-name="P2369"><text:span text:style-name="T2370">1-5</text:span><text:span text:style-name="T2371">農舍圍牆：不超過法定基層建築面積範圍</text:span></text:p>
          </table:table-cell>
          <table:table-cell table:style-name="TableCell2372">
            <text:p text:style-name="P2373"/>
          </table:table-cell>
        </table:table-row>
        <table:table-row table:style-name="TableRow2374">
          <table:table-cell table:style-name="TableCell2375">
            <text:p text:style-name="P2376"/>
          </table:table-cell>
          <table:table-cell table:style-name="TableCell2377">
            <text:p text:style-name="P2378">7.昇降設備</text:p>
          </table:table-cell>
          <table:table-cell table:style-name="TableCell2379">
            <text:p text:style-name="P2380"/>
          </table:table-cell>
          <table:covered-table-cell>
            <text:p text:style-name="P2381"/>
          </table:covered-table-cell>
          <table:table-cell table:style-name="TableCell2382">
            <text:p text:style-name="P2383">2.農業生產必要設施</text:p>
          </table:table-cell>
          <table:table-cell table:style-name="TableCell2384">
            <text:p text:style-name="P2385"/>
          </table:table-cell>
        </table:table-row>
        <table:table-row table:style-name="TableRow2386">
          <table:table-cell table:style-name="TableCell2387">
            <text:p text:style-name="P2388"/>
          </table:table-cell>
          <table:table-cell table:style-name="TableCell2389">
            <text:p text:style-name="P2390">8.廁所盥洗室</text:p>
          </table:table-cell>
          <table:table-cell table:style-name="TableCell2391">
            <text:p text:style-name="P2392"/>
          </table:table-cell>
          <table:covered-table-cell>
            <text:p text:style-name="P2393"/>
          </table:covered-table-cell>
          <table:table-cell table:style-name="TableCell2394">
            <text:p text:style-name="P2395">2-1農業局審查核可文件</text:p>
          </table:table-cell>
          <table:table-cell table:style-name="TableCell2396">
            <text:p text:style-name="P2397"/>
          </table:table-cell>
        </table:table-row>
        <table:table-row table:style-name="TableRow2398">
          <table:table-cell table:style-name="TableCell2399">
            <text:p text:style-name="P2400"/>
          </table:table-cell>
          <table:table-cell table:style-name="TableCell2401">
            <text:p text:style-name="P2402">9.浴室</text:p>
          </table:table-cell>
          <table:table-cell table:style-name="TableCell2403">
            <text:p text:style-name="P2404"/>
          </table:table-cell>
          <table:covered-table-cell>
            <text:p text:style-name="P2405"/>
          </table:covered-table-cell>
          <table:table-cell table:style-name="TableCell2406">
            <text:p text:style-name="P2407"><text:span text:style-name="T2408">2-2</text:span><text:span text:style-name="T2409">平均坡度</text:span><text:span text:style-name="T2410">&gt;</text:span><text:span text:style-name="T2411">30%</text:span><text:span text:style-name="T2412">不得配置建築物</text:span></text:p>
          </table:table-cell>
          <table:table-cell table:style-name="TableCell2413">
            <text:p text:style-name="P2414"/>
          </table:table-cell>
        </table:table-row>
        <table:table-row table:style-name="TableRow2415">
          <table:table-cell table:style-name="TableCell2416">
            <text:p text:style-name="P2417"/>
          </table:table-cell>
          <table:table-cell table:style-name="TableCell2418">
            <text:p text:style-name="P2419">10.輪椅觀眾席位</text:p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>2-3非都市（農舍+農產設施）≦農業用地×40﹪</text:p>
          </table:table-cell>
          <table:table-cell table:style-name="TableCell2426">
            <text:p text:style-name="P2427"/>
          </table:table-cell>
        </table:table-row>
        <table:table-row table:style-name="TableRow2428">
          <table:table-cell table:style-name="TableCell2429">
            <text:p text:style-name="P2430"/>
          </table:table-cell>
          <table:table-cell table:style-name="TableCell2431">
            <text:p text:style-name="P2432">11.停車空間</text:p>
          </table:table-cell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>2-4都計區（農舍+農產設施）≦農業用地×60﹪</text:p>
          </table:table-cell>
          <table:table-cell table:style-name="TableCell2439">
            <text:p text:style-name="P2440"/>
          </table:table-cell>
        </table:table-row>
        <table:table-row table:style-name="TableRow2441">
          <table:table-cell table:style-name="TableCell2442">
            <text:p text:style-name="P2443"/>
          </table:table-cell>
          <table:table-cell table:style-name="TableCell2444">
            <text:p text:style-name="P2445">12.無障礙客房</text:p>
          </table:table-cell>
          <table:table-cell table:style-name="TableCell2446">
            <text:p text:style-name="P2447"/>
          </table:table-cell>
          <table:table-cell table:style-name="TableCell2448">
            <text:p text:style-name="P2449"/>
          </table:table-cell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</table:table-row>
        <table:table-row table:style-name="TableRow2454">
          <table:table-cell table:style-name="TableCell2455" table:number-rows-spanned="2">
            <text:p text:style-name="P2456"/>
          </table:table-cell>
          <table:table-cell table:style-name="TableCell2457">
            <text:p text:style-name="P2458"><text:span text:style-name="T2459">1</text:span><text:span text:style-name="T2460">.</text:span><text:span text:style-name="T2461">平均坡度</text:span><text:span text:style-name="T2462">&gt;</text:span><text:span text:style-name="T2463">55</text:span><text:span text:style-name="T2464">%</text:span><text:span text:style-name="T2465">不得計入法定空地面積</text:span></text:p>
          </table:table-cell>
          <table:table-cell table:style-name="TableCell2466">
            <text:p text:style-name="P2467"/>
          </table:table-cell>
          <table:table-cell table:style-name="TableCell2468" table:number-rows-spanned="3">
            <text:p text:style-name="P2469"/>
          </table:table-cell>
          <table:table-cell table:style-name="TableCell2470">
            <text:p text:style-name="P2471"/>
          </table:table-cell>
          <table:table-cell table:style-name="TableCell2472">
            <text:p text:style-name="P2473"/>
          </table:table-cell>
        </table:table-row>
        <table:table-row table:style-name="TableRow2474">
          <table:covered-table-cell>
            <text:p text:style-name="P2475"/>
          </table:covered-table-cell>
          <table:table-cell table:style-name="TableCell2476">
            <text:p text:style-name="P2477"><text:span text:style-name="T2478">2</text:span><text:span text:style-name="T2479">.</text:span><text:span text:style-name="T2480">平均坡度</text:span><text:span text:style-name="T2481">&gt;</text:span><text:span text:style-name="T2482">30%</text:span><text:span text:style-name="T2483">不得配置建築物</text:span></text:p>
          </table:table-cell>
          <table:table-cell table:style-name="TableCell2484">
            <text:p text:style-name="P2485"/>
          </table:table-cell>
          <table:covered-table-cell>
            <text:p text:style-name="P2486"/>
          </table:covered-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</table:table-row>
        <table:table-row table:style-name="TableRow2491">
          <table:table-cell table:style-name="TableCell2492">
            <text:p text:style-name="P2493"><draw:frame draw:z-index="251673600" draw:id="id33" draw:style-name="a33" draw:name="Text Box 613" text:anchor-type="paragraph" svg:x="0.05556in" svg:y="0.15417in" svg:width="0.41667in" svg:height="1.875in" style:rel-width="scale" style:rel-height="scale"><draw:text-box><text:p text:style-name="內文"><text:span text:style-name="T2494">三、</text:span><text:span text:style-name="T2495">山坡地建築</text:span></text:p></draw:text-box><svg:title/><svg:desc/></draw:frame></text:p>
          </table:table-cell>
          <table:table-cell table:style-name="TableCell2496">
            <text:p text:style-name="P2497"><text:span text:style-name="T2498">3</text:span><text:span text:style-name="T2499">.</text:span><text:span text:style-name="T2500">人行步道</text:span><text:span text:style-name="T2501">1.5</text:span><text:span text:style-name="T2502">米</text:span></text:p>
          </table:table-cell>
          <table:table-cell table:style-name="TableCell2503">
            <text:p text:style-name="P2504"/>
          </table:table-cell>
          <table:covered-table-cell>
            <text:p text:style-name="P2505"/>
          </table:covered-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</table:table-row>
        <table:table-row table:style-name="TableRow2510">
          <table:table-cell table:style-name="TableCell2511">
            <text:p text:style-name="P2512"/>
          </table:table-cell>
          <table:table-cell table:style-name="TableCell2513">
            <text:p text:style-name="P2514"><text:span text:style-name="T2515">4</text:span><text:span text:style-name="T2516">.</text:span><text:span text:style-name="T2517">建物與</text:span><text:span text:style-name="T2518">1.5</text:span><text:span text:style-name="T2519">米擋土牆距離</text:span><text:span text:style-name="T2520">(2</text:span><text:span text:style-name="T2521">米</text:span><text:span text:style-name="T2522">)</text:span><text:span text:style-name="T2523">、維護距離檢討</text:span></text:p>
          </table:table-cell>
          <table:table-cell table:style-name="TableCell2524">
            <text:p text:style-name="P2525"/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</table:table-row>
        <table:table-row table:style-name="TableRow2532">
          <table:table-cell table:style-name="TableCell2533">
            <text:p text:style-name="P2534"/>
          </table:table-cell>
          <table:table-cell table:style-name="TableCell2535">
            <text:p text:style-name="P2536"><text:span text:style-name="T2537">5</text:span><text:span text:style-name="T2538">.</text:span><text:span text:style-name="T2539">戶外階梯</text:span><text:span text:style-name="T2540">(</text:span><text:span text:style-name="T2541">高度、級高、級深、平台規定</text:span><text:span text:style-name="T2542">)</text:span></text:p>
          </table:table-cell>
          <table:table-cell table:style-name="TableCell2543">
            <text:p text:style-name="P2544"/>
          </table:table-cell>
          <table:table-cell table:style-name="TableCell2545">
            <text:p text:style-name="P2546"/>
          </table:table-cell>
          <table:table-cell table:style-name="TableCell2547">
            <text:p text:style-name="P2548"/>
          </table:table-cell>
          <table:table-cell table:style-name="TableCell2549">
            <text:p text:style-name="P2550"/>
          </table:table-cell>
        </table:table-row>
        <table:table-row table:style-name="TableRow2551">
          <table:table-cell table:style-name="TableCell2552">
            <text:p text:style-name="P2553"/>
          </table:table-cell>
          <table:table-cell table:style-name="TableCell2554">
            <text:p text:style-name="P2555"><text:span text:style-name="T2556">6</text:span><text:span text:style-name="T2557">.</text:span><text:span text:style-name="T2558">地下層最大樓地板面積</text:span><text:span text:style-name="T2559">檢討</text:span></text:p>
          </table:table-cell>
          <table:table-cell table:style-name="TableCell2560">
            <text:p text:style-name="P2561"/>
          </table:table-cell>
          <table:table-cell table:style-name="TableCell2562">
            <text:p text:style-name="P2563"><draw:frame draw:z-index="251670528" draw:id="id34" draw:style-name="a34" draw:name="Text Box 609" text:anchor-type="paragraph" svg:x="0.05764in" svg:y="0.07431in" svg:width="0.41667in" svg:height="0.75069in" style:rel-width="scale" style:rel-height="scale"><draw:text-box><text:p text:style-name="P2564"/></draw:text-box><svg:title/><svg:desc/></draw:frame></text:p>
          </table:table-cell>
          <table:table-cell table:style-name="TableCell2565">
            <text:p text:style-name="P2566"/>
          </table:table-cell>
          <table:table-cell table:style-name="TableCell2567">
            <text:p text:style-name="P2568"/>
          </table:table-cell>
        </table:table-row>
        <table:table-row table:style-name="TableRow2569">
          <table:table-cell table:style-name="TableCell2570">
            <text:p text:style-name="P2571"/>
          </table:table-cell>
          <table:table-cell table:style-name="TableCell2572">
            <text:p text:style-name="P2573"><text:span text:style-name="T2574">7</text:span><text:span text:style-name="T2575">.</text:span><text:span text:style-name="T2576">建築物高度規定</text:span></text:p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</table:table-row>
        <table:table-row table:style-name="TableRow2585">
          <table:table-cell table:style-name="TableCell2586">
            <text:p text:style-name="P2587"/>
          </table:table-cell>
          <table:table-cell table:style-name="TableCell2588" table:number-rows-spanned="2">
            <text:p text:style-name="P2589"><text:span text:style-name="T2590">8.</text:span><text:span text:style-name="T2591">基地地面整地後之高程不得高於四週現況</text:span></text:p>
            <text:p text:style-name="P2592"><text:span text:style-name="T2593">（含道路）之最高點。</text:span></text:p>
          </table:table-cell>
          <table:table-cell table:style-name="TableCell2594" table:number-rows-spanned="2">
            <text:p text:style-name="P2595"/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</table:table-row>
        <table:table-row table:style-name="TableRow2602">
          <table:table-cell table:style-name="TableCell2603">
            <text:p text:style-name="P2604"/>
          </table:table-cell>
          <table:covered-table-cell>
            <text:p text:style-name="P2605"/>
          </table:covered-table-cell>
          <table:covered-table-cell>
            <text:p text:style-name="P2606"/>
          </table:covered-table-cell>
          <table:table-cell table:style-name="TableCell2607">
            <text:p text:style-name="P2608"/>
          </table:table-cell>
          <table:table-cell table:style-name="TableCell2609">
            <text:p text:style-name="P2610"/>
          </table:table-cell>
          <table:table-cell table:style-name="TableCell2611">
            <text:p text:style-name="P2612"/>
          </table:table-cell>
        </table:table-row>
        <table:table-row table:style-name="TableRow2613">
          <table:table-cell table:style-name="TableCell2614">
            <text:p text:style-name="P2615"/>
          </table:table-cell>
          <table:table-cell table:style-name="TableCell2616" table:number-rows-spanned="2">
            <text:p text:style-name="P2617"><text:span text:style-name="T2618">9.</text:span><text:span text:style-name="T2619">下邊坡擋土牆與坡頂建築物外緣之填土淨</text:span></text:p>
            <text:p text:style-name="P2620"><text:span text:style-name="T2621">寬不得小於</text:span><text:span text:style-name="T2622">60</text:span><text:span text:style-name="T2623">公分。</text:span></text:p>
          </table:table-cell>
          <table:table-cell table:style-name="TableCell2624" table:number-rows-spanned="2">
            <text:p text:style-name="P2625"/>
          </table:table-cell>
          <table:table-cell table:style-name="TableCell2626">
            <text:p text:style-name="P2627"/>
          </table:table-cell>
          <table:table-cell table:style-name="TableCell2628">
            <text:p text:style-name="P2629"/>
          </table:table-cell>
          <table:table-cell table:style-name="TableCell2630">
            <text:p text:style-name="P2631"/>
          </table:table-cell>
        </table:table-row>
        <table:table-row table:style-name="TableRow2632">
          <table:table-cell table:style-name="TableCell2633">
            <text:p text:style-name="P2634"/>
          </table:table-cell>
          <table:covered-table-cell>
            <text:p text:style-name="P2635"/>
          </table:covered-table-cell>
          <table:covered-table-cell>
            <text:p text:style-name="P2636"/>
          </table:covered-table-cell>
          <table:table-cell table:style-name="TableCell2637">
            <text:p text:style-name="P2638"/>
          </table:table-cell>
          <table:table-cell table:style-name="TableCell2639">
            <text:p text:style-name="P2640"/>
          </table:table-cell>
          <table:table-cell table:style-name="TableCell2641">
            <text:p text:style-name="P2642"/>
          </table:table-cell>
        </table:table-row>
        <table:table-row table:style-name="TableRow2643">
          <table:table-cell table:style-name="TableCell2644">
            <text:p text:style-name="P2645"/>
          </table:table-cell>
          <table:table-cell table:style-name="TableCell2646" table:number-rows-spanned="4">
            <text:p text:style-name="P2647"><text:span text:style-name="T2648">10.</text:span><text:span text:style-name="T2649">擋土牆及地下室外牆車道開口寬度不得大</text:span></text:p>
            <text:p text:style-name="P2650"><text:span text:style-name="T2651">於</text:span><text:span text:style-name="T2652">3.5</text:span><text:span text:style-name="T2653">公尺，每一基地地面僅得設置一處。</text:span></text:p>
            <text:p text:style-name="P2654"><text:span text:style-name="T2655">透天住宅且地下室未連通者，得於每棟設置</text:span></text:p>
            <text:p text:style-name="P2656"><text:span text:style-name="T2657">一處車道開口，每處寬度不得大於3</text:span><text:span text:style-name="T2658">.5</text:span><text:span text:style-name="T2659">公尺。</text:span></text:p>
          </table:table-cell>
          <table:table-cell table:style-name="TableCell2660" table:number-rows-spanned="4">
            <text:p text:style-name="P2661"/>
          </table:table-cell>
          <table:table-cell table:style-name="TableCell2662">
            <text:p text:style-name="P2663"><draw:frame draw:z-index="251672576" draw:id="id35" draw:style-name="a35" draw:name="Text Box 612" text:anchor-type="paragraph" svg:x="0.09792in" svg:y="0.16319in" svg:width="0.41667in" svg:height="0.75069in" style:rel-width="scale" style:rel-height="scale"><draw:text-box><text:p text:style-name="P2664"/></draw:text-box><svg:title/><svg:desc/></draw:frame></text:p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</table:table-row>
        <table:table-row table:style-name="TableRow2669">
          <table:table-cell table:style-name="TableCell2670">
            <text:p text:style-name="P2671"/>
          </table:table-cell>
          <table:covered-table-cell>
            <text:p text:style-name="P2672"/>
          </table:covered-table-cell>
          <table:covered-table-cell>
            <text:p text:style-name="P2673"/>
          </table:covered-table-cell>
          <table:table-cell table:style-name="TableCell2674">
            <text:p text:style-name="P2675"/>
          </table:table-cell>
          <table:table-cell table:style-name="TableCell2676">
            <text:p text:style-name="P2677"/>
          </table:table-cell>
          <table:table-cell table:style-name="TableCell2678">
            <text:p text:style-name="P2679"/>
          </table:table-cell>
        </table:table-row>
        <table:table-row table:style-name="TableRow2680">
          <table:table-cell table:style-name="TableCell2681">
            <text:p text:style-name="P2682"/>
          </table:table-cell>
          <table:covered-table-cell>
            <text:p text:style-name="P2683"/>
          </table:covered-table-cell>
          <table:covered-table-cell>
            <text:p text:style-name="P2684"/>
          </table:covered-table-cell>
          <table:table-cell table:style-name="TableCell2685">
            <text:p text:style-name="P2686"/>
          </table:table-cell>
          <table:table-cell table:style-name="TableCell2687">
            <text:p text:style-name="P2688"/>
          </table:table-cell>
          <table:table-cell table:style-name="TableCell2689">
            <text:p text:style-name="P2690"/>
          </table:table-cell>
        </table:table-row>
        <table:table-row table:style-name="TableRow2691">
          <table:table-cell table:style-name="TableCell2692">
            <text:p text:style-name="P2693"/>
          </table:table-cell>
          <table:covered-table-cell>
            <text:p text:style-name="P2694"/>
          </table:covered-table-cell>
          <table:covered-table-cell>
            <text:p text:style-name="P2695"/>
          </table:covered-table-cell>
          <table:table-cell table:style-name="TableCell2696">
            <text:p text:style-name="P2697"/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</table:table-row>
        <table:table-row table:style-name="TableRow2702">
          <table:table-cell table:style-name="TableCell2703">
            <text:p text:style-name="P2704"><text:span text:style-name="T2705"><draw:frame draw:z-index="251671552" draw:id="id36" draw:style-name="a36" draw:name="Text Box 611" text:anchor-type="paragraph" svg:x="0.05556in" svg:y="0.08194in" svg:width="0.41667in" svg:height="1.15in" style:rel-width="scale" style:rel-height="scale"><draw:text-box><text:p text:style-name="P2706"><text:span text:style-name="T2707">四</text:span><text:span text:style-name="T2708">、</text:span><text:span text:style-name="T2709">臺北水源</text:span><text:span text:style-name="T2710">特定</text:span><text:span text:style-name="T2711">區</text:span></text:p></draw:text-box><svg:title/><svg:desc/></draw:frame></text:span></text:p>
          </table:table-cell>
          <table:table-cell table:style-name="TableCell2712">
            <text:p text:style-name="P2713">1.距離河川水體水平距離不得小於8公尺</text:p>
          </table:table-cell>
          <table:table-cell table:style-name="TableCell2714">
            <text:p text:style-name="P2715"/>
          </table:table-cell>
          <table:table-cell table:style-name="TableCell2716">
            <text:p text:style-name="P2717"/>
          </table:table-cell>
          <table:table-cell table:style-name="TableCell2718">
            <text:p text:style-name="P2719"/>
          </table:table-cell>
          <table:table-cell table:style-name="TableCell2720">
            <text:p text:style-name="P2721"/>
          </table:table-cell>
        </table:table-row>
        <table:table-row table:style-name="TableRow2722">
          <table:table-cell table:style-name="TableCell2723">
            <text:p text:style-name="P2724"/>
          </table:table-cell>
          <table:table-cell table:style-name="TableCell2725">
            <text:p text:style-name="P2726">2.廢污水處理計畫書</text:p>
          </table:table-cell>
          <table:table-cell table:style-name="TableCell2727">
            <text:p text:style-name="P2728"/>
          </table:table-cell>
          <table:table-cell table:style-name="TableCell2729">
            <text:p text:style-name="P2730"/>
          </table:table-cell>
          <table:table-cell table:style-name="TableCell2731">
            <text:p text:style-name="P2732"/>
          </table:table-cell>
          <table:table-cell table:style-name="TableCell2733">
            <text:p text:style-name="P2734"/>
          </table:table-cell>
        </table:table-row>
        <table:table-row table:style-name="TableRow2735">
          <table:table-cell table:style-name="TableCell2736">
            <text:p text:style-name="P2737"/>
          </table:table-cell>
          <table:table-cell table:style-name="TableCell2738">
            <text:p text:style-name="P2739">3.樓層規定</text:p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</table:table-row>
        <table:table-row table:style-name="TableRow2748">
          <table:table-cell table:style-name="TableCell2749">
            <text:p text:style-name="P2750"/>
          </table:table-cell>
          <table:table-cell table:style-name="TableCell2751">
            <text:p text:style-name="P2752">4.簷高規定</text:p>
          </table:table-cell>
          <table:table-cell table:style-name="TableCell2753">
            <text:p text:style-name="P2754"/>
          </table:table-cell>
          <table:table-cell table:style-name="TableCell2755">
            <text:p text:style-name="P2756"/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</table:table-row>
        <table:table-row table:style-name="TableRow2761">
          <table:table-cell table:style-name="TableCell2762">
            <text:p text:style-name="P2763"/>
          </table:table-cell>
          <table:table-cell table:style-name="TableCell2764">
            <text:p text:style-name="P2765">5.總樓地板面積檢討</text:p>
          </table:table-cell>
          <table:table-cell table:style-name="TableCell2766">
            <text:p text:style-name="P2767"/>
          </table:table-cell>
          <table:table-cell table:style-name="TableCell2768">
            <text:p text:style-name="P2769"/>
          </table:table-cell>
          <table:table-cell table:style-name="TableCell2770">
            <text:p text:style-name="P2771"/>
          </table:table-cell>
          <table:table-cell table:style-name="TableCell2772">
            <text:p text:style-name="P2773"/>
          </table:table-cell>
        </table:table-row>
      </table:table>
      <text:p text:style-name="P2774"><draw:frame draw:z-index="251646976" draw:id="id37" draw:style-name="a37" draw:name="Text Box 439" text:anchor-type="paragraph" svg:x="0.41806in" svg:y="0.16458in" svg:width="4.49861in" svg:height="0.375in" style:rel-width="scale" style:rel-height="scale"><draw:text-box><text:p text:style-name="內文"><text:span text:style-name="T2775">/=</text:span><text:span text:style-name="T2776">未涉及</text:span><text:span text:style-name="T2777"><text:s text:c="4"/></text:span><text:span text:style-name="T2778">○</text:span><text:span text:style-name="T2779">=</text:span><text:span text:style-name="T2780">符合規定</text:span><text:span text:style-name="T2781"><text:s text:c="4"/>X=</text:span><text:span text:style-name="T2782">不符合規定</text:span></text:p><text:p text:style-name="內文"/></draw:text-box><svg:title/><svg:desc/></draw:frame></text:p>
      <text:p text:style-name="P2783"><draw:frame draw:z-index="251665408" draw:id="id38" draw:style-name="a38" draw:name="Text Box 571" text:anchor-type="paragraph" svg:x="4.83542in" svg:y="0.22014in" svg:width="1.91667in" svg:height="0.5in" style:rel-width="scale" style:rel-height="scale"><draw:text-box><text:p text:style-name="內文">（自主）建照01-3/3</text:p></draw:text-box><svg:title/><svg:desc/></draw:frame></text:p>
      <text:p text:style-name="P27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華康楷書體W5" svg:font-family="華康楷書體W5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style:font-name-asian="新細明體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font-name-asian="標楷體"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font-name-asian="標楷體" style:letter-kerning="tru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asian="新細明體" style:font-name-complex="新細明體" style:letter-kerning="false" fo:hyphenate="false"/>
    </style:style>
    <style:style style:name="apple-style-span" style:display-name="apple-style-span" style:family="text" style:parent-style-name="預設段落字型"/>
    <style:style style:name="齊頭一" style:display-name="齊頭一" style:family="paragraph" style:parent-style-name="內文">
      <style:paragraph-properties fo:text-align="justify" fo:line-height="0.1944in" fo:margin-left="0.1388in" fo:text-indent="-0.1388in">
        <style:tab-stops/>
      </style:paragraph-properties>
      <style:text-properties style:font-name="華康楷書體W5" style:font-name-asian="華康楷書體W5" style:font-name-complex="Courier New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標楷體" style:font-name-asian="標楷體" style:font-name-complex="Times New Roman" fo:font-weight="bold" style:font-weight-asian="bold" fo:font-size="12pt" style:font-size-asian="12pt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.4166in" text:min-label-width="0.3333in"/>
      </text:list-level-style-number>
      <text:list-level-style-number text:level="2" style:num-suffix="、" style:num-format="甲, 乙, 丙, ...">
        <style:list-level-properties text:space-before="0.75in" text:min-label-width="0.3333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1">
        <style:list-level-properties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prefix="(" style:num-suffix=")" style:num-format="1">
        <style:list-level-properties text:space-before="0.1562in" text:min-label-width="0.25in"/>
      </text:list-level-style-number>
      <text:list-level-style-number text:level="2" style:num-suffix="、" style:num-format="甲, 乙, 丙, ...">
        <style:list-level-properties text:space-before="0.4895in" text:min-label-width="0.3333in"/>
      </text:list-level-style-number>
      <text:list-level-style-number text:level="3" style:num-suffix="." style:num-format="i">
        <style:list-level-properties fo:text-align="end" text:space-before="0.8229in" text:min-label-width="0.3333in"/>
      </text:list-level-style-number>
      <text:list-level-style-number text:level="4" style:num-suffix="." style:num-format="1">
        <style:list-level-properties text:space-before="1.1562in" text:min-label-width="0.3333in"/>
      </text:list-level-style-number>
      <text:list-level-style-number text:level="5" style:num-suffix="、" style:num-format="甲, 乙, 丙, ...">
        <style:list-level-properties text:space-before="1.4895in" text:min-label-width="0.3333in"/>
      </text:list-level-style-number>
      <text:list-level-style-number text:level="6" style:num-suffix="." style:num-format="i">
        <style:list-level-properties fo:text-align="end" text:space-before="1.8229in" text:min-label-width="0.3333in"/>
      </text:list-level-style-number>
      <text:list-level-style-number text:level="7" style:num-suffix="." style:num-format="1">
        <style:list-level-properties text:space-before="2.1562in" text:min-label-width="0.3333in"/>
      </text:list-level-style-number>
      <text:list-level-style-number text:level="8" style:num-suffix="、" style:num-format="甲, 乙, 丙, ...">
        <style:list-level-properties text:space-before="2.4895in" text:min-label-width="0.3333in"/>
      </text:list-level-style-number>
      <text:list-level-style-number text:level="9" style:num-suffix="." style:num-format="i">
        <style:list-level-properties fo:text-align="end" text:space-before="2.8229in" text:min-label-width="0.3333in"/>
      </text:list-level-style-number>
    </text:list-style>
    <text:list-style style:name="LFO8">
      <text:list-level-style-bullet text:level="1" text:style-name="WW_CharLFO8LVL1" text:bullet-char="□">
        <style:list-level-properties text:space-before="1.2187in" text:min-label-width="0.25in"/>
        <style:text-properties style:font-name="標楷體"/>
      </text:list-level-style-bullet>
      <text:list-level-style-bullet text:level="2" text:style-name="WW_CharLFO8LVL2" text:bullet-char="">
        <style:list-level-properties text:space-before="1.552in" text:min-label-width="0.3333in"/>
        <style:text-properties style:font-name="Wingdings"/>
      </text:list-level-style-bullet>
      <text:list-level-style-bullet text:level="3" text:style-name="WW_CharLFO8LVL3" text:bullet-char="">
        <style:list-level-properties text:space-before="1.8854in" text:min-label-width="0.3333in"/>
        <style:text-properties style:font-name="Wingdings"/>
      </text:list-level-style-bullet>
      <text:list-level-style-bullet text:level="4" text:style-name="WW_CharLFO8LVL4" text:bullet-char="">
        <style:list-level-properties text:space-before="2.2187in" text:min-label-width="0.3333in"/>
        <style:text-properties style:font-name="Wingdings"/>
      </text:list-level-style-bullet>
      <text:list-level-style-bullet text:level="5" text:style-name="WW_CharLFO8LVL5" text:bullet-char="">
        <style:list-level-properties text:space-before="2.552in" text:min-label-width="0.3333in"/>
        <style:text-properties style:font-name="Wingdings"/>
      </text:list-level-style-bullet>
      <text:list-level-style-bullet text:level="6" text:style-name="WW_CharLFO8LVL6" text:bullet-char="">
        <style:list-level-properties text:space-before="2.8854in" text:min-label-width="0.3333in"/>
        <style:text-properties style:font-name="Wingdings"/>
      </text:list-level-style-bullet>
      <text:list-level-style-bullet text:level="7" text:style-name="WW_CharLFO8LVL7" text:bullet-char="">
        <style:list-level-properties text:space-before="3.2187in" text:min-label-width="0.3333in"/>
        <style:text-properties style:font-name="Wingdings"/>
      </text:list-level-style-bullet>
      <text:list-level-style-bullet text:level="8" text:style-name="WW_CharLFO8LVL8" text:bullet-char="">
        <style:list-level-properties text:space-before="3.552in" text:min-label-width="0.3333in"/>
        <style:text-properties style:font-name="Wingdings"/>
      </text:list-level-style-bullet>
      <text:list-level-style-bullet text:level="9" text:style-name="WW_CharLFO8LVL9" text:bullet-char="">
        <style:list-level-properties text:space-before="3.8854in" text:min-label-width="0.3333in"/>
        <style:text-properties style:font-name="Wingdings"/>
      </text:list-level-style-bullet>
    </text:list-style>
    <style:page-layout style:name="PL0">
      <style:page-layout-properties fo:page-width="11.6944in" fo:page-height="16.5375in" style:print-orientation="portrait" fo:margin-top="0.125in" fo:margin-left="0.5909in" fo:margin-bottom="0.125in" fo:margin-right="0.5909in" style:num-format="1" style:writing-mode="lr-tb" style:layout-grid-mode="line" style:layout-grid-lines="65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照號碼</dc:title>
    <meta:initial-creator>AA5968</meta:initial-creator>
    <dc:creator>林茂昌</dc:creator>
    <meta:creation-date>2018-11-14T02:23:00Z</meta:creation-date>
    <dc:date>2018-11-14T02:23:00Z</dc:date>
    <meta:print-date>2015-12-16T06:22:00Z</meta:print-date>
    <meta:template xlink:href="Normal.dotm" xlink:type="simple"/>
    <meta:editing-cycles>2</meta:editing-cycles>
    <meta:editing-duration>PT0S</meta:editing-duration>
    <meta:document-statistic meta:page-count="3" meta:paragraph-count="11" meta:word-count="885" meta:character-count="5924" meta:row-count="42" meta:non-whitespace-character-count="5050"/>
  </office:meta>
</office:document-meta>
</file>